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text-properties officeooo:paragraph-rsid="043b6caa" style:language-asian="ja" style:country-asian="JP"/>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master-page-name="Standard">
      <style:paragraph-properties style:page-number="auto"/>
    </style:style>
    <style:style style:name="P24" style:family="paragraph" style:parent-style-name="Standard" style:list-style-name="L12">
      <style:text-properties officeooo:rsid="0010a9d6" officeooo:paragraph-rsid="043b6caa" style:language-asian="ja" style:country-asian="JP"/>
    </style:style>
    <style:style style:name="P25" style:family="paragraph" style:parent-style-name="Standard" style:list-style-name="L15">
      <style:text-properties officeooo:rsid="0010a9d6" officeooo:paragraph-rsid="03274e48" style:language-asian="ja" style:country-asian="JP"/>
    </style:style>
    <style:style style:name="P26" style:family="paragraph" style:parent-style-name="Standard" style:list-style-name="L15">
      <style:text-properties officeooo:rsid="0010a9d6" officeooo:paragraph-rsid="043faeb7" style:language-asian="ja" style:country-asian="JP"/>
    </style:style>
    <style:style style:name="P27" style:family="paragraph" style:parent-style-name="Standard" style:list-style-name="L12">
      <style:text-properties officeooo:paragraph-rsid="043b6caa" style:language-asian="ja" style:country-asian="JP"/>
    </style:style>
    <style:style style:name="P28" style:family="paragraph" style:parent-style-name="Standard" style:list-style-name="L15">
      <style:text-properties officeooo:rsid="03018328" officeooo:paragraph-rsid="03018328" style:language-asian="ja" style:country-asian="JP"/>
    </style:style>
    <style:style style:name="P29" style:family="paragraph" style:parent-style-name="Standard" style:list-style-name="L15">
      <style:text-properties officeooo:rsid="000d85a8" officeooo:paragraph-rsid="02f59a20" style:language-asian="ja" style:country-asian="JP"/>
    </style:style>
    <style:style style:name="P30" style:family="paragraph" style:parent-style-name="Standard" style:list-style-name="L15">
      <style:text-properties officeooo:rsid="000d85a8" officeooo:paragraph-rsid="02f78927" style:language-asian="ja" style:country-asian="JP"/>
    </style:style>
    <style:style style:name="P31" style:family="paragraph" style:parent-style-name="Standard" style:list-style-name="L29">
      <style:text-properties officeooo:rsid="000d85a8" officeooo:paragraph-rsid="02a1dcef" style:language-asian="ja" style:country-asian="JP"/>
    </style:style>
    <style:style style:name="P32" style:family="paragraph" style:parent-style-name="Standard" style:list-style-name="L39">
      <style:text-properties officeooo:rsid="000d85a8" officeooo:paragraph-rsid="040eb912" style:language-asian="ja" style:country-asian="JP"/>
    </style:style>
    <style:style style:name="P33" style:family="paragraph" style:parent-style-name="Standard" style:list-style-name="L39">
      <style:text-properties officeooo:rsid="000d85a8" officeooo:paragraph-rsid="02ae2697" style:language-asian="ja" style:country-asian="JP"/>
    </style:style>
    <style:style style:name="P34" style:family="paragraph" style:parent-style-name="Standard" style:list-style-name="L69">
      <style:paragraph-properties fo:text-align="start" style:justify-single-word="false"/>
      <style:text-properties officeooo:rsid="000d85a8" officeooo:paragraph-rsid="03e5f556" style:language-asian="ja" style:country-asian="JP"/>
    </style:style>
    <style:style style:name="P35" style:family="paragraph" style:parent-style-name="Standard" style:list-style-name="L75">
      <style:paragraph-properties fo:text-align="start" style:justify-single-word="false"/>
      <style:text-properties officeooo:rsid="000d85a8" officeooo:paragraph-rsid="02efed03" style:language-asian="ja" style:country-asian="JP"/>
    </style:style>
    <style:style style:name="P36" style:family="paragraph" style:parent-style-name="Standard" style:list-style-name="L85">
      <style:paragraph-properties fo:text-align="start" style:justify-single-word="false"/>
      <style:text-properties officeooo:rsid="000d85a8" officeooo:paragraph-rsid="0307aee2" style:language-asian="ja" style:country-asian="JP"/>
    </style:style>
    <style:style style:name="P37" style:family="paragraph" style:parent-style-name="Standard" style:list-style-name="L85">
      <style:paragraph-properties fo:text-align="start" style:justify-single-word="false"/>
      <style:text-properties officeooo:rsid="000d85a8" officeooo:paragraph-rsid="03090bfc" style:language-asian="ja" style:country-asian="JP"/>
    </style:style>
    <style:style style:name="P38" style:family="paragraph" style:parent-style-name="Standard" style:list-style-name="L88">
      <style:paragraph-properties fo:text-align="start" style:justify-single-word="false"/>
      <style:text-properties officeooo:rsid="000d85a8" officeooo:paragraph-rsid="030aa0a0" style:language-asian="ja" style:country-asian="JP"/>
    </style:style>
    <style:style style:name="P39" style:family="paragraph" style:parent-style-name="Standard" style:list-style-name="L92">
      <style:paragraph-properties fo:text-align="start" style:justify-single-word="false"/>
      <style:text-properties officeooo:rsid="000d85a8" officeooo:paragraph-rsid="03184443" style:language-asian="ja" style:country-asian="JP"/>
    </style:style>
    <style:style style:name="P40" style:family="paragraph" style:parent-style-name="Standard" style:list-style-name="L92">
      <style:text-properties officeooo:rsid="000d85a8" officeooo:paragraph-rsid="031c00ec" style:language-asian="ja" style:country-asian="JP"/>
    </style:style>
    <style:style style:name="P41" style:family="paragraph" style:parent-style-name="Standard" style:list-style-name="L92">
      <style:text-properties officeooo:rsid="000d85a8" officeooo:paragraph-rsid="0322e673" style:language-asian="ja" style:country-asian="JP"/>
    </style:style>
    <style:style style:name="P42" style:family="paragraph" style:parent-style-name="Standard" style:list-style-name="L67">
      <style:text-properties officeooo:paragraph-rsid="03e393d8" style:language-asian="ja" style:country-asian="JP"/>
    </style:style>
    <style:style style:name="P43" style:family="paragraph" style:parent-style-name="Standard" style:list-style-name="L29">
      <style:text-properties officeooo:paragraph-rsid="029ff925"/>
    </style:style>
    <style:style style:name="P44" style:family="paragraph" style:parent-style-name="Standard" style:list-style-name="L29">
      <style:text-properties officeooo:paragraph-rsid="02a1dcef"/>
    </style:style>
    <style:style style:name="P45" style:family="paragraph" style:parent-style-name="Standard" style:list-style-name="L69">
      <style:paragraph-properties fo:text-align="start" style:justify-single-word="false"/>
      <style:text-properties officeooo:paragraph-rsid="03e5f556"/>
    </style:style>
    <style:style style:name="P46" style:family="paragraph" style:parent-style-name="Standard" style:list-style-name="L86">
      <style:paragraph-properties fo:text-align="start" style:justify-single-word="false"/>
      <style:text-properties officeooo:paragraph-rsid="04205f65"/>
    </style:style>
    <style:style style:name="P47" style:family="paragraph" style:parent-style-name="Standard" style:list-style-name="L113">
      <style:paragraph-properties fo:text-align="start" style:justify-single-word="false"/>
      <style:text-properties officeooo:paragraph-rsid="043233d1"/>
    </style:style>
    <style:style style:name="P48" style:family="paragraph" style:parent-style-name="Standard" style:list-style-name="L92">
      <style:text-properties officeooo:paragraph-rsid="042e7743"/>
    </style:style>
    <style:style style:name="P49" style:family="paragraph" style:parent-style-name="Standard" style:list-style-name="L92">
      <style:text-properties officeooo:paragraph-rsid="031f8d95"/>
    </style:style>
    <style:style style:name="P50" style:family="paragraph" style:parent-style-name="Standard" style:list-style-name="L92">
      <style:text-properties officeooo:paragraph-rsid="0323c7ef"/>
    </style:style>
    <style:style style:name="P51" style:family="paragraph" style:parent-style-name="Standard" style:list-style-name="L113">
      <style:paragraph-properties fo:text-align="start" style:justify-single-word="false" style:writing-mode="lr-tb"/>
      <style:text-properties officeooo:paragraph-rsid="043233d1"/>
    </style:style>
    <style:style style:name="P52" style:family="paragraph" style:parent-style-name="Text_20_body" style:list-style-name="L1">
      <style:text-properties officeooo:rsid="025aa9c1" officeooo:paragraph-rsid="0263cde2" style:language-asian="ja" style:country-asian="JP"/>
    </style:style>
    <style:style style:name="P53" style:family="paragraph" style:parent-style-name="Text_20_body" style:list-style-name="L1">
      <style:text-properties officeooo:rsid="025aa9c1" officeooo:paragraph-rsid="02882cb0" style:language-asian="ja" style:country-asian="JP"/>
    </style:style>
    <style:style style:name="P5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5" style:family="paragraph" style:parent-style-name="Text_20_body" style:list-style-name="L2">
      <style:text-properties officeooo:rsid="015e9b90" officeooo:paragraph-rsid="025cfd34" style:language-asian="ja" style:country-asian="JP"/>
    </style:style>
    <style:style style:name="P56" style:family="paragraph" style:parent-style-name="Text_20_body" style:list-style-name="L2">
      <style:text-properties officeooo:rsid="015e9b90" officeooo:paragraph-rsid="02983886" style:language-asian="ja" style:country-asian="JP"/>
    </style:style>
    <style:style style:name="P57" style:family="paragraph" style:parent-style-name="Text_20_body" style:list-style-name="L2">
      <style:text-properties officeooo:rsid="015e9b90" officeooo:paragraph-rsid="023dffaf" style:language-asian="ja" style:country-asian="JP"/>
    </style:style>
    <style:style style:name="P58" style:family="paragraph" style:parent-style-name="Text_20_body" style:list-style-name="L10">
      <style:text-properties officeooo:rsid="015e9b90" officeooo:paragraph-rsid="043b6caa" style:language-asian="ja" style:country-asian="JP"/>
    </style:style>
    <style:style style:name="P59" style:family="paragraph" style:parent-style-name="Text_20_body" style:list-style-name="L2">
      <style:text-properties officeooo:rsid="027a69f8" officeooo:paragraph-rsid="02983886" style:language-asian="ja" style:country-asian="JP"/>
    </style:style>
    <style:style style:name="P60" style:family="paragraph" style:parent-style-name="Text_20_body" style:list-style-name="L2">
      <style:text-properties officeooo:rsid="026b9927" officeooo:paragraph-rsid="02983886" style:language-asian="ja" style:country-asian="JP"/>
    </style:style>
    <style:style style:name="P61" style:family="paragraph" style:parent-style-name="Text_20_body" style:list-style-name="L2">
      <style:text-properties officeooo:rsid="0216631e" officeooo:paragraph-rsid="02983886" style:language-asian="ja" style:country-asian="JP"/>
    </style:style>
    <style:style style:name="P62" style:family="paragraph" style:parent-style-name="Text_20_body" style:list-style-name="L2">
      <style:text-properties officeooo:rsid="022c9c69" officeooo:paragraph-rsid="02983886" style:language-asian="ja" style:country-asian="JP"/>
    </style:style>
    <style:style style:name="P63" style:family="paragraph" style:parent-style-name="Text_20_body" style:list-style-name="L3">
      <style:text-properties officeooo:rsid="000d85a8" officeooo:paragraph-rsid="000f1092" style:language-asian="ja" style:country-asian="JP"/>
    </style:style>
    <style:style style:name="P64" style:family="paragraph" style:parent-style-name="Text_20_body" style:list-style-name="L3">
      <style:text-properties officeooo:rsid="000d85a8" officeooo:paragraph-rsid="0421c170" style:language-asian="ja" style:country-asian="JP"/>
    </style:style>
    <style:style style:name="P65" style:family="paragraph" style:parent-style-name="Text_20_body" style:list-style-name="L4">
      <style:text-properties officeooo:rsid="000d85a8" officeooo:paragraph-rsid="000d85a8" style:language-asian="ja" style:country-asian="JP"/>
    </style:style>
    <style:style style:name="P66" style:family="paragraph" style:parent-style-name="Text_20_body" style:list-style-name="L4">
      <style:text-properties officeooo:rsid="000d85a8" officeooo:paragraph-rsid="02660d56" style:language-asian="ja" style:country-asian="JP"/>
    </style:style>
    <style:style style:name="P67" style:family="paragraph" style:parent-style-name="Text_20_body" style:list-style-name="L4">
      <style:text-properties officeooo:rsid="000d85a8" officeooo:paragraph-rsid="000f1092" style:language-asian="ja" style:country-asian="JP"/>
    </style:style>
    <style:style style:name="P68" style:family="paragraph" style:parent-style-name="Text_20_body" style:list-style-name="L4">
      <style:text-properties officeooo:rsid="000d85a8" officeooo:paragraph-rsid="025cfd34" style:language-asian="ja" style:country-asian="JP"/>
    </style:style>
    <style:style style:name="P69" style:family="paragraph" style:parent-style-name="Text_20_body" style:list-style-name="L4">
      <style:text-properties officeooo:rsid="000d85a8" officeooo:paragraph-rsid="027b292c" style:language-asian="ja" style:country-asian="JP"/>
    </style:style>
    <style:style style:name="P70" style:family="paragraph" style:parent-style-name="Text_20_body" style:list-style-name="L4">
      <style:text-properties officeooo:rsid="000d85a8" officeooo:paragraph-rsid="026450ad" style:language-asian="ja" style:country-asian="JP"/>
    </style:style>
    <style:style style:name="P71" style:family="paragraph" style:parent-style-name="Text_20_body" style:list-style-name="L4">
      <style:text-properties officeooo:rsid="000d85a8" officeooo:paragraph-rsid="0406c9a4" style:language-asian="ja" style:country-asian="JP"/>
    </style:style>
    <style:style style:name="P72" style:family="paragraph" style:parent-style-name="Text_20_body" style:list-style-name="L4">
      <style:text-properties officeooo:rsid="000d85a8" officeooo:paragraph-rsid="01e54719" style:language-asian="ja" style:country-asian="JP"/>
    </style:style>
    <style:style style:name="P73" style:family="paragraph" style:parent-style-name="Text_20_body" style:list-style-name="L4">
      <style:text-properties officeooo:rsid="000d85a8" officeooo:paragraph-rsid="0271fd62" style:language-asian="ja" style:country-asian="JP"/>
    </style:style>
    <style:style style:name="P74" style:family="paragraph" style:parent-style-name="Text_20_body" style:list-style-name="L5">
      <style:text-properties officeooo:rsid="000d85a8" officeooo:paragraph-rsid="025cfd34" style:language-asian="ja" style:country-asian="JP"/>
    </style:style>
    <style:style style:name="P7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9"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0"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1"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2"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3"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4"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5"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86"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87"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88"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89"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0"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1"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2"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3"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4"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95"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96"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97" style:family="paragraph" style:parent-style-name="Text_20_body" style:list-style-name="L59">
      <style:paragraph-properties fo:text-align="start" style:justify-single-word="false"/>
      <style:text-properties officeooo:rsid="000d85a8" officeooo:paragraph-rsid="036839e5" style:language-asian="ja" style:country-asian="JP"/>
    </style:style>
    <style:style style:name="P98"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99" style:family="paragraph" style:parent-style-name="Text_20_body" style:list-style-name="L69">
      <style:paragraph-properties fo:text-align="start" style:justify-single-word="false"/>
      <style:text-properties officeooo:rsid="000d85a8" officeooo:paragraph-rsid="03e5f556" style:language-asian="ja" style:country-asian="JP"/>
    </style:style>
    <style:style style:name="P100" style:family="paragraph" style:parent-style-name="Text_20_body" style:list-style-name="L75">
      <style:paragraph-properties fo:text-align="start" style:justify-single-word="false"/>
      <style:text-properties officeooo:rsid="000d85a8" officeooo:paragraph-rsid="02ee8f8a" style:language-asian="ja" style:country-asian="JP"/>
    </style:style>
    <style:style style:name="P101" style:family="paragraph" style:parent-style-name="Text_20_body" style:list-style-name="L75">
      <style:paragraph-properties fo:text-align="start" style:justify-single-word="false"/>
      <style:text-properties officeooo:rsid="000d85a8" officeooo:paragraph-rsid="0416105d" style:language-asian="ja" style:country-asian="JP"/>
    </style:style>
    <style:style style:name="P102" style:family="paragraph" style:parent-style-name="Text_20_body" style:list-style-name="L85">
      <style:paragraph-properties fo:text-align="start" style:justify-single-word="false"/>
      <style:text-properties officeooo:rsid="000d85a8" officeooo:paragraph-rsid="0307aee2" style:language-asian="ja" style:country-asian="JP"/>
    </style:style>
    <style:style style:name="P103" style:family="paragraph" style:parent-style-name="Text_20_body" style:list-style-name="L85">
      <style:paragraph-properties fo:text-align="start" style:justify-single-word="false"/>
      <style:text-properties officeooo:rsid="000d85a8" officeooo:paragraph-rsid="030aa022" style:language-asian="ja" style:country-asian="JP"/>
    </style:style>
    <style:style style:name="P104" style:family="paragraph" style:parent-style-name="Text_20_body" style:list-style-name="L88">
      <style:paragraph-properties fo:text-align="start" style:justify-single-word="false"/>
      <style:text-properties officeooo:rsid="000d85a8" officeooo:paragraph-rsid="030aa0a0" style:language-asian="ja" style:country-asian="JP"/>
    </style:style>
    <style:style style:name="P105" style:family="paragraph" style:parent-style-name="Text_20_body" style:list-style-name="L90">
      <style:paragraph-properties fo:text-align="start" style:justify-single-word="false"/>
      <style:text-properties officeooo:rsid="000d85a8" officeooo:paragraph-rsid="030db8f5" style:language-asian="ja" style:country-asian="JP"/>
    </style:style>
    <style:style style:name="P106" style:family="paragraph" style:parent-style-name="Text_20_body" style:list-style-name="L90">
      <style:paragraph-properties fo:text-align="start" style:justify-single-word="false"/>
      <style:text-properties officeooo:rsid="000d85a8" officeooo:paragraph-rsid="030e71dd" style:language-asian="ja" style:country-asian="JP"/>
    </style:style>
    <style:style style:name="P107" style:family="paragraph" style:parent-style-name="Text_20_body" style:list-style-name="L90">
      <style:paragraph-properties fo:text-align="start" style:justify-single-word="false"/>
      <style:text-properties officeooo:rsid="000d85a8" officeooo:paragraph-rsid="0411b462" style:language-asian="ja" style:country-asian="JP"/>
    </style:style>
    <style:style style:name="P108" style:family="paragraph" style:parent-style-name="Text_20_body" style:list-style-name="L90">
      <style:paragraph-properties fo:text-align="start" style:justify-single-word="false"/>
      <style:text-properties officeooo:rsid="000d85a8" officeooo:paragraph-rsid="030ff580" style:language-asian="ja" style:country-asian="JP"/>
    </style:style>
    <style:style style:name="P109" style:family="paragraph" style:parent-style-name="Text_20_body" style:list-style-name="L90">
      <style:paragraph-properties fo:text-align="start" style:justify-single-word="false"/>
      <style:text-properties officeooo:rsid="000d85a8" officeooo:paragraph-rsid="03132f3a" style:language-asian="ja" style:country-asian="JP"/>
    </style:style>
    <style:style style:name="P110" style:family="paragraph" style:parent-style-name="Text_20_body" style:list-style-name="L90">
      <style:paragraph-properties fo:text-align="start" style:justify-single-word="false"/>
      <style:text-properties officeooo:rsid="000d85a8" officeooo:paragraph-rsid="03f52eaf" style:language-asian="ja" style:country-asian="JP"/>
    </style:style>
    <style:style style:name="P111" style:family="paragraph" style:parent-style-name="Text_20_body" style:list-style-name="L90">
      <style:paragraph-properties fo:text-align="start" style:justify-single-word="false"/>
      <style:text-properties officeooo:rsid="000d85a8" officeooo:paragraph-rsid="03289ca4" style:language-asian="ja" style:country-asian="JP"/>
    </style:style>
    <style:style style:name="P112" style:family="paragraph" style:parent-style-name="Text_20_body" style:list-style-name="L92">
      <style:paragraph-properties fo:text-align="start" style:justify-single-word="false"/>
      <style:text-properties officeooo:rsid="000d85a8" officeooo:paragraph-rsid="0314d1a9" style:language-asian="ja" style:country-asian="JP"/>
    </style:style>
    <style:style style:name="P113" style:family="paragraph" style:parent-style-name="Text_20_body" style:list-style-name="L92">
      <style:paragraph-properties fo:text-align="start" style:justify-single-word="false"/>
      <style:text-properties officeooo:rsid="000d85a8" officeooo:paragraph-rsid="03166e95" style:language-asian="ja" style:country-asian="JP"/>
    </style:style>
    <style:style style:name="P114" style:family="paragraph" style:parent-style-name="Text_20_body" style:list-style-name="L92">
      <style:paragraph-properties fo:text-align="start" style:justify-single-word="false"/>
      <style:text-properties officeooo:rsid="000d85a8" officeooo:paragraph-rsid="031bd39c" style:language-asian="ja" style:country-asian="JP"/>
    </style:style>
    <style:style style:name="P115" style:family="paragraph" style:parent-style-name="Text_20_body" style:list-style-name="L92">
      <style:paragraph-properties fo:text-align="start" style:justify-single-word="false"/>
      <style:text-properties officeooo:rsid="000d85a8" officeooo:paragraph-rsid="041bc9aa" style:language-asian="ja" style:country-asian="JP"/>
    </style:style>
    <style:style style:name="P116" style:family="paragraph" style:parent-style-name="Text_20_body" style:list-style-name="L92">
      <style:paragraph-properties fo:text-align="start" style:justify-single-word="false"/>
      <style:text-properties officeooo:rsid="000d85a8" officeooo:paragraph-rsid="041d74cd" style:language-asian="ja" style:country-asian="JP"/>
    </style:style>
    <style:style style:name="P117" style:family="paragraph" style:parent-style-name="Text_20_body" style:list-style-name="L110">
      <style:paragraph-properties fo:text-align="start" style:justify-single-word="false"/>
      <style:text-properties officeooo:rsid="000d85a8" officeooo:paragraph-rsid="034042ca" style:language-asian="ja" style:country-asian="JP"/>
    </style:style>
    <style:style style:name="P118" style:family="paragraph" style:parent-style-name="Text_20_body" style:list-style-name="L120">
      <style:paragraph-properties fo:text-align="start" style:justify-single-word="false"/>
      <style:text-properties officeooo:rsid="000d85a8" officeooo:paragraph-rsid="03547343" style:language-asian="ja" style:country-asian="JP"/>
    </style:style>
    <style:style style:name="P119" style:family="paragraph" style:parent-style-name="Text_20_body" style:list-style-name="L120">
      <style:paragraph-properties fo:text-align="start" style:justify-single-word="false"/>
      <style:text-properties officeooo:rsid="000d85a8" officeooo:paragraph-rsid="043eab4b" style:language-asian="ja" style:country-asian="JP"/>
    </style:style>
    <style:style style:name="P120" style:family="paragraph" style:parent-style-name="Text_20_body" style:list-style-name="L123">
      <style:paragraph-properties fo:text-align="start" style:justify-single-word="false"/>
      <style:text-properties officeooo:rsid="000d85a8" officeooo:paragraph-rsid="035d00ff" style:language-asian="ja" style:country-asian="JP"/>
    </style:style>
    <style:style style:name="P121" style:family="paragraph" style:parent-style-name="Text_20_body" style:list-style-name="L123">
      <style:paragraph-properties fo:text-align="start" style:justify-single-word="false"/>
      <style:text-properties officeooo:rsid="000d85a8" officeooo:paragraph-rsid="03f8208d" style:language-asian="ja" style:country-asian="JP"/>
    </style:style>
    <style:style style:name="P122" style:family="paragraph" style:parent-style-name="Text_20_body" style:list-style-name="L125">
      <style:paragraph-properties fo:text-align="start" style:justify-single-word="false"/>
      <style:text-properties officeooo:rsid="000d85a8" officeooo:paragraph-rsid="03811c9c" style:language-asian="ja" style:country-asian="JP"/>
    </style:style>
    <style:style style:name="P123" style:family="paragraph" style:parent-style-name="Text_20_body" style:list-style-name="L125">
      <style:paragraph-properties fo:text-align="start" style:justify-single-word="false"/>
      <style:text-properties officeooo:rsid="000d85a8" officeooo:paragraph-rsid="0389ef4e" style:language-asian="ja" style:country-asian="JP"/>
    </style:style>
    <style:style style:name="P124" style:family="paragraph" style:parent-style-name="Text_20_body" style:list-style-name="L128">
      <style:paragraph-properties fo:text-align="start" style:justify-single-word="false"/>
      <style:text-properties officeooo:rsid="000d85a8" officeooo:paragraph-rsid="038f0334" style:language-asian="ja" style:country-asian="JP"/>
    </style:style>
    <style:style style:name="P125" style:family="paragraph" style:parent-style-name="Text_20_body" style:list-style-name="L155">
      <style:paragraph-properties fo:text-align="start" style:justify-single-word="false"/>
      <style:text-properties officeooo:rsid="000d85a8" officeooo:paragraph-rsid="0435b6af" style:language-asian="ja" style:country-asian="JP"/>
    </style:style>
    <style:style style:name="P126" style:family="paragraph" style:parent-style-name="Text_20_body" style:list-style-name="L154">
      <style:paragraph-properties fo:text-align="start" style:justify-single-word="false"/>
      <style:text-properties officeooo:rsid="000d85a8" officeooo:paragraph-rsid="03ad8a40" style:language-asian="ja" style:country-asian="JP"/>
    </style:style>
    <style:style style:name="P127" style:family="paragraph" style:parent-style-name="Text_20_body" style:list-style-name="L8">
      <style:text-properties officeooo:rsid="000d85a8" officeooo:paragraph-rsid="0281f6bb" style:language-asian="ja" style:country-asian="JP"/>
    </style:style>
    <style:style style:name="P128" style:family="paragraph" style:parent-style-name="Text_20_body" style:list-style-name="L9">
      <style:text-properties officeooo:rsid="000d85a8" officeooo:paragraph-rsid="023dffaf" style:language-asian="ja" style:country-asian="JP"/>
    </style:style>
    <style:style style:name="P129" style:family="paragraph" style:parent-style-name="Text_20_body" style:list-style-name="L9">
      <style:text-properties officeooo:rsid="000d85a8" officeooo:paragraph-rsid="02873fa0" style:language-asian="ja" style:country-asian="JP"/>
    </style:style>
    <style:style style:name="P130" style:family="paragraph" style:parent-style-name="Text_20_body" style:list-style-name="L11">
      <style:text-properties officeooo:rsid="000d85a8" officeooo:paragraph-rsid="043b6caa" style:language-asian="ja" style:country-asian="JP"/>
    </style:style>
    <style:style style:name="P131" style:family="paragraph" style:parent-style-name="Text_20_body" style:list-style-name="L12">
      <style:text-properties officeooo:rsid="000d85a8" officeooo:paragraph-rsid="043b6caa" style:language-asian="ja" style:country-asian="JP"/>
    </style:style>
    <style:style style:name="P132" style:family="paragraph" style:parent-style-name="Text_20_body" style:list-style-name="L14">
      <style:text-properties officeooo:rsid="000d85a8" officeooo:paragraph-rsid="028a9224" style:language-asian="ja" style:country-asian="JP"/>
    </style:style>
    <style:style style:name="P133" style:family="paragraph" style:parent-style-name="Text_20_body" style:list-style-name="L14">
      <style:text-properties officeooo:rsid="000d85a8" officeooo:paragraph-rsid="0421c170" style:language-asian="ja" style:country-asian="JP"/>
    </style:style>
    <style:style style:name="P134" style:family="paragraph" style:parent-style-name="Text_20_body" style:list-style-name="L15">
      <style:text-properties officeooo:rsid="000d85a8" officeooo:paragraph-rsid="028c7825" style:language-asian="ja" style:country-asian="JP"/>
    </style:style>
    <style:style style:name="P135" style:family="paragraph" style:parent-style-name="Text_20_body" style:list-style-name="L15">
      <style:text-properties officeooo:rsid="000d85a8" officeooo:paragraph-rsid="000d85a8" style:language-asian="ja" style:country-asian="JP"/>
    </style:style>
    <style:style style:name="P136" style:family="paragraph" style:parent-style-name="Text_20_body" style:list-style-name="L15">
      <style:text-properties officeooo:rsid="000d85a8" officeooo:paragraph-rsid="03018328" style:language-asian="ja" style:country-asian="JP"/>
    </style:style>
    <style:style style:name="P137" style:family="paragraph" style:parent-style-name="Text_20_body" style:list-style-name="L15">
      <style:text-properties officeooo:rsid="000d85a8" officeooo:paragraph-rsid="02fbcb0d" style:language-asian="ja" style:country-asian="JP"/>
    </style:style>
    <style:style style:name="P138" style:family="paragraph" style:parent-style-name="Text_20_body" style:list-style-name="L15">
      <style:text-properties officeooo:rsid="000d85a8" officeooo:paragraph-rsid="041744d4" style:language-asian="ja" style:country-asian="JP"/>
    </style:style>
    <style:style style:name="P139" style:family="paragraph" style:parent-style-name="Text_20_body" style:list-style-name="L17">
      <style:text-properties officeooo:rsid="000d85a8" officeooo:paragraph-rsid="03c63dfd" style:language-asian="ja" style:country-asian="JP"/>
    </style:style>
    <style:style style:name="P140" style:family="paragraph" style:parent-style-name="Text_20_body" style:list-style-name="L18">
      <style:text-properties officeooo:rsid="000d85a8" officeooo:paragraph-rsid="03c698c2" style:language-asian="ja" style:country-asian="JP"/>
    </style:style>
    <style:style style:name="P141" style:family="paragraph" style:parent-style-name="Text_20_body" style:list-style-name="L18">
      <style:text-properties officeooo:rsid="000d85a8" officeooo:paragraph-rsid="03c63dfd" style:language-asian="ja" style:country-asian="JP"/>
    </style:style>
    <style:style style:name="P142" style:family="paragraph" style:parent-style-name="Text_20_body" style:list-style-name="L19">
      <style:text-properties officeooo:rsid="000d85a8" officeooo:paragraph-rsid="03c8f504" style:language-asian="ja" style:country-asian="JP"/>
    </style:style>
    <style:style style:name="P143" style:family="paragraph" style:parent-style-name="Text_20_body" style:list-style-name="L21">
      <style:text-properties officeooo:rsid="000d85a8" officeooo:paragraph-rsid="0303af00" style:language-asian="ja" style:country-asian="JP"/>
    </style:style>
    <style:style style:name="P144" style:family="paragraph" style:parent-style-name="Text_20_body" style:list-style-name="L22">
      <style:text-properties officeooo:rsid="000d85a8" officeooo:paragraph-rsid="03c1f5c6" style:language-asian="ja" style:country-asian="JP"/>
    </style:style>
    <style:style style:name="P145" style:family="paragraph" style:parent-style-name="Text_20_body" style:list-style-name="L22">
      <style:text-properties officeooo:rsid="000d85a8" officeooo:paragraph-rsid="0303af00" style:language-asian="ja" style:country-asian="JP"/>
    </style:style>
    <style:style style:name="P146" style:family="paragraph" style:parent-style-name="Text_20_body" style:list-style-name="L25">
      <style:text-properties officeooo:rsid="000d85a8" officeooo:paragraph-rsid="028e131e" style:language-asian="ja" style:country-asian="JP"/>
    </style:style>
    <style:style style:name="P147" style:family="paragraph" style:parent-style-name="Text_20_body" style:list-style-name="L26">
      <style:text-properties officeooo:rsid="000d85a8" officeooo:paragraph-rsid="03c365d3" style:language-asian="ja" style:country-asian="JP"/>
    </style:style>
    <style:style style:name="P148" style:family="paragraph" style:parent-style-name="Text_20_body" style:list-style-name="L26">
      <style:text-properties officeooo:rsid="000d85a8" officeooo:paragraph-rsid="01f20b3c" style:language-asian="ja" style:country-asian="JP"/>
    </style:style>
    <style:style style:name="P149" style:family="paragraph" style:parent-style-name="Text_20_body" style:list-style-name="L26">
      <style:text-properties officeooo:rsid="000d85a8" officeooo:paragraph-rsid="02913102" style:language-asian="ja" style:country-asian="JP"/>
    </style:style>
    <style:style style:name="P150" style:family="paragraph" style:parent-style-name="Text_20_body" style:list-style-name="L26">
      <style:text-properties officeooo:rsid="000d85a8" officeooo:paragraph-rsid="02919154" style:language-asian="ja" style:country-asian="JP"/>
    </style:style>
    <style:style style:name="P151" style:family="paragraph" style:parent-style-name="Text_20_body" style:list-style-name="L28">
      <style:text-properties officeooo:rsid="000d85a8" officeooo:paragraph-rsid="02983886" style:language-asian="ja" style:country-asian="JP"/>
    </style:style>
    <style:style style:name="P152" style:family="paragraph" style:parent-style-name="Text_20_body" style:list-style-name="L29">
      <style:text-properties officeooo:rsid="000d85a8" officeooo:paragraph-rsid="03c365d3" style:language-asian="ja" style:country-asian="JP"/>
    </style:style>
    <style:style style:name="P153" style:family="paragraph" style:parent-style-name="Text_20_body" style:list-style-name="L29">
      <style:text-properties officeooo:rsid="000d85a8" officeooo:paragraph-rsid="029ff925" style:language-asian="ja" style:country-asian="JP"/>
    </style:style>
    <style:style style:name="P154" style:family="paragraph" style:parent-style-name="Text_20_body" style:list-style-name="L29">
      <style:text-properties officeooo:rsid="000d85a8" officeooo:paragraph-rsid="02a1dcef" style:language-asian="ja" style:country-asian="JP"/>
    </style:style>
    <style:style style:name="P155" style:family="paragraph" style:parent-style-name="Text_20_body" style:list-style-name="L31">
      <style:text-properties officeooo:rsid="000d85a8" officeooo:paragraph-rsid="02a59a8f" style:language-asian="ja" style:country-asian="JP"/>
    </style:style>
    <style:style style:name="P156" style:family="paragraph" style:parent-style-name="Text_20_body" style:list-style-name="L32">
      <style:text-properties officeooo:rsid="000d85a8" officeooo:paragraph-rsid="03c365d3" style:language-asian="ja" style:country-asian="JP"/>
    </style:style>
    <style:style style:name="P157" style:family="paragraph" style:parent-style-name="Text_20_body" style:list-style-name="L32">
      <style:text-properties officeooo:rsid="000d85a8" officeooo:paragraph-rsid="02a82d57" style:language-asian="ja" style:country-asian="JP"/>
    </style:style>
    <style:style style:name="P158" style:family="paragraph" style:parent-style-name="Text_20_body" style:list-style-name="L32">
      <style:text-properties officeooo:rsid="000d85a8" officeooo:paragraph-rsid="03cdc051" style:language-asian="ja" style:country-asian="JP"/>
    </style:style>
    <style:style style:name="P159" style:family="paragraph" style:parent-style-name="Text_20_body" style:list-style-name="L32">
      <style:text-properties officeooo:rsid="000d85a8" officeooo:paragraph-rsid="02a3d415" style:language-asian="ja" style:country-asian="JP"/>
    </style:style>
    <style:style style:name="P160" style:family="paragraph" style:parent-style-name="Text_20_body" style:list-style-name="L32">
      <style:text-properties officeooo:rsid="000d85a8" officeooo:paragraph-rsid="02a93509" style:language-asian="ja" style:country-asian="JP"/>
    </style:style>
    <style:style style:name="P161" style:family="paragraph" style:parent-style-name="Text_20_body" style:list-style-name="L33">
      <style:text-properties officeooo:rsid="000d85a8" officeooo:paragraph-rsid="0409fe12" style:language-asian="ja" style:country-asian="JP"/>
    </style:style>
    <style:style style:name="P162" style:family="paragraph" style:parent-style-name="Text_20_body" style:list-style-name="L35">
      <style:text-properties officeooo:rsid="000d85a8" officeooo:paragraph-rsid="02aa892c" style:language-asian="ja" style:country-asian="JP"/>
    </style:style>
    <style:style style:name="P163" style:family="paragraph" style:parent-style-name="Text_20_body" style:list-style-name="L36">
      <style:text-properties officeooo:rsid="000d85a8" officeooo:paragraph-rsid="02aa892c" style:language-asian="ja" style:country-asian="JP"/>
    </style:style>
    <style:style style:name="P164" style:family="paragraph" style:parent-style-name="Text_20_body" style:list-style-name="L38">
      <style:text-properties officeooo:rsid="000d85a8" officeooo:paragraph-rsid="02ae2697" style:language-asian="ja" style:country-asian="JP"/>
    </style:style>
    <style:style style:name="P165" style:family="paragraph" style:parent-style-name="Text_20_body" style:list-style-name="L39">
      <style:text-properties officeooo:rsid="000d85a8" officeooo:paragraph-rsid="03c365d3" style:language-asian="ja" style:country-asian="JP"/>
    </style:style>
    <style:style style:name="P166" style:family="paragraph" style:parent-style-name="Text_20_body" style:list-style-name="L39">
      <style:text-properties officeooo:rsid="000d85a8" officeooo:paragraph-rsid="02ae2697" style:language-asian="ja" style:country-asian="JP"/>
    </style:style>
    <style:style style:name="P167" style:family="paragraph" style:parent-style-name="Text_20_body" style:list-style-name="L39">
      <style:text-properties officeooo:rsid="000d85a8" officeooo:paragraph-rsid="040c8137" style:language-asian="ja" style:country-asian="JP"/>
    </style:style>
    <style:style style:name="P168" style:family="paragraph" style:parent-style-name="Text_20_body" style:list-style-name="L40">
      <style:text-properties officeooo:rsid="000d85a8" officeooo:paragraph-rsid="02ba077a" style:language-asian="ja" style:country-asian="JP"/>
    </style:style>
    <style:style style:name="P169" style:family="paragraph" style:parent-style-name="Text_20_body" style:list-style-name="L41">
      <style:text-properties officeooo:rsid="000d85a8" officeooo:paragraph-rsid="03c365d3" style:language-asian="ja" style:country-asian="JP"/>
    </style:style>
    <style:style style:name="P170" style:family="paragraph" style:parent-style-name="Text_20_body" style:list-style-name="L41">
      <style:text-properties officeooo:rsid="000d85a8" officeooo:paragraph-rsid="02ba077a" style:language-asian="ja" style:country-asian="JP"/>
    </style:style>
    <style:style style:name="P171" style:family="paragraph" style:parent-style-name="Text_20_body" style:list-style-name="L43">
      <style:text-properties officeooo:rsid="000d85a8" officeooo:paragraph-rsid="02b11818" style:language-asian="ja" style:country-asian="JP"/>
    </style:style>
    <style:style style:name="P172" style:family="paragraph" style:parent-style-name="Text_20_body" style:list-style-name="L44">
      <style:text-properties officeooo:rsid="000d85a8" officeooo:paragraph-rsid="03c365d3" style:language-asian="ja" style:country-asian="JP"/>
    </style:style>
    <style:style style:name="P173" style:family="paragraph" style:parent-style-name="Text_20_body" style:list-style-name="L44">
      <style:text-properties officeooo:rsid="000d85a8" officeooo:paragraph-rsid="02b11818" style:language-asian="ja" style:country-asian="JP"/>
    </style:style>
    <style:style style:name="P174" style:family="paragraph" style:parent-style-name="Text_20_body" style:list-style-name="L44">
      <style:text-properties officeooo:rsid="000d85a8" officeooo:paragraph-rsid="02b1fe3d" style:language-asian="ja" style:country-asian="JP"/>
    </style:style>
    <style:style style:name="P175" style:family="paragraph" style:parent-style-name="Text_20_body" style:list-style-name="L45">
      <style:text-properties officeooo:rsid="000d85a8" officeooo:paragraph-rsid="02b28f01" style:language-asian="ja" style:country-asian="JP"/>
    </style:style>
    <style:style style:name="P176" style:family="paragraph" style:parent-style-name="Text_20_body" style:list-style-name="L46">
      <style:text-properties officeooo:rsid="000d85a8" officeooo:paragraph-rsid="03c365d3" style:language-asian="ja" style:country-asian="JP"/>
    </style:style>
    <style:style style:name="P177" style:family="paragraph" style:parent-style-name="Text_20_body" style:list-style-name="L46">
      <style:text-properties officeooo:rsid="000d85a8" officeooo:paragraph-rsid="02b28f01" style:language-asian="ja" style:country-asian="JP"/>
    </style:style>
    <style:style style:name="P178" style:family="paragraph" style:parent-style-name="Text_20_body" style:list-style-name="L47">
      <style:text-properties officeooo:rsid="000d85a8" officeooo:paragraph-rsid="02b43e6b" style:language-asian="ja" style:country-asian="JP"/>
    </style:style>
    <style:style style:name="P179" style:family="paragraph" style:parent-style-name="Text_20_body" style:list-style-name="L48">
      <style:text-properties officeooo:rsid="000d85a8" officeooo:paragraph-rsid="03c365d3" style:language-asian="ja" style:country-asian="JP"/>
    </style:style>
    <style:style style:name="P180" style:family="paragraph" style:parent-style-name="Text_20_body" style:list-style-name="L48">
      <style:text-properties officeooo:rsid="000d85a8" officeooo:paragraph-rsid="02b5d485" style:language-asian="ja" style:country-asian="JP"/>
    </style:style>
    <style:style style:name="P181" style:family="paragraph" style:parent-style-name="Text_20_body" style:list-style-name="L49">
      <style:text-properties officeooo:rsid="000d85a8" officeooo:paragraph-rsid="02b73c68" style:language-asian="ja" style:country-asian="JP"/>
    </style:style>
    <style:style style:name="P182" style:family="paragraph" style:parent-style-name="Text_20_body" style:list-style-name="L49">
      <style:text-properties officeooo:rsid="000d85a8" officeooo:paragraph-rsid="03d63fbb" style:language-asian="ja" style:country-asian="JP"/>
    </style:style>
    <style:style style:name="P183" style:family="paragraph" style:parent-style-name="Text_20_body" style:list-style-name="L49">
      <style:text-properties officeooo:rsid="000d85a8" officeooo:paragraph-rsid="0421c170" style:language-asian="ja" style:country-asian="JP"/>
    </style:style>
    <style:style style:name="P184" style:family="paragraph" style:parent-style-name="Text_20_body" style:list-style-name="L50">
      <style:text-properties officeooo:rsid="000d85a8" officeooo:paragraph-rsid="03c365d3" style:language-asian="ja" style:country-asian="JP"/>
    </style:style>
    <style:style style:name="P185" style:family="paragraph" style:parent-style-name="Text_20_body" style:list-style-name="L50">
      <style:text-properties officeooo:rsid="000d85a8" officeooo:paragraph-rsid="02b73c68" style:language-asian="ja" style:country-asian="JP"/>
    </style:style>
    <style:style style:name="P186" style:family="paragraph" style:parent-style-name="Text_20_body" style:list-style-name="L52">
      <style:text-properties officeooo:rsid="000d85a8" officeooo:paragraph-rsid="02bc95ae" style:language-asian="ja" style:country-asian="JP"/>
    </style:style>
    <style:style style:name="P187" style:family="paragraph" style:parent-style-name="Text_20_body" style:list-style-name="L52">
      <style:text-properties officeooo:rsid="000d85a8" officeooo:paragraph-rsid="03d840db" style:language-asian="ja" style:country-asian="JP"/>
    </style:style>
    <style:style style:name="P188" style:family="paragraph" style:parent-style-name="Text_20_body" style:list-style-name="L53">
      <style:text-properties officeooo:rsid="000d85a8" officeooo:paragraph-rsid="03c365d3" style:language-asian="ja" style:country-asian="JP"/>
    </style:style>
    <style:style style:name="P189" style:family="paragraph" style:parent-style-name="Text_20_body" style:list-style-name="L53">
      <style:text-properties officeooo:rsid="000d85a8" officeooo:paragraph-rsid="02bdb762" style:language-asian="ja" style:country-asian="JP"/>
    </style:style>
    <style:style style:name="P190" style:family="paragraph" style:parent-style-name="Text_20_body" style:list-style-name="L53">
      <style:text-properties officeooo:rsid="000d85a8" officeooo:paragraph-rsid="04387e0b" style:language-asian="ja" style:country-asian="JP"/>
    </style:style>
    <style:style style:name="P191" style:family="paragraph" style:parent-style-name="Text_20_body" style:list-style-name="L53">
      <style:text-properties officeooo:rsid="000d85a8" officeooo:paragraph-rsid="043a1e2c" style:language-asian="ja" style:country-asian="JP"/>
    </style:style>
    <style:style style:name="P192" style:family="paragraph" style:parent-style-name="Text_20_body" style:list-style-name="L53">
      <style:text-properties officeooo:rsid="000d85a8" officeooo:paragraph-rsid="043b5789" style:language-asian="ja" style:country-asian="JP"/>
    </style:style>
    <style:style style:name="P193" style:family="paragraph" style:parent-style-name="Text_20_body" style:list-style-name="L55">
      <style:text-properties officeooo:rsid="000d85a8" officeooo:paragraph-rsid="02bf41e5" style:language-asian="ja" style:country-asian="JP"/>
    </style:style>
    <style:style style:name="P194" style:family="paragraph" style:parent-style-name="Text_20_body" style:list-style-name="L56">
      <style:text-properties officeooo:rsid="000d85a8" officeooo:paragraph-rsid="03c365d3" style:language-asian="ja" style:country-asian="JP"/>
    </style:style>
    <style:style style:name="P195" style:family="paragraph" style:parent-style-name="Text_20_body" style:list-style-name="L56">
      <style:text-properties officeooo:rsid="000d85a8" officeooo:paragraph-rsid="02bf41e5" style:language-asian="ja" style:country-asian="JP"/>
    </style:style>
    <style:style style:name="P196" style:family="paragraph" style:parent-style-name="Text_20_body" style:list-style-name="L57">
      <style:text-properties officeooo:rsid="000d85a8" officeooo:paragraph-rsid="02c0d7de" style:language-asian="ja" style:country-asian="JP"/>
    </style:style>
    <style:style style:name="P197" style:family="paragraph" style:parent-style-name="Text_20_body" style:list-style-name="L57">
      <style:text-properties officeooo:rsid="000d85a8" officeooo:paragraph-rsid="02c30d73" style:language-asian="ja" style:country-asian="JP"/>
    </style:style>
    <style:style style:name="P198" style:family="paragraph" style:parent-style-name="Text_20_body" style:list-style-name="L58">
      <style:text-properties officeooo:rsid="000d85a8" officeooo:paragraph-rsid="02c0d7de" style:language-asian="ja" style:country-asian="JP"/>
    </style:style>
    <style:style style:name="P199" style:family="paragraph" style:parent-style-name="Text_20_body" style:list-style-name="L58">
      <style:text-properties officeooo:rsid="000d85a8" officeooo:paragraph-rsid="02e74b23" style:language-asian="ja" style:country-asian="JP"/>
    </style:style>
    <style:style style:name="P200" style:family="paragraph" style:parent-style-name="Text_20_body" style:list-style-name="L58">
      <style:text-properties officeooo:rsid="000d85a8" officeooo:paragraph-rsid="02c81529" style:language-asian="ja" style:country-asian="JP"/>
    </style:style>
    <style:style style:name="P201" style:family="paragraph" style:parent-style-name="Text_20_body" style:list-style-name="L58">
      <style:text-properties officeooo:rsid="000d85a8" officeooo:paragraph-rsid="02cecc2c" style:language-asian="ja" style:country-asian="JP"/>
    </style:style>
    <style:style style:name="P202" style:family="paragraph" style:parent-style-name="Text_20_body" style:list-style-name="L58">
      <style:text-properties officeooo:rsid="000d85a8" officeooo:paragraph-rsid="02d19bde" style:language-asian="ja" style:country-asian="JP"/>
    </style:style>
    <style:style style:name="P203" style:family="paragraph" style:parent-style-name="Text_20_body" style:list-style-name="L58">
      <style:text-properties officeooo:rsid="000d85a8" officeooo:paragraph-rsid="02d642b6" style:language-asian="ja" style:country-asian="JP"/>
    </style:style>
    <style:style style:name="P204" style:family="paragraph" style:parent-style-name="Text_20_body" style:list-style-name="L58">
      <style:text-properties officeooo:rsid="000d85a8" officeooo:paragraph-rsid="02e5e7c6" style:language-asian="ja" style:country-asian="JP"/>
    </style:style>
    <style:style style:name="P205" style:family="paragraph" style:parent-style-name="Text_20_body" style:list-style-name="L58">
      <style:text-properties officeooo:rsid="000d85a8" officeooo:paragraph-rsid="02e655ab" style:language-asian="ja" style:country-asian="JP"/>
    </style:style>
    <style:style style:name="P206" style:family="paragraph" style:parent-style-name="Text_20_body" style:list-style-name="L63">
      <style:text-properties officeooo:rsid="000d85a8" officeooo:paragraph-rsid="032a4f24" style:language-asian="ja" style:country-asian="JP"/>
    </style:style>
    <style:style style:name="P207" style:family="paragraph" style:parent-style-name="Text_20_body" style:list-style-name="L64">
      <style:text-properties officeooo:rsid="000d85a8" officeooo:paragraph-rsid="03c365d3" style:language-asian="ja" style:country-asian="JP"/>
    </style:style>
    <style:style style:name="P208" style:family="paragraph" style:parent-style-name="Text_20_body" style:list-style-name="L64">
      <style:text-properties officeooo:rsid="000d85a8" officeooo:paragraph-rsid="032a4f24" style:language-asian="ja" style:country-asian="JP"/>
    </style:style>
    <style:style style:name="P209" style:family="paragraph" style:parent-style-name="Text_20_body" style:list-style-name="L64">
      <style:text-properties officeooo:rsid="000d85a8" officeooo:paragraph-rsid="032b2336" style:language-asian="ja" style:country-asian="JP"/>
    </style:style>
    <style:style style:name="P210" style:family="paragraph" style:parent-style-name="Text_20_body" style:list-style-name="L66">
      <style:text-properties officeooo:rsid="000d85a8" officeooo:paragraph-rsid="02de6799" style:language-asian="ja" style:country-asian="JP"/>
    </style:style>
    <style:style style:name="P211" style:family="paragraph" style:parent-style-name="Text_20_body" style:list-style-name="L67">
      <style:text-properties officeooo:rsid="000d85a8" officeooo:paragraph-rsid="02e1858d" style:language-asian="ja" style:country-asian="JP"/>
    </style:style>
    <style:style style:name="P212" style:family="paragraph" style:parent-style-name="Text_20_body" style:list-style-name="L68">
      <style:text-properties officeooo:rsid="000d85a8" officeooo:paragraph-rsid="03e5f556" style:language-asian="ja" style:country-asian="JP"/>
    </style:style>
    <style:style style:name="P213" style:family="paragraph" style:parent-style-name="Text_20_body" style:list-style-name="L69">
      <style:text-properties officeooo:rsid="000d85a8" officeooo:paragraph-rsid="03e5f556" style:language-asian="ja" style:country-asian="JP"/>
    </style:style>
    <style:style style:name="P214" style:family="paragraph" style:parent-style-name="Text_20_body" style:list-style-name="L71">
      <style:text-properties officeooo:rsid="000d85a8" officeooo:paragraph-rsid="02e9a488" style:language-asian="ja" style:country-asian="JP"/>
    </style:style>
    <style:style style:name="P215" style:family="paragraph" style:parent-style-name="Text_20_body" style:list-style-name="L71">
      <style:text-properties officeooo:rsid="000d85a8" officeooo:paragraph-rsid="03e5f556" style:language-asian="ja" style:country-asian="JP"/>
    </style:style>
    <style:style style:name="P216" style:family="paragraph" style:parent-style-name="Text_20_body" style:list-style-name="L72">
      <style:text-properties officeooo:rsid="000d85a8" officeooo:paragraph-rsid="0325f3cd" style:language-asian="ja" style:country-asian="JP"/>
    </style:style>
    <style:style style:name="P217" style:family="paragraph" style:parent-style-name="Text_20_body" style:list-style-name="L72">
      <style:text-properties officeooo:rsid="000d85a8" officeooo:paragraph-rsid="03e7938d" style:language-asian="ja" style:country-asian="JP"/>
    </style:style>
    <style:style style:name="P218" style:family="paragraph" style:parent-style-name="Text_20_body" style:list-style-name="L72">
      <style:text-properties officeooo:rsid="000d85a8" officeooo:paragraph-rsid="03e442c0" style:language-asian="ja" style:country-asian="JP"/>
    </style:style>
    <style:style style:name="P219" style:family="paragraph" style:parent-style-name="Text_20_body" style:list-style-name="L74">
      <style:text-properties officeooo:rsid="000d85a8" officeooo:paragraph-rsid="02ee8f8a" style:language-asian="ja" style:country-asian="JP"/>
    </style:style>
    <style:style style:name="P220" style:family="paragraph" style:parent-style-name="Text_20_body" style:list-style-name="L75">
      <style:text-properties officeooo:rsid="000d85a8" officeooo:paragraph-rsid="02ee8f8a" style:language-asian="ja" style:country-asian="JP"/>
    </style:style>
    <style:style style:name="P221" style:family="paragraph" style:parent-style-name="Text_20_body" style:list-style-name="L75">
      <style:text-properties officeooo:rsid="000d85a8" officeooo:paragraph-rsid="0416105d" style:language-asian="ja" style:country-asian="JP"/>
    </style:style>
    <style:style style:name="P222" style:family="paragraph" style:parent-style-name="Text_20_body" style:list-style-name="L77">
      <style:text-properties officeooo:rsid="000d85a8" officeooo:paragraph-rsid="0325fc15" style:language-asian="ja" style:country-asian="JP"/>
    </style:style>
    <style:style style:name="P223" style:family="paragraph" style:parent-style-name="Text_20_body" style:list-style-name="L78">
      <style:text-properties officeooo:rsid="000d85a8" officeooo:paragraph-rsid="03c365d3" style:language-asian="ja" style:country-asian="JP"/>
    </style:style>
    <style:style style:name="P224" style:family="paragraph" style:parent-style-name="Text_20_body" style:list-style-name="L78">
      <style:text-properties officeooo:rsid="000d85a8" officeooo:paragraph-rsid="0325fc15" style:language-asian="ja" style:country-asian="JP"/>
    </style:style>
    <style:style style:name="P225" style:family="paragraph" style:parent-style-name="Text_20_body" style:list-style-name="L78">
      <style:text-properties officeooo:rsid="000d85a8" officeooo:paragraph-rsid="0326239f" style:language-asian="ja" style:country-asian="JP"/>
    </style:style>
    <style:style style:name="P226" style:family="paragraph" style:parent-style-name="Text_20_body" style:list-style-name="L82">
      <style:text-properties officeooo:rsid="000d85a8" officeooo:paragraph-rsid="03340d25" style:language-asian="ja" style:country-asian="JP"/>
    </style:style>
    <style:style style:name="P227" style:family="paragraph" style:parent-style-name="Text_20_body" style:list-style-name="L83">
      <style:text-properties officeooo:rsid="000d85a8" officeooo:paragraph-rsid="03c365d3" style:language-asian="ja" style:country-asian="JP"/>
    </style:style>
    <style:style style:name="P228" style:family="paragraph" style:parent-style-name="Text_20_body" style:list-style-name="L83">
      <style:text-properties officeooo:rsid="000d85a8" officeooo:paragraph-rsid="03340d25" style:language-asian="ja" style:country-asian="JP"/>
    </style:style>
    <style:style style:name="P229" style:family="paragraph" style:parent-style-name="Text_20_body" style:list-style-name="L84">
      <style:text-properties officeooo:rsid="000d85a8" officeooo:paragraph-rsid="0307aee2" style:language-asian="ja" style:country-asian="JP"/>
    </style:style>
    <style:style style:name="P230" style:family="paragraph" style:parent-style-name="Text_20_body" style:list-style-name="L85">
      <style:text-properties officeooo:rsid="000d85a8" officeooo:paragraph-rsid="0307aee2" style:language-asian="ja" style:country-asian="JP"/>
    </style:style>
    <style:style style:name="P231" style:family="paragraph" style:parent-style-name="Text_20_body" style:list-style-name="L87">
      <style:text-properties officeooo:rsid="000d85a8" officeooo:paragraph-rsid="030aa0a0" style:language-asian="ja" style:country-asian="JP"/>
    </style:style>
    <style:style style:name="P232" style:family="paragraph" style:parent-style-name="Text_20_body" style:list-style-name="L89">
      <style:text-properties officeooo:rsid="000d85a8" officeooo:paragraph-rsid="030bc9ea" style:language-asian="ja" style:country-asian="JP"/>
    </style:style>
    <style:style style:name="P233" style:family="paragraph" style:parent-style-name="Text_20_body" style:list-style-name="L89">
      <style:text-properties officeooo:rsid="000d85a8" officeooo:paragraph-rsid="03f17af2" style:language-asian="ja" style:country-asian="JP"/>
    </style:style>
    <style:style style:name="P234" style:family="paragraph" style:parent-style-name="Text_20_body" style:list-style-name="L89">
      <style:text-properties officeooo:rsid="000d85a8" officeooo:paragraph-rsid="0411b462" style:language-asian="ja" style:country-asian="JP"/>
    </style:style>
    <style:style style:name="P235" style:family="paragraph" style:parent-style-name="Text_20_body" style:list-style-name="L90">
      <style:text-properties officeooo:rsid="000d85a8" officeooo:paragraph-rsid="030db8f5" style:language-asian="ja" style:country-asian="JP"/>
    </style:style>
    <style:style style:name="P236" style:family="paragraph" style:parent-style-name="Text_20_body" style:list-style-name="L91">
      <style:text-properties officeooo:rsid="000d85a8" officeooo:paragraph-rsid="0314d1a9" style:language-asian="ja" style:country-asian="JP"/>
    </style:style>
    <style:style style:name="P237" style:family="paragraph" style:parent-style-name="Text_20_body" style:list-style-name="L91">
      <style:text-properties officeooo:rsid="000d85a8" officeooo:paragraph-rsid="041c8f06" style:language-asian="ja" style:country-asian="JP"/>
    </style:style>
    <style:style style:name="P238" style:family="paragraph" style:parent-style-name="Text_20_body" style:list-style-name="L92">
      <style:text-properties officeooo:rsid="000d85a8" officeooo:paragraph-rsid="03166e95" style:language-asian="ja" style:country-asian="JP"/>
    </style:style>
    <style:style style:name="P239" style:family="paragraph" style:parent-style-name="Text_20_body" style:list-style-name="L92">
      <style:text-properties officeooo:rsid="000d85a8" officeooo:paragraph-rsid="0314d1a9" style:language-asian="ja" style:country-asian="JP"/>
    </style:style>
    <style:style style:name="P240" style:family="paragraph" style:parent-style-name="Text_20_body" style:list-style-name="L92">
      <style:text-properties officeooo:rsid="000d85a8" officeooo:paragraph-rsid="031bd39c" style:language-asian="ja" style:country-asian="JP"/>
    </style:style>
    <style:style style:name="P241" style:family="paragraph" style:parent-style-name="Text_20_body" style:list-style-name="L92">
      <style:text-properties officeooo:rsid="000d85a8" officeooo:paragraph-rsid="041d74cd" style:language-asian="ja" style:country-asian="JP"/>
    </style:style>
    <style:style style:name="P242" style:family="paragraph" style:parent-style-name="Text_20_body" style:list-style-name="L95">
      <style:text-properties officeooo:rsid="000d85a8" officeooo:paragraph-rsid="0347646e" style:language-asian="ja" style:country-asian="JP"/>
    </style:style>
    <style:style style:name="P243" style:family="paragraph" style:parent-style-name="Text_20_body" style:list-style-name="L95">
      <style:text-properties officeooo:rsid="000d85a8" officeooo:paragraph-rsid="04137dc2" style:language-asian="ja" style:country-asian="JP"/>
    </style:style>
    <style:style style:name="P244" style:family="paragraph" style:parent-style-name="Text_20_body" style:list-style-name="L98">
      <style:text-properties officeooo:rsid="000d85a8" officeooo:paragraph-rsid="034b3cec" style:language-asian="ja" style:country-asian="JP"/>
    </style:style>
    <style:style style:name="P245" style:family="paragraph" style:parent-style-name="Text_20_body" style:list-style-name="L100">
      <style:text-properties officeooo:rsid="000d85a8" officeooo:paragraph-rsid="04267da9" style:language-asian="ja" style:country-asian="JP"/>
    </style:style>
    <style:style style:name="P246" style:family="paragraph" style:parent-style-name="Text_20_body" style:list-style-name="L100">
      <style:text-properties officeooo:rsid="000d85a8" officeooo:paragraph-rsid="0429d626" style:language-asian="ja" style:country-asian="JP"/>
    </style:style>
    <style:style style:name="P247" style:family="paragraph" style:parent-style-name="Text_20_body" style:list-style-name="L101">
      <style:text-properties officeooo:rsid="000d85a8" officeooo:paragraph-rsid="04267da9" style:language-asian="ja" style:country-asian="JP"/>
    </style:style>
    <style:style style:name="P248" style:family="paragraph" style:parent-style-name="Text_20_body" style:list-style-name="L103">
      <style:text-properties officeooo:rsid="000d85a8" officeooo:paragraph-rsid="03502236" style:language-asian="ja" style:country-asian="JP"/>
    </style:style>
    <style:style style:name="P249" style:family="paragraph" style:parent-style-name="Text_20_body" style:list-style-name="L104">
      <style:text-properties officeooo:rsid="000d85a8" officeooo:paragraph-rsid="03c365d3" style:language-asian="ja" style:country-asian="JP"/>
    </style:style>
    <style:style style:name="P250" style:family="paragraph" style:parent-style-name="Text_20_body" style:list-style-name="L104">
      <style:text-properties officeooo:rsid="000d85a8" officeooo:paragraph-rsid="04245c2d" style:language-asian="ja" style:country-asian="JP"/>
    </style:style>
    <style:style style:name="P251" style:family="paragraph" style:parent-style-name="Text_20_body" style:list-style-name="L104">
      <style:text-properties officeooo:rsid="000d85a8" officeooo:paragraph-rsid="03502236" style:language-asian="ja" style:country-asian="JP"/>
    </style:style>
    <style:style style:name="P252" style:family="paragraph" style:parent-style-name="Text_20_body" style:list-style-name="L106">
      <style:text-properties officeooo:rsid="000d85a8" officeooo:paragraph-rsid="03614bfe" style:language-asian="ja" style:country-asian="JP"/>
    </style:style>
    <style:style style:name="P253" style:family="paragraph" style:parent-style-name="Text_20_body" style:list-style-name="L107">
      <style:text-properties officeooo:rsid="000d85a8" officeooo:paragraph-rsid="03c365d3" style:language-asian="ja" style:country-asian="JP"/>
    </style:style>
    <style:style style:name="P254" style:family="paragraph" style:parent-style-name="Text_20_body" style:list-style-name="L109">
      <style:text-properties officeooo:rsid="000d85a8" officeooo:paragraph-rsid="033f8e17" style:language-asian="ja" style:country-asian="JP"/>
    </style:style>
    <style:style style:name="P255" style:family="paragraph" style:parent-style-name="Text_20_body" style:list-style-name="L110">
      <style:text-properties officeooo:rsid="000d85a8" officeooo:paragraph-rsid="03c365d3" style:language-asian="ja" style:country-asian="JP"/>
    </style:style>
    <style:style style:name="P256" style:family="paragraph" style:parent-style-name="Text_20_body" style:list-style-name="L112">
      <style:text-properties officeooo:rsid="000d85a8" officeooo:paragraph-rsid="033a1581" style:language-asian="ja" style:country-asian="JP"/>
    </style:style>
    <style:style style:name="P257" style:family="paragraph" style:parent-style-name="Text_20_body" style:list-style-name="L113">
      <style:text-properties officeooo:rsid="000d85a8" officeooo:paragraph-rsid="03c365d3" style:language-asian="ja" style:country-asian="JP"/>
    </style:style>
    <style:style style:name="P258" style:family="paragraph" style:parent-style-name="Text_20_body" style:list-style-name="L113">
      <style:text-properties officeooo:rsid="000d85a8" officeooo:paragraph-rsid="033a1581" style:language-asian="ja" style:country-asian="JP"/>
    </style:style>
    <style:style style:name="P259" style:family="paragraph" style:parent-style-name="Text_20_body" style:list-style-name="L116">
      <style:text-properties officeooo:rsid="000d85a8" officeooo:paragraph-rsid="03443709" style:language-asian="ja" style:country-asian="JP"/>
    </style:style>
    <style:style style:name="P260" style:family="paragraph" style:parent-style-name="Text_20_body" style:list-style-name="L117">
      <style:text-properties officeooo:rsid="000d85a8" officeooo:paragraph-rsid="0345ba56" style:language-asian="ja" style:country-asian="JP"/>
    </style:style>
    <style:style style:name="P261" style:family="paragraph" style:parent-style-name="Text_20_body" style:list-style-name="L119">
      <style:text-properties officeooo:rsid="000d85a8" officeooo:paragraph-rsid="0353382f" style:language-asian="ja" style:country-asian="JP"/>
    </style:style>
    <style:style style:name="P262" style:family="paragraph" style:parent-style-name="Text_20_body" style:list-style-name="L119">
      <style:text-properties officeooo:rsid="000d85a8" officeooo:paragraph-rsid="036ed8a8" style:language-asian="ja" style:country-asian="JP"/>
    </style:style>
    <style:style style:name="P263" style:family="paragraph" style:parent-style-name="Text_20_body" style:list-style-name="L120">
      <style:text-properties officeooo:rsid="000d85a8" officeooo:paragraph-rsid="03c365d3" style:language-asian="ja" style:country-asian="JP"/>
    </style:style>
    <style:style style:name="P264" style:family="paragraph" style:parent-style-name="Text_20_body" style:list-style-name="L122">
      <style:text-properties officeooo:rsid="000d85a8" officeooo:paragraph-rsid="035d00ff" style:language-asian="ja" style:country-asian="JP"/>
    </style:style>
    <style:style style:name="P265" style:family="paragraph" style:parent-style-name="Text_20_body" style:list-style-name="L123">
      <style:text-properties officeooo:rsid="000d85a8" officeooo:paragraph-rsid="03c365d3" style:language-asian="ja" style:country-asian="JP"/>
    </style:style>
    <style:style style:name="P266" style:family="paragraph" style:parent-style-name="Text_20_body" style:list-style-name="L124">
      <style:text-properties officeooo:rsid="000d85a8" officeooo:paragraph-rsid="037ff0d1" style:language-asian="ja" style:country-asian="JP"/>
    </style:style>
    <style:style style:name="P267" style:family="paragraph" style:parent-style-name="Text_20_body" style:list-style-name="L125">
      <style:text-properties officeooo:rsid="000d85a8" officeooo:paragraph-rsid="03c365d3" style:language-asian="ja" style:country-asian="JP"/>
    </style:style>
    <style:style style:name="P268" style:family="paragraph" style:parent-style-name="Text_20_body" style:list-style-name="L125">
      <style:text-properties officeooo:rsid="000d85a8" officeooo:paragraph-rsid="03811c9c" style:language-asian="ja" style:country-asian="JP"/>
    </style:style>
    <style:style style:name="P269" style:family="paragraph" style:parent-style-name="Text_20_body" style:list-style-name="L125">
      <style:text-properties officeooo:rsid="000d85a8" officeooo:paragraph-rsid="0388d0cf" style:language-asian="ja" style:country-asian="JP"/>
    </style:style>
    <style:style style:name="P270" style:family="paragraph" style:parent-style-name="Text_20_body" style:list-style-name="L125">
      <style:text-properties officeooo:rsid="000d85a8" officeooo:paragraph-rsid="03837771" style:language-asian="ja" style:country-asian="JP"/>
    </style:style>
    <style:style style:name="P271" style:family="paragraph" style:parent-style-name="Text_20_body" style:list-style-name="L125">
      <style:text-properties officeooo:rsid="000d85a8" officeooo:paragraph-rsid="0389ef4e" style:language-asian="ja" style:country-asian="JP"/>
    </style:style>
    <style:style style:name="P272" style:family="paragraph" style:parent-style-name="Text_20_body" style:list-style-name="L127">
      <style:text-properties officeooo:rsid="000d85a8" officeooo:paragraph-rsid="038aa0da" style:language-asian="ja" style:country-asian="JP"/>
    </style:style>
    <style:style style:name="P273" style:family="paragraph" style:parent-style-name="Text_20_body" style:list-style-name="L128">
      <style:text-properties officeooo:rsid="000d85a8" officeooo:paragraph-rsid="03c365d3" style:language-asian="ja" style:country-asian="JP"/>
    </style:style>
    <style:style style:name="P274" style:family="paragraph" style:parent-style-name="Text_20_body" style:list-style-name="L128">
      <style:text-properties officeooo:rsid="000d85a8" officeooo:paragraph-rsid="038aa0da" style:language-asian="ja" style:country-asian="JP"/>
    </style:style>
    <style:style style:name="P275" style:family="paragraph" style:parent-style-name="Text_20_body" style:list-style-name="L129">
      <style:text-properties officeooo:rsid="000d85a8" officeooo:paragraph-rsid="038fbee9" style:language-asian="ja" style:country-asian="JP"/>
    </style:style>
    <style:style style:name="P276" style:family="paragraph" style:parent-style-name="Text_20_body" style:list-style-name="L132">
      <style:text-properties officeooo:rsid="000d85a8" officeooo:paragraph-rsid="039373c2" style:language-asian="ja" style:country-asian="JP"/>
    </style:style>
    <style:style style:name="P277" style:family="paragraph" style:parent-style-name="Text_20_body" style:list-style-name="L133">
      <style:text-properties officeooo:rsid="000d85a8" officeooo:paragraph-rsid="039373c2" style:language-asian="ja" style:country-asian="JP"/>
    </style:style>
    <style:style style:name="P278" style:family="paragraph" style:parent-style-name="Text_20_body" style:list-style-name="L136">
      <style:text-properties officeooo:rsid="000d85a8" officeooo:paragraph-rsid="0396c50c" style:language-asian="ja" style:country-asian="JP"/>
    </style:style>
    <style:style style:name="P279" style:family="paragraph" style:parent-style-name="Text_20_body" style:list-style-name="L137">
      <style:text-properties officeooo:rsid="000d85a8" officeooo:paragraph-rsid="0396c50c" style:language-asian="ja" style:country-asian="JP"/>
    </style:style>
    <style:style style:name="P280" style:family="paragraph" style:parent-style-name="Text_20_body" style:list-style-name="L137">
      <style:text-properties officeooo:rsid="000d85a8" officeooo:paragraph-rsid="03c365d3" style:language-asian="ja" style:country-asian="JP"/>
    </style:style>
    <style:style style:name="P281" style:family="paragraph" style:parent-style-name="Text_20_body" style:list-style-name="L139">
      <style:text-properties officeooo:rsid="000d85a8" officeooo:paragraph-rsid="039761a3" style:language-asian="ja" style:country-asian="JP"/>
    </style:style>
    <style:style style:name="P282" style:family="paragraph" style:parent-style-name="Text_20_body" style:list-style-name="L140">
      <style:text-properties officeooo:rsid="000d85a8" officeooo:paragraph-rsid="039761a3" style:language-asian="ja" style:country-asian="JP"/>
    </style:style>
    <style:style style:name="P283" style:family="paragraph" style:parent-style-name="Text_20_body" style:list-style-name="L140">
      <style:text-properties officeooo:rsid="000d85a8" officeooo:paragraph-rsid="039933d3" style:language-asian="ja" style:country-asian="JP"/>
    </style:style>
    <style:style style:name="P284" style:family="paragraph" style:parent-style-name="Text_20_body" style:list-style-name="L144">
      <style:text-properties officeooo:rsid="000d85a8" officeooo:paragraph-rsid="039de62a" style:language-asian="ja" style:country-asian="JP"/>
    </style:style>
    <style:style style:name="P285" style:family="paragraph" style:parent-style-name="Text_20_body" style:list-style-name="L145">
      <style:text-properties officeooo:rsid="000d85a8" officeooo:paragraph-rsid="03a5b92d" style:language-asian="ja" style:country-asian="JP"/>
    </style:style>
    <style:style style:name="P286" style:family="paragraph" style:parent-style-name="Text_20_body" style:list-style-name="L145">
      <style:text-properties officeooo:rsid="000d85a8" officeooo:paragraph-rsid="03a06143" style:language-asian="ja" style:country-asian="JP"/>
    </style:style>
    <style:style style:name="P287" style:family="paragraph" style:parent-style-name="Text_20_body" style:list-style-name="L145">
      <style:text-properties officeooo:rsid="000d85a8" officeooo:paragraph-rsid="0435e61d" style:language-asian="ja" style:country-asian="JP"/>
    </style:style>
    <style:style style:name="P288" style:family="paragraph" style:parent-style-name="Text_20_body" style:list-style-name="L148">
      <style:text-properties officeooo:rsid="000d85a8" officeooo:paragraph-rsid="03a81025" style:language-asian="ja" style:country-asian="JP"/>
    </style:style>
    <style:style style:name="P289" style:family="paragraph" style:parent-style-name="Text_20_body" style:list-style-name="L149">
      <style:text-properties officeooo:rsid="000d85a8" officeooo:paragraph-rsid="03a81025" style:language-asian="ja" style:country-asian="JP"/>
    </style:style>
    <style:style style:name="P290" style:family="paragraph" style:parent-style-name="Text_20_body" style:list-style-name="L153">
      <style:text-properties officeooo:rsid="000d85a8" officeooo:paragraph-rsid="03aac491" style:language-asian="ja" style:country-asian="JP"/>
    </style:style>
    <style:style style:name="P291" style:family="paragraph" style:parent-style-name="Text_20_body" style:list-style-name="L153">
      <style:text-properties officeooo:rsid="000d85a8" officeooo:paragraph-rsid="03ae91c2" style:language-asian="ja" style:country-asian="JP"/>
    </style:style>
    <style:style style:name="P292" style:family="paragraph" style:parent-style-name="Text_20_body" style:list-style-name="L156">
      <style:text-properties officeooo:rsid="000d85a8" officeooo:paragraph-rsid="03aff493" style:language-asian="ja" style:country-asian="JP"/>
    </style:style>
    <style:style style:name="P293" style:family="paragraph" style:parent-style-name="Text_20_body" style:list-style-name="L157">
      <style:text-properties officeooo:rsid="000d85a8" officeooo:paragraph-rsid="03aff493" style:language-asian="ja" style:country-asian="JP"/>
    </style:style>
    <style:style style:name="P294" style:family="paragraph" style:parent-style-name="Text_20_body" style:list-style-name="L157">
      <style:text-properties officeooo:rsid="000d85a8" officeooo:paragraph-rsid="03b30dcf" style:language-asian="ja" style:country-asian="JP"/>
    </style:style>
    <style:style style:name="P295" style:family="paragraph" style:parent-style-name="Text_20_body" style:list-style-name="L160">
      <style:text-properties officeooo:rsid="000d85a8" officeooo:paragraph-rsid="03b62b24" style:language-asian="ja" style:country-asian="JP"/>
    </style:style>
    <style:style style:name="P296" style:family="paragraph" style:parent-style-name="Text_20_body" style:list-style-name="L3">
      <style:text-properties officeooo:rsid="00a4616e" officeooo:paragraph-rsid="027b26c9" style:language-asian="ja" style:country-asian="JP"/>
    </style:style>
    <style:style style:name="P297" style:family="paragraph" style:parent-style-name="Text_20_body" style:list-style-name="L11">
      <style:text-properties officeooo:rsid="00a4616e" officeooo:paragraph-rsid="043b6caa" style:language-asian="ja" style:country-asian="JP"/>
    </style:style>
    <style:style style:name="P298"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99" style:family="paragraph" style:parent-style-name="Text_20_body" style:list-style-name="L4">
      <style:text-properties officeooo:rsid="01970e0d" officeooo:paragraph-rsid="027b26c9" style:language-asian="ja" style:country-asian="JP"/>
    </style:style>
    <style:style style:name="P300" style:family="paragraph" style:parent-style-name="Text_20_body" style:list-style-name="L4">
      <style:text-properties officeooo:rsid="017425d0" officeooo:paragraph-rsid="03be7a49" style:language-asian="ja" style:country-asian="JP"/>
    </style:style>
    <style:style style:name="P301"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02" style:family="paragraph" style:parent-style-name="Text_20_body" style:list-style-name="L9">
      <style:text-properties officeooo:rsid="01e54719" officeooo:paragraph-rsid="0284f5ba" style:language-asian="ja" style:country-asian="JP"/>
    </style:style>
    <style:style style:name="P303" style:family="paragraph" style:parent-style-name="Text_20_body" style:list-style-name="L9">
      <style:text-properties officeooo:rsid="01e54719" officeooo:paragraph-rsid="02873fa0" style:language-asian="ja" style:country-asian="JP"/>
    </style:style>
    <style:style style:name="P304" style:family="paragraph" style:parent-style-name="Text_20_body" style:list-style-name="L9">
      <style:text-properties officeooo:rsid="01e54719" officeooo:paragraph-rsid="023dffaf" style:language-asian="ja" style:country-asian="JP"/>
    </style:style>
    <style:style style:name="P305" style:family="paragraph" style:parent-style-name="Text_20_body" style:list-style-name="L12">
      <style:text-properties officeooo:rsid="01e54719" officeooo:paragraph-rsid="043b6caa" style:language-asian="ja" style:country-asian="JP"/>
    </style:style>
    <style:style style:name="P306" style:family="paragraph" style:parent-style-name="Text_20_body" style:list-style-name="L9">
      <style:text-properties officeooo:rsid="017ff455" officeooo:paragraph-rsid="028659d8" style:language-asian="ja" style:country-asian="JP"/>
    </style:style>
    <style:style style:name="P307" style:family="paragraph" style:parent-style-name="Text_20_body" style:list-style-name="L12">
      <style:text-properties officeooo:rsid="017ff455" officeooo:paragraph-rsid="043b6caa" style:language-asian="ja" style:country-asian="JP"/>
    </style:style>
    <style:style style:name="P308" style:family="paragraph" style:parent-style-name="Text_20_body" style:list-style-name="L10">
      <style:text-properties officeooo:rsid="0480cf8c" officeooo:paragraph-rsid="043b6caa" style:language-asian="ja" style:country-asian="JP"/>
    </style:style>
    <style:style style:name="P309" style:family="paragraph" style:parent-style-name="Text_20_body" style:list-style-name="L11">
      <style:text-properties officeooo:rsid="0480cf8c" officeooo:paragraph-rsid="043b6caa" style:language-asian="ja" style:country-asian="JP"/>
    </style:style>
    <style:style style:name="P310" style:family="paragraph" style:parent-style-name="Text_20_body" style:list-style-name="L10">
      <style:text-properties officeooo:rsid="043b6caa" officeooo:paragraph-rsid="043b6caa" style:language-asian="ja" style:country-asian="JP"/>
    </style:style>
    <style:style style:name="P311" style:family="paragraph" style:parent-style-name="Text_20_body" style:list-style-name="L12">
      <style:text-properties officeooo:rsid="0010a9d6" officeooo:paragraph-rsid="043b6caa" style:language-asian="ja" style:country-asian="JP"/>
    </style:style>
    <style:style style:name="P312" style:family="paragraph" style:parent-style-name="Text_20_body" style:list-style-name="L15">
      <style:text-properties officeooo:rsid="0010a9d6" officeooo:paragraph-rsid="03274e48" style:language-asian="ja" style:country-asian="JP"/>
    </style:style>
    <style:style style:name="P313" style:family="paragraph" style:parent-style-name="Text_20_body" style:list-style-name="L15">
      <style:text-properties officeooo:rsid="0010a9d6" officeooo:paragraph-rsid="032748ff" style:language-asian="ja" style:country-asian="JP"/>
    </style:style>
    <style:style style:name="P314" style:family="paragraph" style:parent-style-name="Text_20_body" style:list-style-name="L15">
      <style:text-properties officeooo:rsid="0010a9d6" officeooo:paragraph-rsid="043faeb7" style:language-asian="ja" style:country-asian="JP"/>
    </style:style>
    <style:style style:name="P315"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16" style:family="paragraph" style:parent-style-name="Text_20_body" style:list-style-name="L117">
      <style:paragraph-properties fo:text-align="start" style:justify-single-word="false"/>
      <style:text-properties officeooo:rsid="0010a9d6" officeooo:paragraph-rsid="03460b6c" style:language-asian="ja" style:country-asian="JP"/>
    </style:style>
    <style:style style:name="P317" style:family="paragraph" style:parent-style-name="Text_20_body" style:list-style-name="L120">
      <style:paragraph-properties fo:text-align="start" style:justify-single-word="false"/>
      <style:text-properties officeooo:rsid="0010a9d6" officeooo:paragraph-rsid="043eab4b" style:language-asian="ja" style:country-asian="JP"/>
    </style:style>
    <style:style style:name="P318" style:family="paragraph" style:parent-style-name="Text_20_body" style:list-style-name="L35">
      <style:text-properties officeooo:rsid="0010a9d6" officeooo:paragraph-rsid="02aa892c" style:language-asian="ja" style:country-asian="JP"/>
    </style:style>
    <style:style style:name="P319" style:family="paragraph" style:parent-style-name="Text_20_body" style:list-style-name="L38">
      <style:text-properties officeooo:rsid="0010a9d6" officeooo:paragraph-rsid="01fcc004" style:language-asian="ja" style:country-asian="JP"/>
    </style:style>
    <style:style style:name="P320" style:family="paragraph" style:parent-style-name="Text_20_body" style:list-style-name="L63">
      <style:text-properties officeooo:rsid="0010a9d6" officeooo:paragraph-rsid="032a4f24" style:language-asian="ja" style:country-asian="JP"/>
    </style:style>
    <style:style style:name="P321" style:family="paragraph" style:parent-style-name="Text_20_body" style:list-style-name="L63">
      <style:text-properties officeooo:rsid="0010a9d6" officeooo:paragraph-rsid="03e1c809" style:language-asian="ja" style:country-asian="JP"/>
    </style:style>
    <style:style style:name="P322" style:family="paragraph" style:parent-style-name="Text_20_body" style:list-style-name="L63">
      <style:text-properties officeooo:rsid="0010a9d6" officeooo:paragraph-rsid="03e159a8" style:language-asian="ja" style:country-asian="JP"/>
    </style:style>
    <style:style style:name="P323" style:family="paragraph" style:parent-style-name="Text_20_body" style:list-style-name="L64">
      <style:text-properties officeooo:rsid="0010a9d6" officeooo:paragraph-rsid="032a4f24" style:language-asian="ja" style:country-asian="JP"/>
    </style:style>
    <style:style style:name="P324" style:family="paragraph" style:parent-style-name="Text_20_body" style:list-style-name="L64">
      <style:text-properties officeooo:rsid="0010a9d6" officeooo:paragraph-rsid="032ee8aa" style:language-asian="ja" style:country-asian="JP"/>
    </style:style>
    <style:style style:name="P325" style:family="paragraph" style:parent-style-name="Text_20_body" style:list-style-name="L65">
      <style:text-properties officeooo:rsid="0010a9d6" officeooo:paragraph-rsid="03e1c809" style:language-asian="ja" style:country-asian="JP"/>
    </style:style>
    <style:style style:name="P326" style:family="paragraph" style:parent-style-name="Text_20_body" style:list-style-name="L90">
      <style:text-properties officeooo:rsid="0010a9d6" officeooo:paragraph-rsid="03f2bda9" style:language-asian="ja" style:country-asian="JP"/>
    </style:style>
    <style:style style:name="P327" style:family="paragraph" style:parent-style-name="Text_20_body" style:list-style-name="L90">
      <style:text-properties officeooo:rsid="0010a9d6" officeooo:paragraph-rsid="03f4422a" style:language-asian="ja" style:country-asian="JP"/>
    </style:style>
    <style:style style:name="P328" style:family="paragraph" style:parent-style-name="Text_20_body" style:list-style-name="L90">
      <style:text-properties officeooo:rsid="0010a9d6" officeooo:paragraph-rsid="03289ca4" style:language-asian="ja" style:country-asian="JP"/>
    </style:style>
    <style:style style:name="P329" style:family="paragraph" style:parent-style-name="Text_20_body" style:list-style-name="L92">
      <style:text-properties officeooo:rsid="0010a9d6" officeooo:paragraph-rsid="041bc9aa" style:language-asian="ja" style:country-asian="JP"/>
    </style:style>
    <style:style style:name="P330" style:family="paragraph" style:parent-style-name="Text_20_body" style:list-style-name="L96">
      <style:text-properties officeooo:rsid="0010a9d6" officeooo:paragraph-rsid="0348bc04" style:language-asian="ja" style:country-asian="JP"/>
    </style:style>
    <style:style style:name="P331" style:family="paragraph" style:parent-style-name="Text_20_body" style:list-style-name="L99">
      <style:text-properties officeooo:rsid="0010a9d6" officeooo:paragraph-rsid="034b3cec" style:language-asian="ja" style:country-asian="JP"/>
    </style:style>
    <style:style style:name="P332" style:family="paragraph" style:parent-style-name="Text_20_body" style:list-style-name="L107">
      <style:text-properties officeooo:rsid="0010a9d6" officeooo:paragraph-rsid="03614d38" style:language-asian="ja" style:country-asian="JP"/>
    </style:style>
    <style:style style:name="P333" style:family="paragraph" style:parent-style-name="Text_20_body" style:list-style-name="L110">
      <style:text-properties officeooo:rsid="0010a9d6" officeooo:paragraph-rsid="034042ca" style:language-asian="ja" style:country-asian="JP"/>
    </style:style>
    <style:style style:name="P334" style:family="paragraph" style:parent-style-name="Text_20_body" style:list-style-name="L117">
      <style:text-properties officeooo:rsid="0010a9d6" officeooo:paragraph-rsid="03c365d3" style:language-asian="ja" style:country-asian="JP"/>
    </style:style>
    <style:style style:name="P335" style:family="paragraph" style:parent-style-name="Text_20_body" style:list-style-name="L117">
      <style:text-properties officeooo:rsid="0010a9d6" officeooo:paragraph-rsid="03443709" style:language-asian="ja" style:country-asian="JP"/>
    </style:style>
    <style:style style:name="P336" style:family="paragraph" style:parent-style-name="Text_20_body" style:list-style-name="L117">
      <style:text-properties officeooo:rsid="0010a9d6" officeooo:paragraph-rsid="0345ba56" style:language-asian="ja" style:country-asian="JP"/>
    </style:style>
    <style:style style:name="P337" style:family="paragraph" style:parent-style-name="Text_20_body" style:list-style-name="L118">
      <style:text-properties officeooo:rsid="0010a9d6" officeooo:paragraph-rsid="03443709" style:language-asian="ja" style:country-asian="JP"/>
    </style:style>
    <style:style style:name="P338" style:family="paragraph" style:parent-style-name="Text_20_body" style:list-style-name="L119">
      <style:text-properties officeooo:rsid="0010a9d6" officeooo:paragraph-rsid="036ed8a8" style:language-asian="ja" style:country-asian="JP"/>
    </style:style>
    <style:style style:name="P339" style:family="paragraph" style:parent-style-name="Text_20_body" style:list-style-name="L125">
      <style:text-properties officeooo:rsid="0010a9d6" officeooo:paragraph-rsid="0386f761" style:language-asian="ja" style:country-asian="JP"/>
    </style:style>
    <style:style style:name="P340" style:family="paragraph" style:parent-style-name="Text_20_body" style:list-style-name="L125">
      <style:text-properties officeooo:rsid="0010a9d6" officeooo:paragraph-rsid="0386768f" style:language-asian="ja" style:country-asian="JP"/>
    </style:style>
    <style:style style:name="P341" style:family="paragraph" style:parent-style-name="Text_20_body" style:list-style-name="L125">
      <style:text-properties officeooo:rsid="0010a9d6" officeooo:paragraph-rsid="043d91aa" style:language-asian="ja" style:country-asian="JP"/>
    </style:style>
    <style:style style:name="P342" style:family="paragraph" style:parent-style-name="Text_20_body" style:list-style-name="L128">
      <style:text-properties officeooo:rsid="0010a9d6" officeooo:paragraph-rsid="038aa0da" style:language-asian="ja" style:country-asian="JP"/>
    </style:style>
    <style:style style:name="P343" style:family="paragraph" style:parent-style-name="Text_20_body" style:list-style-name="L131">
      <style:text-properties officeooo:rsid="0010a9d6" officeooo:paragraph-rsid="03930206" style:language-asian="ja" style:country-asian="JP"/>
    </style:style>
    <style:style style:name="P344" style:family="paragraph" style:parent-style-name="Text_20_body" style:list-style-name="L133">
      <style:text-properties officeooo:rsid="0010a9d6" officeooo:paragraph-rsid="039373c2" style:language-asian="ja" style:country-asian="JP"/>
    </style:style>
    <style:style style:name="P345" style:family="paragraph" style:parent-style-name="Text_20_body" style:list-style-name="L137">
      <style:text-properties officeooo:rsid="0010a9d6" officeooo:paragraph-rsid="03c365d3" style:language-asian="ja" style:country-asian="JP"/>
    </style:style>
    <style:style style:name="P346" style:family="paragraph" style:parent-style-name="Text_20_body" style:list-style-name="L138">
      <style:text-properties officeooo:rsid="0010a9d6" officeooo:paragraph-rsid="0396c50c" style:language-asian="ja" style:country-asian="JP"/>
    </style:style>
    <style:style style:name="P347" style:family="paragraph" style:parent-style-name="Text_20_body" style:list-style-name="L142">
      <style:text-properties officeooo:rsid="0010a9d6" officeooo:paragraph-rsid="039be9d4" style:language-asian="ja" style:country-asian="JP"/>
    </style:style>
    <style:style style:name="P348" style:family="paragraph" style:parent-style-name="Text_20_body" style:list-style-name="L140">
      <style:text-properties officeooo:rsid="0010a9d6" officeooo:paragraph-rsid="039c37e3" style:language-asian="ja" style:country-asian="JP"/>
    </style:style>
    <style:style style:name="P349" style:family="paragraph" style:parent-style-name="Text_20_body" style:list-style-name="L147">
      <style:text-properties officeooo:rsid="0010a9d6" officeooo:paragraph-rsid="03a19af1" style:language-asian="ja" style:country-asian="JP"/>
    </style:style>
    <style:style style:name="P350" style:family="paragraph" style:parent-style-name="Text_20_body" style:list-style-name="L155">
      <style:text-properties officeooo:rsid="0010a9d6" officeooo:paragraph-rsid="0435b6af" style:language-asian="ja" style:country-asian="JP"/>
    </style:style>
    <style:style style:name="P351" style:family="paragraph" style:parent-style-name="Text_20_body" style:list-style-name="L154">
      <style:text-properties officeooo:rsid="0010a9d6" officeooo:paragraph-rsid="03ad8a40" style:language-asian="ja" style:country-asian="JP"/>
    </style:style>
    <style:style style:name="P352" style:family="paragraph" style:parent-style-name="Text_20_body" style:list-style-name="L154">
      <style:text-properties officeooo:rsid="0010a9d6" officeooo:paragraph-rsid="03b43a13" style:language-asian="ja" style:country-asian="JP"/>
    </style:style>
    <style:style style:name="P353" style:family="paragraph" style:parent-style-name="Text_20_body" style:list-style-name="L157">
      <style:text-properties officeooo:rsid="0010a9d6" officeooo:paragraph-rsid="03aff493" style:language-asian="ja" style:country-asian="JP"/>
    </style:style>
    <style:style style:name="P354" style:family="paragraph" style:parent-style-name="Text_20_body" style:list-style-name="L161">
      <style:text-properties officeooo:rsid="0010a9d6" officeooo:paragraph-rsid="03b62b24" style:language-asian="ja" style:country-asian="JP"/>
    </style:style>
    <style:style style:name="P355" style:family="paragraph" style:parent-style-name="Text_20_body" style:list-style-name="L14">
      <style:text-properties officeooo:rsid="02a9ede8" officeooo:paragraph-rsid="03d1a8bd" style:language-asian="ja" style:country-asian="JP"/>
    </style:style>
    <style:style style:name="P356" style:family="paragraph" style:parent-style-name="Text_20_body" style:list-style-name="L14">
      <style:text-properties officeooo:rsid="02a9ede8" officeooo:paragraph-rsid="03ecb2b6" style:language-asian="ja" style:country-asian="JP"/>
    </style:style>
    <style:style style:name="P357" style:family="paragraph" style:parent-style-name="Text_20_body" style:list-style-name="L15">
      <style:text-properties officeooo:rsid="02a9ede8" officeooo:paragraph-rsid="043faeb7" style:language-asian="ja" style:country-asian="JP"/>
    </style:style>
    <style:style style:name="P358" style:family="paragraph" style:parent-style-name="Text_20_body" style:list-style-name="L16">
      <style:text-properties officeooo:rsid="02a9ede8" officeooo:paragraph-rsid="03d1a8bd" style:language-asian="ja" style:country-asian="JP"/>
    </style:style>
    <style:style style:name="P359" style:family="paragraph" style:parent-style-name="Text_20_body" style:list-style-name="L17">
      <style:text-properties officeooo:rsid="02a9ede8" officeooo:paragraph-rsid="03c698c2" style:language-asian="ja" style:country-asian="JP"/>
    </style:style>
    <style:style style:name="P360" style:family="paragraph" style:parent-style-name="Text_20_body" style:list-style-name="L31">
      <style:text-properties officeooo:rsid="02a9ede8" officeooo:paragraph-rsid="03cfc1ff" style:language-asian="ja" style:country-asian="JP"/>
    </style:style>
    <style:style style:name="P361" style:family="paragraph" style:parent-style-name="Text_20_body" style:list-style-name="L31">
      <style:text-properties officeooo:rsid="02a9ede8" officeooo:paragraph-rsid="03cb3027" style:language-asian="ja" style:country-asian="JP"/>
    </style:style>
    <style:style style:name="P362" style:family="paragraph" style:parent-style-name="Text_20_body" style:list-style-name="L33">
      <style:text-properties officeooo:rsid="02a9ede8" officeooo:paragraph-rsid="03cfc1ff" style:language-asian="ja" style:country-asian="JP"/>
    </style:style>
    <style:style style:name="P363" style:family="paragraph" style:parent-style-name="Text_20_body" style:list-style-name="L40">
      <style:text-properties officeooo:rsid="02a9ede8" officeooo:paragraph-rsid="03cfc1ff" style:language-asian="ja" style:country-asian="JP"/>
    </style:style>
    <style:style style:name="P364"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65"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66" style:family="paragraph" style:parent-style-name="Text_20_body" style:list-style-name="L156">
      <style:paragraph-properties fo:text-align="start" style:justify-single-word="false"/>
      <style:text-properties officeooo:rsid="02a9ede8" officeooo:paragraph-rsid="03fd9e67" style:language-asian="ja" style:country-asian="JP"/>
    </style:style>
    <style:style style:name="P367" style:family="paragraph" style:parent-style-name="Text_20_body" style:list-style-name="L49">
      <style:text-properties officeooo:rsid="02a9ede8" officeooo:paragraph-rsid="03cfa09b" style:language-asian="ja" style:country-asian="JP"/>
    </style:style>
    <style:style style:name="P368" style:family="paragraph" style:parent-style-name="Text_20_body" style:list-style-name="L51">
      <style:text-properties officeooo:rsid="02a9ede8" officeooo:paragraph-rsid="03cfa09b" style:language-asian="ja" style:country-asian="JP"/>
    </style:style>
    <style:style style:name="P369" style:family="paragraph" style:parent-style-name="Text_20_body" style:list-style-name="L51">
      <style:text-properties officeooo:rsid="02a9ede8" officeooo:paragraph-rsid="03d59720" style:language-asian="ja" style:country-asian="JP"/>
    </style:style>
    <style:style style:name="P370" style:family="paragraph" style:parent-style-name="Text_20_body" style:list-style-name="L51">
      <style:text-properties officeooo:rsid="02a9ede8" officeooo:paragraph-rsid="03d840db" style:language-asian="ja" style:country-asian="JP"/>
    </style:style>
    <style:style style:name="P371" style:family="paragraph" style:parent-style-name="Text_20_body" style:list-style-name="L52">
      <style:text-properties officeooo:rsid="02a9ede8" officeooo:paragraph-rsid="03d840db" style:language-asian="ja" style:country-asian="JP"/>
    </style:style>
    <style:style style:name="P372" style:family="paragraph" style:parent-style-name="Text_20_body" style:list-style-name="L57">
      <style:text-properties officeooo:rsid="02a9ede8" officeooo:paragraph-rsid="02c30d73" style:language-asian="ja" style:country-asian="JP"/>
    </style:style>
    <style:style style:name="P373" style:family="paragraph" style:parent-style-name="Text_20_body" style:list-style-name="L57">
      <style:text-properties officeooo:rsid="02a9ede8" officeooo:paragraph-rsid="02dacb6a" style:language-asian="ja" style:country-asian="JP"/>
    </style:style>
    <style:style style:name="P374" style:family="paragraph" style:parent-style-name="Text_20_body" style:list-style-name="L58">
      <style:text-properties officeooo:rsid="02a9ede8" officeooo:paragraph-rsid="04419d9e" style:language-asian="ja" style:country-asian="JP"/>
    </style:style>
    <style:style style:name="P375" style:family="paragraph" style:parent-style-name="Text_20_body" style:list-style-name="L58">
      <style:text-properties officeooo:rsid="02a9ede8" officeooo:paragraph-rsid="04439d16" style:language-asian="ja" style:country-asian="JP"/>
    </style:style>
    <style:style style:name="P376" style:family="paragraph" style:parent-style-name="Text_20_body" style:list-style-name="L58">
      <style:text-properties officeooo:rsid="02a9ede8" officeooo:paragraph-rsid="04465105" style:language-asian="ja" style:country-asian="JP"/>
    </style:style>
    <style:style style:name="P377" style:family="paragraph" style:parent-style-name="Text_20_body" style:list-style-name="L58">
      <style:text-properties officeooo:rsid="02a9ede8" officeooo:paragraph-rsid="044c5e49" style:language-asian="ja" style:country-asian="JP"/>
    </style:style>
    <style:style style:name="P378" style:family="paragraph" style:parent-style-name="Text_20_body" style:list-style-name="L60">
      <style:text-properties officeooo:rsid="02a9ede8" officeooo:paragraph-rsid="02dacb6a" style:language-asian="ja" style:country-asian="JP"/>
    </style:style>
    <style:style style:name="P379" style:family="paragraph" style:parent-style-name="Text_20_body" style:list-style-name="L63">
      <style:text-properties officeooo:rsid="02a9ede8" officeooo:paragraph-rsid="032a4f24" style:language-asian="ja" style:country-asian="JP"/>
    </style:style>
    <style:style style:name="P380" style:family="paragraph" style:parent-style-name="Text_20_body" style:list-style-name="L63">
      <style:text-properties officeooo:rsid="02a9ede8" officeooo:paragraph-rsid="032cf72e" style:language-asian="ja" style:country-asian="JP"/>
    </style:style>
    <style:style style:name="P381" style:family="paragraph" style:parent-style-name="Text_20_body" style:list-style-name="L65">
      <style:text-properties officeooo:rsid="02a9ede8" officeooo:paragraph-rsid="032a4f24" style:language-asian="ja" style:country-asian="JP"/>
    </style:style>
    <style:style style:name="P382" style:family="paragraph" style:parent-style-name="Text_20_body" style:list-style-name="L71">
      <style:text-properties officeooo:rsid="02a9ede8" officeooo:paragraph-rsid="03e5f556" style:language-asian="ja" style:country-asian="JP"/>
    </style:style>
    <style:style style:name="P383" style:family="paragraph" style:parent-style-name="Text_20_body" style:list-style-name="L73">
      <style:text-properties officeooo:rsid="02a9ede8" officeooo:paragraph-rsid="03e5f556" style:language-asian="ja" style:country-asian="JP"/>
    </style:style>
    <style:style style:name="P384" style:family="paragraph" style:parent-style-name="Text_20_body" style:list-style-name="L77">
      <style:text-properties officeooo:rsid="02a9ede8" officeooo:paragraph-rsid="0326239f" style:language-asian="ja" style:country-asian="JP"/>
    </style:style>
    <style:style style:name="P385" style:family="paragraph" style:parent-style-name="Text_20_body" style:list-style-name="L79">
      <style:text-properties officeooo:rsid="02a9ede8" officeooo:paragraph-rsid="0326239f" style:language-asian="ja" style:country-asian="JP"/>
    </style:style>
    <style:style style:name="P386" style:family="paragraph" style:parent-style-name="Text_20_body" style:list-style-name="L91">
      <style:text-properties officeooo:rsid="02a9ede8" officeooo:paragraph-rsid="041c8f06" style:language-asian="ja" style:country-asian="JP"/>
    </style:style>
    <style:style style:name="P387" style:family="paragraph" style:parent-style-name="Text_20_body" style:list-style-name="L93">
      <style:text-properties officeooo:rsid="02a9ede8" officeooo:paragraph-rsid="041c8f06" style:language-asian="ja" style:country-asian="JP"/>
    </style:style>
    <style:style style:name="P388" style:family="paragraph" style:parent-style-name="Text_20_body" style:list-style-name="L95">
      <style:text-properties officeooo:rsid="02a9ede8" officeooo:paragraph-rsid="04137dc2" style:language-asian="ja" style:country-asian="JP"/>
    </style:style>
    <style:style style:name="P389" style:family="paragraph" style:parent-style-name="Text_20_body" style:list-style-name="L97">
      <style:text-properties officeooo:rsid="02a9ede8" officeooo:paragraph-rsid="04137dc2" style:language-asian="ja" style:country-asian="JP"/>
    </style:style>
    <style:style style:name="P390" style:family="paragraph" style:parent-style-name="Text_20_body" style:list-style-name="L100">
      <style:text-properties officeooo:rsid="02a9ede8" officeooo:paragraph-rsid="0428748f" style:language-asian="ja" style:country-asian="JP"/>
    </style:style>
    <style:style style:name="P391" style:family="paragraph" style:parent-style-name="Text_20_body" style:list-style-name="L103">
      <style:text-properties officeooo:rsid="02a9ede8" officeooo:paragraph-rsid="03502236" style:language-asian="ja" style:country-asian="JP"/>
    </style:style>
    <style:style style:name="P392" style:family="paragraph" style:parent-style-name="Text_20_body" style:list-style-name="L105">
      <style:text-properties officeooo:rsid="02a9ede8" officeooo:paragraph-rsid="03502236" style:language-asian="ja" style:country-asian="JP"/>
    </style:style>
    <style:style style:name="P393" style:family="paragraph" style:parent-style-name="Text_20_body" style:list-style-name="L106">
      <style:text-properties officeooo:rsid="02a9ede8" officeooo:paragraph-rsid="03614bfe" style:language-asian="ja" style:country-asian="JP"/>
    </style:style>
    <style:style style:name="P394" style:family="paragraph" style:parent-style-name="Text_20_body" style:list-style-name="L108">
      <style:text-properties officeooo:rsid="02a9ede8" officeooo:paragraph-rsid="03614bfe" style:language-asian="ja" style:country-asian="JP"/>
    </style:style>
    <style:style style:name="P395" style:family="paragraph" style:parent-style-name="Text_20_body" style:list-style-name="L109">
      <style:text-properties officeooo:rsid="02a9ede8" officeooo:paragraph-rsid="033f8e17" style:language-asian="ja" style:country-asian="JP"/>
    </style:style>
    <style:style style:name="P396" style:family="paragraph" style:parent-style-name="Text_20_body" style:list-style-name="L111">
      <style:text-properties officeooo:rsid="02a9ede8" officeooo:paragraph-rsid="033f8e17" style:language-asian="ja" style:country-asian="JP"/>
    </style:style>
    <style:style style:name="P397" style:family="paragraph" style:parent-style-name="Text_20_body" style:list-style-name="L112">
      <style:text-properties officeooo:rsid="02a9ede8" officeooo:paragraph-rsid="033a1581" style:language-asian="ja" style:country-asian="JP"/>
    </style:style>
    <style:style style:name="P398" style:family="paragraph" style:parent-style-name="Text_20_body" style:list-style-name="L114">
      <style:text-properties officeooo:rsid="02a9ede8" officeooo:paragraph-rsid="033a1581" style:language-asian="ja" style:country-asian="JP"/>
    </style:style>
    <style:style style:name="P399" style:family="paragraph" style:parent-style-name="Text_20_body" style:list-style-name="L116">
      <style:text-properties officeooo:rsid="02a9ede8" officeooo:paragraph-rsid="03443709" style:language-asian="ja" style:country-asian="JP"/>
    </style:style>
    <style:style style:name="P400" style:family="paragraph" style:parent-style-name="Text_20_body" style:list-style-name="L118">
      <style:text-properties officeooo:rsid="02a9ede8" officeooo:paragraph-rsid="03443709" style:language-asian="ja" style:country-asian="JP"/>
    </style:style>
    <style:style style:name="P401" style:family="paragraph" style:parent-style-name="Text_20_body" style:list-style-name="L119">
      <style:text-properties officeooo:rsid="02a9ede8" officeooo:paragraph-rsid="0376c87f" style:language-asian="ja" style:country-asian="JP"/>
    </style:style>
    <style:style style:name="P402" style:family="paragraph" style:parent-style-name="Text_20_body" style:list-style-name="L119">
      <style:text-properties officeooo:rsid="02a9ede8" officeooo:paragraph-rsid="0377c216" style:language-asian="ja" style:country-asian="JP"/>
    </style:style>
    <style:style style:name="P403" style:family="paragraph" style:parent-style-name="Text_20_body" style:list-style-name="L119">
      <style:text-properties officeooo:rsid="02a9ede8" officeooo:paragraph-rsid="0353382f" style:language-asian="ja" style:country-asian="JP"/>
    </style:style>
    <style:style style:name="P404" style:family="paragraph" style:parent-style-name="Text_20_body" style:list-style-name="L121">
      <style:text-properties officeooo:rsid="02a9ede8" officeooo:paragraph-rsid="0353382f" style:language-asian="ja" style:country-asian="JP"/>
    </style:style>
    <style:style style:name="P405" style:family="paragraph" style:parent-style-name="Text_20_body" style:list-style-name="L136">
      <style:text-properties officeooo:rsid="02a9ede8" officeooo:paragraph-rsid="0396c50c" style:language-asian="ja" style:country-asian="JP"/>
    </style:style>
    <style:style style:name="P406" style:family="paragraph" style:parent-style-name="Text_20_body" style:list-style-name="L138">
      <style:text-properties officeooo:rsid="02a9ede8" officeooo:paragraph-rsid="0396c50c" style:language-asian="ja" style:country-asian="JP"/>
    </style:style>
    <style:style style:name="P407" style:family="paragraph" style:parent-style-name="Text_20_body" style:list-style-name="L152">
      <style:text-properties officeooo:rsid="02a9ede8" officeooo:paragraph-rsid="03bb26eb" style:language-asian="ja" style:country-asian="JP"/>
    </style:style>
    <style:style style:name="P408" style:family="paragraph" style:parent-style-name="Text_20_body" style:list-style-name="L156">
      <style:text-properties officeooo:rsid="02a9ede8" officeooo:paragraph-rsid="03aff493" style:language-asian="ja" style:country-asian="JP"/>
    </style:style>
    <style:style style:name="P409" style:family="paragraph" style:parent-style-name="Text_20_body" style:list-style-name="L156">
      <style:text-properties officeooo:rsid="02a9ede8" officeooo:paragraph-rsid="03b30dcf" style:language-asian="ja" style:country-asian="JP"/>
    </style:style>
    <style:style style:name="P410" style:family="paragraph" style:parent-style-name="Text_20_body" style:list-style-name="L159">
      <style:text-properties officeooo:rsid="02a9ede8" officeooo:paragraph-rsid="03aff493" style:language-asian="ja" style:country-asian="JP"/>
    </style:style>
    <style:style style:name="P411" style:family="paragraph" style:parent-style-name="Text_20_body" style:list-style-name="L15">
      <style:text-properties officeooo:rsid="0037aced" officeooo:paragraph-rsid="02fbcb0d" style:language-asian="ja" style:country-asian="JP"/>
    </style:style>
    <style:style style:name="P412" style:family="paragraph" style:parent-style-name="Text_20_body" style:list-style-name="L15">
      <style:text-properties officeooo:rsid="0037aced" officeooo:paragraph-rsid="041744d4" style:language-asian="ja" style:country-asian="JP"/>
    </style:style>
    <style:style style:name="P413" style:family="paragraph" style:parent-style-name="Text_20_body" style:list-style-name="L15">
      <style:text-properties officeooo:rsid="0037aced" officeooo:paragraph-rsid="02fea7c3" style:language-asian="ja" style:country-asian="JP"/>
    </style:style>
    <style:style style:name="P414" style:family="paragraph" style:parent-style-name="Text_20_body" style:list-style-name="L15">
      <style:text-properties officeooo:rsid="0037aced" officeooo:paragraph-rsid="03ea31f2" style:language-asian="ja" style:country-asian="JP"/>
    </style:style>
    <style:style style:name="P415" style:family="paragraph" style:parent-style-name="Text_20_body" style:list-style-name="L53">
      <style:text-properties officeooo:rsid="0037aced" officeooo:paragraph-rsid="043b5789" style:language-asian="ja" style:country-asian="JP"/>
    </style:style>
    <style:style style:name="P416" style:family="paragraph" style:parent-style-name="Text_20_body" style:list-style-name="L58">
      <style:text-properties officeooo:rsid="0037aced" officeooo:paragraph-rsid="02c0d7de" style:language-asian="ja" style:country-asian="JP"/>
    </style:style>
    <style:style style:name="P417" style:family="paragraph" style:parent-style-name="Text_20_body" style:list-style-name="L58">
      <style:text-properties officeooo:rsid="0037aced" officeooo:paragraph-rsid="02e74b23" style:language-asian="ja" style:country-asian="JP"/>
    </style:style>
    <style:style style:name="P418" style:family="paragraph" style:parent-style-name="Text_20_body" style:list-style-name="L58">
      <style:text-properties officeooo:rsid="0037aced" officeooo:paragraph-rsid="02c81529" style:language-asian="ja" style:country-asian="JP"/>
    </style:style>
    <style:style style:name="P419" style:family="paragraph" style:parent-style-name="Text_20_body" style:list-style-name="L58">
      <style:text-properties officeooo:rsid="0037aced" officeooo:paragraph-rsid="02c9895b" style:language-asian="ja" style:country-asian="JP"/>
    </style:style>
    <style:style style:name="P420" style:family="paragraph" style:parent-style-name="Text_20_body" style:list-style-name="L58">
      <style:text-properties officeooo:rsid="0037aced" officeooo:paragraph-rsid="02cecc2c" style:language-asian="ja" style:country-asian="JP"/>
    </style:style>
    <style:style style:name="P421" style:family="paragraph" style:parent-style-name="Text_20_body" style:list-style-name="L58">
      <style:text-properties officeooo:rsid="0037aced" officeooo:paragraph-rsid="02d19bde" style:language-asian="ja" style:country-asian="JP"/>
    </style:style>
    <style:style style:name="P422" style:family="paragraph" style:parent-style-name="Text_20_body" style:list-style-name="L58">
      <style:text-properties officeooo:rsid="0037aced" officeooo:paragraph-rsid="02e5e7c6" style:language-asian="ja" style:country-asian="JP"/>
    </style:style>
    <style:style style:name="P423" style:family="paragraph" style:parent-style-name="Text_20_body" style:list-style-name="L58">
      <style:text-properties officeooo:rsid="0037aced" officeooo:paragraph-rsid="02e655ab" style:language-asian="ja" style:country-asian="JP"/>
    </style:style>
    <style:style style:name="P424"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25" style:family="paragraph" style:parent-style-name="Text_20_body" style:list-style-name="L59">
      <style:text-properties officeooo:rsid="0037aced" officeooo:paragraph-rsid="02e5e7c6" style:language-asian="ja" style:country-asian="JP"/>
    </style:style>
    <style:style style:name="P426" style:family="paragraph" style:parent-style-name="Text_20_body" style:list-style-name="L92">
      <style:text-properties officeooo:rsid="0037aced" officeooo:paragraph-rsid="041d74cd" style:language-asian="ja" style:country-asian="JP"/>
    </style:style>
    <style:style style:name="P427" style:family="paragraph" style:parent-style-name="Text_20_body" style:list-style-name="L104">
      <style:text-properties officeooo:rsid="0037aced" officeooo:paragraph-rsid="03502236" style:language-asian="ja" style:country-asian="JP"/>
    </style:style>
    <style:style style:name="P428" style:family="paragraph" style:parent-style-name="Text_20_body" style:list-style-name="L113">
      <style:text-properties officeooo:rsid="0037aced" officeooo:paragraph-rsid="033a1581" style:language-asian="ja" style:country-asian="JP"/>
    </style:style>
    <style:style style:name="P429" style:family="paragraph" style:parent-style-name="Text_20_body" style:list-style-name="L117">
      <style:text-properties officeooo:rsid="0037aced" officeooo:paragraph-rsid="0345ba56" style:language-asian="ja" style:country-asian="JP"/>
    </style:style>
    <style:style style:name="P430" style:family="paragraph" style:parent-style-name="Text_20_body" style:list-style-name="L125">
      <style:text-properties officeooo:rsid="0037aced" officeooo:paragraph-rsid="03811c9c" style:language-asian="ja" style:country-asian="JP"/>
    </style:style>
    <style:style style:name="P431" style:family="paragraph" style:parent-style-name="Text_20_body" style:list-style-name="L125">
      <style:text-properties officeooo:rsid="0037aced" officeooo:paragraph-rsid="0383147b" style:language-asian="ja" style:country-asian="JP"/>
    </style:style>
    <style:style style:name="P432" style:family="paragraph" style:parent-style-name="Text_20_body" style:list-style-name="L125">
      <style:text-properties officeooo:rsid="0037aced" officeooo:paragraph-rsid="03837771" style:language-asian="ja" style:country-asian="JP"/>
    </style:style>
    <style:style style:name="P433" style:family="paragraph" style:parent-style-name="Text_20_body" style:list-style-name="L126">
      <style:text-properties officeooo:rsid="0037aced" officeooo:paragraph-rsid="0388d0cf" style:language-asian="ja" style:country-asian="JP"/>
    </style:style>
    <style:style style:name="P434" style:family="paragraph" style:parent-style-name="Text_20_body" style:list-style-name="L128">
      <style:text-properties officeooo:rsid="0037aced" officeooo:paragraph-rsid="038aa0da" style:language-asian="ja" style:country-asian="JP"/>
    </style:style>
    <style:style style:name="P435" style:family="paragraph" style:parent-style-name="Text_20_body" style:list-style-name="L129">
      <style:text-properties officeooo:rsid="0037aced" officeooo:paragraph-rsid="038aa0da" style:language-asian="ja" style:country-asian="JP"/>
    </style:style>
    <style:style style:name="P436" style:family="paragraph" style:parent-style-name="Text_20_body" style:list-style-name="L130">
      <style:text-properties officeooo:rsid="0037aced" officeooo:paragraph-rsid="03930206" style:language-asian="ja" style:country-asian="JP"/>
    </style:style>
    <style:style style:name="P437" style:family="paragraph" style:parent-style-name="Text_20_body" style:list-style-name="L131">
      <style:text-properties officeooo:rsid="0037aced" officeooo:paragraph-rsid="03930206" style:language-asian="ja" style:country-asian="JP"/>
    </style:style>
    <style:style style:name="P438" style:family="paragraph" style:parent-style-name="Text_20_body" style:list-style-name="L134">
      <style:text-properties officeooo:rsid="0037aced" officeooo:paragraph-rsid="039373c2" style:language-asian="ja" style:country-asian="JP"/>
    </style:style>
    <style:style style:name="P439" style:family="paragraph" style:parent-style-name="Text_20_body" style:list-style-name="L135">
      <style:text-properties officeooo:rsid="0037aced" officeooo:paragraph-rsid="0395abc7" style:language-asian="ja" style:country-asian="JP"/>
    </style:style>
    <style:style style:name="P440" style:family="paragraph" style:parent-style-name="Text_20_body" style:list-style-name="L137">
      <style:text-properties officeooo:rsid="0037aced" officeooo:paragraph-rsid="0396c50c" style:language-asian="ja" style:country-asian="JP"/>
    </style:style>
    <style:style style:name="P441" style:family="paragraph" style:parent-style-name="Text_20_body" style:list-style-name="L141">
      <style:text-properties officeooo:rsid="0037aced" officeooo:paragraph-rsid="039761a3" style:language-asian="ja" style:country-asian="JP"/>
    </style:style>
    <style:style style:name="P442" style:family="paragraph" style:parent-style-name="Text_20_body" style:list-style-name="L142">
      <style:text-properties officeooo:rsid="0037aced" officeooo:paragraph-rsid="039933d3" style:language-asian="ja" style:country-asian="JP"/>
    </style:style>
    <style:style style:name="P443" style:family="paragraph" style:parent-style-name="Text_20_body" style:list-style-name="L142">
      <style:text-properties officeooo:rsid="0037aced" officeooo:paragraph-rsid="039be9d4" style:language-asian="ja" style:country-asian="JP"/>
    </style:style>
    <style:style style:name="P444" style:family="paragraph" style:parent-style-name="Text_20_body" style:list-style-name="L143">
      <style:text-properties officeooo:rsid="0037aced" officeooo:paragraph-rsid="039761a3" style:language-asian="ja" style:country-asian="JP"/>
    </style:style>
    <style:style style:name="P445" style:family="paragraph" style:parent-style-name="Text_20_body" style:list-style-name="L145">
      <style:text-properties officeooo:rsid="0037aced" officeooo:paragraph-rsid="03a33efa" style:language-asian="ja" style:country-asian="JP"/>
    </style:style>
    <style:style style:name="P446" style:family="paragraph" style:parent-style-name="Text_20_body" style:list-style-name="L145">
      <style:text-properties officeooo:rsid="0037aced" officeooo:paragraph-rsid="03a5b92d" style:language-asian="ja" style:country-asian="JP"/>
    </style:style>
    <style:style style:name="P447" style:family="paragraph" style:parent-style-name="Text_20_body" style:list-style-name="L145">
      <style:text-properties officeooo:rsid="0037aced" officeooo:paragraph-rsid="03a06143" style:language-asian="ja" style:country-asian="JP"/>
    </style:style>
    <style:style style:name="P448" style:family="paragraph" style:parent-style-name="Text_20_body" style:list-style-name="L146">
      <style:text-properties officeooo:rsid="0037aced" officeooo:paragraph-rsid="039de62a" style:language-asian="ja" style:country-asian="JP"/>
    </style:style>
    <style:style style:name="P449" style:family="paragraph" style:parent-style-name="Text_20_body" style:list-style-name="L147">
      <style:text-properties officeooo:rsid="0037aced" officeooo:paragraph-rsid="039de62a" style:language-asian="ja" style:country-asian="JP"/>
    </style:style>
    <style:style style:name="P450" style:family="paragraph" style:parent-style-name="Text_20_body" style:list-style-name="L150">
      <style:text-properties officeooo:rsid="0037aced" officeooo:paragraph-rsid="03a81025" style:language-asian="ja" style:country-asian="JP"/>
    </style:style>
    <style:style style:name="P451" style:family="paragraph" style:parent-style-name="Text_20_body" style:list-style-name="L151">
      <style:text-properties officeooo:rsid="0037aced" officeooo:paragraph-rsid="03a81025" style:language-asian="ja" style:country-asian="JP"/>
    </style:style>
    <style:style style:name="P452" style:family="paragraph" style:parent-style-name="Text_20_body" style:list-style-name="L158">
      <style:text-properties officeooo:rsid="0037aced" officeooo:paragraph-rsid="03aff493" style:language-asian="ja" style:country-asian="JP"/>
    </style:style>
    <style:style style:name="P453" style:family="paragraph" style:parent-style-name="Text_20_body" style:list-style-name="L157">
      <style:text-properties officeooo:rsid="0037aced" officeooo:paragraph-rsid="03aff493" style:language-asian="ja" style:country-asian="JP"/>
    </style:style>
    <style:style style:name="P454" style:family="paragraph" style:parent-style-name="Text_20_body" style:list-style-name="L157">
      <style:text-properties officeooo:rsid="0037aced" officeooo:paragraph-rsid="03b30dcf" style:language-asian="ja" style:country-asian="JP"/>
    </style:style>
    <style:style style:name="P455" style:family="paragraph" style:parent-style-name="Text_20_body" style:list-style-name="L159">
      <style:text-properties officeooo:rsid="0037aced" officeooo:paragraph-rsid="03aff493" style:language-asian="ja" style:country-asian="JP"/>
    </style:style>
    <style:style style:name="P456" style:family="paragraph" style:parent-style-name="Text_20_body" style:list-style-name="L159">
      <style:text-properties officeooo:rsid="0037aced" officeooo:paragraph-rsid="03fe1c1c" style:language-asian="ja" style:country-asian="JP"/>
    </style:style>
    <style:style style:name="P457" style:family="paragraph" style:parent-style-name="Text_20_body" style:list-style-name="L159">
      <style:text-properties officeooo:rsid="0037aced" officeooo:paragraph-rsid="03b30dcf" style:language-asian="ja" style:country-asian="JP"/>
    </style:style>
    <style:style style:name="P458" style:family="paragraph" style:parent-style-name="Text_20_body" style:list-style-name="L15">
      <style:text-properties officeooo:paragraph-rsid="03ea31f2" style:language-asian="ja" style:country-asian="JP"/>
    </style:style>
    <style:style style:name="P459" style:family="paragraph" style:parent-style-name="Text_20_body" style:list-style-name="L20">
      <style:text-properties officeooo:rsid="015ed176" officeooo:paragraph-rsid="0303af00" style:language-asian="ja" style:country-asian="JP"/>
    </style:style>
    <style:style style:name="P460" style:family="paragraph" style:parent-style-name="Text_20_body" style:list-style-name="L37">
      <style:text-properties officeooo:rsid="015ed176" officeooo:paragraph-rsid="02193feb" style:language-asian="ja" style:country-asian="JP"/>
    </style:style>
    <style:style style:name="P461" style:family="paragraph" style:parent-style-name="Text_20_body" style:list-style-name="L24">
      <style:text-properties officeooo:rsid="02193feb" officeooo:paragraph-rsid="02983886" style:language-asian="ja" style:country-asian="JP"/>
    </style:style>
    <style:style style:name="P462" style:family="paragraph" style:parent-style-name="Text_20_body" style:list-style-name="L30">
      <style:text-properties officeooo:rsid="02193feb" officeooo:paragraph-rsid="02b11818" style:language-asian="ja" style:country-asian="JP"/>
    </style:style>
    <style:style style:name="P463" style:family="paragraph" style:parent-style-name="Text_20_body" style:list-style-name="L30">
      <style:text-properties officeooo:rsid="02193feb" officeooo:paragraph-rsid="02b43e6b" style:language-asian="ja" style:country-asian="JP"/>
    </style:style>
    <style:style style:name="P464" style:family="paragraph" style:parent-style-name="Text_20_body" style:list-style-name="L30">
      <style:text-properties officeooo:rsid="02193feb" officeooo:paragraph-rsid="02b798d5" style:language-asian="ja" style:country-asian="JP"/>
    </style:style>
    <style:style style:name="P465" style:family="paragraph" style:parent-style-name="Text_20_body" style:list-style-name="L54">
      <style:text-properties officeooo:rsid="02193feb" officeooo:paragraph-rsid="02c0d7de" style:language-asian="ja" style:country-asian="JP"/>
    </style:style>
    <style:style style:name="P466" style:family="paragraph" style:parent-style-name="Text_20_body" style:list-style-name="L54">
      <style:text-properties officeooo:rsid="02193feb" officeooo:paragraph-rsid="02ca992b" style:language-asian="ja" style:country-asian="JP"/>
    </style:style>
    <style:style style:name="P467" style:family="paragraph" style:parent-style-name="Text_20_body" style:list-style-name="L54">
      <style:text-properties officeooo:rsid="02193feb" officeooo:paragraph-rsid="02de6799" style:language-asian="ja" style:country-asian="JP"/>
    </style:style>
    <style:style style:name="P468" style:family="paragraph" style:parent-style-name="Text_20_body" style:list-style-name="L54">
      <style:text-properties officeooo:rsid="02193feb" officeooo:paragraph-rsid="03e5f556" style:language-asian="ja" style:country-asian="JP"/>
    </style:style>
    <style:style style:name="P469" style:family="paragraph" style:parent-style-name="Text_20_body" style:list-style-name="L54">
      <style:text-properties officeooo:rsid="02193feb" officeooo:paragraph-rsid="02e9a488" style:language-asian="ja" style:country-asian="JP"/>
    </style:style>
    <style:style style:name="P470" style:family="paragraph" style:parent-style-name="Text_20_body" style:list-style-name="L54">
      <style:text-properties officeooo:rsid="02193feb" officeooo:paragraph-rsid="02efed03" style:language-asian="ja" style:country-asian="JP"/>
    </style:style>
    <style:style style:name="P471" style:family="paragraph" style:parent-style-name="Text_20_body" style:list-style-name="L54">
      <style:text-properties officeooo:rsid="02193feb" officeooo:paragraph-rsid="0307aee2" style:language-asian="ja" style:country-asian="JP"/>
    </style:style>
    <style:style style:name="P472" style:family="paragraph" style:parent-style-name="Text_20_body" style:list-style-name="L54">
      <style:text-properties officeooo:rsid="02193feb" officeooo:paragraph-rsid="030aa0a0" style:language-asian="ja" style:country-asian="JP"/>
    </style:style>
    <style:style style:name="P473" style:family="paragraph" style:parent-style-name="Text_20_body" style:list-style-name="L54">
      <style:text-properties officeooo:rsid="02193feb" officeooo:paragraph-rsid="030bc9ea" style:language-asian="ja" style:country-asian="JP"/>
    </style:style>
    <style:style style:name="P474" style:family="paragraph" style:parent-style-name="Text_20_body" style:list-style-name="L54">
      <style:text-properties officeooo:rsid="02193feb" officeooo:paragraph-rsid="0314d1a9" style:language-asian="ja" style:country-asian="JP"/>
    </style:style>
    <style:style style:name="P475" style:family="paragraph" style:parent-style-name="Text_20_body" style:list-style-name="L27">
      <style:text-properties officeooo:rsid="01bfbf87" officeooo:paragraph-rsid="02969e4e" style:language-asian="ja" style:country-asian="JP"/>
    </style:style>
    <style:style style:name="P476" style:family="paragraph" style:parent-style-name="Text_20_body" style:list-style-name="L27">
      <style:text-properties officeooo:rsid="01bfbf87" officeooo:paragraph-rsid="02983886" style:language-asian="ja" style:country-asian="JP"/>
    </style:style>
    <style:style style:name="P477" style:family="paragraph" style:parent-style-name="Text_20_body" style:list-style-name="L33">
      <style:text-properties officeooo:rsid="02b28f01" officeooo:paragraph-rsid="040a9cfc" style:language-asian="ja" style:country-asian="JP"/>
    </style:style>
    <style:style style:name="P478" style:family="paragraph" style:parent-style-name="Text_20_body" style:list-style-name="L34">
      <style:text-properties officeooo:paragraph-rsid="02aa892c" style:language-asian="ja" style:country-asian="JP"/>
    </style:style>
    <style:style style:name="P479" style:family="paragraph" style:parent-style-name="Text_20_body" style:list-style-name="L38">
      <style:text-properties officeooo:rsid="040eb912" officeooo:paragraph-rsid="040eb912" style:language-asian="ja" style:country-asian="JP"/>
    </style:style>
    <style:style style:name="P480" style:family="paragraph" style:parent-style-name="Text_20_body" style:list-style-name="L30">
      <style:text-properties officeooo:rsid="02b798d5" officeooo:paragraph-rsid="02b798d5" style:language-asian="ja" style:country-asian="JP"/>
    </style:style>
    <style:style style:name="P481" style:family="paragraph" style:parent-style-name="Text_20_body" style:list-style-name="L30">
      <style:text-properties officeooo:rsid="02b959c5" officeooo:paragraph-rsid="02b959c5" style:language-asian="ja" style:country-asian="JP"/>
    </style:style>
    <style:style style:name="P482" style:family="paragraph" style:parent-style-name="Text_20_body" style:list-style-name="L30">
      <style:text-properties officeooo:rsid="02b73c68" officeooo:paragraph-rsid="02b959c5" style:language-asian="ja" style:country-asian="JP"/>
    </style:style>
    <style:style style:name="P483" style:family="paragraph" style:parent-style-name="Text_20_body" style:list-style-name="L49">
      <style:text-properties officeooo:rsid="03d59720" officeooo:paragraph-rsid="03d59720" style:language-asian="ja" style:country-asian="JP"/>
    </style:style>
    <style:style style:name="P484" style:family="paragraph" style:parent-style-name="Text_20_body" style:list-style-name="L51">
      <style:text-properties officeooo:rsid="03d59720" officeooo:paragraph-rsid="03d59720" style:language-asian="ja" style:country-asian="JP"/>
    </style:style>
    <style:style style:name="P485" style:family="paragraph" style:parent-style-name="Text_20_body" style:list-style-name="L51">
      <style:text-properties officeooo:rsid="03d59720" officeooo:paragraph-rsid="043a1e2c" style:language-asian="ja" style:country-asian="JP"/>
    </style:style>
    <style:style style:name="P486" style:family="paragraph" style:parent-style-name="Text_20_body" style:list-style-name="L52">
      <style:text-properties officeooo:rsid="03d59720" officeooo:paragraph-rsid="043a1e2c" style:language-asian="ja" style:country-asian="JP"/>
    </style:style>
    <style:style style:name="P487" style:family="paragraph" style:parent-style-name="Text_20_body" style:list-style-name="L53">
      <style:text-properties officeooo:rsid="043a1e2c" officeooo:paragraph-rsid="043a1e2c" style:language-asian="ja" style:country-asian="JP"/>
    </style:style>
    <style:style style:name="P488" style:family="paragraph" style:parent-style-name="Text_20_body" style:list-style-name="L54">
      <style:text-properties officeooo:rsid="02d92bec" officeooo:paragraph-rsid="02d92bec" style:language-asian="ja" style:country-asian="JP"/>
    </style:style>
    <style:style style:name="P489" style:family="paragraph" style:parent-style-name="Text_20_body" style:list-style-name="L54">
      <style:text-properties officeooo:rsid="02da9ad5" officeooo:paragraph-rsid="02da9ad5" style:language-asian="ja" style:country-asian="JP"/>
    </style:style>
    <style:style style:name="P490" style:family="paragraph" style:parent-style-name="Text_20_body" style:list-style-name="L54">
      <style:text-properties officeooo:rsid="02e43feb" officeooo:paragraph-rsid="02e43feb" style:language-asian="ja" style:country-asian="JP"/>
    </style:style>
    <style:style style:name="P491" style:family="paragraph" style:parent-style-name="Text_20_body" style:list-style-name="L54">
      <style:text-properties officeooo:rsid="04375f71" officeooo:paragraph-rsid="04375f71" style:language-asian="ja" style:country-asian="JP"/>
    </style:style>
    <style:style style:name="P492" style:family="paragraph" style:parent-style-name="Text_20_body" style:list-style-name="L54">
      <style:text-properties officeooo:rsid="02c0d7de" officeooo:paragraph-rsid="02c0d7de" style:language-asian="ja" style:country-asian="JP"/>
    </style:style>
    <style:style style:name="P493" style:family="paragraph" style:parent-style-name="Text_20_body" style:list-style-name="L58">
      <style:text-properties officeooo:paragraph-rsid="03c365d3" style:language-asian="ja" style:country-asian="JP"/>
    </style:style>
    <style:style style:name="P494" style:family="paragraph" style:parent-style-name="Text_20_body" style:list-style-name="L58">
      <style:text-properties officeooo:rsid="001a76c8" officeooo:paragraph-rsid="0326645b" style:language-asian="ja" style:country-asian="JP"/>
    </style:style>
    <style:style style:name="P495" style:family="paragraph" style:parent-style-name="Text_20_body" style:list-style-name="L58">
      <style:text-properties officeooo:rsid="001a76c8" officeooo:paragraph-rsid="04419d9e" style:language-asian="ja" style:country-asian="JP"/>
    </style:style>
    <style:style style:name="P496" style:family="paragraph" style:parent-style-name="Text_20_body" style:list-style-name="L58">
      <style:text-properties officeooo:rsid="001a76c8" officeooo:paragraph-rsid="04439d16" style:language-asian="ja" style:country-asian="JP"/>
    </style:style>
    <style:style style:name="P497"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498"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499" style:family="paragraph" style:parent-style-name="Text_20_body" style:list-style-name="L62">
      <style:text-properties officeooo:rsid="0164dde6" officeooo:paragraph-rsid="032a4f24" style:language-asian="ja" style:country-asian="JP"/>
    </style:style>
    <style:style style:name="P500" style:family="paragraph" style:parent-style-name="Text_20_body" style:list-style-name="L64">
      <style:text-properties officeooo:paragraph-rsid="032cf72e" style:language-asian="ja" style:country-asian="JP"/>
    </style:style>
    <style:style style:name="P501" style:family="paragraph" style:parent-style-name="Text_20_body" style:list-style-name="L64">
      <style:text-properties officeooo:paragraph-rsid="032a4f24" style:language-asian="ja" style:country-asian="JP"/>
    </style:style>
    <style:style style:name="P502" style:family="paragraph" style:parent-style-name="Text_20_body" style:list-style-name="L65">
      <style:text-properties officeooo:rsid="032a4f24" officeooo:paragraph-rsid="032cf72e" style:language-asian="ja" style:country-asian="JP"/>
    </style:style>
    <style:style style:name="P503" style:family="paragraph" style:parent-style-name="Text_20_body" style:list-style-name="L67">
      <style:text-properties officeooo:paragraph-rsid="03c365d3" style:language-asian="ja" style:country-asian="JP"/>
    </style:style>
    <style:style style:name="P504" style:family="paragraph" style:parent-style-name="Text_20_body" style:list-style-name="L67">
      <style:text-properties officeooo:paragraph-rsid="02de6799" style:language-asian="ja" style:country-asian="JP"/>
    </style:style>
    <style:style style:name="P505" style:family="paragraph" style:parent-style-name="Text_20_body" style:list-style-name="L69">
      <style:text-properties officeooo:paragraph-rsid="03e5f556" style:language-asian="ja" style:country-asian="JP"/>
    </style:style>
    <style:style style:name="P506" style:family="paragraph" style:parent-style-name="Text_20_body" style:list-style-name="L70">
      <style:text-properties officeooo:paragraph-rsid="03e5f556" style:language-asian="ja" style:country-asian="JP"/>
    </style:style>
    <style:style style:name="P507" style:family="paragraph" style:parent-style-name="Text_20_body" style:list-style-name="L75">
      <style:text-properties officeooo:paragraph-rsid="03c365d3" style:language-asian="ja" style:country-asian="JP"/>
    </style:style>
    <style:style style:name="P508" style:family="paragraph" style:parent-style-name="Text_20_body" style:list-style-name="L77">
      <style:text-properties officeooo:rsid="042caff2" officeooo:paragraph-rsid="042caff2" style:language-asian="ja" style:country-asian="JP"/>
    </style:style>
    <style:style style:name="P509" style:family="paragraph" style:parent-style-name="Text_20_body" style:list-style-name="L79">
      <style:text-properties officeooo:rsid="042caff2" officeooo:paragraph-rsid="042caff2" style:language-asian="ja" style:country-asian="JP"/>
    </style:style>
    <style:style style:name="P510" style:family="paragraph" style:parent-style-name="Text_20_body" style:list-style-name="L78">
      <style:text-properties officeooo:rsid="01c319f1" officeooo:paragraph-rsid="0325fc15" style:language-asian="ja" style:country-asian="JP"/>
    </style:style>
    <style:style style:name="P511" style:family="paragraph" style:parent-style-name="Text_20_body" style:list-style-name="L78">
      <style:text-properties officeooo:rsid="01c6cdd7" officeooo:paragraph-rsid="0325fc15" style:language-asian="ja" style:country-asian="JP"/>
    </style:style>
    <style:style style:name="P512" style:family="paragraph" style:parent-style-name="Text_20_body" style:list-style-name="L78">
      <style:text-properties officeooo:rsid="01c6cdd7" officeooo:paragraph-rsid="0326239f" style:language-asian="ja" style:country-asian="JP"/>
    </style:style>
    <style:style style:name="P513" style:family="paragraph" style:parent-style-name="Text_20_body" style:list-style-name="L81">
      <style:text-properties officeooo:rsid="01f869e1" officeooo:paragraph-rsid="03340d25" style:language-asian="ja" style:country-asian="JP"/>
    </style:style>
    <style:style style:name="P514" style:family="paragraph" style:parent-style-name="Text_20_body" style:list-style-name="L85">
      <style:text-properties officeooo:paragraph-rsid="03c365d3" style:language-asian="ja" style:country-asian="JP"/>
    </style:style>
    <style:style style:name="P515" style:family="paragraph" style:parent-style-name="Text_20_body" style:list-style-name="L85">
      <style:text-properties officeooo:paragraph-rsid="0307aee2" style:language-asian="ja" style:country-asian="JP"/>
    </style:style>
    <style:style style:name="P516" style:family="paragraph" style:parent-style-name="Text_20_body" style:list-style-name="L85">
      <style:text-properties officeooo:paragraph-rsid="030aa022" style:language-asian="ja" style:country-asian="JP"/>
    </style:style>
    <style:style style:name="P517" style:family="paragraph" style:parent-style-name="Text_20_body" style:list-style-name="L88">
      <style:text-properties officeooo:paragraph-rsid="03c365d3" style:language-asian="ja" style:country-asian="JP"/>
    </style:style>
    <style:style style:name="P518" style:family="paragraph" style:parent-style-name="Text_20_body" style:list-style-name="L54">
      <style:text-properties officeooo:rsid="030bc9ea" officeooo:paragraph-rsid="030bc9ea" style:language-asian="ja" style:country-asian="JP"/>
    </style:style>
    <style:style style:name="P519" style:family="paragraph" style:parent-style-name="Text_20_body" style:list-style-name="L90">
      <style:text-properties officeooo:paragraph-rsid="03c365d3" style:language-asian="ja" style:country-asian="JP"/>
    </style:style>
    <style:style style:name="P520" style:family="paragraph" style:parent-style-name="Text_20_body" style:list-style-name="L54">
      <style:text-properties officeooo:rsid="042e7743" officeooo:paragraph-rsid="042e7743" style:language-asian="ja" style:country-asian="JP"/>
    </style:style>
    <style:style style:name="P521" style:family="paragraph" style:parent-style-name="Text_20_body" style:list-style-name="L54">
      <style:text-properties officeooo:rsid="031e7132" officeooo:paragraph-rsid="031e7132" style:language-asian="ja" style:country-asian="JP"/>
    </style:style>
    <style:style style:name="P522" style:family="paragraph" style:parent-style-name="Text_20_body" style:list-style-name="L92">
      <style:text-properties officeooo:paragraph-rsid="03c365d3" style:language-asian="ja" style:country-asian="JP"/>
    </style:style>
    <style:style style:name="P523" style:family="paragraph" style:parent-style-name="Text_20_body" style:list-style-name="L94">
      <style:text-properties officeooo:rsid="017d9cef" officeooo:paragraph-rsid="0347646e" style:language-asian="ja" style:country-asian="JP"/>
    </style:style>
    <style:style style:name="P524" style:family="paragraph" style:parent-style-name="Text_20_body" style:list-style-name="L94">
      <style:text-properties officeooo:rsid="017d9cef" officeooo:paragraph-rsid="034b3cec" style:language-asian="ja" style:country-asian="JP"/>
    </style:style>
    <style:style style:name="P525" style:family="paragraph" style:parent-style-name="Text_20_body" style:list-style-name="L96">
      <style:text-properties officeooo:paragraph-rsid="03c365d3" style:language-asian="ja" style:country-asian="JP"/>
    </style:style>
    <style:style style:name="P526" style:family="paragraph" style:parent-style-name="Text_20_body" style:list-style-name="L99">
      <style:text-properties officeooo:paragraph-rsid="03c365d3" style:language-asian="ja" style:country-asian="JP"/>
    </style:style>
    <style:style style:name="P527" style:family="paragraph" style:parent-style-name="Text_20_body" style:list-style-name="L99">
      <style:text-properties officeooo:paragraph-rsid="034b3cec" style:language-asian="ja" style:country-asian="JP"/>
    </style:style>
    <style:style style:name="P528" style:family="paragraph" style:parent-style-name="Text_20_body" style:list-style-name="L76">
      <style:text-properties officeooo:rsid="04267da9" officeooo:paragraph-rsid="04267da9" style:language-asian="ja" style:country-asian="JP"/>
    </style:style>
    <style:style style:name="P529" style:family="paragraph" style:parent-style-name="Text_20_body" style:list-style-name="L102">
      <style:text-properties officeooo:rsid="042a283c" officeooo:paragraph-rsid="042a283c" style:language-asian="ja" style:country-asian="JP"/>
    </style:style>
    <style:style style:name="P530" style:family="paragraph" style:parent-style-name="Text_20_body" style:list-style-name="L76">
      <style:text-properties officeooo:rsid="021c5549" officeooo:paragraph-rsid="036a6f3e" style:language-asian="ja" style:country-asian="JP"/>
    </style:style>
    <style:style style:name="P531" style:family="paragraph" style:parent-style-name="Text_20_body" style:list-style-name="L76">
      <style:text-properties officeooo:rsid="021c5549" officeooo:paragraph-rsid="03614bfe" style:language-asian="ja" style:country-asian="JP"/>
    </style:style>
    <style:style style:name="P532" style:family="paragraph" style:parent-style-name="Text_20_body" style:list-style-name="L76">
      <style:text-properties officeooo:rsid="021c5549" officeooo:paragraph-rsid="033f8e17" style:language-asian="ja" style:country-asian="JP"/>
    </style:style>
    <style:style style:name="P533" style:family="paragraph" style:parent-style-name="Text_20_body" style:list-style-name="L76">
      <style:text-properties officeooo:rsid="021c5549" officeooo:paragraph-rsid="033a1581" style:language-asian="ja" style:country-asian="JP"/>
    </style:style>
    <style:style style:name="P534" style:family="paragraph" style:parent-style-name="Text_20_body" style:list-style-name="L76">
      <style:text-properties officeooo:rsid="021c5549" officeooo:paragraph-rsid="036bb3f3" style:language-asian="ja" style:country-asian="JP"/>
    </style:style>
    <style:style style:name="P535" style:family="paragraph" style:parent-style-name="Text_20_body" style:list-style-name="L76">
      <style:text-properties officeooo:rsid="021c5549" officeooo:paragraph-rsid="035d00ff" style:language-asian="ja" style:country-asian="JP"/>
    </style:style>
    <style:style style:name="P536" style:family="paragraph" style:parent-style-name="Text_20_body" style:list-style-name="L76">
      <style:text-properties officeooo:rsid="021c5549" officeooo:paragraph-rsid="0386f761" style:language-asian="ja" style:country-asian="JP"/>
    </style:style>
    <style:style style:name="P537" style:family="paragraph" style:parent-style-name="Text_20_body" style:list-style-name="L76">
      <style:text-properties officeooo:rsid="021c5549" officeooo:paragraph-rsid="038aa0da" style:language-asian="ja" style:country-asian="JP"/>
    </style:style>
    <style:style style:name="P538" style:family="paragraph" style:parent-style-name="Text_20_body" style:list-style-name="L76">
      <style:text-properties officeooo:rsid="021c5549" officeooo:paragraph-rsid="039de62a" style:language-asian="ja" style:country-asian="JP"/>
    </style:style>
    <style:style style:name="P539" style:family="paragraph" style:parent-style-name="Text_20_body" style:list-style-name="L115">
      <style:text-properties officeooo:rsid="021c5549" officeooo:paragraph-rsid="0396c50c" style:language-asian="ja" style:country-asian="JP"/>
    </style:style>
    <style:style style:name="P540" style:family="paragraph" style:parent-style-name="Text_20_body" style:list-style-name="L106">
      <style:text-properties officeooo:rsid="03614bfe" officeooo:paragraph-rsid="03614bfe" style:language-asian="ja" style:country-asian="JP"/>
    </style:style>
    <style:style style:name="P541" style:family="paragraph" style:parent-style-name="Text_20_body" style:list-style-name="L108">
      <style:text-properties officeooo:rsid="03614bfe" officeooo:paragraph-rsid="03614bfe" style:language-asian="ja" style:country-asian="JP"/>
    </style:style>
    <style:style style:name="P542" style:family="paragraph" style:parent-style-name="Text_20_body" style:list-style-name="L109">
      <style:text-properties officeooo:rsid="033f8e17" officeooo:paragraph-rsid="033f8e17" style:language-asian="ja" style:country-asian="JP"/>
    </style:style>
    <style:style style:name="P543" style:family="paragraph" style:parent-style-name="Text_20_body" style:list-style-name="L111">
      <style:text-properties officeooo:rsid="033f8e17" officeooo:paragraph-rsid="033f8e17" style:language-asian="ja" style:country-asian="JP"/>
    </style:style>
    <style:style style:name="P544" style:family="paragraph" style:parent-style-name="Text_20_body" style:list-style-name="L76">
      <style:text-properties officeooo:rsid="03438f47" officeooo:paragraph-rsid="03438f47" style:language-asian="ja" style:country-asian="JP"/>
    </style:style>
    <style:style style:name="P545" style:family="paragraph" style:parent-style-name="Text_20_body" style:list-style-name="L115">
      <style:text-properties officeooo:paragraph-rsid="03443709" style:language-asian="ja" style:country-asian="JP"/>
    </style:style>
    <style:style style:name="P546" style:family="paragraph" style:parent-style-name="Text_20_body" style:list-style-name="L115">
      <style:text-properties officeooo:rsid="03460b6c" officeooo:paragraph-rsid="03460b6c" style:language-asian="ja" style:country-asian="JP"/>
    </style:style>
    <style:style style:name="P547" style:family="paragraph" style:parent-style-name="Text_20_body" style:list-style-name="L115">
      <style:text-properties officeooo:rsid="03469056" officeooo:paragraph-rsid="03469056" style:language-asian="ja" style:country-asian="JP"/>
    </style:style>
    <style:style style:name="P548" style:family="paragraph" style:parent-style-name="Text_20_body" style:list-style-name="L119">
      <style:text-properties officeooo:rsid="01e3ac72" officeooo:paragraph-rsid="036ffe6b" style:language-asian="ja" style:country-asian="JP"/>
    </style:style>
    <style:style style:name="P549" style:family="paragraph" style:parent-style-name="Text_20_body" style:list-style-name="L119">
      <style:text-properties officeooo:rsid="01e3ac72" officeooo:paragraph-rsid="03723c43" style:language-asian="ja" style:country-asian="JP"/>
    </style:style>
    <style:style style:name="P550" style:family="paragraph" style:parent-style-name="Text_20_body" style:list-style-name="L76">
      <style:text-properties officeooo:rsid="03897915" officeooo:paragraph-rsid="03897915" style:language-asian="ja" style:country-asian="JP"/>
    </style:style>
    <style:style style:name="P551" style:family="paragraph" style:parent-style-name="Text_20_body" style:list-style-name="L76">
      <style:text-properties officeooo:rsid="0435c067" officeooo:paragraph-rsid="0435c067" style:language-asian="ja" style:country-asian="JP"/>
    </style:style>
    <style:style style:name="P552" style:family="paragraph" style:parent-style-name="Text_20_body" style:list-style-name="L148">
      <style:text-properties officeooo:rsid="03bb26eb" officeooo:paragraph-rsid="03bb26eb" style:language-asian="ja" style:country-asian="JP"/>
    </style:style>
    <style:style style:name="P553" style:family="paragraph" style:parent-style-name="Text_20_body" style:list-style-name="L152">
      <style:text-properties officeooo:rsid="03bb26eb" officeooo:paragraph-rsid="03bb26eb" style:language-asian="ja" style:country-asian="JP"/>
    </style:style>
    <style:style style:name="P554" style:family="paragraph" style:parent-style-name="Text_20_body" style:list-style-name="L76">
      <style:text-properties officeooo:rsid="03aac491" officeooo:paragraph-rsid="03aac491" style:language-asian="ja" style:country-asian="JP"/>
    </style:style>
    <style:style style:name="P555" style:family="paragraph" style:parent-style-name="Text_20_body" style:list-style-name="L76">
      <style:text-properties officeooo:rsid="03aac491" officeooo:paragraph-rsid="03b62b24" style:language-asian="ja" style:country-asian="JP"/>
    </style:style>
    <style:style style:name="P556" style:family="paragraph" style:parent-style-name="Text_20_body" style:list-style-name="L76">
      <style:text-properties officeooo:rsid="03950d9f" officeooo:paragraph-rsid="03aac491" style:language-asian="ja" style:country-asian="JP"/>
    </style:style>
    <style:style style:name="P557" style:family="paragraph" style:parent-style-name="Text_20_body" style:list-style-name="L76">
      <style:text-properties officeooo:rsid="0435b6af" officeooo:paragraph-rsid="0435b6af" style:language-asian="ja" style:country-asian="JP"/>
    </style:style>
    <style:style style:name="P558" style:family="paragraph" style:parent-style-name="Text_20_body" style:list-style-name="L156">
      <style:text-properties officeooo:rsid="03fd9e67" officeooo:paragraph-rsid="0414522e" style:language-asian="ja" style:country-asian="JP"/>
    </style:style>
    <style:style style:name="P559" style:family="paragraph" style:parent-style-name="Text_20_body" style:list-style-name="L4">
      <style:text-properties officeooo:paragraph-rsid="027b26c9"/>
    </style:style>
    <style:style style:name="P560" style:family="paragraph" style:parent-style-name="Text_20_body" style:list-style-name="L4">
      <style:text-properties officeooo:paragraph-rsid="0406c9a4"/>
    </style:style>
    <style:style style:name="P561" style:family="paragraph" style:parent-style-name="Text_20_body" style:list-style-name="L7">
      <style:text-properties officeooo:paragraph-rsid="0288da91"/>
    </style:style>
    <style:style style:name="P562" style:family="paragraph" style:parent-style-name="Text_20_body" style:list-style-name="L15">
      <style:text-properties officeooo:paragraph-rsid="02ff4414"/>
    </style:style>
    <style:style style:name="P563" style:family="paragraph" style:parent-style-name="Text_20_body" style:list-style-name="L15">
      <style:text-properties officeooo:paragraph-rsid="03ea31f2"/>
    </style:style>
    <style:style style:name="P564" style:family="paragraph" style:parent-style-name="Text_20_body" style:list-style-name="L15">
      <style:text-properties officeooo:paragraph-rsid="03041876"/>
    </style:style>
    <style:style style:name="P565" style:family="paragraph" style:parent-style-name="Text_20_body" style:list-style-name="L15">
      <style:text-properties officeooo:paragraph-rsid="043faeb7"/>
    </style:style>
    <style:style style:name="P566" style:family="paragraph" style:parent-style-name="Text_20_body" style:list-style-name="L15">
      <style:paragraph-properties fo:text-align="start" style:justify-single-word="false"/>
      <style:text-properties officeooo:paragraph-rsid="03364d91"/>
    </style:style>
    <style:style style:name="P567" style:family="paragraph" style:parent-style-name="Text_20_body" style:list-style-name="L15">
      <style:paragraph-properties fo:text-align="start" style:justify-single-word="false"/>
      <style:text-properties officeooo:paragraph-rsid="0337469b"/>
    </style:style>
    <style:style style:name="P568" style:family="paragraph" style:parent-style-name="Text_20_body" style:list-style-name="L15">
      <style:paragraph-properties fo:text-align="start" style:justify-single-word="false"/>
      <style:text-properties officeooo:paragraph-rsid="0338e8ca"/>
    </style:style>
    <style:style style:name="P569" style:family="paragraph" style:parent-style-name="Text_20_body" style:list-style-name="L15">
      <style:paragraph-properties fo:text-align="start" style:justify-single-word="false"/>
      <style:text-properties officeooo:paragraph-rsid="03041876"/>
    </style:style>
    <style:style style:name="P570" style:family="paragraph" style:parent-style-name="Text_20_body" style:list-style-name="L18">
      <style:paragraph-properties fo:text-align="start" style:justify-single-word="false"/>
      <style:text-properties officeooo:paragraph-rsid="03c63dfd"/>
    </style:style>
    <style:style style:name="P571" style:family="paragraph" style:parent-style-name="Text_20_body" style:list-style-name="L22">
      <style:paragraph-properties fo:text-align="start" style:justify-single-word="false"/>
      <style:text-properties officeooo:paragraph-rsid="0303af00"/>
    </style:style>
    <style:style style:name="P572" style:family="paragraph" style:parent-style-name="Text_20_body" style:list-style-name="L33">
      <style:paragraph-properties fo:text-align="start" style:justify-single-word="false"/>
      <style:text-properties officeooo:paragraph-rsid="040a8838"/>
    </style:style>
    <style:style style:name="P573" style:family="paragraph" style:parent-style-name="Text_20_body" style:list-style-name="L33">
      <style:paragraph-properties fo:text-align="start" style:justify-single-word="false"/>
      <style:text-properties officeooo:paragraph-rsid="040a9cfc"/>
    </style:style>
    <style:style style:name="P574" style:family="paragraph" style:parent-style-name="Text_20_body" style:list-style-name="L36">
      <style:paragraph-properties fo:text-align="start" style:justify-single-word="false"/>
      <style:text-properties officeooo:paragraph-rsid="02aa892c"/>
    </style:style>
    <style:style style:name="P575" style:family="paragraph" style:parent-style-name="Text_20_body" style:list-style-name="L44">
      <style:paragraph-properties fo:text-align="start" style:justify-single-word="false"/>
      <style:text-properties officeooo:paragraph-rsid="02b11818"/>
    </style:style>
    <style:style style:name="P576" style:family="paragraph" style:parent-style-name="Text_20_body" style:list-style-name="L46">
      <style:paragraph-properties fo:text-align="start" style:justify-single-word="false"/>
      <style:text-properties officeooo:paragraph-rsid="02b28f01"/>
    </style:style>
    <style:style style:name="P577" style:family="paragraph" style:parent-style-name="Text_20_body" style:list-style-name="L48">
      <style:paragraph-properties fo:text-align="start" style:justify-single-word="false"/>
      <style:text-properties officeooo:paragraph-rsid="02b5d485"/>
    </style:style>
    <style:style style:name="P578" style:family="paragraph" style:parent-style-name="Text_20_body" style:list-style-name="L50">
      <style:paragraph-properties fo:text-align="start" style:justify-single-word="false"/>
      <style:text-properties officeooo:paragraph-rsid="02f25075"/>
    </style:style>
    <style:style style:name="P579" style:family="paragraph" style:parent-style-name="Text_20_body" style:list-style-name="L59">
      <style:paragraph-properties fo:text-align="start" style:justify-single-word="false"/>
      <style:text-properties officeooo:paragraph-rsid="02e5e7c6"/>
    </style:style>
    <style:style style:name="P580" style:family="paragraph" style:parent-style-name="Text_20_body" style:list-style-name="L59">
      <style:paragraph-properties fo:text-align="start" style:justify-single-word="false"/>
      <style:text-properties officeooo:paragraph-rsid="036839e5"/>
    </style:style>
    <style:style style:name="P581" style:family="paragraph" style:parent-style-name="Text_20_body" style:list-style-name="L59">
      <style:paragraph-properties fo:text-align="start" style:justify-single-word="false"/>
      <style:text-properties officeooo:paragraph-rsid="02f31166"/>
    </style:style>
    <style:style style:name="P582" style:family="paragraph" style:parent-style-name="Text_20_body" style:list-style-name="L58">
      <style:paragraph-properties fo:text-align="start" style:justify-single-word="false"/>
      <style:text-properties officeooo:paragraph-rsid="02e5e7c6"/>
    </style:style>
    <style:style style:name="P583" style:family="paragraph" style:parent-style-name="Text_20_body" style:list-style-name="L58">
      <style:paragraph-properties fo:text-align="start" style:justify-single-word="false"/>
      <style:text-properties officeooo:paragraph-rsid="02e655ab"/>
    </style:style>
    <style:style style:name="P584" style:family="paragraph" style:parent-style-name="Text_20_body" style:list-style-name="L96">
      <style:paragraph-properties fo:text-align="start" style:justify-single-word="false"/>
      <style:text-properties officeooo:paragraph-rsid="034aa6e4"/>
    </style:style>
    <style:style style:name="P585" style:family="paragraph" style:parent-style-name="Text_20_body" style:list-style-name="L99">
      <style:paragraph-properties fo:text-align="start" style:justify-single-word="false"/>
      <style:text-properties officeooo:paragraph-rsid="034e731d"/>
    </style:style>
    <style:style style:name="P586" style:family="paragraph" style:parent-style-name="Text_20_body" style:list-style-name="L104">
      <style:paragraph-properties fo:text-align="start" style:justify-single-word="false"/>
      <style:text-properties officeooo:paragraph-rsid="036a6f3e"/>
    </style:style>
    <style:style style:name="P587" style:family="paragraph" style:parent-style-name="Text_20_body" style:list-style-name="L104">
      <style:paragraph-properties fo:text-align="start" style:justify-single-word="false"/>
      <style:text-properties officeooo:paragraph-rsid="0422fd4f"/>
    </style:style>
    <style:style style:name="P588" style:family="paragraph" style:parent-style-name="Text_20_body" style:list-style-name="L107">
      <style:paragraph-properties fo:text-align="start" style:justify-single-word="false"/>
      <style:text-properties officeooo:paragraph-rsid="03614d38"/>
    </style:style>
    <style:style style:name="P589" style:family="paragraph" style:parent-style-name="Text_20_body" style:list-style-name="L113">
      <style:paragraph-properties fo:text-align="start" style:justify-single-word="false"/>
      <style:text-properties officeooo:paragraph-rsid="0341b019"/>
    </style:style>
    <style:style style:name="P590" style:family="paragraph" style:parent-style-name="Text_20_body" style:list-style-name="L113">
      <style:paragraph-properties fo:text-align="start" style:justify-single-word="false"/>
      <style:text-properties officeooo:paragraph-rsid="037bbb14"/>
    </style:style>
    <style:style style:name="P591" style:family="paragraph" style:parent-style-name="Text_20_body" style:list-style-name="L113">
      <style:paragraph-properties fo:text-align="start" style:justify-single-word="false"/>
      <style:text-properties officeooo:paragraph-rsid="0432a595"/>
    </style:style>
    <style:style style:name="P592" style:family="paragraph" style:parent-style-name="Text_20_body" style:list-style-name="L117">
      <style:paragraph-properties fo:text-align="start" style:justify-single-word="false"/>
      <style:text-properties officeooo:paragraph-rsid="0345ba56"/>
    </style:style>
    <style:style style:name="P593" style:family="paragraph" style:parent-style-name="Text_20_body" style:list-style-name="L117">
      <style:paragraph-properties fo:text-align="start" style:justify-single-word="false"/>
      <style:text-properties officeooo:paragraph-rsid="040cf8ff"/>
    </style:style>
    <style:style style:name="P594" style:family="paragraph" style:parent-style-name="Text_20_body" style:list-style-name="L117">
      <style:paragraph-properties fo:text-align="start" style:justify-single-word="false"/>
      <style:text-properties officeooo:paragraph-rsid="03469056"/>
    </style:style>
    <style:style style:name="P595" style:family="paragraph" style:parent-style-name="Text_20_body" style:list-style-name="L120">
      <style:paragraph-properties fo:text-align="start" style:justify-single-word="false"/>
      <style:text-properties officeooo:paragraph-rsid="0378fe2b"/>
    </style:style>
    <style:style style:name="P596" style:family="paragraph" style:parent-style-name="Text_20_body" style:list-style-name="L120">
      <style:paragraph-properties fo:text-align="start" style:justify-single-word="false"/>
      <style:text-properties officeooo:paragraph-rsid="0379ddbe"/>
    </style:style>
    <style:style style:name="P597" style:family="paragraph" style:parent-style-name="Text_20_body" style:list-style-name="L120">
      <style:paragraph-properties fo:text-align="start" style:justify-single-word="false"/>
      <style:text-properties officeooo:paragraph-rsid="043eab4b"/>
    </style:style>
    <style:style style:name="P598" style:family="paragraph" style:parent-style-name="Text_20_body" style:list-style-name="L123">
      <style:paragraph-properties fo:text-align="start" style:justify-single-word="false"/>
      <style:text-properties officeooo:paragraph-rsid="03f8208d"/>
    </style:style>
    <style:style style:name="P599" style:family="paragraph" style:parent-style-name="Text_20_body" style:list-style-name="L123">
      <style:paragraph-properties fo:text-align="start" style:justify-single-word="false"/>
      <style:text-properties officeooo:paragraph-rsid="036031b9"/>
    </style:style>
    <style:style style:name="P600" style:family="paragraph" style:parent-style-name="Text_20_body" style:list-style-name="L125">
      <style:paragraph-properties fo:text-align="start" style:justify-single-word="false"/>
      <style:text-properties officeooo:paragraph-rsid="03811c9c"/>
    </style:style>
    <style:style style:name="P601" style:family="paragraph" style:parent-style-name="Text_20_body" style:list-style-name="L125">
      <style:paragraph-properties fo:text-align="start" style:justify-single-word="false"/>
      <style:text-properties officeooo:paragraph-rsid="0435c067"/>
    </style:style>
    <style:style style:name="P602" style:family="paragraph" style:parent-style-name="Text_20_body" style:list-style-name="L125">
      <style:paragraph-properties fo:text-align="start" style:justify-single-word="false"/>
      <style:text-properties officeooo:paragraph-rsid="0383147b"/>
    </style:style>
    <style:style style:name="P603" style:family="paragraph" style:parent-style-name="Text_20_body" style:list-style-name="L125">
      <style:paragraph-properties fo:text-align="start" style:justify-single-word="false"/>
      <style:text-properties officeooo:paragraph-rsid="03837771"/>
    </style:style>
    <style:style style:name="P604" style:family="paragraph" style:parent-style-name="Text_20_body" style:list-style-name="L125">
      <style:paragraph-properties fo:text-align="start" style:justify-single-word="false"/>
      <style:text-properties officeooo:paragraph-rsid="0389ef4e"/>
    </style:style>
    <style:style style:name="P605" style:family="paragraph" style:parent-style-name="Text_20_body" style:list-style-name="L126">
      <style:paragraph-properties fo:text-align="start" style:justify-single-word="false"/>
      <style:text-properties officeooo:paragraph-rsid="03897915"/>
    </style:style>
    <style:style style:name="P606" style:family="paragraph" style:parent-style-name="Text_20_body" style:list-style-name="L126">
      <style:paragraph-properties fo:text-align="start" style:justify-single-word="false"/>
      <style:text-properties officeooo:paragraph-rsid="0435c067"/>
    </style:style>
    <style:style style:name="P607" style:family="paragraph" style:parent-style-name="Text_20_body" style:list-style-name="L128">
      <style:paragraph-properties fo:text-align="start" style:justify-single-word="false"/>
      <style:text-properties officeooo:paragraph-rsid="038aa0da"/>
    </style:style>
    <style:style style:name="P608" style:family="paragraph" style:parent-style-name="Text_20_body" style:list-style-name="L128">
      <style:paragraph-properties fo:text-align="start" style:justify-single-word="false"/>
      <style:text-properties officeooo:paragraph-rsid="038d1fac"/>
    </style:style>
    <style:style style:name="P609" style:family="paragraph" style:parent-style-name="Text_20_body" style:list-style-name="L128">
      <style:paragraph-properties fo:text-align="start" style:justify-single-word="false"/>
      <style:text-properties officeooo:paragraph-rsid="03fa0e4c"/>
    </style:style>
    <style:style style:name="P610" style:family="paragraph" style:parent-style-name="Text_20_body" style:list-style-name="L128">
      <style:paragraph-properties fo:text-align="start" style:justify-single-word="false"/>
      <style:text-properties officeooo:paragraph-rsid="038fafab"/>
    </style:style>
    <style:style style:name="P611" style:family="paragraph" style:parent-style-name="Text_20_body" style:list-style-name="L128">
      <style:paragraph-properties fo:text-align="start" style:justify-single-word="false"/>
      <style:text-properties officeooo:paragraph-rsid="03930206"/>
    </style:style>
    <style:style style:name="P612" style:family="paragraph" style:parent-style-name="Text_20_body" style:list-style-name="L129">
      <style:paragraph-properties fo:text-align="start" style:justify-single-word="false"/>
      <style:text-properties officeooo:paragraph-rsid="038fbee9"/>
    </style:style>
    <style:style style:name="P613" style:family="paragraph" style:parent-style-name="Text_20_body" style:list-style-name="L130">
      <style:paragraph-properties fo:text-align="start" style:justify-single-word="false"/>
      <style:text-properties officeooo:paragraph-rsid="03930206"/>
    </style:style>
    <style:style style:name="P614" style:family="paragraph" style:parent-style-name="Text_20_body" style:list-style-name="L131">
      <style:paragraph-properties fo:text-align="start" style:justify-single-word="false"/>
      <style:text-properties officeooo:paragraph-rsid="03930206"/>
    </style:style>
    <style:style style:name="P615" style:family="paragraph" style:parent-style-name="Text_20_body" style:list-style-name="L134">
      <style:paragraph-properties fo:text-align="start" style:justify-single-word="false"/>
      <style:text-properties officeooo:paragraph-rsid="0395abc7"/>
    </style:style>
    <style:style style:name="P616" style:family="paragraph" style:parent-style-name="Text_20_body" style:list-style-name="L135">
      <style:paragraph-properties fo:text-align="start" style:justify-single-word="false"/>
      <style:text-properties officeooo:paragraph-rsid="0395abc7"/>
    </style:style>
    <style:style style:name="P617" style:family="paragraph" style:parent-style-name="Text_20_body" style:list-style-name="L137">
      <style:paragraph-properties fo:text-align="start" style:justify-single-word="false"/>
      <style:text-properties officeooo:paragraph-rsid="0396c50c"/>
    </style:style>
    <style:style style:name="P618" style:family="paragraph" style:parent-style-name="Text_20_body" style:list-style-name="L141">
      <style:paragraph-properties fo:text-align="start" style:justify-single-word="false"/>
      <style:text-properties officeooo:paragraph-rsid="039761a3"/>
    </style:style>
    <style:style style:name="P619" style:family="paragraph" style:parent-style-name="Text_20_body" style:list-style-name="L142">
      <style:paragraph-properties fo:text-align="start" style:justify-single-word="false"/>
      <style:text-properties officeooo:paragraph-rsid="039933d3"/>
    </style:style>
    <style:style style:name="P620" style:family="paragraph" style:parent-style-name="Text_20_body" style:list-style-name="L142">
      <style:paragraph-properties fo:text-align="start" style:justify-single-word="false"/>
      <style:text-properties officeooo:paragraph-rsid="039aa233"/>
    </style:style>
    <style:style style:name="P621" style:family="paragraph" style:parent-style-name="Text_20_body" style:list-style-name="L142">
      <style:paragraph-properties fo:text-align="start" style:justify-single-word="false"/>
      <style:text-properties officeooo:paragraph-rsid="039be9d4"/>
    </style:style>
    <style:style style:name="P622" style:family="paragraph" style:parent-style-name="Text_20_body" style:list-style-name="L143">
      <style:paragraph-properties fo:text-align="start" style:justify-single-word="false"/>
      <style:text-properties officeooo:paragraph-rsid="039be9d4"/>
    </style:style>
    <style:style style:name="P623" style:family="paragraph" style:parent-style-name="Text_20_body" style:list-style-name="L145">
      <style:paragraph-properties fo:text-align="start" style:justify-single-word="false"/>
      <style:text-properties officeooo:paragraph-rsid="03a33efa"/>
    </style:style>
    <style:style style:name="P624" style:family="paragraph" style:parent-style-name="Text_20_body" style:list-style-name="L145">
      <style:paragraph-properties fo:text-align="start" style:justify-single-word="false"/>
      <style:text-properties officeooo:paragraph-rsid="03a5b92d"/>
    </style:style>
    <style:style style:name="P625" style:family="paragraph" style:parent-style-name="Text_20_body" style:list-style-name="L145">
      <style:paragraph-properties fo:text-align="start" style:justify-single-word="false"/>
      <style:text-properties officeooo:paragraph-rsid="03a06143"/>
    </style:style>
    <style:style style:name="P626" style:family="paragraph" style:parent-style-name="Text_20_body" style:list-style-name="L146">
      <style:paragraph-properties fo:text-align="start" style:justify-single-word="false"/>
      <style:text-properties officeooo:paragraph-rsid="039fce63"/>
    </style:style>
    <style:style style:name="P627" style:family="paragraph" style:parent-style-name="Text_20_body" style:list-style-name="L146">
      <style:paragraph-properties fo:text-align="start" style:justify-single-word="false"/>
      <style:text-properties officeooo:paragraph-rsid="03a3bcb4"/>
    </style:style>
    <style:style style:name="P628" style:family="paragraph" style:parent-style-name="Text_20_body" style:list-style-name="L147">
      <style:paragraph-properties fo:text-align="start" style:justify-single-word="false"/>
      <style:text-properties officeooo:paragraph-rsid="039de62a"/>
    </style:style>
    <style:style style:name="P629" style:family="paragraph" style:parent-style-name="Text_20_body" style:list-style-name="L147">
      <style:paragraph-properties fo:text-align="start" style:justify-single-word="false"/>
      <style:text-properties officeooo:paragraph-rsid="03a06143"/>
    </style:style>
    <style:style style:name="P630" style:family="paragraph" style:parent-style-name="Text_20_body" style:list-style-name="L150">
      <style:paragraph-properties fo:text-align="start" style:justify-single-word="false"/>
      <style:text-properties officeooo:paragraph-rsid="03a81025"/>
    </style:style>
    <style:style style:name="P631" style:family="paragraph" style:parent-style-name="Text_20_body" style:list-style-name="L151">
      <style:paragraph-properties fo:text-align="start" style:justify-single-word="false"/>
      <style:text-properties officeooo:paragraph-rsid="03a82e80"/>
    </style:style>
    <style:style style:name="P632" style:family="paragraph" style:parent-style-name="Text_20_body" style:list-style-name="L154">
      <style:paragraph-properties fo:text-align="start" style:justify-single-word="false"/>
      <style:text-properties officeooo:paragraph-rsid="03ad8a40"/>
    </style:style>
    <style:style style:name="P633" style:family="paragraph" style:parent-style-name="Text_20_body" style:list-style-name="L154">
      <style:paragraph-properties fo:text-align="start" style:justify-single-word="false"/>
      <style:text-properties officeooo:paragraph-rsid="03b92cf3"/>
    </style:style>
    <style:style style:name="P634" style:family="paragraph" style:parent-style-name="Text_20_body" style:list-style-name="L158">
      <style:paragraph-properties fo:text-align="start" style:justify-single-word="false"/>
      <style:text-properties officeooo:paragraph-rsid="03aff493"/>
    </style:style>
    <style:style style:name="P635" style:family="paragraph" style:parent-style-name="Text_20_body" style:list-style-name="L157">
      <style:paragraph-properties fo:text-align="start" style:justify-single-word="false"/>
      <style:text-properties officeooo:paragraph-rsid="03aff493"/>
    </style:style>
    <style:style style:name="P636" style:family="paragraph" style:parent-style-name="Text_20_body" style:list-style-name="L157">
      <style:paragraph-properties fo:text-align="start" style:justify-single-word="false"/>
      <style:text-properties officeooo:paragraph-rsid="03b30dcf"/>
    </style:style>
    <style:style style:name="P637" style:family="paragraph" style:parent-style-name="Text_20_body" style:list-style-name="L161">
      <style:paragraph-properties fo:text-align="start" style:justify-single-word="false"/>
      <style:text-properties officeooo:paragraph-rsid="03b62b24"/>
    </style:style>
    <style:style style:name="P638" style:family="paragraph" style:parent-style-name="Text_20_body" style:list-style-name="L161">
      <style:paragraph-properties fo:text-align="start" style:justify-single-word="false"/>
      <style:text-properties officeooo:paragraph-rsid="03b80a0b"/>
    </style:style>
    <style:style style:name="P639" style:family="paragraph" style:parent-style-name="Text_20_body" style:list-style-name="L23">
      <style:text-properties officeooo:paragraph-rsid="029487cc"/>
    </style:style>
    <style:style style:name="P640" style:family="paragraph" style:parent-style-name="Text_20_body" style:list-style-name="L26">
      <style:text-properties officeooo:paragraph-rsid="029545b1"/>
    </style:style>
    <style:style style:name="P641" style:family="paragraph" style:parent-style-name="Text_20_body" style:list-style-name="L30">
      <style:text-properties officeooo:rsid="015ed176" officeooo:paragraph-rsid="02a3d415"/>
    </style:style>
    <style:style style:name="P642" style:family="paragraph" style:parent-style-name="Text_20_body" style:list-style-name="L30">
      <style:text-properties officeooo:rsid="015ed176" officeooo:paragraph-rsid="02ba077a"/>
    </style:style>
    <style:style style:name="P643" style:family="paragraph" style:parent-style-name="Text_20_body" style:list-style-name="L30">
      <style:text-properties officeooo:rsid="015ed176" officeooo:paragraph-rsid="02b28f01"/>
    </style:style>
    <style:style style:name="P644" style:family="paragraph" style:parent-style-name="Text_20_body" style:list-style-name="L30">
      <style:text-properties officeooo:rsid="015ed176" officeooo:paragraph-rsid="02b959c5"/>
    </style:style>
    <style:style style:name="P645" style:family="paragraph" style:parent-style-name="Text_20_body" style:list-style-name="L30">
      <style:text-properties officeooo:rsid="015ed176" officeooo:paragraph-rsid="02bc95ae"/>
    </style:style>
    <style:style style:name="P646" style:family="paragraph" style:parent-style-name="Text_20_body" style:list-style-name="L33">
      <style:text-properties officeooo:rsid="015ed176" officeooo:paragraph-rsid="0409fe12"/>
    </style:style>
    <style:style style:name="P647" style:family="paragraph" style:parent-style-name="Text_20_body" style:list-style-name="L54">
      <style:text-properties officeooo:rsid="015ed176" officeooo:paragraph-rsid="02bf41e5"/>
    </style:style>
    <style:style style:name="P648" style:family="paragraph" style:parent-style-name="Text_20_body" style:list-style-name="L54">
      <style:text-properties officeooo:rsid="015ed176" officeooo:paragraph-rsid="02c0d7de"/>
    </style:style>
    <style:style style:name="P649" style:family="paragraph" style:parent-style-name="Text_20_body" style:list-style-name="L32">
      <style:text-properties officeooo:paragraph-rsid="02a3d415"/>
    </style:style>
    <style:style style:name="P650" style:family="paragraph" style:parent-style-name="Text_20_body" style:list-style-name="L32">
      <style:text-properties officeooo:paragraph-rsid="02a9ede8"/>
    </style:style>
    <style:style style:name="P651" style:family="paragraph" style:parent-style-name="Text_20_body" style:list-style-name="L32">
      <style:text-properties officeooo:paragraph-rsid="04035dce"/>
    </style:style>
    <style:style style:name="P652" style:family="paragraph" style:parent-style-name="Text_20_body" style:list-style-name="L36">
      <style:text-properties officeooo:paragraph-rsid="02aa892c"/>
    </style:style>
    <style:style style:name="P653" style:family="paragraph" style:parent-style-name="Text_20_body" style:list-style-name="L41">
      <style:text-properties officeooo:paragraph-rsid="02ba077a"/>
    </style:style>
    <style:style style:name="P654" style:family="paragraph" style:parent-style-name="Text_20_body" style:list-style-name="L44">
      <style:text-properties officeooo:paragraph-rsid="02b1fe3d"/>
    </style:style>
    <style:style style:name="P655" style:family="paragraph" style:parent-style-name="Text_20_body" style:list-style-name="L53">
      <style:text-properties officeooo:paragraph-rsid="04387e0b"/>
    </style:style>
    <style:style style:name="P656" style:family="paragraph" style:parent-style-name="Text_20_body" style:list-style-name="L56">
      <style:text-properties officeooo:paragraph-rsid="02bf41e5"/>
    </style:style>
    <style:style style:name="P657" style:family="paragraph" style:parent-style-name="Text_20_body" style:list-style-name="L54">
      <style:text-properties officeooo:rsid="02d19bde" officeooo:paragraph-rsid="02d19bde"/>
    </style:style>
    <style:style style:name="P658" style:family="paragraph" style:parent-style-name="Text_20_body" style:list-style-name="L54">
      <style:text-properties officeooo:rsid="02d748c0" officeooo:paragraph-rsid="02d748c0"/>
    </style:style>
    <style:style style:name="P659" style:family="paragraph" style:parent-style-name="Text_20_body" style:list-style-name="L54">
      <style:text-properties officeooo:rsid="02f31166" officeooo:paragraph-rsid="02f31166"/>
    </style:style>
    <style:style style:name="P660" style:family="paragraph" style:parent-style-name="Text_20_body" style:list-style-name="L58">
      <style:text-properties officeooo:paragraph-rsid="02c496a2"/>
    </style:style>
    <style:style style:name="P661" style:family="paragraph" style:parent-style-name="Text_20_body" style:list-style-name="L58">
      <style:text-properties officeooo:paragraph-rsid="02e74b23"/>
    </style:style>
    <style:style style:name="P662" style:family="paragraph" style:parent-style-name="Text_20_body" style:list-style-name="L58">
      <style:text-properties officeooo:paragraph-rsid="02e83425"/>
    </style:style>
    <style:style style:name="P663" style:family="paragraph" style:parent-style-name="Text_20_body" style:list-style-name="L58">
      <style:text-properties officeooo:paragraph-rsid="02e5e7c6"/>
    </style:style>
    <style:style style:name="P664" style:family="paragraph" style:parent-style-name="Text_20_body" style:list-style-name="L61">
      <style:text-properties officeooo:paragraph-rsid="032a4f24"/>
    </style:style>
    <style:style style:name="P665" style:family="paragraph" style:parent-style-name="Text_20_body" style:list-style-name="L64">
      <style:text-properties officeooo:paragraph-rsid="032a4f24"/>
    </style:style>
    <style:style style:name="P666" style:family="paragraph" style:parent-style-name="Text_20_body" style:list-style-name="L65">
      <style:text-properties officeooo:paragraph-rsid="032a4f24"/>
    </style:style>
    <style:style style:name="P667" style:family="paragraph" style:parent-style-name="Text_20_body" style:list-style-name="L72">
      <style:text-properties officeooo:paragraph-rsid="03c365d3"/>
    </style:style>
    <style:style style:name="P668" style:family="paragraph" style:parent-style-name="Text_20_body" style:list-style-name="L73">
      <style:text-properties officeooo:paragraph-rsid="03e5f556"/>
    </style:style>
    <style:style style:name="P669" style:family="paragraph" style:parent-style-name="Text_20_body" style:list-style-name="L76">
      <style:text-properties officeooo:rsid="01c0f199" officeooo:paragraph-rsid="0325fc15"/>
    </style:style>
    <style:style style:name="P670" style:family="paragraph" style:parent-style-name="Text_20_body" style:list-style-name="L78">
      <style:text-properties officeooo:paragraph-rsid="0326239f"/>
    </style:style>
    <style:style style:name="P671" style:family="paragraph" style:parent-style-name="Text_20_body" style:list-style-name="L80">
      <style:text-properties officeooo:paragraph-rsid="03340d25"/>
    </style:style>
    <style:style style:name="P672" style:family="paragraph" style:parent-style-name="Text_20_body" style:list-style-name="L88">
      <style:text-properties officeooo:paragraph-rsid="030aa0a0"/>
    </style:style>
    <style:style style:name="P673" style:family="paragraph" style:parent-style-name="Text_20_body" style:list-style-name="L54">
      <style:text-properties officeooo:rsid="030bc9ea" officeooo:paragraph-rsid="030bc9ea"/>
    </style:style>
    <style:style style:name="P674" style:family="paragraph" style:parent-style-name="Text_20_body" style:list-style-name="L54">
      <style:text-properties officeooo:rsid="030bc9ea" officeooo:paragraph-rsid="0314d1a9"/>
    </style:style>
    <style:style style:name="P675" style:family="paragraph" style:parent-style-name="Text_20_body" style:list-style-name="L90">
      <style:text-properties officeooo:paragraph-rsid="03132f3a"/>
    </style:style>
    <style:style style:name="P676" style:family="paragraph" style:parent-style-name="Text_20_body" style:list-style-name="L92">
      <style:text-properties officeooo:paragraph-rsid="0314d1a9"/>
    </style:style>
    <style:style style:name="P677" style:family="paragraph" style:parent-style-name="Text_20_body" style:list-style-name="L101">
      <style:text-properties officeooo:paragraph-rsid="0431a74c"/>
    </style:style>
    <style:style style:name="P678" style:family="paragraph" style:parent-style-name="Text_20_body" style:list-style-name="L101">
      <style:text-properties officeooo:paragraph-rsid="04267da9"/>
    </style:style>
    <style:style style:name="P679" style:family="paragraph" style:parent-style-name="Text_20_body" style:list-style-name="L101">
      <style:text-properties officeooo:paragraph-rsid="0429d626"/>
    </style:style>
    <style:style style:name="P680" style:family="paragraph" style:parent-style-name="Text_20_body" style:list-style-name="L102">
      <style:text-properties officeooo:paragraph-rsid="042a283c"/>
    </style:style>
    <style:style style:name="P681" style:family="paragraph" style:parent-style-name="Text_20_body" style:list-style-name="L76">
      <style:text-properties officeooo:rsid="037e19dc" officeooo:paragraph-rsid="037e19dc"/>
    </style:style>
    <style:style style:name="P682" style:family="paragraph" style:parent-style-name="Text_20_body" style:list-style-name="L76">
      <style:text-properties officeooo:rsid="037e19dc" officeooo:paragraph-rsid="043233d1"/>
    </style:style>
    <style:style style:name="P683" style:family="paragraph" style:parent-style-name="Text_20_body" style:list-style-name="L76">
      <style:text-properties officeooo:rsid="03438f47" officeooo:paragraph-rsid="043233d1"/>
    </style:style>
    <style:style style:name="P684" style:family="paragraph" style:parent-style-name="Text_20_body" style:list-style-name="L76">
      <style:text-properties officeooo:rsid="03438f47" officeooo:paragraph-rsid="0386f761"/>
    </style:style>
    <style:style style:name="P685" style:family="paragraph" style:parent-style-name="Text_20_body" style:list-style-name="L76">
      <style:text-properties officeooo:rsid="03438f47" officeooo:paragraph-rsid="038dfedf"/>
    </style:style>
    <style:style style:name="P686" style:family="paragraph" style:parent-style-name="Text_20_body" style:list-style-name="L76">
      <style:text-properties officeooo:rsid="03438f47" officeooo:paragraph-rsid="039373c2"/>
    </style:style>
    <style:style style:name="P687" style:family="paragraph" style:parent-style-name="Text_20_body" style:list-style-name="L76">
      <style:text-properties officeooo:rsid="03438f47" officeooo:paragraph-rsid="039761a3"/>
    </style:style>
    <style:style style:name="P688" style:family="paragraph" style:parent-style-name="Text_20_body" style:list-style-name="L76">
      <style:text-properties officeooo:rsid="03438f47" officeooo:paragraph-rsid="039de62a"/>
    </style:style>
    <style:style style:name="P689" style:family="paragraph" style:parent-style-name="Text_20_body" style:list-style-name="L76">
      <style:text-properties officeooo:rsid="03438f47" officeooo:paragraph-rsid="0435e61d"/>
    </style:style>
    <style:style style:name="P690" style:family="paragraph" style:parent-style-name="Text_20_body" style:list-style-name="L76">
      <style:text-properties officeooo:rsid="03438f47" officeooo:paragraph-rsid="03a81025"/>
    </style:style>
    <style:style style:name="P691" style:family="paragraph" style:parent-style-name="Text_20_body" style:list-style-name="L76">
      <style:text-properties officeooo:rsid="03438f47" officeooo:paragraph-rsid="03aff493"/>
    </style:style>
    <style:style style:name="P692" style:family="paragraph" style:parent-style-name="Text_20_body" style:list-style-name="L76">
      <style:text-properties officeooo:rsid="03555a00" officeooo:paragraph-rsid="036bb3f3"/>
    </style:style>
    <style:style style:name="P693" style:family="paragraph" style:parent-style-name="Text_20_body" style:list-style-name="L76">
      <style:text-properties officeooo:rsid="03555a00" officeooo:paragraph-rsid="03555a00"/>
    </style:style>
    <style:style style:name="P694" style:family="paragraph" style:parent-style-name="Text_20_body" style:list-style-name="L125">
      <style:text-properties officeooo:paragraph-rsid="03872441"/>
    </style:style>
    <style:style style:name="P695" style:family="paragraph" style:parent-style-name="Text_20_body" style:list-style-name="L128">
      <style:text-properties officeooo:paragraph-rsid="038bcb6a"/>
    </style:style>
    <style:style style:name="P696" style:family="paragraph" style:parent-style-name="Text_20_body" style:list-style-name="L130">
      <style:text-properties officeooo:paragraph-rsid="03930206"/>
    </style:style>
    <style:style style:name="P697" style:family="paragraph" style:parent-style-name="Text_20_body" style:list-style-name="L133">
      <style:text-properties officeooo:paragraph-rsid="03c365d3"/>
    </style:style>
    <style:style style:name="P698" style:family="paragraph" style:parent-style-name="Text_20_body" style:list-style-name="L137">
      <style:text-properties officeooo:paragraph-rsid="0396c50c"/>
    </style:style>
    <style:style style:name="P699" style:family="paragraph" style:parent-style-name="Text_20_body" style:list-style-name="L140">
      <style:text-properties officeooo:paragraph-rsid="03c365d3"/>
    </style:style>
    <style:style style:name="P700" style:family="paragraph" style:parent-style-name="Text_20_body" style:list-style-name="L145">
      <style:text-properties officeooo:paragraph-rsid="03c365d3"/>
    </style:style>
    <style:style style:name="P701" style:family="paragraph" style:parent-style-name="Text_20_body" style:list-style-name="L145">
      <style:text-properties officeooo:paragraph-rsid="03a33efa"/>
    </style:style>
    <style:style style:name="P702" style:family="paragraph" style:parent-style-name="Text_20_body" style:list-style-name="L149">
      <style:text-properties officeooo:paragraph-rsid="03c365d3"/>
    </style:style>
    <style:style style:name="P703" style:family="paragraph" style:parent-style-name="Text_20_body" style:list-style-name="L154">
      <style:text-properties officeooo:paragraph-rsid="03c365d3"/>
    </style:style>
    <style:style style:name="P704" style:family="paragraph" style:parent-style-name="Text_20_body" style:list-style-name="L157">
      <style:text-properties officeooo:paragraph-rsid="03c365d3"/>
    </style:style>
    <style:style style:name="P705" style:family="paragraph" style:parent-style-name="Text_20_body" style:list-style-name="L161">
      <style:text-properties officeooo:paragraph-rsid="03c365d3"/>
    </style:style>
    <style:style style:name="P706" style:family="paragraph" style:parent-style-name="Text_20_body" style:list-style-name="L16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07"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08"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0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0"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11"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12"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13"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14"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15" style:family="paragraph" style:parent-style-name="Heading_20_1">
      <style:text-properties officeooo:paragraph-rsid="02fea7c3" style:language-asian="ja" style:country-asian="JP"/>
    </style:style>
    <style:style style:name="P716" style:family="paragraph" style:parent-style-name="Heading_20_1">
      <style:paragraph-properties fo:break-before="page"/>
    </style:style>
    <style:style style:name="P717"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18" style:family="paragraph" style:parent-style-name="Heading_20_1">
      <style:paragraph-properties fo:break-before="page"/>
      <style:text-properties style:language-asian="ja" style:country-asian="JP"/>
    </style:style>
    <style:style style:name="P719" style:family="paragraph" style:parent-style-name="Heading_20_1">
      <style:paragraph-properties fo:break-before="page"/>
      <style:text-properties officeooo:paragraph-rsid="043b6caa" style:language-asian="ja" style:country-asian="JP"/>
    </style:style>
    <style:style style:name="P720" style:family="paragraph" style:parent-style-name="Heading_20_1">
      <style:paragraph-properties fo:break-before="page"/>
      <style:text-properties officeooo:rsid="0305a808" officeooo:paragraph-rsid="0305a808"/>
    </style:style>
    <style:style style:name="P721" style:family="paragraph" style:parent-style-name="Heading_20_2">
      <style:text-properties style:language-asian="ja" style:country-asian="JP"/>
    </style:style>
    <style:style style:name="P722" style:family="paragraph" style:parent-style-name="Heading_20_2">
      <style:text-properties officeooo:paragraph-rsid="0288da91" style:language-asian="ja" style:country-asian="JP"/>
    </style:style>
    <style:style style:name="P723" style:family="paragraph" style:parent-style-name="Heading_20_2">
      <style:text-properties officeooo:paragraph-rsid="00b30ad4" style:language-asian="ja" style:country-asian="JP"/>
    </style:style>
    <style:style style:name="P724" style:family="paragraph" style:parent-style-name="Heading_20_2">
      <style:text-properties officeooo:paragraph-rsid="03c63dfd" style:language-asian="ja" style:country-asian="JP"/>
    </style:style>
    <style:style style:name="P725" style:family="paragraph" style:parent-style-name="Heading_20_2">
      <style:text-properties officeooo:paragraph-rsid="0303af00" style:language-asian="ja" style:country-asian="JP"/>
    </style:style>
    <style:style style:name="P726" style:family="paragraph" style:parent-style-name="Heading_20_2">
      <style:text-properties officeooo:paragraph-rsid="01f20b3c" style:language-asian="ja" style:country-asian="JP"/>
    </style:style>
    <style:style style:name="P727" style:family="paragraph" style:parent-style-name="Heading_20_2">
      <style:text-properties officeooo:rsid="001a76c8" officeooo:paragraph-rsid="02aa892c" style:language-asian="ja" style:country-asian="JP"/>
    </style:style>
    <style:style style:name="P728" style:family="paragraph" style:parent-style-name="Heading_20_2">
      <style:text-properties officeooo:rsid="025707fa" officeooo:paragraph-rsid="02a3d415" style:language-asian="ja" style:country-asian="JP"/>
    </style:style>
    <style:style style:name="P729" style:family="paragraph" style:parent-style-name="Heading_20_2">
      <style:text-properties officeooo:rsid="025707fa" officeooo:paragraph-rsid="02b28f01" style:language-asian="ja" style:country-asian="JP"/>
    </style:style>
    <style:style style:name="P730" style:family="paragraph" style:parent-style-name="Heading_20_2">
      <style:text-properties officeooo:rsid="025707fa" officeooo:paragraph-rsid="02b43e6b" style:language-asian="ja" style:country-asian="JP"/>
    </style:style>
    <style:style style:name="P731" style:family="paragraph" style:parent-style-name="Heading_20_2">
      <style:text-properties officeooo:rsid="025707fa" officeooo:paragraph-rsid="02b73c68" style:language-asian="ja" style:country-asian="JP"/>
    </style:style>
    <style:style style:name="P732" style:family="paragraph" style:parent-style-name="Heading_20_2">
      <style:text-properties officeooo:rsid="025707fa" officeooo:paragraph-rsid="02bc95ae" style:language-asian="ja" style:country-asian="JP"/>
    </style:style>
    <style:style style:name="P733" style:family="paragraph" style:parent-style-name="Heading_20_2">
      <style:text-properties officeooo:paragraph-rsid="02ba077a" style:language-asian="ja" style:country-asian="JP"/>
    </style:style>
    <style:style style:name="P734" style:family="paragraph" style:parent-style-name="Heading_20_2">
      <style:text-properties officeooo:rsid="02bf41e5" officeooo:paragraph-rsid="02bf41e5" style:language-asian="ja" style:country-asian="JP"/>
    </style:style>
    <style:style style:name="P735" style:family="paragraph" style:parent-style-name="Heading_20_2">
      <style:text-properties officeooo:rsid="02bf41e5" officeooo:paragraph-rsid="02c0d7de" style:language-asian="ja" style:country-asian="JP"/>
    </style:style>
    <style:style style:name="P736" style:family="paragraph" style:parent-style-name="Heading_20_2">
      <style:text-properties officeooo:rsid="02bf41e5" officeooo:paragraph-rsid="02de6799" style:language-asian="ja" style:country-asian="JP"/>
    </style:style>
    <style:style style:name="P737" style:family="paragraph" style:parent-style-name="Heading_20_2">
      <style:text-properties officeooo:rsid="02bf41e5" officeooo:paragraph-rsid="03e5f556" style:language-asian="ja" style:country-asian="JP"/>
    </style:style>
    <style:style style:name="P738" style:family="paragraph" style:parent-style-name="Heading_20_2">
      <style:text-properties officeooo:rsid="02bf41e5" officeooo:paragraph-rsid="02e9a488" style:language-asian="ja" style:country-asian="JP"/>
    </style:style>
    <style:style style:name="P739" style:family="paragraph" style:parent-style-name="Heading_20_2">
      <style:text-properties officeooo:rsid="02bf41e5" officeooo:paragraph-rsid="02ee8f8a" style:language-asian="ja" style:country-asian="JP"/>
    </style:style>
    <style:style style:name="P740" style:family="paragraph" style:parent-style-name="Heading_20_2">
      <style:text-properties officeooo:rsid="020fc457" officeooo:paragraph-rsid="032a4f24" style:language-asian="ja" style:country-asian="JP"/>
    </style:style>
    <style:style style:name="P741" style:family="paragraph" style:parent-style-name="Heading_20_2">
      <style:text-properties officeooo:paragraph-rsid="0325fc15" style:language-asian="ja" style:country-asian="JP"/>
    </style:style>
    <style:style style:name="P742" style:family="paragraph" style:parent-style-name="Heading_20_2">
      <style:text-properties officeooo:paragraph-rsid="03340d25" style:language-asian="ja" style:country-asian="JP"/>
    </style:style>
    <style:style style:name="P743" style:family="paragraph" style:parent-style-name="Heading_20_2">
      <style:text-properties officeooo:rsid="017d9cef" officeooo:paragraph-rsid="0347646e" style:language-asian="ja" style:country-asian="JP"/>
    </style:style>
    <style:style style:name="P744" style:family="paragraph" style:parent-style-name="Heading_20_2">
      <style:text-properties officeooo:rsid="017d9cef" officeooo:paragraph-rsid="04137dc2" style:language-asian="ja" style:country-asian="JP"/>
    </style:style>
    <style:style style:name="P745" style:family="paragraph" style:parent-style-name="Heading_20_2">
      <style:text-properties officeooo:rsid="01521b2b" officeooo:paragraph-rsid="03443709" style:language-asian="ja" style:country-asian="JP"/>
    </style:style>
    <style:style style:name="P746" style:family="paragraph" style:parent-style-name="Heading_20_2">
      <style:text-properties officeooo:paragraph-rsid="02969e4e"/>
    </style:style>
    <style:style style:name="P747" style:family="paragraph" style:parent-style-name="Heading_20_2">
      <style:text-properties officeooo:paragraph-rsid="02a3d415"/>
    </style:style>
    <style:style style:name="P748" style:family="paragraph" style:parent-style-name="Heading_20_2">
      <style:text-properties officeooo:paragraph-rsid="02b11818"/>
    </style:style>
    <style:style style:name="P749" style:family="paragraph" style:parent-style-name="Heading_20_2">
      <style:text-properties officeooo:paragraph-rsid="030aa0a0"/>
    </style:style>
    <style:style style:name="P750" style:family="paragraph" style:parent-style-name="Heading_20_2">
      <style:text-properties officeooo:paragraph-rsid="030bc9ea"/>
    </style:style>
    <style:style style:name="P751" style:family="paragraph" style:parent-style-name="Heading_20_2">
      <style:text-properties officeooo:paragraph-rsid="0314d1a9"/>
    </style:style>
    <style:style style:name="P752" style:family="paragraph" style:parent-style-name="Heading_20_2">
      <style:text-properties officeooo:paragraph-rsid="04267da9"/>
    </style:style>
    <style:style style:name="P753" style:family="paragraph" style:parent-style-name="Heading_20_2">
      <style:text-properties officeooo:paragraph-rsid="0429d626"/>
    </style:style>
    <style:style style:name="P754" style:family="paragraph" style:parent-style-name="Heading_20_2">
      <style:text-properties officeooo:paragraph-rsid="03614bfe"/>
    </style:style>
    <style:style style:name="P755" style:family="paragraph" style:parent-style-name="Heading_20_2">
      <style:text-properties officeooo:paragraph-rsid="033f8e17"/>
    </style:style>
    <style:style style:name="P756" style:family="paragraph" style:parent-style-name="Heading_20_2">
      <style:text-properties officeooo:paragraph-rsid="033a1581"/>
    </style:style>
    <style:style style:name="P757" style:family="paragraph" style:parent-style-name="Heading_20_2">
      <style:text-properties officeooo:paragraph-rsid="0353382f"/>
    </style:style>
    <style:style style:name="P758" style:family="paragraph" style:parent-style-name="Heading_20_2">
      <style:text-properties officeooo:paragraph-rsid="035d00ff"/>
    </style:style>
    <style:style style:name="P759" style:family="paragraph" style:parent-style-name="Heading_20_2">
      <style:text-properties officeooo:paragraph-rsid="038aa0da"/>
    </style:style>
    <style:style style:name="P760" style:family="paragraph" style:parent-style-name="Heading_20_2">
      <style:text-properties officeooo:paragraph-rsid="039373c2"/>
    </style:style>
    <style:style style:name="P761" style:family="paragraph" style:parent-style-name="Heading_20_2">
      <style:text-properties officeooo:paragraph-rsid="0396c50c"/>
    </style:style>
    <style:style style:name="P762" style:family="paragraph" style:parent-style-name="Heading_20_2">
      <style:text-properties officeooo:paragraph-rsid="039761a3"/>
    </style:style>
    <style:style style:name="P763" style:family="paragraph" style:parent-style-name="Heading_20_2">
      <style:text-properties officeooo:paragraph-rsid="039de62a"/>
    </style:style>
    <style:style style:name="P764" style:family="paragraph" style:parent-style-name="Heading_20_2">
      <style:text-properties officeooo:paragraph-rsid="03a81025"/>
    </style:style>
    <style:style style:name="P765" style:family="paragraph" style:parent-style-name="Heading_20_2">
      <style:text-properties officeooo:paragraph-rsid="03aac491"/>
    </style:style>
    <style:style style:name="P766" style:family="paragraph" style:parent-style-name="Heading_20_2">
      <style:text-properties officeooo:paragraph-rsid="03aff493"/>
    </style:style>
    <style:style style:name="P767" style:family="paragraph" style:parent-style-name="Heading_20_2">
      <style:text-properties officeooo:paragraph-rsid="03b62b24"/>
    </style:style>
    <style:style style:name="P768" style:family="paragraph" style:parent-style-name="Heading_20_2">
      <style:paragraph-properties fo:break-before="page"/>
      <style:text-properties officeooo:paragraph-rsid="043b6caa" style:language-asian="ja" style:country-asian="JP"/>
    </style:style>
    <style:style style:name="P769" style:family="paragraph" style:parent-style-name="Heading_20_3">
      <style:text-properties style:language-asian="ja" style:country-asian="JP"/>
    </style:style>
    <style:style style:name="P770" style:family="paragraph" style:parent-style-name="Heading_20_3">
      <style:text-properties officeooo:rsid="015e9b90" officeooo:paragraph-rsid="015e9b90" style:language-asian="ja" style:country-asian="JP"/>
    </style:style>
    <style:style style:name="P771" style:family="paragraph" style:parent-style-name="Heading_20_3">
      <style:text-properties officeooo:rsid="015e9b90" officeooo:paragraph-rsid="023dffaf" style:language-asian="ja" style:country-asian="JP"/>
    </style:style>
    <style:style style:name="P772" style:family="paragraph" style:parent-style-name="Heading_20_3">
      <style:text-properties officeooo:rsid="015e9b90" officeooo:paragraph-rsid="043b6caa" style:language-asian="ja" style:country-asian="JP"/>
    </style:style>
    <style:style style:name="P773" style:family="paragraph" style:parent-style-name="Heading_20_3">
      <style:text-properties officeooo:paragraph-rsid="023dffaf" style:language-asian="ja" style:country-asian="JP"/>
    </style:style>
    <style:style style:name="P774" style:family="paragraph" style:parent-style-name="Heading_20_3">
      <style:text-properties officeooo:paragraph-rsid="043b6caa" style:language-asian="ja" style:country-asian="JP"/>
    </style:style>
    <style:style style:name="P775" style:family="paragraph" style:parent-style-name="Heading_20_3">
      <style:text-properties officeooo:paragraph-rsid="02f9e6ae" style:language-asian="ja" style:country-asian="JP"/>
    </style:style>
    <style:style style:name="P776" style:family="paragraph" style:parent-style-name="Heading_20_3">
      <style:text-properties officeooo:paragraph-rsid="03c63dfd" style:language-asian="ja" style:country-asian="JP"/>
    </style:style>
    <style:style style:name="P777" style:family="paragraph" style:parent-style-name="Heading_20_3">
      <style:text-properties officeooo:paragraph-rsid="0303af00" style:language-asian="ja" style:country-asian="JP"/>
    </style:style>
    <style:style style:name="P778" style:family="paragraph" style:parent-style-name="Heading_20_3">
      <style:text-properties officeooo:paragraph-rsid="01f20b3c" style:language-asian="ja" style:country-asian="JP"/>
    </style:style>
    <style:style style:name="P779" style:family="paragraph" style:parent-style-name="Heading_20_3">
      <style:text-properties officeooo:paragraph-rsid="02969e4e" style:language-asian="ja" style:country-asian="JP"/>
    </style:style>
    <style:style style:name="P780" style:family="paragraph" style:parent-style-name="Heading_20_3">
      <style:text-properties officeooo:rsid="01145f7c" officeooo:paragraph-rsid="02969e4e" style:language-asian="ja" style:country-asian="JP"/>
    </style:style>
    <style:style style:name="P781" style:family="paragraph" style:parent-style-name="Heading_20_3">
      <style:text-properties officeooo:rsid="015ed176" officeooo:paragraph-rsid="02a3d415" style:language-asian="ja" style:country-asian="JP"/>
    </style:style>
    <style:style style:name="P782" style:family="paragraph" style:parent-style-name="Heading_20_3">
      <style:text-properties officeooo:rsid="015ed176" officeooo:paragraph-rsid="015ed176" style:language-asian="ja" style:country-asian="JP"/>
    </style:style>
    <style:style style:name="P783" style:family="paragraph" style:parent-style-name="Heading_20_3">
      <style:text-properties officeooo:rsid="015ed176" officeooo:paragraph-rsid="02ba077a" style:language-asian="ja" style:country-asian="JP"/>
    </style:style>
    <style:style style:name="P784" style:family="paragraph" style:parent-style-name="Heading_20_3">
      <style:text-properties officeooo:rsid="015ed176" officeooo:paragraph-rsid="02b11818" style:language-asian="ja" style:country-asian="JP"/>
    </style:style>
    <style:style style:name="P785" style:family="paragraph" style:parent-style-name="Heading_20_3">
      <style:text-properties officeooo:rsid="015ed176" officeooo:paragraph-rsid="02b28f01" style:language-asian="ja" style:country-asian="JP"/>
    </style:style>
    <style:style style:name="P786" style:family="paragraph" style:parent-style-name="Heading_20_3">
      <style:text-properties officeooo:rsid="015ed176" officeooo:paragraph-rsid="02b43e6b" style:language-asian="ja" style:country-asian="JP"/>
    </style:style>
    <style:style style:name="P787" style:family="paragraph" style:parent-style-name="Heading_20_3">
      <style:text-properties officeooo:rsid="015ed176" officeooo:paragraph-rsid="02b73c68" style:language-asian="ja" style:country-asian="JP"/>
    </style:style>
    <style:style style:name="P788" style:family="paragraph" style:parent-style-name="Heading_20_3">
      <style:text-properties officeooo:rsid="015ed176" officeooo:paragraph-rsid="02bc95ae" style:language-asian="ja" style:country-asian="JP"/>
    </style:style>
    <style:style style:name="P789" style:family="paragraph" style:parent-style-name="Heading_20_3">
      <style:text-properties officeooo:rsid="015ed176" officeooo:paragraph-rsid="02bf41e5" style:language-asian="ja" style:country-asian="JP"/>
    </style:style>
    <style:style style:name="P790" style:family="paragraph" style:parent-style-name="Heading_20_3">
      <style:text-properties officeooo:rsid="015ed176" officeooo:paragraph-rsid="02c0d7de" style:language-asian="ja" style:country-asian="JP"/>
    </style:style>
    <style:style style:name="P791" style:family="paragraph" style:parent-style-name="Heading_20_3">
      <style:text-properties officeooo:rsid="015ed176" officeooo:paragraph-rsid="02de6799" style:language-asian="ja" style:country-asian="JP"/>
    </style:style>
    <style:style style:name="P792" style:family="paragraph" style:parent-style-name="Heading_20_3">
      <style:text-properties officeooo:rsid="015ed176" officeooo:paragraph-rsid="03e5f556" style:language-asian="ja" style:country-asian="JP"/>
    </style:style>
    <style:style style:name="P793" style:family="paragraph" style:parent-style-name="Heading_20_3">
      <style:text-properties officeooo:rsid="015ed176" officeooo:paragraph-rsid="02e9a488" style:language-asian="ja" style:country-asian="JP"/>
    </style:style>
    <style:style style:name="P794" style:family="paragraph" style:parent-style-name="Heading_20_3">
      <style:text-properties officeooo:rsid="015ed176" officeooo:paragraph-rsid="02ee8f8a" style:language-asian="ja" style:country-asian="JP"/>
    </style:style>
    <style:style style:name="P795" style:family="paragraph" style:parent-style-name="Heading_20_3">
      <style:text-properties officeooo:rsid="015ed176" officeooo:paragraph-rsid="0307aee2" style:language-asian="ja" style:country-asian="JP"/>
    </style:style>
    <style:style style:name="P796" style:family="paragraph" style:parent-style-name="Heading_20_3">
      <style:text-properties officeooo:rsid="015ed176" officeooo:paragraph-rsid="030aa0a0" style:language-asian="ja" style:country-asian="JP"/>
    </style:style>
    <style:style style:name="P797" style:family="paragraph" style:parent-style-name="Heading_20_3">
      <style:text-properties officeooo:rsid="015ed176" officeooo:paragraph-rsid="030bc9ea" style:language-asian="ja" style:country-asian="JP"/>
    </style:style>
    <style:style style:name="P798" style:family="paragraph" style:parent-style-name="Heading_20_3">
      <style:text-properties officeooo:rsid="015ed176" officeooo:paragraph-rsid="0314d1a9" style:language-asian="ja" style:country-asian="JP"/>
    </style:style>
    <style:style style:name="P799" style:family="paragraph" style:parent-style-name="Heading_20_3">
      <style:text-properties officeooo:paragraph-rsid="02a3d415" style:language-asian="ja" style:country-asian="JP"/>
    </style:style>
    <style:style style:name="P800" style:family="paragraph" style:parent-style-name="Heading_20_3">
      <style:text-properties officeooo:paragraph-rsid="02a9ede8" style:language-asian="ja" style:country-asian="JP"/>
    </style:style>
    <style:style style:name="P801" style:family="paragraph" style:parent-style-name="Heading_20_3">
      <style:text-properties officeooo:rsid="0164dde6" officeooo:paragraph-rsid="02aa892c" style:language-asian="ja" style:country-asian="JP"/>
    </style:style>
    <style:style style:name="P802" style:family="paragraph" style:parent-style-name="Heading_20_3">
      <style:text-properties officeooo:rsid="0164dde6" officeooo:paragraph-rsid="03443709" style:language-asian="ja" style:country-asian="JP"/>
    </style:style>
    <style:style style:name="P803" style:family="paragraph" style:parent-style-name="Heading_20_3">
      <style:text-properties officeooo:rsid="0164dde6" officeooo:paragraph-rsid="0396c50c" style:language-asian="ja" style:country-asian="JP"/>
    </style:style>
    <style:style style:name="P804" style:family="paragraph" style:parent-style-name="Heading_20_3">
      <style:text-properties officeooo:rsid="01fcc004" officeooo:paragraph-rsid="01fcc004" style:language-asian="ja" style:country-asian="JP"/>
    </style:style>
    <style:style style:name="P805" style:family="paragraph" style:parent-style-name="Heading_20_3">
      <style:text-properties officeooo:paragraph-rsid="02ba077a" style:language-asian="ja" style:country-asian="JP"/>
    </style:style>
    <style:style style:name="P806" style:family="paragraph" style:parent-style-name="Heading_20_3">
      <style:text-properties officeooo:paragraph-rsid="02b11818" style:language-asian="ja" style:country-asian="JP"/>
    </style:style>
    <style:style style:name="P807" style:family="paragraph" style:parent-style-name="Heading_20_3">
      <style:text-properties officeooo:paragraph-rsid="02b28f01" style:language-asian="ja" style:country-asian="JP"/>
    </style:style>
    <style:style style:name="P808" style:family="paragraph" style:parent-style-name="Heading_20_3">
      <style:text-properties officeooo:paragraph-rsid="02b43e6b" style:language-asian="ja" style:country-asian="JP"/>
    </style:style>
    <style:style style:name="P809" style:family="paragraph" style:parent-style-name="Heading_20_3">
      <style:text-properties officeooo:paragraph-rsid="02b73c68" style:language-asian="ja" style:country-asian="JP"/>
    </style:style>
    <style:style style:name="P810" style:family="paragraph" style:parent-style-name="Heading_20_3">
      <style:text-properties officeooo:paragraph-rsid="02bc95ae" style:language-asian="ja" style:country-asian="JP"/>
    </style:style>
    <style:style style:name="P811" style:family="paragraph" style:parent-style-name="Heading_20_3">
      <style:text-properties officeooo:paragraph-rsid="03d840db" style:language-asian="ja" style:country-asian="JP"/>
    </style:style>
    <style:style style:name="P812" style:family="paragraph" style:parent-style-name="Heading_20_3">
      <style:text-properties officeooo:paragraph-rsid="02bf41e5" style:language-asian="ja" style:country-asian="JP"/>
    </style:style>
    <style:style style:name="P813" style:family="paragraph" style:parent-style-name="Heading_20_3">
      <style:text-properties officeooo:paragraph-rsid="02c0d7de" style:language-asian="ja" style:country-asian="JP"/>
    </style:style>
    <style:style style:name="P814" style:family="paragraph" style:parent-style-name="Heading_20_3">
      <style:text-properties officeooo:paragraph-rsid="02c30d73" style:language-asian="ja" style:country-asian="JP"/>
    </style:style>
    <style:style style:name="P815" style:family="paragraph" style:parent-style-name="Heading_20_3">
      <style:text-properties officeooo:paragraph-rsid="032a4f24" style:language-asian="ja" style:country-asian="JP"/>
    </style:style>
    <style:style style:name="P816" style:family="paragraph" style:parent-style-name="Heading_20_3">
      <style:text-properties officeooo:paragraph-rsid="02de6799" style:language-asian="ja" style:country-asian="JP"/>
    </style:style>
    <style:style style:name="P817" style:family="paragraph" style:parent-style-name="Heading_20_3">
      <style:text-properties officeooo:paragraph-rsid="03e5f556" style:language-asian="ja" style:country-asian="JP"/>
    </style:style>
    <style:style style:name="P818" style:family="paragraph" style:parent-style-name="Heading_20_3">
      <style:text-properties officeooo:paragraph-rsid="02e9a488" style:language-asian="ja" style:country-asian="JP"/>
    </style:style>
    <style:style style:name="P819" style:family="paragraph" style:parent-style-name="Heading_20_3">
      <style:text-properties officeooo:paragraph-rsid="02ee8f8a" style:language-asian="ja" style:country-asian="JP"/>
    </style:style>
    <style:style style:name="P820" style:family="paragraph" style:parent-style-name="Heading_20_3">
      <style:text-properties officeooo:rsid="001a76c8" officeooo:paragraph-rsid="0325fc15" style:language-asian="ja" style:country-asian="JP"/>
    </style:style>
    <style:style style:name="P821" style:family="paragraph" style:parent-style-name="Heading_20_3">
      <style:text-properties officeooo:rsid="001a76c8" officeooo:paragraph-rsid="04137dc2" style:language-asian="ja" style:country-asian="JP"/>
    </style:style>
    <style:style style:name="P822" style:family="paragraph" style:parent-style-name="Heading_20_3">
      <style:text-properties officeooo:rsid="001a76c8" officeooo:paragraph-rsid="0429d626" style:language-asian="ja" style:country-asian="JP"/>
    </style:style>
    <style:style style:name="P823" style:family="paragraph" style:parent-style-name="Heading_20_3">
      <style:text-properties officeooo:rsid="001a76c8" officeooo:paragraph-rsid="03502236" style:language-asian="ja" style:country-asian="JP"/>
    </style:style>
    <style:style style:name="P824" style:family="paragraph" style:parent-style-name="Heading_20_3">
      <style:text-properties officeooo:rsid="001a76c8" officeooo:paragraph-rsid="033f8e17" style:language-asian="ja" style:country-asian="JP"/>
    </style:style>
    <style:style style:name="P825" style:family="paragraph" style:parent-style-name="Heading_20_3">
      <style:text-properties officeooo:rsid="001a76c8" officeooo:paragraph-rsid="033a1581" style:language-asian="ja" style:country-asian="JP"/>
    </style:style>
    <style:style style:name="P826" style:family="paragraph" style:parent-style-name="Heading_20_3">
      <style:text-properties officeooo:rsid="001a76c8" officeooo:paragraph-rsid="03443709" style:language-asian="ja" style:country-asian="JP"/>
    </style:style>
    <style:style style:name="P827" style:family="paragraph" style:parent-style-name="Heading_20_3">
      <style:text-properties officeooo:rsid="001a76c8" officeooo:paragraph-rsid="0353382f" style:language-asian="ja" style:country-asian="JP"/>
    </style:style>
    <style:style style:name="P828" style:family="paragraph" style:parent-style-name="Heading_20_3">
      <style:text-properties officeooo:rsid="001a76c8" officeooo:paragraph-rsid="0396c50c" style:language-asian="ja" style:country-asian="JP"/>
    </style:style>
    <style:style style:name="P829" style:family="paragraph" style:parent-style-name="Heading_20_3">
      <style:text-properties officeooo:rsid="001a76c8" officeooo:paragraph-rsid="03bb26eb" style:language-asian="ja" style:country-asian="JP"/>
    </style:style>
    <style:style style:name="P830" style:family="paragraph" style:parent-style-name="Heading_20_3">
      <style:text-properties officeooo:rsid="001a76c8" officeooo:paragraph-rsid="03aff493" style:language-asian="ja" style:country-asian="JP"/>
    </style:style>
    <style:style style:name="P831" style:family="paragraph" style:parent-style-name="Heading_20_3">
      <style:text-properties officeooo:paragraph-rsid="03340d25" style:language-asian="ja" style:country-asian="JP"/>
    </style:style>
    <style:style style:name="P832" style:family="paragraph" style:parent-style-name="Heading_20_3">
      <style:text-properties officeooo:paragraph-rsid="0307aee2" style:language-asian="ja" style:country-asian="JP"/>
    </style:style>
    <style:style style:name="P833" style:family="paragraph" style:parent-style-name="Heading_20_3">
      <style:text-properties officeooo:paragraph-rsid="030aa0a0" style:language-asian="ja" style:country-asian="JP"/>
    </style:style>
    <style:style style:name="P834" style:family="paragraph" style:parent-style-name="Heading_20_3">
      <style:text-properties officeooo:paragraph-rsid="030bc9ea" style:language-asian="ja" style:country-asian="JP"/>
    </style:style>
    <style:style style:name="P835" style:family="paragraph" style:parent-style-name="Heading_20_3">
      <style:text-properties officeooo:paragraph-rsid="0314d1a9" style:language-asian="ja" style:country-asian="JP"/>
    </style:style>
    <style:style style:name="P836" style:family="paragraph" style:parent-style-name="Heading_20_3">
      <style:text-properties officeooo:paragraph-rsid="041c8f06" style:language-asian="ja" style:country-asian="JP"/>
    </style:style>
    <style:style style:name="P837" style:family="paragraph" style:parent-style-name="Heading_20_3">
      <style:text-properties officeooo:rsid="017d9cef" officeooo:paragraph-rsid="0347646e" style:language-asian="ja" style:country-asian="JP"/>
    </style:style>
    <style:style style:name="P838" style:family="paragraph" style:parent-style-name="Heading_20_3">
      <style:text-properties officeooo:rsid="017d9cef" officeooo:paragraph-rsid="034b3cec" style:language-asian="ja" style:country-asian="JP"/>
    </style:style>
    <style:style style:name="P839" style:family="paragraph" style:parent-style-name="Heading_20_3">
      <style:text-properties officeooo:paragraph-rsid="0347646e" style:language-asian="ja" style:country-asian="JP"/>
    </style:style>
    <style:style style:name="P840" style:family="paragraph" style:parent-style-name="Heading_20_3">
      <style:text-properties officeooo:paragraph-rsid="034b3cec" style:language-asian="ja" style:country-asian="JP"/>
    </style:style>
    <style:style style:name="P841" style:family="paragraph" style:parent-style-name="Heading_20_3">
      <style:text-properties officeooo:paragraph-rsid="02a3d415"/>
    </style:style>
    <style:style style:name="P842" style:family="paragraph" style:parent-style-name="Heading_20_3">
      <style:text-properties officeooo:paragraph-rsid="02aa892c"/>
    </style:style>
    <style:style style:name="P843" style:family="paragraph" style:parent-style-name="Heading_20_3">
      <style:text-properties officeooo:paragraph-rsid="02ba077a"/>
    </style:style>
    <style:style style:name="P844" style:family="paragraph" style:parent-style-name="Heading_20_3">
      <style:text-properties officeooo:paragraph-rsid="02b11818"/>
    </style:style>
    <style:style style:name="P845" style:family="paragraph" style:parent-style-name="Heading_20_3">
      <style:text-properties officeooo:paragraph-rsid="02b28f01"/>
    </style:style>
    <style:style style:name="P846" style:family="paragraph" style:parent-style-name="Heading_20_3">
      <style:text-properties officeooo:paragraph-rsid="02b43e6b"/>
    </style:style>
    <style:style style:name="P847" style:family="paragraph" style:parent-style-name="Heading_20_3">
      <style:text-properties officeooo:paragraph-rsid="02b73c68"/>
    </style:style>
    <style:style style:name="P848" style:family="paragraph" style:parent-style-name="Heading_20_3">
      <style:text-properties officeooo:paragraph-rsid="02bc95ae"/>
    </style:style>
    <style:style style:name="P849" style:family="paragraph" style:parent-style-name="Heading_20_3">
      <style:text-properties officeooo:paragraph-rsid="02bf41e5"/>
    </style:style>
    <style:style style:name="P850" style:family="paragraph" style:parent-style-name="Heading_20_3">
      <style:text-properties officeooo:paragraph-rsid="02c0d7de"/>
    </style:style>
    <style:style style:name="P851" style:family="paragraph" style:parent-style-name="Heading_20_3">
      <style:text-properties officeooo:paragraph-rsid="032a4f24"/>
    </style:style>
    <style:style style:name="P852" style:family="paragraph" style:parent-style-name="Heading_20_3">
      <style:text-properties officeooo:paragraph-rsid="02de6799"/>
    </style:style>
    <style:style style:name="P853" style:family="paragraph" style:parent-style-name="Heading_20_3">
      <style:text-properties officeooo:paragraph-rsid="03e5f556"/>
    </style:style>
    <style:style style:name="P854" style:family="paragraph" style:parent-style-name="Heading_20_3">
      <style:text-properties officeooo:paragraph-rsid="02e9a488"/>
    </style:style>
    <style:style style:name="P855" style:family="paragraph" style:parent-style-name="Heading_20_3">
      <style:text-properties officeooo:paragraph-rsid="02ee8f8a"/>
    </style:style>
    <style:style style:name="P856" style:family="paragraph" style:parent-style-name="Heading_20_3">
      <style:text-properties officeooo:paragraph-rsid="0325fc15"/>
    </style:style>
    <style:style style:name="P857" style:family="paragraph" style:parent-style-name="Heading_20_3">
      <style:text-properties officeooo:paragraph-rsid="0307aee2"/>
    </style:style>
    <style:style style:name="P858" style:family="paragraph" style:parent-style-name="Heading_20_3">
      <style:text-properties officeooo:paragraph-rsid="030aa0a0"/>
    </style:style>
    <style:style style:name="P859" style:family="paragraph" style:parent-style-name="Heading_20_3">
      <style:text-properties officeooo:paragraph-rsid="030bc9ea"/>
    </style:style>
    <style:style style:name="P860" style:family="paragraph" style:parent-style-name="Heading_20_3">
      <style:text-properties officeooo:paragraph-rsid="0314d1a9"/>
    </style:style>
    <style:style style:name="P861" style:family="paragraph" style:parent-style-name="Heading_20_3">
      <style:text-properties officeooo:rsid="017d9cef" officeooo:paragraph-rsid="0347646e"/>
    </style:style>
    <style:style style:name="P862" style:family="paragraph" style:parent-style-name="Heading_20_3">
      <style:text-properties officeooo:rsid="017d9cef" officeooo:paragraph-rsid="034b3cec"/>
    </style:style>
    <style:style style:name="P863" style:family="paragraph" style:parent-style-name="Heading_20_3">
      <style:text-properties officeooo:paragraph-rsid="04267da9"/>
    </style:style>
    <style:style style:name="P864" style:family="paragraph" style:parent-style-name="Heading_20_3">
      <style:text-properties officeooo:paragraph-rsid="03502236"/>
    </style:style>
    <style:style style:name="P865" style:family="paragraph" style:parent-style-name="Heading_20_3">
      <style:text-properties officeooo:paragraph-rsid="03614bfe"/>
    </style:style>
    <style:style style:name="P866" style:family="paragraph" style:parent-style-name="Heading_20_3">
      <style:text-properties officeooo:paragraph-rsid="033f8e17"/>
    </style:style>
    <style:style style:name="P867" style:family="paragraph" style:parent-style-name="Heading_20_3">
      <style:text-properties officeooo:paragraph-rsid="033a1581"/>
    </style:style>
    <style:style style:name="P868" style:family="paragraph" style:parent-style-name="Heading_20_3">
      <style:text-properties officeooo:rsid="0152448a" officeooo:paragraph-rsid="03443709"/>
    </style:style>
    <style:style style:name="P869" style:family="paragraph" style:parent-style-name="Heading_20_3">
      <style:text-properties officeooo:rsid="0152448a" officeooo:paragraph-rsid="0396c50c"/>
    </style:style>
    <style:style style:name="P870" style:family="paragraph" style:parent-style-name="Heading_20_3">
      <style:text-properties officeooo:paragraph-rsid="0353382f"/>
    </style:style>
    <style:style style:name="P871" style:family="paragraph" style:parent-style-name="Heading_20_3">
      <style:text-properties officeooo:paragraph-rsid="035d00ff"/>
    </style:style>
    <style:style style:name="P872" style:family="paragraph" style:parent-style-name="Heading_20_3">
      <style:text-properties officeooo:paragraph-rsid="037ff0d1"/>
    </style:style>
    <style:style style:name="P873" style:family="paragraph" style:parent-style-name="Heading_20_3">
      <style:text-properties officeooo:paragraph-rsid="038aa0da"/>
    </style:style>
    <style:style style:name="P874" style:family="paragraph" style:parent-style-name="Heading_20_3">
      <style:text-properties officeooo:paragraph-rsid="039373c2"/>
    </style:style>
    <style:style style:name="P875" style:family="paragraph" style:parent-style-name="Heading_20_3">
      <style:text-properties officeooo:paragraph-rsid="039761a3"/>
    </style:style>
    <style:style style:name="P876" style:family="paragraph" style:parent-style-name="Heading_20_3">
      <style:text-properties officeooo:paragraph-rsid="039de62a"/>
    </style:style>
    <style:style style:name="P877" style:family="paragraph" style:parent-style-name="Heading_20_3">
      <style:text-properties officeooo:paragraph-rsid="03a81025"/>
    </style:style>
    <style:style style:name="P878" style:family="paragraph" style:parent-style-name="Heading_20_3">
      <style:text-properties officeooo:paragraph-rsid="03aac491"/>
    </style:style>
    <style:style style:name="P879" style:family="paragraph" style:parent-style-name="Heading_20_3">
      <style:text-properties officeooo:paragraph-rsid="03aff493"/>
    </style:style>
    <style:style style:name="P880" style:family="paragraph" style:parent-style-name="Heading_20_3">
      <style:text-properties officeooo:paragraph-rsid="03b62b24"/>
    </style:style>
    <style:style style:name="P881" style:family="paragraph" style:parent-style-name="Preformatted_20_Text" style:list-style-name="L100">
      <style:text-properties officeooo:paragraph-rsid="0428748f"/>
    </style:style>
    <style:style style:name="P882" style:family="paragraph" style:parent-style-name="Preformatted_20_Text" style:list-style-name="L100">
      <style:text-properties officeooo:paragraph-rsid="0429d626"/>
    </style:style>
    <style:style style:name="P883" style:family="paragraph" style:parent-style-name="Preformatted_20_Text" style:list-style-name="L100">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037aced"/>
    </style:style>
    <style:style style:name="T86" style:family="text">
      <style:text-properties officeooo:rsid="00ac31e7"/>
    </style:style>
    <style:style style:name="T87" style:family="text">
      <style:text-properties officeooo:rsid="000d85a8"/>
    </style:style>
    <style:style style:name="T8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3" style:family="text">
      <style:text-properties officeooo:rsid="0146b6b1"/>
    </style:style>
    <style:style style:name="T134" style:family="text">
      <style:text-properties officeooo:rsid="01521b2b"/>
    </style:style>
    <style:style style:name="T135" style:family="text">
      <style:text-properties officeooo:rsid="0158d89d"/>
    </style:style>
    <style:style style:name="T136" style:family="text">
      <style:text-properties officeooo:rsid="0170bf0b"/>
    </style:style>
    <style:style style:name="T137" style:family="text">
      <style:text-properties officeooo:rsid="01734c02"/>
    </style:style>
    <style:style style:name="T138" style:family="text">
      <style:text-properties officeooo:rsid="01753ae4"/>
    </style:style>
    <style:style style:name="T139" style:family="text">
      <style:text-properties officeooo:rsid="01c319f1"/>
    </style:style>
    <style:style style:name="T140" style:family="text">
      <style:text-properties fo:language="en" fo:country="US" officeooo:rsid="01c319f1" style:language-asian="ja" style:country-asian="JP"/>
    </style:style>
    <style:style style:name="T141" style:family="text">
      <style:text-properties officeooo:rsid="02086264"/>
    </style:style>
    <style:style style:name="T142" style:family="text">
      <style:text-properties officeooo:rsid="020ffba5"/>
    </style:style>
    <style:style style:name="T143" style:family="text">
      <style:text-properties officeooo:rsid="02121f31"/>
    </style:style>
    <style:style style:name="T144" style:family="text">
      <style:text-properties officeooo:rsid="0216631e"/>
    </style:style>
    <style:style style:name="T145" style:family="text">
      <style:text-properties officeooo:rsid="02193feb"/>
    </style:style>
    <style:style style:name="T146" style:family="text">
      <style:text-properties officeooo:rsid="021b33df"/>
    </style:style>
    <style:style style:name="T147" style:family="text">
      <style:text-properties officeooo:rsid="021cfa98"/>
    </style:style>
    <style:style style:name="T148" style:family="text">
      <style:text-properties officeooo:rsid="023dffaf"/>
    </style:style>
    <style:style style:name="T149" style:family="text">
      <style:text-properties officeooo:rsid="02441abc"/>
    </style:style>
    <style:style style:name="T150" style:family="text">
      <style:text-properties officeooo:rsid="0259af84"/>
    </style:style>
    <style:style style:name="T151" style:family="text">
      <style:text-properties officeooo:rsid="025cfd34"/>
    </style:style>
    <style:style style:name="T152" style:family="text">
      <style:text-properties officeooo:rsid="0261c1ee"/>
    </style:style>
    <style:style style:name="T153" style:family="text">
      <style:text-properties officeooo:rsid="0261c1ee" fo:background-color="#ffffff" loext:char-shading-value="0"/>
    </style:style>
    <style:style style:name="T154" style:family="text">
      <style:text-properties officeooo:rsid="04375f71" fo:background-color="#ffffff" loext:char-shading-value="0"/>
    </style:style>
    <style:style style:name="T155" style:family="text">
      <style:text-properties officeooo:rsid="015e9b90"/>
    </style:style>
    <style:style style:name="T156" style:family="text">
      <style:text-properties officeooo:rsid="02703f46"/>
    </style:style>
    <style:style style:name="T157" style:family="text">
      <style:text-properties officeooo:rsid="0271fd62"/>
    </style:style>
    <style:style style:name="T158" style:family="text">
      <style:text-properties officeooo:rsid="0276cd78"/>
    </style:style>
    <style:style style:name="T159" style:family="text">
      <style:text-properties officeooo:rsid="027923d4"/>
    </style:style>
    <style:style style:name="T160" style:family="text">
      <style:text-properties officeooo:rsid="027b8657"/>
    </style:style>
    <style:style style:name="T161" style:family="text">
      <style:text-properties officeooo:rsid="029545b1"/>
    </style:style>
    <style:style style:name="T162" style:family="text">
      <style:text-properties officeooo:rsid="02a9ede8"/>
    </style:style>
    <style:style style:name="T163" style:family="text">
      <style:text-properties officeooo:rsid="0010a9d6"/>
    </style:style>
    <style:style style:name="T164" style:family="text">
      <style:text-properties officeooo:rsid="02aa892c"/>
    </style:style>
    <style:style style:name="T165" style:family="text">
      <style:text-properties officeooo:rsid="02ae2697"/>
    </style:style>
    <style:style style:name="T166" style:family="text">
      <style:text-properties officeooo:rsid="02b28f01"/>
    </style:style>
    <style:style style:name="T167" style:family="text">
      <style:text-properties officeooo:rsid="02b5d485"/>
    </style:style>
    <style:style style:name="T168" style:family="text">
      <style:text-properties officeooo:rsid="02bc133e"/>
    </style:style>
    <style:style style:name="T169" style:family="text">
      <style:text-properties officeooo:rsid="02c81529"/>
    </style:style>
    <style:style style:name="T170" style:family="text">
      <style:text-properties officeooo:rsid="02d19bde"/>
    </style:style>
    <style:style style:name="T171" style:family="text">
      <style:text-properties officeooo:rsid="034cdf2f"/>
    </style:style>
    <style:style style:name="T172" style:family="text">
      <style:text-properties officeooo:rsid="035dd312"/>
    </style:style>
    <style:style style:name="T173" style:family="text">
      <style:text-properties officeooo:rsid="0396c50c"/>
    </style:style>
    <style:style style:name="T174" style:family="text">
      <style:text-properties officeooo:rsid="039de62a"/>
    </style:style>
    <style:style style:name="T175" style:family="text">
      <style:text-properties officeooo:rsid="03a19af1"/>
    </style:style>
    <style:style style:name="T176" style:family="text">
      <style:text-properties officeooo:rsid="03a81025"/>
    </style:style>
    <style:style style:name="T177" style:family="text">
      <style:text-properties officeooo:rsid="03ae91c2"/>
    </style:style>
    <style:style style:name="T178" style:family="text">
      <style:text-properties officeooo:rsid="03c698c2"/>
    </style:style>
    <style:style style:name="T179" style:family="text">
      <style:text-properties officeooo:rsid="03d494b5"/>
    </style:style>
    <style:style style:name="T180" style:family="text">
      <style:text-properties officeooo:rsid="03e5f556"/>
    </style:style>
    <style:style style:name="T181" style:family="text">
      <style:text-properties officeooo:rsid="03f5b375"/>
    </style:style>
    <style:style style:name="T182" style:family="text">
      <style:text-properties officeooo:rsid="03f87df0"/>
    </style:style>
    <style:style style:name="T183" style:family="text">
      <style:text-properties officeooo:rsid="04035dce"/>
    </style:style>
    <style:style style:name="T184" style:family="text">
      <style:text-properties officeooo:rsid="0414522e"/>
    </style:style>
    <style:style style:name="T185" style:family="text">
      <style:text-properties officeooo:rsid="041744d4"/>
    </style:style>
    <style:style style:name="T186" style:family="text">
      <style:text-properties officeooo:rsid="041bc9aa"/>
    </style:style>
    <style:style style:name="T187" style:family="text">
      <style:text-properties officeooo:rsid="04245c2d"/>
    </style:style>
    <style:style style:name="T188" style:family="text">
      <style:text-properties officeooo:rsid="0429d626"/>
    </style:style>
    <style:style style:name="T189"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0"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1" style:family="text">
      <style:text-properties officeooo:rsid="0434c56f"/>
    </style:style>
    <style:style style:name="T192" style:family="text">
      <style:text-properties officeooo:rsid="0435b6af"/>
    </style:style>
    <style:style style:name="T193" style:family="text">
      <style:text-properties fo:background-color="transparent" loext:char-shading-value="0"/>
    </style:style>
    <style:style style:name="T194" style:family="text">
      <style:text-properties officeooo:rsid="000d85a8" fo:background-color="transparent" loext:char-shading-value="0" style:language-asian="ja" style:country-asian="JP"/>
    </style:style>
    <style:style style:name="T195" style:family="text">
      <style:text-properties officeooo:rsid="0435c067" fo:background-color="transparent" loext:char-shading-value="0" style:language-asian="ja" style:country-asian="JP"/>
    </style:style>
    <style:style style:name="T196" style:family="text">
      <style:text-properties officeooo:rsid="02a9ede8" fo:background-color="transparent" loext:char-shading-value="0" style:language-asian="ja" style:country-asian="JP"/>
    </style:style>
    <style:style style:name="T197" style:family="text">
      <style:text-properties officeooo:rsid="001a76c8" fo:background-color="transparent" loext:char-shading-value="0" style:language-asian="ja" style:country-asian="JP"/>
    </style:style>
    <style:style style:name="T198" style:family="text">
      <style:text-properties officeooo:rsid="0261c1ee" fo:background-color="transparent" loext:char-shading-value="0" style:language-asian="ja" style:country-asian="JP"/>
    </style:style>
    <style:style style:name="T199" style:family="text">
      <style:text-properties officeooo:rsid="04455df7" fo:background-color="transparent" loext:char-shading-value="0" style:language-asian="ja" style:country-asian="JP"/>
    </style:style>
    <style:style style:name="T200" style:family="text">
      <style:text-properties officeooo:rsid="04375f71" fo:background-color="transparent" loext:char-shading-value="0"/>
    </style:style>
    <style:style style:name="T201" style:family="text">
      <style:text-properties officeooo:rsid="043b5789" fo:background-color="transparent" loext:char-shading-value="0"/>
    </style:style>
    <style:style style:name="T202" style:family="text">
      <style:text-properties officeooo:rsid="04455df7" fo:background-color="transparent" loext:char-shading-value="0"/>
    </style:style>
    <style:style style:name="T203" style:family="text">
      <style:text-properties officeooo:rsid="043a1e2c"/>
    </style:style>
    <style:style style:name="T204" style:family="text">
      <style:text-properties officeooo:rsid="043b5789"/>
    </style:style>
    <style:style style:name="T205" style:family="text">
      <style:text-properties officeooo:rsid="0480cf8c"/>
    </style:style>
    <style:style style:name="T206" style:family="text">
      <style:text-properties officeooo:rsid="042d1447"/>
    </style:style>
    <style:style style:name="T207" style:family="text">
      <style:text-properties officeooo:rsid="043b6caa"/>
    </style:style>
    <style:style style:name="T208" style:family="text">
      <style:text-properties officeooo:rsid="03897915"/>
    </style:style>
    <style:style style:name="T209" style:family="text">
      <style:text-properties officeooo:rsid="001a76c8"/>
    </style:style>
    <style:style style:name="T210" style:family="text">
      <style:text-properties officeooo:rsid="0261c1ee" fo:background-color="#ffff00" loext:char-shading-value="0"/>
    </style:style>
    <style:style style:name="T211" style:family="text">
      <style:text-properties officeooo:rsid="0261c1ee" fo:background-color="#ffcc00" loext:char-shading-value="0"/>
    </style:style>
    <style:style style:name="T212" style:family="text">
      <style:text-properties officeooo:rsid="044b0c5d" fo:background-color="#ffcc00" loext:char-shading-value="0"/>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0">XX</text:span>年<text:span text:style-name="T150">X</text:span>月<text:span text:style-name="T150">X</text:span>日</text:p>
      <text:p text:style-name="P16">株式会社クリアコード</text:p>
      <text:p text:style-name="P17"/>
      <text:p text:style-name="P17"/>
      <text:p text:style-name="P17"/>
      <text:p text:style-name="P19"/>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7</text:a></text:p>
            <text:p text:style-name="P20"><text:a xlink:type="simple" xlink:href="#__RefHeading__1770_1954687515" text:style-name="Index_20_Link" text:visited-style-name="Index_20_Link">2新規インストールに関するカスタマイズ<text:tab/>7</text:a></text:p>
            <text:p text:style-name="P21"><text:a xlink:type="simple" xlink:href="#__RefHeading__1981_1620138923" text:style-name="Index_20_Link" text:visited-style-name="Index_20_Link">2.1メタインストーラを使用した、新規インストールの手順<text:tab/>7</text:a></text:p>
            <text:p text:style-name="P22"><text:a xlink:type="simple" xlink:href="#__RefHeading__4601_1126139090" text:style-name="Index_20_Link" text:visited-style-name="Index_20_Link">2.1.1確認する項目<text:tab/>7</text:a></text:p>
            <text:p text:style-name="P22"><text:a xlink:type="simple" xlink:href="#__RefHeading__1774_1954687515" text:style-name="Index_20_Link" text:visited-style-name="Index_20_Link">2.1.2準備：<text:tab/>7</text:a></text:p>
            <text:p text:style-name="P22"><text:a xlink:type="simple" xlink:href="#__RefHeading__1776_1954687515" text:style-name="Index_20_Link" text:visited-style-name="Index_20_Link">2.1.3 検証：<text:tab/>7</text:a></text:p>
            <text:p text:style-name="P21"><text:a xlink:type="simple" xlink:href="#__RefHeading__4721_665747503" text:style-name="Index_20_Link" text:visited-style-name="Index_20_Link">2.2専用ユーザープロファイルの作成と使用<text:tab/>8</text:a></text:p>
            <text:p text:style-name="P22"><text:a xlink:type="simple" xlink:href="#__RefHeading__4601_11261390901" text:style-name="Index_20_Link" text:visited-style-name="Index_20_Link">2.2.1確認する項目<text:tab/>8</text:a></text:p>
            <text:p text:style-name="P22"><text:a xlink:type="simple" xlink:href="#__RefHeading__1774_19546875151" text:style-name="Index_20_Link" text:visited-style-name="Index_20_Link">2.2.2準備：<text:tab/>8</text:a></text:p>
            <text:p text:style-name="P22"><text:a xlink:type="simple" xlink:href="#__RefHeading__1776_19546875151" text:style-name="Index_20_Link" text:visited-style-name="Index_20_Link">2.2.3 検証：<text:tab/>9</text:a></text:p>
            <text:p text:style-name="P21"><text:a xlink:type="simple" xlink:href="#__RefHeading__20165_954457100" text:style-name="Index_20_Link" text:visited-style-name="Index_20_Link">2.3旧バージョンとの共存<text:tab/>10</text:a></text:p>
            <text:p text:style-name="P22"><text:a xlink:type="simple" xlink:href="#__RefHeading__4601_112613909011" text:style-name="Index_20_Link" text:visited-style-name="Index_20_Link">2.3.1確認する項目<text:tab/>10</text:a></text:p>
            <text:p text:style-name="P22"><text:a xlink:type="simple" xlink:href="#__RefHeading__1774_195468751511" text:style-name="Index_20_Link" text:visited-style-name="Index_20_Link">2.3.2準備：<text:tab/>10</text:a></text:p>
            <text:p text:style-name="P22"><text:a xlink:type="simple" xlink:href="#__RefHeading__1776_195468751511" text:style-name="Index_20_Link" text:visited-style-name="Index_20_Link">2.3.3 検証：<text:tab/>10</text:a></text:p>
            <text:p text:style-name="P20"><text:a xlink:type="simple" xlink:href="#__RefHeading__20167_954457100" text:style-name="Index_20_Link" text:visited-style-name="Index_20_Link">3起動時の状態に関するカスタマイズ<text:tab/>12</text:a></text:p>
            <text:p text:style-name="P21"><text:a xlink:type="simple" xlink:href="#__RefHeading__1983_1620138923" text:style-name="Index_20_Link" text:visited-style-name="Index_20_Link">3.1起動時の状態の制御<text:tab/>12</text:a></text:p>
            <text:p text:style-name="P22"><text:a xlink:type="simple" xlink:href="#__RefHeading__4603_1126139090" text:style-name="Index_20_Link" text:visited-style-name="Index_20_Link">3.1.1確認する項目<text:tab/>12</text:a></text:p>
            <text:p text:style-name="P22"><text:a xlink:type="simple" xlink:href="#__RefHeading__1788_1954687515" text:style-name="Index_20_Link" text:visited-style-name="Index_20_Link">3.1.2準備：<text:tab/>12</text:a></text:p>
            <text:p text:style-name="P22"><text:a xlink:type="simple" xlink:href="#__RefHeading__1790_1954687515" text:style-name="Index_20_Link" text:visited-style-name="Index_20_Link">3.1.3検証：<text:tab/>12</text:a></text:p>
            <text:p text:style-name="P22"><text:a xlink:type="simple" xlink:href="#__RefHeading__59273_2045235309" text:style-name="Index_20_Link" text:visited-style-name="Index_20_Link">3.1.4後始末：<text:tab/>13</text:a></text:p>
            <text:p text:style-name="P21"><text:a xlink:type="simple" xlink:href="#__RefHeading___Toc12041_954817753" text:style-name="Index_20_Link" text:visited-style-name="Index_20_Link">3.2アドオンの署名確認の無効化<text:tab/>13</text:a></text:p>
            <text:p text:style-name="P22"><text:a xlink:type="simple" xlink:href="#__RefHeading__4603_1126139090212" text:style-name="Index_20_Link" text:visited-style-name="Index_20_Link">3.2.1確認する項目<text:tab/>13</text:a></text:p>
            <text:p text:style-name="P22"><text:a xlink:type="simple" xlink:href="#__RefHeading__1788_1954687515213" text:style-name="Index_20_Link" text:visited-style-name="Index_20_Link">3.2.2準備：<text:tab/>13</text:a></text:p>
            <text:p text:style-name="P22"><text:a xlink:type="simple" xlink:href="#__RefHeading__1790_1954687515214" text:style-name="Index_20_Link" text:visited-style-name="Index_20_Link">3.2.3検証：<text:tab/>13</text:a></text:p>
            <text:p text:style-name="P22"><text:a xlink:type="simple" xlink:href="#__RefHeading__59273_2045235309215" text:style-name="Index_20_Link" text:visited-style-name="Index_20_Link">3.2.4後始末：<text:tab/>14</text:a></text:p>
            <text:p text:style-name="P21"><text:a xlink:type="simple" xlink:href="#__RefHeading__59275_2045235309" text:style-name="Index_20_Link" text:visited-style-name="Index_20_Link">3.3起動方法の制御<text:tab/>14</text:a></text:p>
            <text:p text:style-name="P22"><text:a xlink:type="simple" xlink:href="#__RefHeading__4605_11261390901" text:style-name="Index_20_Link" text:visited-style-name="Index_20_Link">3.3.1確認する項目<text:tab/>14</text:a></text:p>
            <text:p text:style-name="P22"><text:a xlink:type="simple" xlink:href="#__RefHeading__4607_11261390901" text:style-name="Index_20_Link" text:visited-style-name="Index_20_Link">3.3.2準備：<text:tab/>14</text:a></text:p>
            <text:p text:style-name="P22"><text:a xlink:type="simple" xlink:href="#__RefHeading__1796_19546875151" text:style-name="Index_20_Link" text:visited-style-name="Index_20_Link">3.3.3検証：<text:tab/>14</text:a></text:p>
            <text:p text:style-name="P21"><text:a xlink:type="simple" xlink:href="#__RefHeading__11514_1941828368" text:style-name="Index_20_Link" text:visited-style-name="Index_20_Link">3.4ウィンドウ名の制御<text:tab/>14</text:a></text:p>
            <text:p text:style-name="P22"><text:a xlink:type="simple" xlink:href="#__RefHeading__4605_1126139090" text:style-name="Index_20_Link" text:visited-style-name="Index_20_Link">3.4.1確認する項目<text:tab/>14</text:a></text:p>
            <text:p text:style-name="P22"><text:a xlink:type="simple" xlink:href="#__RefHeading__4607_1126139090" text:style-name="Index_20_Link" text:visited-style-name="Index_20_Link">3.4.2準備：<text:tab/>14</text:a></text:p>
            <text:p text:style-name="P22"><text:a xlink:type="simple" xlink:href="#__RefHeading__1796_1954687515" text:style-name="Index_20_Link" text:visited-style-name="Index_20_Link">3.4.3検証：<text:tab/>14</text:a></text:p>
            <text:p text:style-name="P20"><text:a xlink:type="simple" xlink:href="#__RefHeading___Toc4504_289862153" text:style-name="Index_20_Link" text:visited-style-name="Index_20_Link">4セキュリティに関わるカスタマイズ<text:tab/>16</text:a></text:p>
            <text:p text:style-name="P21"><text:a xlink:type="simple" xlink:href="#__RefHeading__30315_2045235309" text:style-name="Index_20_Link" text:visited-style-name="Index_20_Link">4.1証明書の自動インポート<text:tab/>16</text:a></text:p>
            <text:p text:style-name="P22"><text:a xlink:type="simple" xlink:href="#__RefHeading__4082_2145101730" text:style-name="Index_20_Link" text:visited-style-name="Index_20_Link">4.1.1確認する項目<text:tab/>16</text:a></text:p>
            <text:p text:style-name="P22"><text:a xlink:type="simple" xlink:href="#__RefHeading__1834_1954687515852" text:style-name="Index_20_Link" text:visited-style-name="Index_20_Link">4.1.2準備：<text:tab/>16</text:a></text:p>
            <text:p text:style-name="P22"><text:a xlink:type="simple" xlink:href="#__RefHeading__1836_1954687515862" text:style-name="Index_20_Link" text:visited-style-name="Index_20_Link">4.1.3検証：<text:tab/>16</text:a></text:p>
            <text:p text:style-name="P21"><text:a xlink:type="simple" xlink:href="#__RefHeading__30317_2045235309" text:style-name="Index_20_Link" text:visited-style-name="Index_20_Link">4.2 アドオンの利用制限<text:tab/>16</text:a></text:p>
            <text:p text:style-name="P22"><text:a xlink:type="simple" xlink:href="#__RefHeading__30319_2045235309" text:style-name="Index_20_Link" text:visited-style-name="Index_20_Link">4.2.1確認する項目<text:tab/>16</text:a></text:p>
            <text:p text:style-name="P22"><text:a xlink:type="simple" xlink:href="#__RefHeading__1804_1954687515" text:style-name="Index_20_Link" text:visited-style-name="Index_20_Link">4.2.2準備：<text:tab/>16</text:a></text:p>
            <text:p text:style-name="P22"><text:a xlink:type="simple" xlink:href="#__RefHeading__1806_1954687515" text:style-name="Index_20_Link" text:visited-style-name="Index_20_Link">4.2.3 検証：<text:tab/>16</text:a></text:p>
            <text:p text:style-name="P22"><text:a xlink:type="simple" xlink:href="#__RefHeading__30321_2045235309" text:style-name="Index_20_Link" text:visited-style-name="Index_20_Link">4.2.4後始末：<text:tab/>17</text:a></text:p>
            <text:p text:style-name="P21"><text:a xlink:type="simple" xlink:href="#__RefHeading___Toc22056_1996352744" text:style-name="Index_20_Link" text:visited-style-name="Index_20_Link">4.3広告などのポップアップのブロック<text:tab/>17</text:a></text:p>
            <text:p text:style-name="P22"><text:a xlink:type="simple" xlink:href="#__RefHeading__30319_2045235309223" text:style-name="Index_20_Link" text:visited-style-name="Index_20_Link">4.3.1確認する項目<text:tab/>17</text:a></text:p>
            <text:p text:style-name="P22"><text:a xlink:type="simple" xlink:href="#__RefHeading__1804_1954687515223" text:style-name="Index_20_Link" text:visited-style-name="Index_20_Link">4.3.2準備：<text:tab/>17</text:a></text:p>
            <text:p text:style-name="P22"><text:a xlink:type="simple" xlink:href="#__RefHeading__1806_1954687515223" text:style-name="Index_20_Link" text:visited-style-name="Index_20_Link">4.3.3 検証：<text:tab/>17</text:a></text:p>
            <text:p text:style-name="P21"><text:a xlink:type="simple" xlink:href="#__RefHeading__30323_2045235309" text:style-name="Index_20_Link" text:visited-style-name="Index_20_Link">4.4攻撃サイトに対する警告<text:tab/>17</text:a></text:p>
            <text:p text:style-name="P22"><text:a xlink:type="simple" xlink:href="#__RefHeading__4649_1126139090" text:style-name="Index_20_Link" text:visited-style-name="Index_20_Link">4.4.1確認する項目<text:tab/>17</text:a></text:p>
            <text:p text:style-name="P22"><text:a xlink:type="simple" xlink:href="#__RefHeading__3276_1620138923" text:style-name="Index_20_Link" text:visited-style-name="Index_20_Link">4.4.2準備：<text:tab/>18</text:a></text:p>
            <text:p text:style-name="P22"><text:a xlink:type="simple" xlink:href="#__RefHeading__1890_19546875151" text:style-name="Index_20_Link" text:visited-style-name="Index_20_Link">4.4.3検証：<text:tab/>18</text:a></text:p>
            <text:p text:style-name="P21"><text:a xlink:type="simple" xlink:href="#__RefHeading__30325_2045235309" text:style-name="Index_20_Link" text:visited-style-name="Index_20_Link">4.5about:ページの利用制限<text:tab/>18</text:a></text:p>
            <text:p text:style-name="P22"><text:a xlink:type="simple" xlink:href="#__RefHeading__4609_1126139090" text:style-name="Index_20_Link" text:visited-style-name="Index_20_Link">4.5.1確認する項目<text:tab/>18</text:a></text:p>
            <text:p text:style-name="P22"><text:a xlink:type="simple" xlink:href="#__RefHeading__1800_1954687515157" text:style-name="Index_20_Link" text:visited-style-name="Index_20_Link">4.5.2準備：<text:tab/>18</text:a></text:p>
            <text:p text:style-name="P22"><text:a xlink:type="simple" xlink:href="#__RefHeading__1800_1954687515" text:style-name="Index_20_Link" text:visited-style-name="Index_20_Link">4.5.3検証：<text:tab/>18</text:a></text:p>
            <text:p text:style-name="P21"><text:a xlink:type="simple" xlink:href="#__RefHeading__34813_2045235309" text:style-name="Index_20_Link" text:visited-style-name="Index_20_Link">4.6エラーコンソールの利用制限<text:tab/>19</text:a></text:p>
            <text:p text:style-name="P22"><text:a xlink:type="simple" xlink:href="#__RefHeading__30319_204523530923" text:style-name="Index_20_Link" text:visited-style-name="Index_20_Link">4.6.1確認する項目<text:tab/>19</text:a></text:p>
            <text:p text:style-name="P22"><text:a xlink:type="simple" xlink:href="#__RefHeading__1804_195468751523" text:style-name="Index_20_Link" text:visited-style-name="Index_20_Link">4.6.2準備：<text:tab/>19</text:a></text:p>
            <text:p text:style-name="P22"><text:a xlink:type="simple" xlink:href="#__RefHeading__1806_195468751523" text:style-name="Index_20_Link" text:visited-style-name="Index_20_Link">4.6.3 検証：<text:tab/>19</text:a></text:p>
            <text:p text:style-name="P22"><text:a xlink:type="simple" xlink:href="#__RefHeading__34815_2045235309" text:style-name="Index_20_Link" text:visited-style-name="Index_20_Link">4.6.4後始末：<text:tab/>19</text:a></text:p>
            <text:p text:style-name="P21"><text:a xlink:type="simple" xlink:href="#__RefHeading__34817_2045235309" text:style-name="Index_20_Link" text:visited-style-name="Index_20_Link">4.7SNS連携機能とソーシャルAPIの利用制限<text:tab/>19</text:a></text:p>
            <text:p text:style-name="P22"><text:a xlink:type="simple" xlink:href="#__RefHeading__30319_20452353092" text:style-name="Index_20_Link" text:visited-style-name="Index_20_Link">4.7.1確認する項目<text:tab/>19</text:a></text:p>
            <text:p text:style-name="P22"><text:a xlink:type="simple" xlink:href="#__RefHeading__1804_19546875152" text:style-name="Index_20_Link" text:visited-style-name="Index_20_Link">4.7.2準備：<text:tab/>19</text:a></text:p>
            <text:p text:style-name="P22"><text:a xlink:type="simple" xlink:href="#__RefHeading__1806_19546875152" text:style-name="Index_20_Link" text:visited-style-name="Index_20_Link">4.7.3 検証：<text:tab/>19</text:a></text:p>
            <text:p text:style-name="P21"><text:a xlink:type="simple" xlink:href="#__RefHeading__34819_2045235309" text:style-name="Index_20_Link" text:visited-style-name="Index_20_Link">4.8JavaScriptの実行制限<text:tab/>19</text:a></text:p>
            <text:p text:style-name="P22"><text:a xlink:type="simple" xlink:href="#__RefHeading__30319_204523530922" text:style-name="Index_20_Link" text:visited-style-name="Index_20_Link">4.8.1確認する項目<text:tab/>19</text:a></text:p>
            <text:p text:style-name="P22"><text:a xlink:type="simple" xlink:href="#__RefHeading__1804_195468751522" text:style-name="Index_20_Link" text:visited-style-name="Index_20_Link">4.8.2準備：<text:tab/>19</text:a></text:p>
            <text:p text:style-name="P22"><text:a xlink:type="simple" xlink:href="#__RefHeading__1806_195468751522" text:style-name="Index_20_Link" text:visited-style-name="Index_20_Link">4.8.3 検証：<text:tab/>20</text:a></text:p>
            <text:p text:style-name="P21"><text:soft-page-break/><text:a xlink:type="simple" xlink:href="#__RefHeading__34821_2045235309" text:style-name="Index_20_Link" text:visited-style-name="Index_20_Link">4.9ローカルファイルの読み込みの制限<text:tab/>20</text:a></text:p>
            <text:p text:style-name="P22"><text:a xlink:type="simple" xlink:href="#__RefHeading__30319_2045235309221" text:style-name="Index_20_Link" text:visited-style-name="Index_20_Link">4.9.1確認する項目<text:tab/>20</text:a></text:p>
            <text:p text:style-name="P22"><text:a xlink:type="simple" xlink:href="#__RefHeading__1804_1954687515221" text:style-name="Index_20_Link" text:visited-style-name="Index_20_Link">4.9.2準備：<text:tab/>20</text:a></text:p>
            <text:p text:style-name="P22"><text:a xlink:type="simple" xlink:href="#__RefHeading__1806_1954687515221" text:style-name="Index_20_Link" text:visited-style-name="Index_20_Link">4.9.3 検証：<text:tab/>20</text:a></text:p>
            <text:p text:style-name="P21"><text:a xlink:type="simple" xlink:href="#__RefHeading__34823_2045235309" text:style-name="Index_20_Link" text:visited-style-name="Index_20_Link">4.10バックグラウンドで行われる通信の制限<text:tab/>20</text:a></text:p>
            <text:p text:style-name="P22"><text:a xlink:type="simple" xlink:href="#__RefHeading__30319_20452353092211" text:style-name="Index_20_Link" text:visited-style-name="Index_20_Link">4.10.1確認する項目<text:tab/>20</text:a></text:p>
            <text:p text:style-name="P22"><text:a xlink:type="simple" xlink:href="#__RefHeading__1804_19546875152211" text:style-name="Index_20_Link" text:visited-style-name="Index_20_Link">4.10.2準備：<text:tab/>20</text:a></text:p>
            <text:p text:style-name="P22"><text:a xlink:type="simple" xlink:href="#__RefHeading__1806_19546875152211" text:style-name="Index_20_Link" text:visited-style-name="Index_20_Link">4.10.3 検証：<text:tab/>20</text:a></text:p>
            <text:p text:style-name="P22"><text:a xlink:type="simple" xlink:href="#__RefHeading__34825_2045235309" text:style-name="Index_20_Link" text:visited-style-name="Index_20_Link">4.10.4後始末：<text:tab/>21</text:a></text:p>
            <text:p text:style-name="P21"><text:a xlink:type="simple" xlink:href="#__RefHeading__34827_2045235309" text:style-name="Index_20_Link" text:visited-style-name="Index_20_Link">4.11外部リソースへのアクセスの制限<text:tab/>21</text:a></text:p>
            <text:p text:style-name="P22"><text:a xlink:type="simple" xlink:href="#__RefHeading__30319_204523530922111" text:style-name="Index_20_Link" text:visited-style-name="Index_20_Link">4.11.1確認する項目<text:tab/>21</text:a></text:p>
            <text:p text:style-name="P22"><text:a xlink:type="simple" xlink:href="#__RefHeading__1804_195468751522111" text:style-name="Index_20_Link" text:visited-style-name="Index_20_Link">4.11.2準備：<text:tab/>21</text:a></text:p>
            <text:p text:style-name="P22"><text:a xlink:type="simple" xlink:href="#__RefHeading__1806_195468751522111" text:style-name="Index_20_Link" text:visited-style-name="Index_20_Link">4.11.3 検証：<text:tab/>21</text:a></text:p>
            <text:p text:style-name="P22"><text:a xlink:type="simple" xlink:href="#__RefHeading___Toc12043_954817753" text:style-name="Index_20_Link" text:visited-style-name="Index_20_Link">4.11.4後始末：<text:tab/>21</text:a></text:p>
            <text:p text:style-name="P21"><text:a xlink:type="simple" xlink:href="#__RefHeading__34831_2045235309" text:style-name="Index_20_Link" text:visited-style-name="Index_20_Link">4.12パーミッション設定の制限<text:tab/>22</text:a></text:p>
            <text:p text:style-name="P22"><text:a xlink:type="simple" xlink:href="#__RefHeading__30319_2045235309221112" text:style-name="Index_20_Link" text:visited-style-name="Index_20_Link">4.12.1確認する項目<text:tab/>22</text:a></text:p>
            <text:p text:style-name="P22"><text:a xlink:type="simple" xlink:href="#__RefHeading__1804_1954687515221112" text:style-name="Index_20_Link" text:visited-style-name="Index_20_Link">4.12.2準備：<text:tab/>22</text:a></text:p>
            <text:p text:style-name="P22"><text:a xlink:type="simple" xlink:href="#__RefHeading__1806_1954687515221112" text:style-name="Index_20_Link" text:visited-style-name="Index_20_Link">4.12.3 検証：<text:tab/>22</text:a></text:p>
            <text:p text:style-name="P20"><text:a xlink:type="simple" xlink:href="#__RefHeading__34833_2045235309" text:style-name="Index_20_Link" text:visited-style-name="Index_20_Link">5プライバシー情報に関わるカスタマイズ<text:tab/>23</text:a></text:p>
            <text:p text:style-name="P21"><text:a xlink:type="simple" xlink:href="#__RefHeading__51515_2045235309" text:style-name="Index_20_Link" text:visited-style-name="Index_20_Link">5.1プライバシー情報の利用制限<text:tab/>23</text:a></text:p>
            <text:p text:style-name="P22"><text:a xlink:type="simple" xlink:href="#__RefHeading__30319_20452353092211121" text:style-name="Index_20_Link" text:visited-style-name="Index_20_Link">5.1.1確認する項目<text:tab/>23</text:a></text:p>
            <text:p text:style-name="P22"><text:a xlink:type="simple" xlink:href="#__RefHeading__1804_19546875152211121" text:style-name="Index_20_Link" text:visited-style-name="Index_20_Link">5.1.2準備：<text:tab/>23</text:a></text:p>
            <text:p text:style-name="P22"><text:a xlink:type="simple" xlink:href="#__RefHeading__1806_19546875152211121" text:style-name="Index_20_Link" text:visited-style-name="Index_20_Link">5.1.3 検証：<text:tab/>23</text:a></text:p>
            <text:p text:style-name="P22"><text:a xlink:type="simple" xlink:href="#__RefHeading__51517_2045235309" text:style-name="Index_20_Link" text:visited-style-name="Index_20_Link">5.1.4後始末：<text:tab/>25</text:a></text:p>
            <text:p text:style-name="P21"><text:a xlink:type="simple" xlink:href="#__RefHeading__29670_312387327" text:style-name="Index_20_Link" text:visited-style-name="Index_20_Link">5.2履歴の保存日数の制御<text:tab/>25</text:a></text:p>
            <text:p text:style-name="P22"><text:a xlink:type="simple" xlink:href="#__RefHeading__4657_1126139090162166168" text:style-name="Index_20_Link" text:visited-style-name="Index_20_Link">5.2.1確認する項目<text:tab/>25</text:a></text:p>
            <text:p text:style-name="P22"><text:a xlink:type="simple" xlink:href="#__RefHeading__2227_1596304251163167169" text:style-name="Index_20_Link" text:visited-style-name="Index_20_Link">5.2.2準備：<text:tab/>25</text:a></text:p>
            <text:p text:style-name="P22"><text:a xlink:type="simple" xlink:href="#__RefHeading__2229_1596304251164168170" text:style-name="Index_20_Link" text:visited-style-name="Index_20_Link">5.2.3検証：<text:tab/>25</text:a></text:p>
            <text:p text:style-name="P22"><text:a xlink:type="simple" xlink:href="#__RefHeading__29672_312387327" text:style-name="Index_20_Link" text:visited-style-name="Index_20_Link">5.2.4後始末：<text:tab/>26</text:a></text:p>
            <text:p text:style-name="P21"><text:a xlink:type="simple" xlink:href="#__RefHeading__51519_2045235309" text:style-name="Index_20_Link" text:visited-style-name="Index_20_Link">5.3位置情報の利用制限<text:tab/>26</text:a></text:p>
            <text:p text:style-name="P22"><text:a xlink:type="simple" xlink:href="#__RefHeading__30319_204523530922111211" text:style-name="Index_20_Link" text:visited-style-name="Index_20_Link">5.3.1確認する項目<text:tab/>26</text:a></text:p>
            <text:p text:style-name="P22"><text:a xlink:type="simple" xlink:href="#__RefHeading__1804_195468751522111211" text:style-name="Index_20_Link" text:visited-style-name="Index_20_Link">5.3.2準備：<text:tab/>26</text:a></text:p>
            <text:p text:style-name="P22"><text:a xlink:type="simple" xlink:href="#__RefHeading__1806_195468751522111211" text:style-name="Index_20_Link" text:visited-style-name="Index_20_Link">5.3.3 検証：<text:tab/>26</text:a></text:p>
            <text:p text:style-name="P21"><text:a xlink:type="simple" xlink:href="#__RefHeading___Toc12045_954817753" text:style-name="Index_20_Link" text:visited-style-name="Index_20_Link">5.4Firefox Syncの利用制限<text:tab/>26</text:a></text:p>
            <text:p text:style-name="P22"><text:a xlink:type="simple" xlink:href="#__RefHeading__30319_2045235309221112111215" text:style-name="Index_20_Link" text:visited-style-name="Index_20_Link">5.4.1確認する項目<text:tab/>26</text:a></text:p>
            <text:p text:style-name="P22"><text:a xlink:type="simple" xlink:href="#__RefHeading__1804_1954687515221112111216" text:style-name="Index_20_Link" text:visited-style-name="Index_20_Link">5.4.2準備：<text:tab/>26</text:a></text:p>
            <text:p text:style-name="P22"><text:a xlink:type="simple" xlink:href="#__RefHeading__1806_1954687515221112111217" text:style-name="Index_20_Link" text:visited-style-name="Index_20_Link">5.4.3 検証：<text:tab/>27</text:a></text:p>
            <text:p text:style-name="P21"><text:a xlink:type="simple" xlink:href="#__RefHeading__51521_2045235309" text:style-name="Index_20_Link" text:visited-style-name="Index_20_Link">5.5Firefox Accountsの利用制限<text:tab/>27</text:a></text:p>
            <text:p text:style-name="P22"><text:a xlink:type="simple" xlink:href="#__RefHeading__30319_2045235309221112111" text:style-name="Index_20_Link" text:visited-style-name="Index_20_Link">5.5.1確認する項目<text:tab/>27</text:a></text:p>
            <text:p text:style-name="P22"><text:a xlink:type="simple" xlink:href="#__RefHeading__1804_1954687515221112111" text:style-name="Index_20_Link" text:visited-style-name="Index_20_Link">5.5.2準備：<text:tab/>27</text:a></text:p>
            <text:p text:style-name="P22"><text:a xlink:type="simple" xlink:href="#__RefHeading__1806_1954687515221112111" text:style-name="Index_20_Link" text:visited-style-name="Index_20_Link">5.5.3 検証：<text:tab/>27</text:a></text:p>
            <text:p text:style-name="P22"><text:a xlink:type="simple" xlink:href="#__RefHeading___Toc12047_954817753" text:style-name="Index_20_Link" text:visited-style-name="Index_20_Link">5.5.4後始末：<text:tab/>27</text:a></text:p>
            <text:p text:style-name="P21"><text:a xlink:type="simple" xlink:href="#__RefHeading__51523_2045235309" text:style-name="Index_20_Link" text:visited-style-name="Index_20_Link">5.6プライバシーに関わる機能の利用制限<text:tab/>27</text:a></text:p>
            <text:p text:style-name="P22"><text:a xlink:type="simple" xlink:href="#__RefHeading__30319_20452353092211121111" text:style-name="Index_20_Link" text:visited-style-name="Index_20_Link">5.6.1確認する項目<text:tab/>27</text:a></text:p>
            <text:p text:style-name="P22"><text:a xlink:type="simple" xlink:href="#__RefHeading__1804_19546875152211121111" text:style-name="Index_20_Link" text:visited-style-name="Index_20_Link">5.6.2準備：<text:tab/>28</text:a></text:p>
            <text:p text:style-name="P22"><text:a xlink:type="simple" xlink:href="#__RefHeading__1806_19546875152211121111" text:style-name="Index_20_Link" text:visited-style-name="Index_20_Link">5.6.3 検証：<text:tab/>28</text:a></text:p>
            <text:p text:style-name="P21"><text:a xlink:type="simple" xlink:href="#__RefHeading__29674_312387327" text:style-name="Index_20_Link" text:visited-style-name="Index_20_Link">5.7アイドル状態での履歴・ブックマーク用データベースの自動最適化<text:tab/>28</text:a></text:p>
            <text:p text:style-name="P22"><text:a xlink:type="simple" xlink:href="#__RefHeading__4378_738874385" text:style-name="Index_20_Link" text:visited-style-name="Index_20_Link">5.7.1確認する項目<text:tab/>28</text:a></text:p>
            <text:p text:style-name="P22"><text:a xlink:type="simple" xlink:href="#__RefHeading__4380_738874385" text:style-name="Index_20_Link" text:visited-style-name="Index_20_Link">5.7.2準備：<text:tab/>28</text:a></text:p>
            <text:p text:style-name="P22"><text:a xlink:type="simple" xlink:href="#__RefHeading__4382_738874385" text:style-name="Index_20_Link" text:visited-style-name="Index_20_Link">5.7.3検証：<text:tab/>28</text:a></text:p>
            <text:p text:style-name="P22"><text:a xlink:type="simple" xlink:href="#__RefHeading__4384_738874385" text:style-name="Index_20_Link" text:visited-style-name="Index_20_Link">5.7.4後始末：<text:tab/>28</text:a></text:p>
            <text:p text:style-name="P21"><text:a xlink:type="simple" xlink:href="#__RefHeading__29676_312387327" text:style-name="Index_20_Link" text:visited-style-name="Index_20_Link">5.8 ディスクキャッシュのサイズ制限<text:tab/>29</text:a></text:p>
            <text:p text:style-name="P22"><text:a xlink:type="simple" xlink:href="#__RefHeading__1852_19546875151" text:style-name="Index_20_Link" text:visited-style-name="Index_20_Link">5.8.1確認する項目<text:tab/>29</text:a></text:p>
            <text:p text:style-name="P22"><text:a xlink:type="simple" xlink:href="#__RefHeading__4625_11261390901" text:style-name="Index_20_Link" text:visited-style-name="Index_20_Link">5.8.2準備：<text:tab/>29</text:a></text:p>
            <text:p text:style-name="P22"><text:a xlink:type="simple" xlink:href="#__RefHeading__1854_19546875152" text:style-name="Index_20_Link" text:visited-style-name="Index_20_Link">5.8.3検証：<text:tab/>29</text:a></text:p>
            <text:p text:style-name="P20"><text:a xlink:type="simple" xlink:href="#__RefHeading__59277_2045235309" text:style-name="Index_20_Link" text:visited-style-name="Index_20_Link">6Webブラウズ機能に関するカスタマイズ<text:tab/>30</text:a></text:p>
            <text:p text:style-name="P21"><text:a xlink:type="simple" xlink:href="#__RefHeading__29678_312387327" text:style-name="Index_20_Link" text:visited-style-name="Index_20_Link">6.1検索エンジンの制限<text:tab/>30</text:a></text:p>
            <text:p text:style-name="P22"><text:a xlink:type="simple" xlink:href="#__RefHeading__29680_312387327" text:style-name="Index_20_Link" text:visited-style-name="Index_20_Link">6.1.1確認する項目<text:tab/>30</text:a></text:p>
            <text:p text:style-name="P22"><text:a xlink:type="simple" xlink:href="#__RefHeading__1804_195468751522111211111" text:style-name="Index_20_Link" text:visited-style-name="Index_20_Link">6.1.2準備：<text:tab/>30</text:a></text:p>
            <text:p text:style-name="P22"><text:a xlink:type="simple" xlink:href="#__RefHeading__1806_195468751522111211111" text:style-name="Index_20_Link" text:visited-style-name="Index_20_Link">6.1.3 検証：<text:tab/>30</text:a></text:p>
            <text:p text:style-name="P21"><text:a xlink:type="simple" xlink:href="#__RefHeading__29682_312387327" text:style-name="Index_20_Link" text:visited-style-name="Index_20_Link">6.2ロケーションバーの表示の制御<text:tab/>30</text:a></text:p>
            <text:p text:style-name="P22"><text:a xlink:type="simple" xlink:href="#__RefHeading__29684_312387327" text:style-name="Index_20_Link" text:visited-style-name="Index_20_Link">6.2.1確認する項目<text:tab/>30</text:a></text:p>
            <text:p text:style-name="P22"><text:a xlink:type="simple" xlink:href="#__RefHeading__1804_1954687515221112111111" text:style-name="Index_20_Link" text:visited-style-name="Index_20_Link">6.2.2準備：<text:tab/>30</text:a></text:p>
            <text:p text:style-name="P22"><text:a xlink:type="simple" xlink:href="#__RefHeading__1806_1954687515221112111111" text:style-name="Index_20_Link" text:visited-style-name="Index_20_Link">6.2.3 検証：<text:tab/>30</text:a></text:p>
            <text:p text:style-name="P21"><text:a xlink:type="simple" xlink:href="#__RefHeading__29686_312387327" text:style-name="Index_20_Link" text:visited-style-name="Index_20_Link">6.3ダウンロードに関する機能の制御<text:tab/>30</text:a></text:p>
            <text:p text:style-name="P22"><text:a xlink:type="simple" xlink:href="#__RefHeading__29688_312387327" text:style-name="Index_20_Link" text:visited-style-name="Index_20_Link">6.3.1確認する項目<text:tab/>30</text:a></text:p>
            <text:p text:style-name="P22"><text:a xlink:type="simple" xlink:href="#__RefHeading__1804_19546875152211121111111" text:style-name="Index_20_Link" text:visited-style-name="Index_20_Link">6.3.2準備：<text:tab/>31</text:a></text:p>
            <text:p text:style-name="P22"><text:a xlink:type="simple" xlink:href="#__RefHeading__1806_19546875152211121111111" text:style-name="Index_20_Link" text:visited-style-name="Index_20_Link">6.3.3 検証：<text:tab/>31</text:a></text:p>
            <text:p text:style-name="P21"><text:a xlink:type="simple" xlink:href="#__RefHeading__29690_312387327" text:style-name="Index_20_Link" text:visited-style-name="Index_20_Link">6.4タブの操作に関する機能の制御<text:tab/>31</text:a></text:p>
            <text:p text:style-name="P22"><text:a xlink:type="simple" xlink:href="#__RefHeading__29692_312387327" text:style-name="Index_20_Link" text:visited-style-name="Index_20_Link">6.4.1確認する項目<text:tab/>31</text:a></text:p>
            <text:p text:style-name="P22"><text:a xlink:type="simple" xlink:href="#__RefHeading__1804_195468751522111211111111" text:style-name="Index_20_Link" text:visited-style-name="Index_20_Link">6.4.2準備：<text:tab/>31</text:a></text:p>
            <text:p text:style-name="P22"><text:a xlink:type="simple" xlink:href="#__RefHeading__1806_195468751522111211111111" text:style-name="Index_20_Link" text:visited-style-name="Index_20_Link">6.4.3 検証：<text:tab/>32</text:a></text:p>
            <text:p text:style-name="P22"><text:soft-page-break/><text:a xlink:type="simple" xlink:href="#__RefHeading__11459_138172601" text:style-name="Index_20_Link" text:visited-style-name="Index_20_Link">6.4.4後始末：<text:tab/>32</text:a></text:p>
            <text:p text:style-name="P21"><text:a xlink:type="simple" xlink:href="#__RefHeading__29694_312387327" text:style-name="Index_20_Link" text:visited-style-name="Index_20_Link">6.5内蔵PDFビューアの使用<text:tab/>32</text:a></text:p>
            <text:p text:style-name="P22"><text:a xlink:type="simple" xlink:href="#__RefHeading__46688_1737097437" text:style-name="Index_20_Link" text:visited-style-name="Index_20_Link">6.5.1確認する項目<text:tab/>32</text:a></text:p>
            <text:p text:style-name="P22"><text:a xlink:type="simple" xlink:href="#__RefHeading__46690_1737097437" text:style-name="Index_20_Link" text:visited-style-name="Index_20_Link">6.5.2準備：<text:tab/>33</text:a></text:p>
            <text:p text:style-name="P22"><text:a xlink:type="simple" xlink:href="#__RefHeading__46692_1737097437" text:style-name="Index_20_Link" text:visited-style-name="Index_20_Link">6.5.3検証：<text:tab/>33</text:a></text:p>
            <text:p text:style-name="P22"><text:a xlink:type="simple" xlink:href="#__RefHeading__11461_138172601" text:style-name="Index_20_Link" text:visited-style-name="Index_20_Link">6.5.4後始末：<text:tab/>33</text:a></text:p>
            <text:p text:style-name="P21"><text:a xlink:type="simple" xlink:href="#__RefHeading__29696_312387327" text:style-name="Index_20_Link" text:visited-style-name="Index_20_Link">6.6タブの音声出力インジケータの使用<text:tab/>33</text:a></text:p>
            <text:p text:style-name="P22"><text:a xlink:type="simple" xlink:href="#__RefHeading__46688_17370974371" text:style-name="Index_20_Link" text:visited-style-name="Index_20_Link">6.6.1確認する項目<text:tab/>33</text:a></text:p>
            <text:p text:style-name="P22"><text:a xlink:type="simple" xlink:href="#__RefHeading__46690_17370974371" text:style-name="Index_20_Link" text:visited-style-name="Index_20_Link">6.6.2準備：<text:tab/>33</text:a></text:p>
            <text:p text:style-name="P22"><text:a xlink:type="simple" xlink:href="#__RefHeading__46692_17370974371" text:style-name="Index_20_Link" text:visited-style-name="Index_20_Link">6.6.3検証：<text:tab/>33</text:a></text:p>
            <text:p text:style-name="P21"><text:a xlink:type="simple" xlink:href="#__RefHeading__11765_2013851972" text:style-name="Index_20_Link" text:visited-style-name="Index_20_Link">6.7認証プロンプトの重複表示の抑止<text:tab/>33</text:a></text:p>
            <text:p text:style-name="P22"><text:a xlink:type="simple" xlink:href="#__RefHeading__29700_3123873272" text:style-name="Index_20_Link" text:visited-style-name="Index_20_Link">6.7.1確認する項目<text:tab/>33</text:a></text:p>
            <text:p text:style-name="P22"><text:a xlink:type="simple" xlink:href="#__RefHeading__4380_738874385123" text:style-name="Index_20_Link" text:visited-style-name="Index_20_Link">6.7.2準備：<text:tab/>33</text:a></text:p>
            <text:p text:style-name="P22"><text:a xlink:type="simple" xlink:href="#__RefHeading__4382_738874385123" text:style-name="Index_20_Link" text:visited-style-name="Index_20_Link">6.7.3検証：<text:tab/>34</text:a></text:p>
            <text:p text:style-name="P22"><text:a xlink:type="simple" xlink:href="#__RefHeading__11767_2013851972" text:style-name="Index_20_Link" text:visited-style-name="Index_20_Link">6.7.4後始末：<text:tab/>34</text:a></text:p>
            <text:p text:style-name="P21"><text:a xlink:type="simple" xlink:href="#__RefHeading__11769_2013851972" text:style-name="Index_20_Link" text:visited-style-name="Index_20_Link">6.8その他のWebアプリ向けAPIの使用制限<text:tab/>34</text:a></text:p>
            <text:p text:style-name="P22"><text:a xlink:type="simple" xlink:href="#__RefHeading__29700_312387327" text:style-name="Index_20_Link" text:visited-style-name="Index_20_Link">6.8.1確認する項目<text:tab/>34</text:a></text:p>
            <text:p text:style-name="P22"><text:a xlink:type="simple" xlink:href="#__RefHeading__4380_73887438512" text:style-name="Index_20_Link" text:visited-style-name="Index_20_Link">6.8.2準備：<text:tab/>34</text:a></text:p>
            <text:p text:style-name="P22"><text:a xlink:type="simple" xlink:href="#__RefHeading__4382_73887438512" text:style-name="Index_20_Link" text:visited-style-name="Index_20_Link">6.8.3検証：<text:tab/>35</text:a></text:p>
            <text:p text:style-name="P22"><text:a xlink:type="simple" xlink:href="#__RefHeading__4384_73887438512" text:style-name="Index_20_Link" text:visited-style-name="Index_20_Link">6.8.4後始末：<text:tab/>35</text:a></text:p>
            <text:p text:style-name="P21"><text:a xlink:type="simple" xlink:href="#__RefHeading__29702_312387327" text:style-name="Index_20_Link" text:visited-style-name="Index_20_Link">6.9ハードウェアアクセラレーションの使用<text:tab/>35</text:a></text:p>
            <text:p text:style-name="P22"><text:a xlink:type="simple" xlink:href="#__RefHeading__29704_312387327" text:style-name="Index_20_Link" text:visited-style-name="Index_20_Link">6.9.1確認する項目<text:tab/>35</text:a></text:p>
            <text:p text:style-name="P22"><text:a xlink:type="simple" xlink:href="#__RefHeading__4380_738874385121" text:style-name="Index_20_Link" text:visited-style-name="Index_20_Link">6.9.2準備：<text:tab/>35</text:a></text:p>
            <text:p text:style-name="P22"><text:a xlink:type="simple" xlink:href="#__RefHeading__4382_738874385121" text:style-name="Index_20_Link" text:visited-style-name="Index_20_Link">6.9.3検証：<text:tab/>35</text:a></text:p>
            <text:p text:style-name="P22"><text:a xlink:type="simple" xlink:href="#__RefHeading__29706_312387327" text:style-name="Index_20_Link" text:visited-style-name="Index_20_Link">6.9.4後始末<text:tab/>35</text:a></text:p>
            <text:p text:style-name="P20"><text:a xlink:type="simple" xlink:href="#__RefHeading__29708_312387327" text:style-name="Index_20_Link" text:visited-style-name="Index_20_Link">7ネットワーク処理に関するカスタマイズ<text:tab/>36</text:a></text:p>
            <text:p text:style-name="P21"><text:a xlink:type="simple" xlink:href="#__RefHeading__29710_312387327" text:style-name="Index_20_Link" text:visited-style-name="Index_20_Link">7.1プロキシの設定<text:tab/>36</text:a></text:p>
            <text:p text:style-name="P22"><text:a xlink:type="simple" xlink:href="#__RefHeading__29712_312387327" text:style-name="Index_20_Link" text:visited-style-name="Index_20_Link">7.1.1確認する項目<text:tab/>36</text:a></text:p>
            <text:p text:style-name="P22"><text:a xlink:type="simple" xlink:href="#__RefHeading__4380_73887438511" text:style-name="Index_20_Link" text:visited-style-name="Index_20_Link">7.1.2準備：<text:tab/>36</text:a></text:p>
            <text:p text:style-name="P22"><text:a xlink:type="simple" xlink:href="#__RefHeading__4382_73887438511" text:style-name="Index_20_Link" text:visited-style-name="Index_20_Link">7.1.3検証：<text:tab/>36</text:a></text:p>
            <text:p text:style-name="P22"><text:a xlink:type="simple" xlink:href="#__RefHeading__4384_73887438511" text:style-name="Index_20_Link" text:visited-style-name="Index_20_Link">7.1.4後始末：<text:tab/>36</text:a></text:p>
            <text:p text:style-name="P21"><text:a xlink:type="simple" xlink:href="#__RefHeading__29714_312387327" text:style-name="Index_20_Link" text:visited-style-name="Index_20_Link">7.2その他のネットワーク関連設定<text:tab/>36</text:a></text:p>
            <text:p text:style-name="P22"><text:a xlink:type="simple" xlink:href="#__RefHeading__29716_312387327" text:style-name="Index_20_Link" text:visited-style-name="Index_20_Link">7.2.1確認する項目<text:tab/>36</text:a></text:p>
            <text:p text:style-name="P22"><text:a xlink:type="simple" xlink:href="#__RefHeading__4380_7388743851" text:style-name="Index_20_Link" text:visited-style-name="Index_20_Link">7.2.2準備：<text:tab/>36</text:a></text:p>
            <text:p text:style-name="P22"><text:a xlink:type="simple" xlink:href="#__RefHeading__4382_7388743851" text:style-name="Index_20_Link" text:visited-style-name="Index_20_Link">7.2.3検証：<text:tab/>36</text:a></text:p>
            <text:p text:style-name="P22"><text:a xlink:type="simple" xlink:href="#__RefHeading__4384_7388743851" text:style-name="Index_20_Link" text:visited-style-name="Index_20_Link">7.2.4後始末：<text:tab/>37</text:a></text:p>
            <text:p text:style-name="P20"><text:a xlink:type="simple" xlink:href="#__RefHeading__29718_312387327" text:style-name="Index_20_Link" text:visited-style-name="Index_20_Link">8自動更新のカスタマイズ<text:tab/>38</text:a></text:p>
            <text:p text:style-name="P21"><text:a xlink:type="simple" xlink:href="#__RefHeading__29720_312387327" text:style-name="Index_20_Link" text:visited-style-name="Index_20_Link">8.1Firefoxおよびアドオンの自動更新の制限<text:tab/>38</text:a></text:p>
            <text:p text:style-name="P22"><text:a xlink:type="simple" xlink:href="#__RefHeading__4655_1126139090" text:style-name="Index_20_Link" text:visited-style-name="Index_20_Link">8.1.1確認する項目<text:tab/>38</text:a></text:p>
            <text:p text:style-name="P22"><text:a xlink:type="simple" xlink:href="#__RefHeading__2682_1126139090" text:style-name="Index_20_Link" text:visited-style-name="Index_20_Link">8.1.2準備：<text:tab/>38</text:a></text:p>
            <text:p text:style-name="P22"><text:a xlink:type="simple" xlink:href="#__RefHeading__3282_1620138923" text:style-name="Index_20_Link" text:visited-style-name="Index_20_Link">8.1.3検証：<text:tab/>38</text:a></text:p>
            <text:p text:style-name="P22"><text:a xlink:type="simple" xlink:href="#__RefHeading__29722_312387327" text:style-name="Index_20_Link" text:visited-style-name="Index_20_Link">8.1.4後始末：<text:tab/>38</text:a></text:p>
            <text:p text:style-name="P20"><text:a xlink:type="simple" xlink:href="#__RefHeading__29724_312387327" text:style-name="Index_20_Link" text:visited-style-name="Index_20_Link">9プラグインと外部アプリケーションのカスタマイズ<text:tab/>39</text:a></text:p>
            <text:p text:style-name="P21"><text:a xlink:type="simple" xlink:href="#__RefHeading__29726_312387327" text:style-name="Index_20_Link" text:visited-style-name="Index_20_Link">9.1プラグインの制御<text:tab/>39</text:a></text:p>
            <text:p text:style-name="P22"><text:a xlink:type="simple" xlink:href="#__RefHeading__29728_312387327" text:style-name="Index_20_Link" text:visited-style-name="Index_20_Link">9.1.1確認する項目<text:tab/>39</text:a></text:p>
            <text:p text:style-name="P22"><text:a xlink:type="simple" xlink:href="#__RefHeading__4380_73887438513" text:style-name="Index_20_Link" text:visited-style-name="Index_20_Link">9.1.2準備：<text:tab/>39</text:a></text:p>
            <text:p text:style-name="P22"><text:a xlink:type="simple" xlink:href="#__RefHeading__4382_73887438513" text:style-name="Index_20_Link" text:visited-style-name="Index_20_Link">9.1.3検証：<text:tab/>39</text:a></text:p>
            <text:p text:style-name="P22"><text:a xlink:type="simple" xlink:href="#__RefHeading__4384_73887438513" text:style-name="Index_20_Link" text:visited-style-name="Index_20_Link">9.1.4後始末：<text:tab/>40</text:a></text:p>
            <text:p text:style-name="P21"><text:a xlink:type="simple" xlink:href="#__RefHeading__29730_312387327" text:style-name="Index_20_Link" text:visited-style-name="Index_20_Link">9.2ファイルをダウンロードして外部アプリケーションで開く際の挙動の制御<text:tab/>40</text:a></text:p>
            <text:p text:style-name="P22"><text:a xlink:type="simple" xlink:href="#__RefHeading__29732_312387327" text:style-name="Index_20_Link" text:visited-style-name="Index_20_Link">9.2.1確認する項目<text:tab/>40</text:a></text:p>
            <text:p text:style-name="P22"><text:a xlink:type="simple" xlink:href="#__RefHeading__4380_738874385131" text:style-name="Index_20_Link" text:visited-style-name="Index_20_Link">9.2.2準備：<text:tab/>40</text:a></text:p>
            <text:p text:style-name="P22"><text:a xlink:type="simple" xlink:href="#__RefHeading__4382_738874385131" text:style-name="Index_20_Link" text:visited-style-name="Index_20_Link">9.2.3検証：<text:tab/>40</text:a></text:p>
            <text:p text:style-name="P20"><text:a xlink:type="simple" xlink:href="#__RefHeading__41430_312387327" text:style-name="Index_20_Link" text:visited-style-name="Index_20_Link">10キーボードショートカット、メニュー項目のカスタマイズ<text:tab/>41</text:a></text:p>
            <text:p text:style-name="P21"><text:a xlink:type="simple" xlink:href="#__RefHeading__41432_312387327" text:style-name="Index_20_Link" text:visited-style-name="Index_20_Link">10.1タブとウィンドウの操作<text:tab/>41</text:a></text:p>
            <text:p text:style-name="P22"><text:a xlink:type="simple" xlink:href="#__RefHeading__41434_312387327" text:style-name="Index_20_Link" text:visited-style-name="Index_20_Link">10.1.1確認する項目<text:tab/>41</text:a></text:p>
            <text:p text:style-name="P22"><text:a xlink:type="simple" xlink:href="#__RefHeading__4380_7388743851311" text:style-name="Index_20_Link" text:visited-style-name="Index_20_Link">10.1.2準備：<text:tab/>41</text:a></text:p>
            <text:p text:style-name="P22"><text:a xlink:type="simple" xlink:href="#__RefHeading__4382_7388743851311" text:style-name="Index_20_Link" text:visited-style-name="Index_20_Link">10.1.3検証：<text:tab/>41</text:a></text:p>
            <text:p text:style-name="P21"><text:a xlink:type="simple" xlink:href="#__RefHeading__41436_312387327" text:style-name="Index_20_Link" text:visited-style-name="Index_20_Link">10.2ツール<text:tab/>42</text:a></text:p>
            <text:p text:style-name="P22"><text:a xlink:type="simple" xlink:href="#__RefHeading__41438_312387327" text:style-name="Index_20_Link" text:visited-style-name="Index_20_Link">10.2.1確認する項目<text:tab/>42</text:a></text:p>
            <text:p text:style-name="P22"><text:a xlink:type="simple" xlink:href="#__RefHeading__4380_73887438513111" text:style-name="Index_20_Link" text:visited-style-name="Index_20_Link">10.2.2準備：<text:tab/>42</text:a></text:p>
            <text:p text:style-name="P22"><text:a xlink:type="simple" xlink:href="#__RefHeading__4382_73887438513111" text:style-name="Index_20_Link" text:visited-style-name="Index_20_Link">10.2.3検証：<text:tab/>42</text:a></text:p>
            <text:p text:style-name="P21"><text:a xlink:type="simple" xlink:href="#__RefHeading__41440_312387327" text:style-name="Index_20_Link" text:visited-style-name="Index_20_Link">10.3ヘルプ<text:tab/>43</text:a></text:p>
            <text:p text:style-name="P22"><text:a xlink:type="simple" xlink:href="#__RefHeading__41442_312387327" text:style-name="Index_20_Link" text:visited-style-name="Index_20_Link">10.3.1確認する項目<text:tab/>43</text:a></text:p>
            <text:p text:style-name="P22"><text:a xlink:type="simple" xlink:href="#__RefHeading__4380_738874385131111" text:style-name="Index_20_Link" text:visited-style-name="Index_20_Link">10.3.2準備：<text:tab/>44</text:a></text:p>
            <text:p text:style-name="P22"><text:a xlink:type="simple" xlink:href="#__RefHeading__4382_738874385131111" text:style-name="Index_20_Link" text:visited-style-name="Index_20_Link">10.3.3検証：<text:tab/>44</text:a></text:p>
            <text:p text:style-name="P21"><text:a xlink:type="simple" xlink:href="#__RefHeading__41444_312387327" text:style-name="Index_20_Link" text:visited-style-name="Index_20_Link">10.4書字方向の切り替えの制御<text:tab/>44</text:a></text:p>
            <text:p text:style-name="P22"><text:a xlink:type="simple" xlink:href="#__RefHeading__41446_312387327" text:style-name="Index_20_Link" text:visited-style-name="Index_20_Link">10.4.1確認する項目<text:tab/>44</text:a></text:p>
            <text:p text:style-name="P22"><text:a xlink:type="simple" xlink:href="#__RefHeading__2682_11261390901" text:style-name="Index_20_Link" text:visited-style-name="Index_20_Link">10.4.2準備：<text:tab/>44</text:a></text:p>
            <text:p text:style-name="P22"><text:a xlink:type="simple" xlink:href="#__RefHeading__3282_16201389231" text:style-name="Index_20_Link" text:visited-style-name="Index_20_Link">10.4.3検証：<text:tab/>44</text:a></text:p>
            <text:p text:style-name="P22"><text:a xlink:type="simple" xlink:href="#__RefHeading__29722_3123873271" text:style-name="Index_20_Link" text:visited-style-name="Index_20_Link">10.4.4後始末：<text:tab/>45</text:a></text:p>
            <text:p text:style-name="P21"><text:a xlink:type="simple" xlink:href="#__RefHeading__41448_312387327" text:style-name="Index_20_Link" text:visited-style-name="Index_20_Link">10.5履歴とブックマーク<text:tab/>45</text:a></text:p>
            <text:p text:style-name="P22"><text:a xlink:type="simple" xlink:href="#__RefHeading__41450_312387327" text:style-name="Index_20_Link" text:visited-style-name="Index_20_Link">10.5.1確認する項目<text:tab/>45</text:a></text:p>
            <text:p text:style-name="P22"><text:soft-page-break/><text:a xlink:type="simple" xlink:href="#__RefHeading__4380_7388743851311111" text:style-name="Index_20_Link" text:visited-style-name="Index_20_Link">10.5.2準備：<text:tab/>45</text:a></text:p>
            <text:p text:style-name="P22"><text:a xlink:type="simple" xlink:href="#__RefHeading__4382_7388743851311111" text:style-name="Index_20_Link" text:visited-style-name="Index_20_Link">10.5.3検証：<text:tab/>45</text:a></text:p>
            <text:p text:style-name="P21"><text:a xlink:type="simple" xlink:href="#__RefHeading__41452_312387327" text:style-name="Index_20_Link" text:visited-style-name="Index_20_Link">10.6コンテンツ領域のコンテキストメニュー<text:tab/>45</text:a></text:p>
            <text:p text:style-name="P22"><text:a xlink:type="simple" xlink:href="#__RefHeading__41454_312387327" text:style-name="Index_20_Link" text:visited-style-name="Index_20_Link">10.6.1確認する項目<text:tab/>45</text:a></text:p>
            <text:p text:style-name="P22"><text:a xlink:type="simple" xlink:href="#__RefHeading__4380_73887438513111111" text:style-name="Index_20_Link" text:visited-style-name="Index_20_Link">10.6.2準備：<text:tab/>46</text:a></text:p>
            <text:p text:style-name="P22"><text:a xlink:type="simple" xlink:href="#__RefHeading__4382_73887438513111111" text:style-name="Index_20_Link" text:visited-style-name="Index_20_Link">10.6.3検証：<text:tab/>46</text:a></text:p>
            <text:p text:style-name="P21"><text:a xlink:type="simple" xlink:href="#__RefHeading__41456_312387327" text:style-name="Index_20_Link" text:visited-style-name="Index_20_Link">10.7ポップアップブロック<text:tab/>46</text:a></text:p>
            <text:p text:style-name="P22"><text:a xlink:type="simple" xlink:href="#__RefHeading__41458_312387327" text:style-name="Index_20_Link" text:visited-style-name="Index_20_Link">10.7.1確認する項目<text:tab/>46</text:a></text:p>
            <text:p text:style-name="P22"><text:a xlink:type="simple" xlink:href="#__RefHeading__4380_73887438513111112" text:style-name="Index_20_Link" text:visited-style-name="Index_20_Link">10.7.2準備：<text:tab/>47</text:a></text:p>
            <text:p text:style-name="P22"><text:a xlink:type="simple" xlink:href="#__RefHeading__4382_73887438513111112" text:style-name="Index_20_Link" text:visited-style-name="Index_20_Link">10.7.3検証：<text:tab/>47</text:a></text:p>
            <text:p text:style-name="P22"><text:a xlink:type="simple" xlink:href="#__RefHeading___Toc12049_954817753" text:style-name="Index_20_Link" text:visited-style-name="Index_20_Link">10.7.4後始末：<text:tab/>47</text:a></text:p>
            <text:p text:style-name="P20"><text:a xlink:type="simple" xlink:href="#__RefHeading__41460_312387327" text:style-name="Index_20_Link" text:visited-style-name="Index_20_Link">11その他のUIの非表示化<text:tab/>48</text:a></text:p>
            <text:p text:style-name="P21"><text:a xlink:type="simple" xlink:href="#__RefHeading__13950_1965202789" text:style-name="Index_20_Link" text:visited-style-name="Index_20_Link">11.1設定UIの非表示化<text:tab/>48</text:a></text:p>
            <text:p text:style-name="P22"><text:a xlink:type="simple" xlink:href="#__RefHeading__13952_1965202789" text:style-name="Index_20_Link" text:visited-style-name="Index_20_Link">11.1.1確認する項目<text:tab/>48</text:a></text:p>
            <text:p text:style-name="P22"><text:a xlink:type="simple" xlink:href="#__RefHeading__4380_738874385131111121" text:style-name="Index_20_Link" text:visited-style-name="Index_20_Link">11.1.2準備：<text:tab/>48</text:a></text:p>
            <text:p text:style-name="P22"><text:a xlink:type="simple" xlink:href="#__RefHeading__4382_738874385131111121" text:style-name="Index_20_Link" text:visited-style-name="Index_20_Link">11.1.3検証：<text:tab/>48</text:a></text:p>
            <text:p text:style-name="P21"><text:a xlink:type="simple" xlink:href="#__RefHeading__13954_1965202789" text:style-name="Index_20_Link" text:visited-style-name="Index_20_Link">11.2パーミッション設定UIの非表示化<text:tab/>48</text:a></text:p>
            <text:p text:style-name="P22"><text:a xlink:type="simple" xlink:href="#__RefHeading__13956_1965202789" text:style-name="Index_20_Link" text:visited-style-name="Index_20_Link">11.2.1確認する項目<text:tab/>48</text:a></text:p>
            <text:p text:style-name="P22"><text:a xlink:type="simple" xlink:href="#__RefHeading__4380_7388743851311111211" text:style-name="Index_20_Link" text:visited-style-name="Index_20_Link">11.2.2準備：<text:tab/>48</text:a></text:p>
            <text:p text:style-name="P22"><text:a xlink:type="simple" xlink:href="#__RefHeading__4382_7388743851311111211" text:style-name="Index_20_Link" text:visited-style-name="Index_20_Link">11.2.3検証：<text:tab/>48</text:a></text:p>
            <text:p text:style-name="P22"><text:a xlink:type="simple" xlink:href="#__RefHeading__29722_312387327131" text:style-name="Index_20_Link" text:visited-style-name="Index_20_Link">11.2.4後始末：<text:tab/>49</text:a></text:p>
            <text:p text:style-name="P21"><text:a xlink:type="simple" xlink:href="#__RefHeading__13958_1965202789" text:style-name="Index_20_Link" text:visited-style-name="Index_20_Link">11.3Webブラウズ用UIの非表示化<text:tab/>49</text:a></text:p>
            <text:p text:style-name="P22"><text:a xlink:type="simple" xlink:href="#__RefHeading__13960_1965202789" text:style-name="Index_20_Link" text:visited-style-name="Index_20_Link">11.3.1確認する項目<text:tab/>49</text:a></text:p>
            <text:p text:style-name="P22"><text:a xlink:type="simple" xlink:href="#__RefHeading__4380_7388743851311111212" text:style-name="Index_20_Link" text:visited-style-name="Index_20_Link">11.3.2準備：<text:tab/>49</text:a></text:p>
            <text:p text:style-name="P22"><text:a xlink:type="simple" xlink:href="#__RefHeading__4382_7388743851311111212" text:style-name="Index_20_Link" text:visited-style-name="Index_20_Link">11.3.3検証：<text:tab/>49</text:a></text:p>
          </text:index-body>
        </text:table-of-content>
        <text:p text:style-name="P10"/>
        <text:p text:style-name="P10"/>
        <text:p text:style-name="P10"/>
        <text:p text:style-name="P6"/>
      </text:section>
      <text:h text:style-name="P717"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15" text:outline-level="1"><text:bookmark-start text:name="__RefHeading__1770_1954687515"/>新規インストールに関するカスタマイズ<text:bookmark-end text:name="__RefHeading__1770_1954687515"/></text:h>
      <text:h text:style-name="P721" text:outline-level="2"><text:bookmark-start text:name="__RefHeading__1981_1620138923"/>メタインストーラを使用した、新規インストールの手順<text:bookmark-end text:name="__RefHeading__1981_1620138923"/></text:h>
      <text:list xml:id="list5196366717474525381" text:style-name="L1">
        <text:list-item>
          <text:p text:style-name="P5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2">メタインストーラの表示バージョンは<text:variable-input text:name="MetaInstallerVersion" text:description="Meta Installer Version" office:value-type="string">45.0</text:variable-input>とする。</text:p>
        </text:list-item>
        <text:list-item>
          <text:p text:style-name="P52">Firefoxのインストール先は<text:variable-input text:name="InstallPath" text:description="Install Path" office:value-type="string">C:\Program Files (x86)\Mozilla Firefox</text:variable-input>とする。</text:p>
        </text:list-item>
        <text:list-item>
          <text:p text:style-name="P5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4">スタートメニューのショートカットは<text:span text:style-name="T155"><text:variable-input text:name="StartMenuShortcutPath" text:description="StartMenuShortcutPath" office:value-type="string">C:\Program Data\Microsoft\Windows\Start Menu\Programs\Mozilla Firefox.lnk</text:variable-input></text:span><text:span text:style-name="T155">に作成するものとする。</text:span></text:p>
        </text:list-item>
      </text:list>
      <text:h text:style-name="P770" text:outline-level="3"><text:bookmark-start text:name="__RefHeading__4601_1126139090"/>確認する項目<text:bookmark-end text:name="__RefHeading__4601_1126139090"/></text:h>
      <text:list xml:id="list6061286326374458576" text:style-name="L2">
        <text:list-item>
          <text:p text:style-name="P55">Install-1-*</text:p>
        </text:list-item>
        <text:list-item>
          <text:p text:style-name="P56">Install-2-*</text:p>
        </text:list-item>
        <text:list-item>
          <text:p text:style-name="P56">Install-3-*</text:p>
        </text:list-item>
        <text:list-item>
          <text:p text:style-name="P56">Install-4-*</text:p>
        </text:list-item>
        <text:list-item>
          <text:p text:style-name="P56">Install-5-*</text:p>
        </text:list-item>
        <text:list-item>
          <text:p text:style-name="P59">Install-6<text:span text:style-name="T155">-*</text:span></text:p>
        </text:list-item>
        <text:list-item>
          <text:p text:style-name="P56">Install-7-*</text:p>
        </text:list-item>
        <text:list-item>
          <text:p text:style-name="P56">Install-8-*</text:p>
        </text:list-item>
        <text:list-item>
          <text:p text:style-name="P56">Install-<text:span text:style-name="T144">9</text:span>-2</text:p>
        </text:list-item>
        <text:list-item>
          <text:p text:style-name="P60">Application-1<text:span text:style-name="T155">-*</text:span></text:p>
        </text:list-item>
        <text:list-item>
          <text:p text:style-name="P60">Application-2<text:span text:style-name="T155">-*</text:span></text:p>
        </text:list-item>
        <text:list-item>
          <text:p text:style-name="P60">Application-3<text:span text:style-name="T155">-*</text:span></text:p>
        </text:list-item>
        <text:list-item>
          <text:p text:style-name="P61">Admin-1<text:span text:style-name="T155">-*</text:span></text:p>
        </text:list-item>
        <text:list-item>
          <text:p text:style-name="P62">Update-4<text:span text:style-name="T155">-*</text:span></text:p>
        </text:list-item>
      </text:list>
      <text:h text:style-name="P769" text:outline-level="3"><text:bookmark-start text:name="__RefHeading__1774_1954687515"/>準備：<text:bookmark-end text:name="__RefHeading__1774_1954687515"/></text:h>
      <text:list xml:id="list9220805763002053633" text:style-name="L3">
        <text:list-item>
          <text:p text:style-name="P63">コントロールパネル→プログラムと機能 で以下がインストールされているならばアンインストールする。 </text:p>
          <text:list>
            <text:list-item>
              <text:p text:style-name="P296"><text:variable-get text:name="MetaInstallerName">Fx Meta Installer</text:variable-get></text:p>
            </text:list-item>
            <text:list-item>
              <text:p text:style-name="P63">Mozilla Firefox </text:p>
            </text:list-item>
            <text:list-item>
              <text:p text:style-name="P63">Mozilla Maintenance Service </text:p>
            </text:list-item>
          </text:list>
        </text:list-item>
        <text:list-item>
          <text:p text:style-name="P63">以下のファイル、フォルダを削除する。 </text:p>
          <text:list>
            <text:list-item>
              <text:p text:style-name="P63"><text:variable-get text:name="InstallPath">C:\Program Files (x86)\Mozilla Firefox</text:variable-get></text:p>
            </text:list-item>
            <text:list-item>
              <text:p text:style-name="P63"><text:span text:style-name="T137">C</text:span>:\Program Files (x86)\ClearCode Inc </text:p>
            </text:list-item>
            <text:list-item>
              <text:p text:style-name="P64">Firefoxのユーザープロファイル（%AppData%\Mozilla）</text:p>
            </text:list-item>
            <text:list-item>
              <text:p text:style-name="P64">Firefoxのテンポラリファイルおよびキャッシュファイル（%LocalAppData%\Mozilla）</text:p>
            </text:list-item>
          </text:list>
        </text:list-item>
      </text:list>
      <text:h text:style-name="P769" text:outline-level="3"><text:bookmark-start text:name="__RefHeading__1776_1954687515"/><text:s/>検証：<text:bookmark-end text:name="__RefHeading__1776_1954687515"/></text:h>
      <text:list xml:id="list2548312824161592674" text:style-name="L4">
        <text:list-item>
          <text:p text:style-name="P65">メタインストーラ作成キット一式を用意する。 </text:p>
          <text:list>
            <text:list-item>
              <text:p text:style-name="P65">確認項目</text:p>
              <text:list>
                <text:list-item>
                  <text:p text:style-name="P66">メタインストーラ作成キット一式の格納フォルダ名が「<text:variable-get text:name="MetaInstallerFile">FxMetaInstaller</text:variable-get>-<text:span text:style-name="T151">source」である。</text:span><text:span text:style-name="検証項目番号"><text:span text:style-name="T152">(I</text:span></text:span><text:span text:style-name="検証項目番号">nstall-2-</text:span><text:span text:style-name="検証項目番号"><text:span text:style-name="T152">*)</text:span></text:span></text:p>
                </text:list-item>
              </text:list>
            </text:list-item>
          </text:list>
        </text:list-item>
        <text:list-item>
          <text:p text:style-name="P67">不要なファイルを削除する。 </text:p>
        </text:list-item>
      </text:list>
      <text:list xml:id="list1972208737121902130" text:style-name="L5">
        <text:list-item>
          <text:list>
            <text:list-item>
              <text:p text:style-name="P74"><text:variable-get text:name="MetaInstallerFile">FxMetaInstaller</text:variable-get>*.exe <text:s/></text:p>
            </text:list-item>
          </text:list>
        </text:list-item>
      </text:list>
      <text:list xml:id="list163932440268887" text:continue-list="list2548312824161592674" text:style-name="L4">
        <text:list-item>
          <text:p text:style-name="P67">fainstall.iniを開き、検証環境に合わせて内容を修正する。</text:p>
        </text:list-item>
      </text:list>
      <text:list xml:id="list9176849508794894401" text:style-name="L6">
        <text:list-item>
          <text:list>
            <text:list-item>
              <text:p text:style-name="P298">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3932616776049" text:continue-list="list163932440268887" text:style-name="L4">
        <text:list-item>
          <text:p text:style-name="P68"><text:variable-get text:name="MetaInstallerFile">FxMetaInstaller</text:variable-get>.batを実行する。 </text:p>
          <text:list>
            <text:list-item>
              <text:p text:style-name="P65">確認項目 </text:p>
              <text:list>
                <text:list-item>
                  <text:p text:style-name="P75"><text:variable-get text:name="MetaInstallerFile">FxMetaInstaller</text:variable-get>.exeが作成される。 <text:span text:style-name="検証項目番号"><text:span text:style-name="T152">(I</text:span></text:span><text:span text:style-name="検証項目番号">nstall-</text:span><text:span text:style-name="検証項目番号"><text:span text:style-name="T152">9-1)</text:span></text:span><text:line-break/>または、<text:variable-get text:name="MetaInstallerFile">FxMetaInstaller</text:variable-get>-<text:variable-get text:name="MetaInstallerVersion">45.0</text:variable-get>.exeが作成される。<text:span text:style-name="検証項目番号"><text:span text:style-name="T152">(I</text:span></text:span><text:span text:style-name="検証項目番号">nstall-</text:span><text:span text:style-name="検証項目番号"><text:span text:style-name="T152">9-2)</text:span></text:span></text:p>
                </text:list-item>
              </text:list>
            </text:list-item>
          </text:list>
        </text:list-item>
        <text:list-item>
          <text:p text:style-name="P69">作成された<text:variable-get text:name="MetaInstallerFile">FxMetaInstaller</text:variable-get>*.exeを実行する。 </text:p>
          <text:list>
            <text:list-item>
              <text:p text:style-name="P65">確認項目 </text:p>
              <text:list>
                <text:list-item>
                  <text:p text:style-name="P75">メタインストーラの圧縮ファイルを展開する様子を示すダイアログが表示される。</text:p>
                </text:list-item>
                <text:list-item>
                  <text:p text:style-name="P76">メタインストーラのウィザードが表示される。 <text:span text:style-name="検証項目番号"><text:span text:style-name="T152">(I</text:span></text:span><text:span text:style-name="検証項目番号">nstall-</text:span><text:span text:style-name="検証項目番号"><text:span text:style-name="T152">3-2)(I</text:span></text:span><text:span text:style-name="検証項目番号">nstall-</text:span><text:span text:style-name="検証項目番号"><text:span text:style-name="T160">6</text:span></text:span><text:span text:style-name="検証項目番号">-*</text:span><text:span text:style-name="検証項目番号"><text:span text:style-name="T152">)</text:span></text:span><text:line-break/>または、ウィザードが表示されない。<text:span text:style-name="検証項目番号"><text:span text:style-name="T152">(I</text:span></text:span><text:span text:style-name="検証項目番号">nstall-</text:span><text:span text:style-name="検証項目番号"><text:span text:style-name="T152">3-3)</text:span></text:span></text:p>
                </text:list-item>
                <text:list-item>
                  <text:p text:style-name="P7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2">(I</text:span></text:span><text:span text:style-name="検証項目番号">nstall-4-2</text:span><text:span text:style-name="検証項目番号"><text:span text:style-name="T152">)</text:span></text:span><text:line-break/><text:soft-page-break/>または、メッセージが表示されない。 <text:span text:style-name="検証項目番号"><text:span text:style-name="T152">(I</text:span></text:span><text:span text:style-name="検証項目番号">nstall-4-</text:span><text:span text:style-name="検証項目番号"><text:span text:style-name="T158">1)</text:span></text:span> </text:p>
                </text:list-item>
                <text:list-item>
                  <text:p text:style-name="P7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2">(I</text:span></text:span><text:span text:style-name="検証項目番号">nstall-</text:span><text:span text:style-name="検証項目番号"><text:span text:style-name="T159">5</text:span></text:span><text:span text:style-name="検証項目番号">-2</text:span><text:span text:style-name="検証項目番号"><text:span text:style-name="T152">)</text:span></text:span><text:line-break/>または、メッセージが表示されない。 <text:span text:style-name="検証項目番号"><text:span text:style-name="T152">(I</text:span></text:span><text:span text:style-name="検証項目番号">nstall-</text:span><text:span text:style-name="検証項目番号"><text:span text:style-name="T159">5</text:span></text:span><text:span text:style-name="検証項目番号">-</text:span><text:span text:style-name="検証項目番号"><text:span text:style-name="T158">1)</text:span></text:span> </text:p>
                </text:list-item>
              </text:list>
            </text:list-item>
          </text:list>
        </text:list-item>
        <text:list-item>
          <text:p text:style-name="P65">インストールされた環境が想定通りか確認する。 </text:p>
          <text:list>
            <text:list-item>
              <text:p text:style-name="P65">確認項目 </text:p>
              <text:list>
                <text:list-item>
                  <text:p text:style-name="P65">以下のファイル、フォルダが存在する。 </text:p>
                  <text:list>
                    <text:list-item>
                      <text:p text:style-name="P70"><text:variable-get text:name="InstallPath">C:\Program Files (x86)\Mozilla Firefox</text:variable-get>\<text:span text:style-name="T136">firefox.exe </text:span><text:span text:style-name="検証項目番号"><text:span text:style-name="T152">(I</text:span></text:span><text:span text:style-name="検証項目番号">nstall-8</text:span><text:span text:style-name="検証項目番号"><text:span text:style-name="T152">-*)</text:span></text:span></text:p>
                    </text:list-item>
                    <text:list-item>
                      <text:p text:style-name="P66"><text:variable-get text:name="InstallPath">C:\Program Files (x86)\Mozilla Firefox</text:variable-get>\<text:variable-input text:name="MCDLocalFile" text:description="MCDLocalFile" office:value-type="string">autoconfig.cfg</text:variable-input><text:span text:style-name="T149"> </text:span><text:span text:style-name="検証項目番号"><text:span text:style-name="T152">(Admin-1-*)</text:span></text:span></text:p>
                    </text:list-item>
                    <text:list-item>
                      <text:p text:style-name="P559"><text:variable-get text:name="DesktopShortcutPath">C:\Users\Public\Desktop\Mozilla Firefox.lnk</text:variable-get> <text:span text:style-name="検証項目番号"><text:span text:style-name="T152">(Application-1-1/3)</text:span></text:span></text:p>
                    </text:list-item>
                    <text:list-item>
                      <text:p text:style-name="P299"><text:span text:style-name="T155"><text:variable-get text:name="StartMenuShortcutPath">C:\Program Data\Microsoft\Windows\Start Menu\Programs\Mozilla Firefox.lnk</text:variable-get></text:span><text:span text:style-name="T155"> </text:span><text:span text:style-name="検証項目番号"><text:span text:style-name="T152">(Application-2-1/3)</text:span></text:span></text:p>
                    </text:list-item>
                  </text:list>
                </text:list-item>
                <text:list-item>
                  <text:p text:style-name="P71">以下のファイル、フォルダが存在しない。 </text:p>
                  <text:list>
                    <text:list-item>
                      <text:p text:style-name="P560"><text:variable-get text:name="DesktopShortcutPath">C:\Users\Public\Desktop\Mozilla Firefox.lnk</text:variable-get> <text:span text:style-name="検証項目番号"><text:span text:style-name="T152">(Application-1-2)</text:span></text:span></text:p>
                    </text:list-item>
                    <text:list-item>
                      <text:p text:style-name="P71"><text:span text:style-name="T155"><text:variable-get text:name="StartMenuShortcutPath">C:\Program Data\Microsoft\Windows\Start Menu\Programs\Mozilla Firefox.lnk</text:variable-get></text:span><text:span text:style-name="T155"> </text:span><text:span text:style-name="検証項目番号"><text:span text:style-name="T152">(Application-2-2)</text:span></text:span></text:p>
                    </text:list-item>
                  </text:list>
                </text:list-item>
                <text:list-item>
                  <text:p text:style-name="P71">Windows Vista以前のクイック起動バーに<text:span text:style-name="T133">Mozilla Firefoxのショートカットが表示されている。</text:span><text:span text:style-name="検証項目番号"><text:span text:style-name="T152">(Application-3-1)</text:span></text:span><text:span text:style-name="T133"><text:line-break/>またはショートカットが表示されていない。</text:span><text:span text:style-name="検証項目番号"><text:span text:style-name="T152">(Application-3-2)</text:span></text:span></text:p>
                </text:list-item>
                <text:list-item>
                  <text:p text:style-name="P72">コントロールパネル→プログラムと機能で、以下の通りとなっている。</text:p>
                  <text:list>
                    <text:list-item>
                      <text:p text:style-name="P73">「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2">(I</text:span></text:span><text:span text:style-name="検証項目番号">nstall-</text:span><text:span text:style-name="検証項目番号"><text:span text:style-name="T157">7</text:span></text:span><text:span text:style-name="検証項目番号">-</text:span><text:span text:style-name="検証項目番号"><text:span text:style-name="T152">*)</text:span></text:span></text:p>
                    </text:list-item>
                    <text:list-item>
                      <text:p text:style-name="P300"><text:span text:style-name="T87">「</text:span><text:span text:style-name="T87"><text:variable-get text:name="MetaInstallerName">Fx Meta Installer</text:variable-get></text:span>」がインストールされている。<text:span text:style-name="検証項目番号"><text:span text:style-name="T152">(I</text:span></text:span><text:span text:style-name="検証項目番号">nstall-</text:span><text:span text:style-name="検証項目番号"><text:span text:style-name="T156">1</text:span></text:span><text:span text:style-name="検証項目番号">-</text:span><text:span text:style-name="検証項目番号"><text:span text:style-name="T152">*)</text:span></text:span></text:p>
                    </text:list-item>
                    <text:list-item>
                      <text:p text:style-name="P300"><text:span text:style-name="T87">「</text:span><text:span text:style-name="T87"><text:variable-get text:name="MetaInstallerName">Fx Meta Installer</text:variable-get></text:span>」のバージョンが「<text:variable-get text:name="MetaInstallerVersion">45.0</text:variable-get>」と表示されている。<text:span text:style-name="検証項目番号"><text:span text:style-name="T152">(I</text:span></text:span><text:span text:style-name="検証項目番号">nstall-</text:span><text:span text:style-name="検証項目番号"><text:span text:style-name="T156">9</text:span></text:span><text:span text:style-name="検証項目番号">-</text:span><text:span text:style-name="検証項目番号"><text:span text:style-name="T1">2</text:span></text:span><text:span text:style-name="検証項目番号"><text:span text:style-name="T152">)</text:span></text:span></text:p>
                    </text:list-item>
                    <text:list-item>
                      <text:p text:style-name="P301"><text:span text:style-name="T87">「</text:span>Mozilla Maintenance Service」がインストールされている。<text:span text:style-name="検証項目番号"><text:span text:style-name="T152">(Update</text:span></text:span><text:span text:style-name="検証項目番号">-</text:span><text:span text:style-name="検証項目番号"><text:span text:style-name="T157">4</text:span></text:span><text:span text:style-name="検証項目番号">-</text:span><text:span text:style-name="検証項目番号"><text:span text:style-name="T157">1)</text:span></text:span><text:line-break/>または、インストールされていない。<text:span text:style-name="検証項目番号"><text:span text:style-name="T152">(Update</text:span></text:span><text:span text:style-name="検証項目番号">-</text:span><text:span text:style-name="検証項目番号"><text:span text:style-name="T157">4</text:span></text:span><text:span text:style-name="検証項目番号">-</text:span><text:span text:style-name="検証項目番号"><text:span text:style-name="T157">2)</text:span></text:span></text:p>
                    </text:list-item>
                  </text:list>
                </text:list-item>
              </text:list>
            </text:list-item>
          </text:list>
        </text:list-item>
      </text:list>
      <text:h text:style-name="P722" text:outline-level="2"><text:bookmark-start text:name="__RefHeading__4721_665747503"/>専用ユーザープロファイルの作成と使用<text:bookmark-end text:name="__RefHeading__4721_665747503"/></text:h>
      <text:list xml:id="list8657998986987615203" text:style-name="L7">
        <text:list-item>
          <text:p text:style-name="P561"><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61"><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71" text:outline-level="3"><text:bookmark-start text:name="__RefHeading__4601_11261390901"/>確認する項目<text:bookmark-end text:name="__RefHeading__4601_11261390901"/></text:h>
      <text:list xml:id="list163932626742837" text:continue-list="list6061286326374458576" text:style-name="L2">
        <text:list-item>
          <text:p text:style-name="P57"><text:span text:style-name="T144">Application-1</text:span>-3</text:p>
        </text:list-item>
        <text:list-item>
          <text:p text:style-name="P57"><text:span text:style-name="T144">Application-2</text:span>-3</text:p>
        </text:list-item>
        <text:list-item>
          <text:p text:style-name="P57"><text:span text:style-name="T144">Application-6</text:span>-2</text:p>
        </text:list-item>
      </text:list>
      <text:h text:style-name="P773" text:outline-level="3"><text:bookmark-start text:name="__RefHeading__1774_19546875151"/>準備：<text:bookmark-end text:name="__RefHeading__1774_19546875151"/></text:h>
      <text:list xml:id="list8579256076547165519" text:style-name="L8">
        <text:list-item>
          <text:p text:style-name="P127">前項に引き続き検証するか、または以下の状態を整えておく。</text:p>
          <text:list>
            <text:list-item>
              <text:p text:style-name="P127">カスタマイズ済みFirefoxのインストールが完了した状態にする。</text:p>
            </text:list-item>
          </text:list>
        </text:list-item>
      </text:list>
      <text:h text:style-name="P773" text:outline-level="3"><text:bookmark-start text:name="__RefHeading__1776_19546875151"/><text:s/>検証：<text:bookmark-end text:name="__RefHeading__1776_19546875151"/></text:h>
      <text:list xml:id="list7236118468159465723" text:style-name="L9">
        <text:list-item>
          <text:p text:style-name="P128">Windowsエクスプローラ（フォルダウィンドウ）を開き、ロケーションバーに「<text:variable-get text:name="SpecialProfilePath">%AppData%\Mozilla\Firefox\Profiles</text:variable-get><text:span text:style-name="T148">」と入力してEnterを押す。</text:span></text:p>
          <text:list>
            <text:list-item>
              <text:p text:style-name="P128">確認項目 </text:p>
              <text:list>
                <text:list-item>
                  <text:p text:style-name="P302">「<text:variable-get text:name="SpecialProfileName">Special</text:variable-get>」フォルダが存在する。<text:span text:style-name="検証項目番号"><text:span text:style-name="T152">(Application-6-2)</text:span></text:span></text:p>
                </text:list-item>
                <text:list-item>
                  <text:p text:style-name="P302">フォルダの内容は空である。<text:span text:style-name="検証項目番号"><text:span text:style-name="T152">(Application-6-2)</text:span></text:span></text:p>
                </text:list-item>
              </text:list>
            </text:list-item>
          </text:list>
        </text:list-item>
        <text:list-item>
          <text:p text:style-name="P128"><text:variable-get text:name="DesktopShortcutPath">C:\Users\Public\Desktop\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2">(Application-1-3)</text:span></text:span></text:p>
                </text:list-item>
                <text:list-item>
                  <text:p text:style-name="P30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1-3)</text:span></text:span></text:p>
                </text:list-item>
              </text:list>
            </text:list-item>
          </text:list>
        </text:list-item>
        <text:list-item>
          <text:p text:style-name="P128"><text:variable-get text:name="StartMenuShortcutPath">C:\Program Data\Microsoft\Windows\Start Menu\Programs\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2">(Application-2-3)</text:span></text:span></text:p>
                </text:list-item>
                <text:list-item>
                  <text:p text:style-name="P30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2-3)</text:span></text:span></text:p>
                </text:list-item>
              </text:list>
            </text:list-item>
          </text:list>
        </text:list-item>
        <text:list-item>
          <text:p text:style-name="P128">Windowsエクスプローラ（フォルダウィンドウ）を開き、ロケーションバーに「<text:variable-get text:name="SpecialProfilePath">%AppData%\Mozilla\Firefox\Profiles</text:variable-get><text:span text:style-name="T148">\</text:span><text:span text:style-name="T148"><text:variable-get text:name="SpecialProfileName">Special</text:variable-get></text:span><text:span text:style-name="T148">」と入力してEnterを押す。</text:span></text:p>
        </text:list-item>
        <text:list-item>
          <text:p text:style-name="P306"><text:span text:style-name="T87"><text:variable-get text:name="DesktopShortcutPath">C:\Users\Public\Desktop\Mozilla Firefox.lnk</text:variable-get></text:span>をダブルクリックし、Firefoxを起動する。</text:p>
          <text:list>
            <text:list-item>
              <text:p text:style-name="P304">確認項目</text:p>
              <text:list>
                <text:list-item>
                  <text:p text:style-name="P304">Firefoxの起動後、4で開いたフォルダに「prefs.js」などのファイルが作成される。</text:p>
                </text:list-item>
              </text:list>
            </text:list-item>
          </text:list>
        </text:list-item>
      </text:list>
      <text:p text:style-name="P7"/>
      <text:h text:style-name="P768" text:outline-level="2"><text:bookmark-start text:name="__RefHeading__20165_954457100"/>旧バージョンとの共存<text:bookmark-end text:name="__RefHeading__20165_954457100"/></text:h>
      <text:h text:style-name="P772" text:outline-level="3"><text:bookmark-start text:name="__RefHeading__4601_112613909011"/>確認する項目<text:bookmark-end text:name="__RefHeading__4601_112613909011"/></text:h>
      <text:list xml:id="list6797358713568768447" text:style-name="L10">
        <text:list-item>
          <text:p text:style-name="P58">Install-1-<text:span text:style-name="T205">2</text:span></text:p>
        </text:list-item>
        <text:list-item>
          <text:p text:style-name="P308">Install-2-2</text:p>
        </text:list-item>
        <text:list-item>
          <text:p text:style-name="P310">Application-1-3</text:p>
        </text:list-item>
        <text:list-item>
          <text:p text:style-name="P310">Appliaction-2-3</text:p>
        </text:list-item>
        <text:list-item>
          <text:p text:style-name="P310">Application-6-*</text:p>
        </text:list-item>
      </text:list>
      <text:h text:style-name="P774" text:outline-level="3"><text:bookmark-start text:name="__RefHeading__1774_195468751511"/>準備：<text:bookmark-end text:name="__RefHeading__1774_195468751511"/></text:h>
      <text:list xml:id="list7732376302328483952" text:style-name="L11">
        <text:list-item>
          <text:p text:style-name="P130">コントロールパネル→プログラムと機能 で以下がインストールされているならばアンインストールする。 </text:p>
          <text:list>
            <text:list-item>
              <text:p text:style-name="P297"><text:variable-get text:name="MetaInstallerName">Fx Meta Installer</text:variable-get></text:p>
            </text:list-item>
            <text:list-item>
              <text:p text:style-name="P309">旧バージョンのメタインストーラ</text:p>
            </text:list-item>
            <text:list-item>
              <text:p text:style-name="P130">Mozilla Firefox </text:p>
            </text:list-item>
            <text:list-item>
              <text:p text:style-name="P130">Mozilla Maintenance Service </text:p>
            </text:list-item>
          </text:list>
        </text:list-item>
        <text:list-item>
          <text:p text:style-name="P130">以下のファイル、フォルダを削除する。 </text:p>
          <text:list>
            <text:list-item>
              <text:p text:style-name="P130"><text:variable-get text:name="InstallPath">C:\Program Files (x86)\Mozilla Firefox</text:variable-get></text:p>
            </text:list-item>
            <text:list-item>
              <text:p text:style-name="P309">旧バージョンのメタインストーラによってインストールされたFirefox</text:p>
            </text:list-item>
            <text:list-item>
              <text:p text:style-name="P130"><text:span text:style-name="T205">C</text:span>:\Program Files (x86)\ClearCode Inc </text:p>
            </text:list-item>
            <text:list-item>
              <text:p text:style-name="P130">Firefoxのユーザープロファイル（%AppData%\Mozilla）</text:p>
            </text:list-item>
          </text:list>
        </text:list-item>
        <text:list-item>
          <text:p text:style-name="P130">Firefoxのテンポラリファイルおよびキャッシュファイル（%LocalAppData%\Mozilla）</text:p>
        </text:list-item>
        <text:list-item>
          <text:p text:style-name="P309">旧バージョン、新バージョンの各メタインストーラ作成キット内のバッチファイルを実行し、インストーラの実行ファイルを作成しておく。</text:p>
        </text:list-item>
      </text:list>
      <text:h text:style-name="P774" text:outline-level="3"><text:bookmark-start text:name="__RefHeading__1776_195468751511"/><text:s/>検証：<text:bookmark-end text:name="__RefHeading__1776_195468751511"/></text:h>
      <text:list xml:id="list2185423211505939112" text:style-name="L12">
        <text:list-item>
          <text:p text:style-name="P131">旧バージョンのメタインストーラを実行する。</text:p>
        </text:list-item>
        <text:list-item>
          <text:p text:style-name="P307"><text:span text:style-name="T87"><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5">確認項目</text:p>
              <text:list>
                <text:list-item>
                  <text:p text:style-name="P305">Firefoxのバージョンが旧バージョンのメタインストーラに同梱されたバージョンであると表示される。</text:p>
                </text:list-item>
              </text:list>
            </text:list-item>
          </text:list>
        </text:list-item>
        <text:list-item>
          <text:p text:style-name="P311">ユーザが変更可能な何らかの設定を変更する。</text:p>
          <text:list>
            <text:list-item>
              <text:p text:style-name="P311">例：</text:p>
              <text:list>
                <text:list-item>
                  <text:p text:style-name="P24">パネルメニューを開き、パネルメニュー内の「オプション」をクリックする。 </text:p>
                </text:list-item>
                <text:list-item>
                  <text:p text:style-name="P311">オプション画面の「検索」を開く。</text:p>
                </text:list-item>
                <text:list-item>
                  <text:p text:style-name="P311">「既定の検索エンジン」を「Google」から「Yahoo！ JAPAN」に変更する。</text:p>
                </text:list-item>
              </text:list>
            </text:list-item>
          </text:list>
        </text:list-item>
        <text:list-item>
          <text:p text:style-name="P24">Firefoxを終了する。</text:p>
        </text:list-item>
        <text:list-item>
          <text:p text:style-name="P131">新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6">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6">firefox.exe</text:span><text:span text:style-name="検証項目番号"><text:span text:style-name="T152">(I</text:span></text:span><text:span text:style-name="検証項目番号">nstall-1-</text:span><text:span text:style-name="検証項目番号"><text:span text:style-name="T206">2)(I</text:span></text:span><text:span text:style-name="検証項目番号">nstall-2-</text:span><text:span text:style-name="検証項目番号"><text:span text:style-name="T206">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2">(I</text:span></text:span><text:span text:style-name="検証項目番号">nstall-1-</text:span><text:span text:style-name="検証項目番号"><text:span text:style-name="T206">2)(I</text:span></text:span><text:span text:style-name="検証項目番号">nstall-2-</text:span><text:span text:style-name="検証項目番号"><text:span text:style-name="T206">2)</text:span></text:span></text:p>
                    </text:list-item>
                  </text:list>
                </text:list-item>
              </text:list>
            </text:list-item>
          </text:list>
        </text:list-item>
        <text:list-item>
          <text:p text:style-name="P307"><text:span text:style-name="T87"><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5">確認項目</text:p>
              <text:list>
                <text:list-item>
                  <text:p text:style-name="P305">Firefoxのバージョンが<text:span text:style-name="T87"><text:variable-get text:name="FirefoxVersion">45.0 ESR</text:variable-get></text:span>であると表示される。<text:span text:style-name="検証項目番号"><text:span text:style-name="T152">(I</text:span></text:span><text:span text:style-name="検証項目番号">nstall-1-</text:span><text:span text:style-name="検証項目番号"><text:span text:style-name="T206">2)(I</text:span></text:span><text:span text:style-name="検証項目番号">nstall-2-</text:span><text:span text:style-name="検証項目番号"><text:span text:style-name="T206">2)</text:span></text:span></text:p>
                </text:list-item>
              </text:list>
            </text:list-item>
          </text:list>
        </text:list-item>
        <text:list-item>
          <text:p text:style-name="P24">旧バージョンで設定した設定が維持されている。<text:span text:style-name="検証項目番号"><text:span text:style-name="T152">(Application</text:span></text:span><text:span text:style-name="検証項目番号">-1-3</text:span><text:span text:style-name="検証項目番号"><text:span text:style-name="T207">)(Application</text:span></text:span><text:span text:style-name="検証項目番号">-</text:span><text:span text:style-name="検証項目番号"><text:span text:style-name="T207">2</text:span></text:span><text:span text:style-name="検証項目番号">-3</text:span><text:span text:style-name="検証項目番号"><text:span text:style-name="T207">)(Application</text:span></text:span><text:span text:style-name="検証項目番号">-</text:span><text:span text:style-name="検証項目番号"><text:span text:style-name="T207">6-1)</text:span></text:span>または、設定が初期状態になっている。 <text:span text:style-name="検証項目番号"><text:span text:style-name="T152">(Application</text:span></text:span><text:span text:style-name="検証項目番号">-1-3</text:span><text:span text:style-name="検証項目番号"><text:span text:style-name="T207">)(Application</text:span></text:span><text:span text:style-name="検証項目番号">-</text:span><text:span text:style-name="検証項目番号"><text:span text:style-name="T207">2</text:span></text:span><text:span text:style-name="検証項目番号">-3</text:span><text:span text:style-name="検証項目番号"><text:span text:style-name="T207">)(Application</text:span></text:span><text:span text:style-name="検証項目番号">-</text:span><text:span text:style-name="検証項目番号"><text:span text:style-name="T207">6-2)</text:span></text:span></text:p>
          <text:list>
            <text:list-item>
              <text:p text:style-name="P311">例：</text:p>
              <text:list>
                <text:list-item>
                  <text:p text:style-name="P24">パネルメニューを開き、パネルメニュー内の「オプション」をクリックする。 </text:p>
                </text:list-item>
                <text:list-item>
                  <text:p text:style-name="P311">オプション画面の「検索」を開く。</text:p>
                </text:list-item>
                <text:list-item>
                  <text:p text:style-name="P24">「既定の検索エンジン」として「Google」が選択されている。<text:span text:style-name="検証項目番号"><text:span text:style-name="T207">(Application</text:span></text:span><text:span text:style-name="検証項目番号">-</text:span><text:span text:style-name="検証項目番号"><text:span text:style-name="T207">6-1)</text:span></text:span>または「Yahoo！ JAPAN」が選択されている。<text:span text:style-name="検証項目番号"><text:span text:style-name="T207">(Application</text:span></text:span><text:span text:style-name="検証項目番号">-</text:span><text:span text:style-name="検証項目番号"><text:span text:style-name="T207">6-2)</text:span></text:span></text:p>
                </text:list-item>
              </text:list>
            </text:list-item>
          </text:list>
        </text:list-item>
        <text:list-item>
          <text:p text:style-name="P24">Firefoxを終了する。</text:p>
        </text:list-item>
        <text:list-item>
          <text:p text:style-name="P131">旧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6">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6">firefox.exe</text:span><text:span text:style-name="検証項目番号"><text:span text:style-name="T152">(I</text:span></text:span><text:span text:style-name="検証項目番号">nstall-1-</text:span><text:span text:style-name="検証項目番号"><text:span text:style-name="T206">2)(I</text:span></text:span><text:span text:style-name="検証項目番号">nstall-2-</text:span><text:span text:style-name="検証項目番号"><text:span text:style-name="T206">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2">(I</text:span></text:span><text:span text:style-name="検証項目番号">nstall-1-</text:span><text:span text:style-name="検証項目番号"><text:span text:style-name="T206">2)(I</text:span></text:span><text:span text:style-name="検証項目番号">nstall-2-</text:span><text:span text:style-name="検証項目番号"><text:span text:style-name="T206">2)</text:span></text:span></text:p>
                    </text:list-item>
                  </text:list>
                </text:list-item>
              </text:list>
            </text:list-item>
          </text:list>
        </text:list-item>
        <text:list-item>
          <text:p text:style-name="P307"><text:span text:style-name="T87"><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5"><text:soft-page-break/>確認項目</text:p>
              <text:list>
                <text:list-item>
                  <text:p text:style-name="P305">Firefoxのバージョンが旧バージョンのメタインストーラに同梱されたバージョンであると表示される。</text:p>
                </text:list-item>
              </text:list>
            </text:list-item>
          </text:list>
        </text:list-item>
        <text:list-item>
          <text:p text:style-name="P24">旧バージョンで設定した設定が維持されている。<text:span text:style-name="検証項目番号"><text:span text:style-name="T152">(Application</text:span></text:span><text:span text:style-name="検証項目番号">-1-3</text:span><text:span text:style-name="検証項目番号"><text:span text:style-name="T207">)(Application</text:span></text:span><text:span text:style-name="検証項目番号">-</text:span><text:span text:style-name="検証項目番号"><text:span text:style-name="T207">2</text:span></text:span><text:span text:style-name="検証項目番号">-3</text:span><text:span text:style-name="検証項目番号"><text:span text:style-name="T207">)(Application</text:span></text:span><text:span text:style-name="検証項目番号">-</text:span><text:span text:style-name="検証項目番号"><text:span text:style-name="T207">6-*)</text:span></text:span></text:p>
          <text:list>
            <text:list-item>
              <text:p text:style-name="P311">例：</text:p>
              <text:list>
                <text:list-item>
                  <text:p text:style-name="P24">パネルメニューを開き、パネルメニュー内の「オプション」をクリックする。 </text:p>
                </text:list-item>
                <text:list-item>
                  <text:p text:style-name="P311">オプション画面の「検索」を開く。</text:p>
                </text:list-item>
                <text:list-item>
                  <text:p text:style-name="P27"><text:span text:style-name="T163">「既定の検索エンジン」として「Yahoo！ JAPAN」が選択されている。</text:span><text:span text:style-name="検証項目番号"><text:span text:style-name="T207">(Application</text:span></text:span><text:span text:style-name="検証項目番号">-</text:span><text:span text:style-name="検証項目番号"><text:span text:style-name="T207">6-*)</text:span></text:span> </text:p>
                </text:list-item>
              </text:list>
            </text:list-item>
          </text:list>
        </text:list-item>
      </text:list>
      <text:p text:style-name="P18"/>
      <text:h text:style-name="P719" text:outline-level="1"><text:bookmark-start text:name="__RefHeading__20167_954457100"/>起動時の状態に関するカスタマイズ<text:bookmark-end text:name="__RefHeading__20167_954457100"/></text:h>
      <text:h text:style-name="P723" text:outline-level="2"><text:bookmark-start text:name="__RefHeading__1983_1620138923"/>起動時の状態の制御<text:bookmark-end text:name="__RefHeading__1983_1620138923"/></text:h>
      <text:h text:style-name="P769" text:outline-level="3"><text:bookmark-start text:name="__RefHeading__4603_1126139090"/>確認する項目<text:bookmark-end text:name="__RefHeading__4603_1126139090"/></text:h>
      <text:list xml:id="list2567172943989866875" text:style-name="L13">
        <text:list-item>
          <text:p text:style-name="P707">Admin-2-*</text:p>
        </text:list-item>
        <text:list-item>
          <text:p text:style-name="P709">Admin-3-*</text:p>
        </text:list-item>
        <text:list-item>
          <text:p text:style-name="P710">Startup-1<text:span text:style-name="T155">-*</text:span></text:p>
        </text:list-item>
        <text:list-item>
          <text:p text:style-name="P711">Startup-2-*</text:p>
        </text:list-item>
        <text:list-item>
          <text:p text:style-name="P711">Startup-3-*</text:p>
        </text:list-item>
        <text:list-item>
          <text:p text:style-name="P711">Startup-4-2</text:p>
        </text:list-item>
        <text:list-item>
          <text:p text:style-name="P712">Startup-5-2</text:p>
        </text:list-item>
        <text:list-item>
          <text:p text:style-name="P713">Startup-6-*</text:p>
        </text:list-item>
        <text:list-item>
          <text:p text:style-name="P713">Startup-7-*</text:p>
        </text:list-item>
        <text:list-item>
          <text:p text:style-name="P713">Startup-8-*</text:p>
        </text:list-item>
        <text:list-item>
          <text:p text:style-name="P714">Startup-9-2</text:p>
        </text:list-item>
      </text:list>
      <text:h text:style-name="P769" text:outline-level="3"><text:bookmark-start text:name="__RefHeading__1788_1954687515"/>準備：<text:bookmark-end text:name="__RefHeading__1788_1954687515"/></text:h>
      <text:list xml:id="list4447229824716577398" text:style-name="L14">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item>
          <text:p text:style-name="P133">Firefoxのユーザープロファイル（<text:variable-get text:name="SpecialProfilePath">%AppData%\Mozilla\Firefox\Profiles</text:variable-get>）を削除する。</text:p>
        </text:list-item>
        <text:list-item>
          <text:p text:style-name="P355">以下のアドオンを無効化する。</text:p>
          <text:list>
            <text:list-item>
              <text:p text:style-name="P356">Disable about:config</text:p>
            </text:list-item>
            <text:list-item>
              <text:p text:style-name="P356">globalChrone.css</text:p>
            </text:list-item>
          </text:list>
        </text:list-item>
      </text:list>
      <text:h text:style-name="P769" text:outline-level="3"><text:bookmark-start text:name="__RefHeading__1790_1954687515"/>検証：<text:bookmark-end text:name="__RefHeading__1790_1954687515"/></text:h>
      <text:list xml:id="list6147935346976304455" text:style-name="L15">
        <text:list-item>
          <text:p text:style-name="P134"><text:variable-get text:name="DesktopShortcutPath">C:\Users\Public\Desktop\Mozilla Firefox.lnk</text:variable-get>がある場合はそれを、なければfirefox.exeをダブルクリックしてFirefoxを起動する。</text:p>
          <text:list>
            <text:list-item>
              <text:p text:style-name="P135">確認項目 </text:p>
              <text:list>
                <text:list-item>
                  <text:p text:style-name="P79">Firefoxが起動した時に「設定移行ウィザード」が表示される。<text:span text:style-name="検証項目番号"><text:span text:style-name="T152">(Startup-1-1)</text:span></text:span><text:line-break/>または、表示されない。 <text:span text:style-name="検証項目番号"><text:span text:style-name="T152">(Startup-1-2)</text:span></text:span></text:p>
                </text:list-item>
                <text:list-item>
                  <text:p text:style-name="P80">Firefoxを既定のブラウザにするか尋ねられる。<text:span text:style-name="検証項目番号"><text:span text:style-name="T152">(Startup-3-1)</text:span></text:span><text:line-break/>または、尋ねられない。<text:span text:style-name="検証項目番号"><text:span text:style-name="T152">(Startup-3-2)</text:span></text:span></text:p>
                </text:list-item>
                <text:list-item>
                  <text:p text:style-name="P80">Firefox既定のホーム画面が表示される。<text:span text:style-name="検証項目番号"><text:span text:style-name="T152">(Startup-2-1)</text:span></text:span><text:line-break/>または、<text:variable-input text:name="HomePage" text:description="HomePage" office:value-type="string">http://?????</text:variable-input>が表示される。 <text:span text:style-name="検証項目番号"><text:span text:style-name="T152">(Startup-2-2/3)</text:span></text:span></text:p>
                </text:list-item>
              </text:list>
            </text:list-item>
          </text:list>
        </text:list-item>
        <text:list-item>
          <text:p text:style-name="P28">ホームページが既定のホームページ（about:home）でない場合、ロケーションバーに「about:home」と入力し、ホームページを開く。<text:span text:style-name="検証項目番号"><text:span text:style-name="T152">(Startup-6-*)</text:span></text:span><text:span text:style-name="検証項目番号"><text:span text:style-name="T3"> </text:span></text:span></text:p>
          <text:list>
            <text:list-item>
              <text:p text:style-name="P136">確認項目 </text:p>
              <text:list>
                <text:list-item>
                  <text:p text:style-name="P81">ホームページ内に「あなたの権利について……」のリンクおよび情報が表示される。<text:span text:style-name="検証項目番号"><text:span text:style-name="T152">(Startup-6-1)</text:span></text:span><text:line-break/>または、表示されない。<text:span text:style-name="検証項目番号"><text:span text:style-name="T152">(Startup-6-2)</text:span></text:span></text:p>
                </text:list-item>
              </text:list>
            </text:list-item>
          </text:list>
        </text:list-item>
        <text:list-item>
          <text:p text:style-name="P29">任意のWebページを開く。</text:p>
        </text:list-item>
        <text:list-item>
          <text:p text:style-name="P29">Webページ内のリンクをドラッグし、ツールバー上の「ホーム」ボタンにドロップする。</text:p>
        </text:list-item>
        <text:list-item>
          <text:p text:style-name="P29">「このWebページまたはファイルを新しいホームページに設定します。よろしいですか？」と問われるので「はい」を選択する。</text:p>
        </text:list-item>
        <text:list-item>
          <text:p text:style-name="P29">ツールバー上の「ホーム」ボタンをクリックする。</text:p>
          <text:list>
            <text:list-item>
              <text:p text:style-name="P29">確認項目</text:p>
              <text:list>
                <text:list-item>
                  <text:p text:style-name="P30">3でドラッグ&amp;ドロップしたリンク先のページが開かれる。<text:span text:style-name="検証項目番号"><text:span text:style-name="T152">(Startup-2-2)</text:span></text:span><text:line-break/>または、既定のホームページが開かれる。<text:span text:style-name="検証項目番号"><text:span text:style-name="T152">(Startup-2-3)</text:span></text:span></text:p>
                </text:list-item>
              </text:list>
            </text:list-item>
          </text:list>
        </text:list-item>
        <text:list-item>
          <text:p text:style-name="P137">ロケーションバーに「about:config」と入力し、詳細設定一覧を開いて、各設定値を確認する。</text:p>
          <text:list>
            <text:list-item>
              <text:p text:style-name="P411">確認項目</text:p>
              <text:list>
                <text:list-item>
                  <text:p text:style-name="P566"><text:span text:style-name="T3">「</text:span><text:span text:style-name="T37">extensions.autoDisableScopes</text:span><text:span text:style-name="T95">」</text:span><text:span text:style-name="T30">の値が「</text:span><text:span text:style-name="T37">15</text:span><text:span text:style-name="T30">」である。</text:span><text:span text:style-name="検証項目番号"><text:span text:style-name="T152">(Admin-2-1)</text:span></text:span><text:span text:style-name="T30"><text:line-break/>または、「</text:span><text:span text:style-name="T37">11</text:span><text:span text:style-name="T30">」である。</text:span><text:span text:style-name="検証項目番号"><text:span text:style-name="T152">(Admin-2-2)</text:span></text:span></text:p>
                </text:list-item>
                <text:list-item>
                  <text:p text:style-name="P567"><text:span text:style-name="T3">「</text:span><text:span text:style-name="T90">extensions.shownSelectionUI</text:span><text:span text:style-name="T95">」</text:span><text:span text:style-name="T30">の値が「</text:span><text:span text:style-name="T71">false</text:span><text:span text:style-name="T30">」である。</text:span><text:span text:style-name="検証項目番号"><text:span text:style-name="T152">(Admin-3-1)</text:span></text:span><text:span text:style-name="T30"><text:line-break/>または、「</text:span><text:span text:style-name="T71">true</text:span><text:span text:style-name="T30">」である。</text:span><text:span text:style-name="検証項目番号"><text:span text:style-name="T152">(Admin-3-2)</text:span></text:span></text:p>
                </text:list-item>
                <text:list-item>
                  <text:p text:style-name="P567"><text:span text:style-name="T95">「</text:span><text:span text:style-name="T96">b</text:span><text:span text:style-name="T95">rowser.startup.homepage_override.mstone</text:span><text:span text:style-name="T30">」の値が「ignore」である。</text:span><text:span text:style-name="検証項目番号"><text:span text:style-name="T152">(Startup-4-2)</text:span></text:span></text:p>
                </text:list-item>
                <text:list-item>
                  <text:p text:style-name="P568"><text:span text:style-name="T3">「</text:span><text:span text:style-name="T95">browser.disableResetPrompt」</text:span><text:span text:style-name="T30">の値が「false」である。</text:span><text:span text:style-name="検証項目番号"><text:span text:style-name="T152">(Startup-7-1)</text:span></text:span><text:span text:style-name="T30"><text:line-break/>または、「true」である。</text:span><text:span text:style-name="検証項目番号"><text:span text:style-name="T152">(Startup-7-2)</text:span></text:span></text:p>
                </text:list-item>
                <text:list-item>
                  <text:p text:style-name="P568"><text:span text:style-name="T3">「</text:span><text:span text:style-name="T90">browser.requestE10sFeedback」</text:span><text:span text:style-name="T30">の値が「</text:span><text:span text:style-name="T38">false</text:span><text:span text:style-name="T30">」である。</text:span><text:span text:style-name="検証項目番号"><text:span text:style-name="T152">(Startup-9-2)</text:span></text:span></text:p>
                </text:list-item>
              </text:list>
            </text:list-item>
          </text:list>
        </text:list-item>
        <text:list-item>
          <text:p text:style-name="P138">詳細設定において、「<text:span text:style-name="T185">extensions.lastAppVersion」を「1.0」に変更する。</text:span></text:p>
        </text:list-item>
        <text:list-item>
          <text:p text:style-name="P138">Firefoxを再起動する。</text:p>
          <text:list>
            <text:list-item>
              <text:p text:style-name="P412">確認項目</text:p>
              <text:list>
                <text:list-item>
                  <text:p text:style-name="P82">アドオンの更新の確認が行われる。<text:span text:style-name="検証項目番号"><text:span text:style-name="T152">(Admin-3-1)</text:span></text:span><text:span text:style-name="T170"><text:line-break/>または、確認が行われない。</text:span><text:span text:style-name="検証項目番号"><text:span text:style-name="T152">(Admin-3-2)</text:span></text:span></text:p>
                </text:list-item>
              </text:list>
            </text:list-item>
          </text:list>
        </text:list-item>
        <text:list-item>
          <text:p text:style-name="P138">メニューバーの「ブックマーク」を開く。</text:p>
          <text:list>
            <text:list-item>
              <text:p text:style-name="P413">確認項目</text:p>
              <text:list>
                <text:list-item>
                  <text:p text:style-name="P562"><text:span text:style-name="T29">既定の項目が作成されていない。</text:span><text:span text:style-name="検証項目番号"><text:span text:style-name="T152">(Startup-5-2)</text:span></text:span></text:p>
                </text:list-item>
              </text:list>
            </text:list-item>
          </text:list>
        </text:list-item>
        <text:list-item>
          <text:p text:style-name="P414">Firefoxのウィンドウのツールバー上で右クリックし、「ブックマークツールバー」を選択する。</text:p>
          <text:list>
            <text:list-item>
              <text:p text:style-name="P458"><text:soft-page-break/>確認項目</text:p>
              <text:list>
                <text:list-item>
                  <text:p text:style-name="P563"><text:span text:style-name="T29">ブックマークツールバー上に既定の項目が作成されていない。</text:span><text:span text:style-name="検証項目番号"><text:span text:style-name="T152">(Startup-5-2)</text:span></text:span></text:p>
                </text:list-item>
              </text:list>
            </text:list-item>
          </text:list>
        </text:list-item>
        <text:list-item>
          <text:p text:style-name="P564"><text:span text:style-name="T3">ロケーションバーに「</text:span><text:span text:style-name="T32">https://www.mozilla.org/ja/firefox/44.0/tour/</text:span><text:span text:style-name="T3">」と入力し、ページを開く。</text:span><text:span text:style-name="検証項目番号"><text:span text:style-name="T152">(Startup-8-*)</text:span></text:span></text:p>
          <text:list>
            <text:list-item>
              <text:p text:style-name="P564">確認方法</text:p>
              <text:list>
                <text:list-item>
                  <text:p text:style-name="P569"><text:span text:style-name="T32">UIツアーの開始を促すメッセージがツールバー上に表示される。</text:span><text:span text:style-name="検証項目番号"><text:span text:style-name="T152">(Startup-8-1)</text:span></text:span><text:span text:style-name="T32"><text:line-break/>または、表示されない。</text:span><text:span text:style-name="検証項目番号"><text:span text:style-name="T152">(Startup-8-2)</text:span></text:span></text:p>
                </text:list-item>
              </text:list>
            </text:list-item>
          </text:list>
        </text:list-item>
        <text:list-item>
          <text:p text:style-name="P25">パネルメニューを開き、パネルメニュー内の「オプション」をクリックする。 </text:p>
        </text:list-item>
        <text:list-item>
          <text:p text:style-name="P312">オプション画面の「一般」を開く。</text:p>
          <text:list>
            <text:list-item>
              <text:p text:style-name="P313">確認項目</text:p>
              <text:list>
                <text:list-item>
                  <text:p text:style-name="P315">既定のブラウザの項目内の「起動時にFirefoxが既定のブラウザであるか確認する」のチェックが外れていて、無効化されている。 <text:span text:style-name="検証項目番号"><text:span text:style-name="T152">(Startup-3-2)</text:span></text:span></text:p>
                </text:list-item>
              </text:list>
            </text:list-item>
          </text:list>
        </text:list-item>
        <text:list-item>
          <text:p text:style-name="P357">Firefoxを終了し、以下のアドオンを有効化する。</text:p>
          <text:list>
            <text:list-item>
              <text:p text:style-name="P565"><text:span text:style-name="検証項目番号"><text:span text:style-name="T196">globalChrone.css</text:span></text:span></text:p>
            </text:list-item>
          </text:list>
        </text:list-item>
        <text:list-item>
          <text:p text:style-name="P26">Firefoxを起動し、パネルメニューを開き、パネルメニュー内の「オプション」をクリックする。 </text:p>
        </text:list-item>
        <text:list-item>
          <text:p text:style-name="P314">オプション画面の「一般」を開く。</text:p>
          <text:list>
            <text:list-item>
              <text:p text:style-name="P314">確認項目</text:p>
              <text:list>
                <text:list-item>
                  <text:p text:style-name="P315">「現在のページを使用」「ブックマークを使う」「初期設定に戻す」ボタンが表示されていない。 <text:span text:style-name="検証項目番号"><text:span text:style-name="T152">(Startup-</text:span></text:span><text:span text:style-name="検証項目番号"><text:span text:style-name="T64">2</text:span></text:span><text:span text:style-name="検証項目番号"><text:span text:style-name="T152">-</text:span></text:span><text:span text:style-name="検証項目番号"><text:span text:style-name="T64">3</text:span></text:span><text:span text:style-name="検証項目番号"><text:span text:style-name="T152">)</text:span></text:span></text:p>
                </text:list-item>
              </text:list>
            </text:list-item>
          </text:list>
        </text:list-item>
      </text:list>
      <text:h text:style-name="P775" text:outline-level="3"><text:bookmark-start text:name="__RefHeading__59273_2045235309"/>後始末：<text:bookmark-end text:name="__RefHeading__59273_2045235309"/></text:h>
      <text:list xml:id="list438008766022076419" text:style-name="L16">
        <text:list-item>
          <text:p text:style-name="P358">以下のアドオンを有効化する。</text:p>
          <text:list>
            <text:list-item>
              <text:p text:style-name="P358">Disable about:config</text:p>
            </text:list-item>
            <text:list-item>
              <text:p text:style-name="P358">globalChrone.css</text:p>
            </text:list-item>
          </text:list>
        </text:list-item>
      </text:list>
      <text:h text:style-name="P724" text:outline-level="2"><text:bookmark-start text:name="__RefHeading___Toc12041_954817753"/>アドオンの署名確認の無効化<text:bookmark-end text:name="__RefHeading___Toc12041_954817753"/></text:h>
      <text:h text:style-name="P776" text:outline-level="3"><text:bookmark-start text:name="__RefHeading__4603_1126139090212"/>確認する項目<text:bookmark-end text:name="__RefHeading__4603_1126139090212"/></text:h>
      <text:list xml:id="list163931976957596" text:continue-list="list2567172943989866875" text:style-name="L13">
        <text:list-item>
          <text:p text:style-name="P708">Admin-4-1</text:p>
        </text:list-item>
      </text:list>
      <text:h text:style-name="P776" text:outline-level="3"><text:bookmark-start text:name="__RefHeading__1788_1954687515213"/>準備：<text:bookmark-end text:name="__RefHeading__1788_1954687515213"/></text:h>
      <text:list xml:id="list4014163581266115131" text:style-name="L17">
        <text:list-item>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item>
          <text:p text:style-name="P359">アドオンの未署名のインストールパッケージとして、テストケースの<text:span text:style-name="T178">unsigned-sample-addon@clear-code.com.xpi</text:span>を用意する。</text:p>
        </text:list-item>
      </text:list>
      <text:h text:style-name="P776" text:outline-level="3"><text:bookmark-start text:name="__RefHeading__1790_1954687515214"/>検証：<text:bookmark-end text:name="__RefHeading__1790_1954687515214"/></text:h>
      <text:list xml:id="list5545659977095760826" text:style-name="L18">
        <text:list-item>
          <text:p text:style-name="P140">用意したインストールパッケージを<text:variable-get text:name="InstallPath">C:\Program Files (x86)\Mozilla Firefox</text:variable-get>\browser<text:span text:style-name="T178">\extensions\unsigned-sample-addon@clear-code.com.xpiの位置に置く。</text:span></text:p>
        </text:list-item>
        <text:list-item>
          <text:p text:style-name="P140"><text:variable-get text:name="DesktopShortcutPath">C:\Users\Public\Desktop\Mozilla Firefox.lnk</text:variable-get>がある場合はそれを、なければfirefox.exeをダブルクリックしてFirefoxを起動する。</text:p>
        </text:list-item>
        <text:list-item>
          <text:p text:style-name="P140">Admin-2-2が選択されている場合、アドオンを有効化しFirefoxを再起動する。</text:p>
          <text:list>
            <text:list-item>
              <text:p text:style-name="P141">確認項目 </text:p>
              <text:list>
                <text:list-item>
                  <text:p text:style-name="P570"><text:span text:style-name="T3">Firefoxのウィンドウ下部に白背景・青色文字で「</text:span><text:span text:style-name="T65">hello, world!」というメッセージが表示されている。</text:span><text:span text:style-name="検証項目番号"><text:span text:style-name="T152">(</text:span></text:span><text:span text:style-name="検証項目番号"><text:span text:style-name="T64">Admin-4-1</text:span></text:span><text:span text:style-name="検証項目番号"><text:span text:style-name="T152">)</text:span></text:span></text:p>
                </text:list-item>
              </text:list>
            </text:list-item>
          </text:list>
        </text:list-item>
      </text:list>
      <text:h text:style-name="P776" text:outline-level="3"><text:bookmark-start text:name="__RefHeading__59273_2045235309215"/>後始末：<text:bookmark-end text:name="__RefHeading__59273_2045235309215"/></text:h>
      <text:list xml:id="list2253924678243756214" text:style-name="L19">
        <text:list-item>
          <text:p text:style-name="P142"><text:variable-get text:name="InstallPath">C:\Program Files (x86)\Mozilla Firefox</text:variable-get>\browser<text:span text:style-name="T178">\extensions\unsigned-sample-addon@clear-code.com.xpiを削除する。</text:span></text:p>
        </text:list-item>
      </text:list>
      <text:h text:style-name="P725" text:outline-level="2"><text:bookmark-start text:name="__RefHeading__59275_2045235309"/>起動方法の制御<text:bookmark-end text:name="__RefHeading__59275_2045235309"/></text:h>
      <text:h text:style-name="P777" text:outline-level="3"><text:bookmark-start text:name="__RefHeading__4605_11261390901"/>確認する項目<text:bookmark-end text:name="__RefHeading__4605_11261390901"/></text:h>
      <text:list xml:id="list8848564729579036674" text:style-name="L20">
        <text:list-item>
          <text:p text:style-name="P459"><text:span text:style-name="T145">Application-1</text:span>-<text:span text:style-name="T161">1/3</text:span></text:p>
        </text:list-item>
        <text:list-item>
          <text:p text:style-name="P459"><text:span text:style-name="T145">Application-2</text:span>-<text:span text:style-name="T161">1/3</text:span></text:p>
        </text:list-item>
      </text:list>
      <text:h text:style-name="P777" text:outline-level="3"><text:bookmark-start text:name="__RefHeading__4607_11261390901"/>準備：<text:bookmark-end text:name="__RefHeading__4607_11261390901"/></text:h>
      <text:list xml:id="list5663974744914374752" text:style-name="L21">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777" text:outline-level="3"><text:bookmark-start text:name="__RefHeading__1796_19546875151"/>検証：<text:bookmark-end text:name="__RefHeading__1796_19546875151"/></text:h>
      <text:list xml:id="list2341206464914515859" text:style-name="L22">
        <text:list-item>
          <text:p text:style-name="P144"><text:variable-get text:name="DesktopShortcutPath">C:\Users\Public\Desktop\Mozilla Firefox.lnk</text:variable-get><text:span text:style-name="T86"> </text:span>がある場合はそれを、なければfirefox.exeをダブルクリックしてFirefoxを起動する。</text:p>
        </text:list-item>
        <text:list-item>
          <text:p text:style-name="P144"><text:span text:style-name="T138">その状態のまま、</text:span><text:variable-get text:name="DesktopShortcutPath">C:\Users\Public\Desktop\Mozilla Firefox.lnk</text:variable-get><text:span text:style-name="T138"> </text:span>がある場合はそれを、なければfirefox.exeをダブルクリックしてFirefoxの追加起動を試みる。 <text:s/></text:p>
          <text:list>
            <text:list-item>
              <text:p text:style-name="P145">確認項目 <text:s/></text:p>
              <text:list>
                <text:list-item>
                  <text:p text:style-name="P83">Firefoxの新しいウィンドウが開かれる。<text:span text:style-name="検証項目番号"><text:span text:style-name="T152">(Application-1-1)</text:span></text:span><text:line-break/>または、「Firefoxは起動していますが応答しません。」というメッセージが出てFirefoxの新しいウィンドウが開かれない。<text:span text:style-name="検証項目番号"><text:span text:style-name="T152">(Application-1-3)</text:span></text:span></text:p>
                </text:list-item>
              </text:list>
            </text:list-item>
          </text:list>
        </text:list-item>
        <text:list-item>
          <text:p text:style-name="P145"><text:soft-page-break/>Firefoxを終了する。</text:p>
        </text:list-item>
        <text:list-item>
          <text:p text:style-name="P145"><text:variable-get text:name="StartMenuShortcutPath">C:\Program Data\Microsoft\Windows\Start Menu\Programs\Mozilla Firefox.lnk</text:variable-get>をダブルクリックしてFirefoxを起動する。 <text:s/></text:p>
        </text:list-item>
        <text:list-item>
          <text:p text:style-name="P145"><text:span text:style-name="T138">その状態のまま、</text:span><text:variable-get text:name="StartMenuShortcutPath">C:\Program Data\Microsoft\Windows\Start Menu\Programs\Mozilla Firefox.lnk</text:variable-get>をダブルクリックしてFirefoxの多重起動を試みる。 <text:s/></text:p>
          <text:list>
            <text:list-item>
              <text:p text:style-name="P145">確認項目 <text:s/></text:p>
              <text:list>
                <text:list-item>
                  <text:p text:style-name="P571"><text:span text:style-name="T3">Firefoxの新しいウィンドウが開かれる。</text:span><text:span text:style-name="検証項目番号"><text:span text:style-name="T15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2">(Application-2-3)</text:span></text:span></text:p>
                </text:list-item>
              </text:list>
            </text:list-item>
          </text:list>
        </text:list-item>
      </text:list>
      <text:h text:style-name="P726" text:outline-level="2"><text:bookmark-start text:name="__RefHeading__11514_1941828368"/>ウィンドウ名の制御<text:bookmark-end text:name="__RefHeading__11514_1941828368"/></text:h>
      <text:list xml:id="list2181709329890500087" text:style-name="L23">
        <text:list-item>
          <text:p text:style-name="P639"><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78" text:outline-level="3"><text:bookmark-start text:name="__RefHeading__4605_1126139090"/>確認する項目<text:bookmark-end text:name="__RefHeading__4605_1126139090"/></text:h>
      <text:list xml:id="list2988328178290905833" text:style-name="L24">
        <text:list-item>
          <text:p text:style-name="P461">Application-4<text:span text:style-name="T155">-*</text:span></text:p>
        </text:list-item>
        <text:list-item>
          <text:p text:style-name="P461">Application-5<text:span text:style-name="T155">-*</text:span></text:p>
        </text:list-item>
      </text:list>
      <text:h text:style-name="P778" text:outline-level="3"><text:bookmark-start text:name="__RefHeading__4607_1126139090"/>準備：<text:bookmark-end text:name="__RefHeading__4607_1126139090"/></text:h>
      <text:list xml:id="list1853135581789964231" text:style-name="L25">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78" text:outline-level="3"><text:bookmark-start text:name="__RefHeading__1796_1954687515"/>検証：<text:bookmark-end text:name="__RefHeading__1796_1954687515"/></text:h>
      <text:list xml:id="list7675703740105336702" text:style-name="L26">
        <text:list-item>
          <text:p text:style-name="P147"><text:variable-get text:name="DesktopShortcutPath">C:\Users\Public\Desktop\Mozilla Firefox.lnk</text:variable-get><text:span text:style-name="T86"> </text:span>がある場合はそれを、なければfirefox.exeをダブルクリックしてFirefoxを起動する。 <text:s/></text:p>
        </text:list-item>
        <text:list-item>
          <text:p text:style-name="P148">タスクバー上に表示された項目にポインタを載せ、ジャンプリストを表示させる。 </text:p>
          <text:list>
            <text:list-item>
              <text:p text:style-name="P148">確認項目 <text:s/></text:p>
              <text:list>
                <text:list-item>
                  <text:p text:style-name="P149">項目のタイトルが「<text:variable-get text:name="WindowTitle">Mozilla Firefox</text:variable-get>」で終わっている。 （※確認できないときはスキップ）<text:span text:style-name="検証項目番号"><text:span text:style-name="T152">(Application-4-*)</text:span></text:span></text:p>
                </text:list-item>
                <text:list-item>
                  <text:p text:style-name="P150">タスクバー上に指定のアイコン<text:span text:style-name="T133">が表示されている。</text:span><text:span text:style-name="検証項目番号"><text:span text:style-name="T152">(Application-5-*)</text:span></text:span></text:p>
                </text:list-item>
              </text:list>
            </text:list-item>
          </text:list>
        </text:list-item>
        <text:list-item>
          <text:p text:style-name="P148"><text:span text:style-name="T135">3</text:span>で項目のタイトルを確認できない場合、Ctrl-Shift-ESCを押下し、タスクマネージャを起動して、「アプリケーション」タブを選択する。 </text:p>
          <text:list>
            <text:list-item>
              <text:p text:style-name="P148">確認項目 <text:s/></text:p>
              <text:list>
                <text:list-item>
                  <text:p text:style-name="P640"><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2">(Application-4-*)</text:span></text:span></text:p>
                </text:list-item>
              </text:list>
            </text:list-item>
          </text:list>
        </text:list-item>
      </text:list>
      <text:p text:style-name="P12"/>
      <text:h text:style-name="P718" text:outline-level="1"><text:bookmark-start text:name="__RefHeading___Toc4504_289862153"/>セキュリティに関わるカスタマイズ<text:bookmark-end text:name="__RefHeading___Toc4504_289862153"/></text:h>
      <text:h text:style-name="P746" text:outline-level="2"><text:bookmark-start text:name="__RefHeading__30315_2045235309"/>証明書の自動インポート<text:bookmark-end text:name="__RefHeading__30315_2045235309"/></text:h>
      <text:h text:style-name="P779" text:outline-level="3"><text:bookmark-start text:name="__RefHeading__4082_2145101730"/>確認する項目<text:bookmark-end text:name="__RefHeading__4082_2145101730"/></text:h>
      <text:list xml:id="list1036690746995404967" text:style-name="L27">
        <text:list-item>
          <text:p text:style-name="P475"><text:span text:style-name="T146">Security-1</text:span>-1</text:p>
        </text:list-item>
        <text:list-item>
          <text:p text:style-name="P476">Security-2<text:span text:style-name="T155">-*</text:span></text:p>
        </text:list-item>
      </text:list>
      <text:h text:style-name="P779" text:outline-level="3"><text:bookmark-start text:name="__RefHeading__1834_1954687515852"/>準備：<text:bookmark-end text:name="__RefHeading__1834_1954687515852"/></text:h>
      <text:list xml:id="list7399947370242660498" text:style-name="L28">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80" text:outline-level="3"><text:bookmark-start text:name="__RefHeading__1836_1954687515862"/>検証：<text:bookmark-end text:name="__RefHeading__1836_1954687515862"/></text:h>
      <text:list xml:id="list8291529536318172248" text:style-name="L29">
        <text:list-item>
          <text:p text:style-name="P152"><text:variable-get text:name="DesktopShortcutPath">C:\Users\Public\Desktop\Mozilla Firefox.lnk</text:variable-get>がある場合はそれを、なければfirefox.exeをダブルクリックしてFirefoxを起動する。 </text:p>
        </text:list-item>
        <text:list-item>
          <text:p text:style-name="P43">「ツール」→「オプション」→「詳細」→「証明書」→「証明書を表示」ボタンから証明書マネージャを開く。</text:p>
          <text:list>
            <text:list-item>
              <text:p text:style-name="P153">確認項目 <text:s/></text:p>
              <text:list>
                <text:list-item>
                  <text:p text:style-name="P43"><text:span text:style-name="T3">インポートするよう設定した証明書がすべて指定通りにインポートされている。 <text:s/></text:span><text:span text:style-name="検証項目番号"><text:span text:style-name="T152">(Security-1-1)</text:span></text:span></text:p>
                </text:list-item>
              </text:list>
            </text:list-item>
          </text:list>
        </text:list-item>
        <text:list-item>
          <text:p text:style-name="P44"><text:span text:style-name="T17">インポートされた証明書をすべて削除する。</text:span><text:span text:style-name="T3"> </text:span></text:p>
        </text:list-item>
        <text:list-item>
          <text:p text:style-name="P31">Firefoxを再起動する。</text:p>
        </text:list-item>
        <text:list-item>
          <text:p text:style-name="P31">「ツール」→「オプション」→「詳細」→「証明書」→「証明書を表示」ボタンから証明書マネージャを開く。</text:p>
          <text:list>
            <text:list-item>
              <text:p text:style-name="P154">確認項目 <text:s/></text:p>
              <text:list>
                <text:list-item>
                  <text:p text:style-name="P44"><text:span text:style-name="T3">インポートするよう設定した証明書がすべて指定通りにインポートされている。 </text:span><text:span text:style-name="検証項目番号"><text:span text:style-name="T152">(Security-2-1)</text:span></text:span><text:span text:style-name="T3"><text:line-break/>または、再インポートされていない。 </text:span><text:span text:style-name="検証項目番号"><text:span text:style-name="T152">(Security-2-2)</text:span></text:span></text:p>
                </text:list-item>
              </text:list>
            </text:list-item>
          </text:list>
        </text:list-item>
      </text:list>
      <text:h text:style-name="P747" text:outline-level="2"><text:bookmark-start text:name="__RefHeading__30317_2045235309"/><text:span text:style-name="T1"><text:s/></text:span><text:span text:style-name="T14">アドオンの利用制限</text:span><text:bookmark-end text:name="__RefHeading__30317_2045235309"/></text:h>
      <text:h text:style-name="P781" text:outline-level="3"><text:bookmark-start text:name="__RefHeading__30319_2045235309"/>確認する項目<text:bookmark-end text:name="__RefHeading__30319_2045235309"/></text:h>
      <text:list xml:id="list388407704000864489" text:style-name="L30">
        <text:list-item>
          <text:p text:style-name="P641"><text:span text:style-name="T11">Security-3</text:span><text:span text:style-name="T1">-3/4</text:span></text:p>
        </text:list-item>
      </text:list>
      <text:h text:style-name="P799" text:outline-level="3"><text:bookmark-start text:name="__RefHeading__1804_1954687515"/>準備：<text:bookmark-end text:name="__RefHeading__1804_1954687515"/></text:h>
      <text:list xml:id="list636040550385972427" text:style-name="L31">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item>
          <text:p text:style-name="P360">以下のアドオンを無効化する。</text:p>
          <text:list>
            <text:list-item>
              <text:p text:style-name="P360">globalChrome.css</text:p>
            </text:list-item>
          </text:list>
        </text:list-item>
        <text:list-item>
          <text:p text:style-name="P361">Admin-4-1が選択されている場合はテストケースの<text:span text:style-name="T178">unsigned-sample-addon@clear-code.com.xpi</text:span>を、そうでなければ署名済みアドオンのインストールパッケージを用意する。</text:p>
        </text:list-item>
      </text:list>
      <text:h text:style-name="P841" text:outline-level="3"><text:bookmark-start text:name="__RefHeading__1806_1954687515"/><text:span text:style-name="T1"><text:s/></text:span><text:span text:style-name="T2">検証：</text:span><text:bookmark-end text:name="__RefHeading__1806_1954687515"/></text:h>
      <text:list xml:id="list4384928869722329194" text:style-name="L32">
        <text:list-item>
          <text:p text:style-name="P156"><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57">Firefoxのウィンドウにアドオンのインストールパッケージをドラッグ&amp;ドロップする。</text:p>
          <text:list>
            <text:list-item>
              <text:p text:style-name="P84">確認項目</text:p>
              <text:list>
                <text:list-item>
                  <text:p text:style-name="P84">「ソフトウェアのインストールはシステム管理者により無効化されています。」と表示され、アドオンがインストールされない。<text:span text:style-name="検証項目番号"><text:span text:style-name="T152">(Security-3-3/4)</text:span></text:span></text:p>
                </text:list-item>
              </text:list>
            </text:list-item>
          </text:list>
        </text:list-item>
        <text:list-item>
          <text:p text:style-name="P85">Security-3-4が選択されている場合、アドオンマネージャを開く。</text:p>
          <text:list>
            <text:list-item>
              <text:p text:style-name="P84">確認項目</text:p>
              <text:list>
                <text:list-item>
                  <text:p text:style-name="P84">「アドオン入手」が表示されない。<text:span text:style-name="検証項目番号"><text:span text:style-name="T152">(Security-3-4)</text:span></text:span></text:p>
                </text:list-item>
                <text:list-item>
                  <text:p text:style-name="P84">歯車アイコンのポップアップメニュー内に「ファイルからアドオンをインストール」が含まれない。<text:span text:style-name="検証項目番号"><text:span text:style-name="T152">(Security-3-4)</text:span></text:span></text:p>
                </text:list-item>
                <text:list-item>
                  <text:p text:style-name="P157">「拡張機能」タブが選択された状態で、アドオンマネージャ上にアドオンのインストールパッケージをドラッグ&amp;ドロップして、アドオンがインストールされない。<text:span text:style-name="検証項目番号"><text:span text:style-name="T152">(Security-3-4)</text:span></text:span></text:p>
                </text:list-item>
              </text:list>
            </text:list-item>
          </text:list>
        </text:list-item>
        <text:list-item>
          <text:p text:style-name="P158">Security-3-3が選択されている場合、以下の各方法でアドオンマネージャへのアクセスを試みる。</text:p>
          <text:list>
            <text:list-item>
              <text:p text:style-name="P159">確認項目 </text:p>
              <text:list>
                <text:list-item>
                  <text:p text:style-name="P85">パネルメニューに「アドオン」の項目が存在しない。 <text:span text:style-name="検証項目番号"><text:span text:style-name="T152">(Security-3-3)</text:span></text:span></text:p>
                </text:list-item>
                <text:list-item>
                  <text:p text:style-name="P159">パネルメニュー内の「カスタマイズ」をクリックした後の「追加のツールと機能」の項目一覧に「アドオン」の項目が存在しない。 <text:span text:style-name="検証項目番号"><text:span text:style-name="T152">(Security-3-3)</text:span></text:span></text:p>
                </text:list-item>
                <text:list-item>
                  <text:p text:style-name="P159">Alt-Tを押下して開いた「ツール」メニュー内に「アドオン」の項目が存在しない。 <text:span text:style-name="検証項目番号"><text:span text:style-name="T152">(Security-3-3)</text:span></text:span></text:p>
                </text:list-item>
                <text:list-item>
                  <text:p text:style-name="P159">ロケーションバーに「about:addons」と入力し、Alt-Enterして、タブが開かれない（開かれてもすぐ閉じられる）。 <text:span text:style-name="検証項目番号"><text:span text:style-name="T152">(Security-3-3)</text:span></text:span></text:p>
                </text:list-item>
                <text:list-item>
                  <text:p text:style-name="P159">ロケーションバーに「about:addons」と入力し、Enterして、何も起こらない（ページが読み込まれない）。 <text:s/><text:span text:style-name="検証項目番号"><text:span text:style-name="T152">(Security-3-3)</text:span></text:span></text:p>
                </text:list-item>
                <text:list-item>
                  <text:p text:style-name="P160">ロケーションバーに「about:<text:span text:style-name="T143">about</text:span>」と入力しEnterして「about:」一覧を表示する。</text:p>
                </text:list-item>
                <text:list-item>
                  <text:p text:style-name="P160">「about:addons」 のリンクを中クリックまたはCtrl-clickし、空白のページがタブで開かれるか、タブが開かれないか、タブが開かれてすぐに閉じられる。<text:span text:style-name="検証項目番号"><text:span text:style-name="T152">(Security-3-3)</text:span></text:span></text:p>
                </text:list-item>
                <text:list-item>
                  <text:p text:style-name="P649"><text:span text:style-name="T3">「about:addons」 のリンクを左クリックし、空白のページが読み込まれる。 <text:s/></text:span><text:span text:style-name="検証項目番号"><text:span text:style-name="T152">(Security-3-3)</text:span></text:span></text:p>
                </text:list-item>
              </text:list>
            </text:list-item>
          </text:list>
        </text:list-item>
        <text:list-item>
          <text:p text:style-name="P649">「https://<text:span text:style-name="T162">addons.mozilla.org」を開き、ページのコンテキストメニューから「ページの情報を表示」を選択し</text:span><text:soft-page-break/><text:span text:style-name="T162">て、「ページの情報」ダイアログを開く。</text:span></text:p>
          <text:list>
            <text:list-item>
              <text:p text:style-name="P649">確認項目</text:p>
              <text:list>
                <text:list-item>
                  <text:p text:style-name="P650">「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item>
          <text:p text:style-name="P651">「https://<text:span text:style-name="T183">marketplace.firefox.com」を開き、ページのコンテキストメニューから「ページの情報を表示」を選択して、「ページの情報」ダイアログを開く。</text:span></text:p>
          <text:list>
            <text:list-item>
              <text:p text:style-name="P651">確認項目</text:p>
              <text:list>
                <text:list-item>
                  <text:p text:style-name="P651">「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
      <text:h text:style-name="P800" text:outline-level="3"><text:bookmark-start text:name="__RefHeading__30321_2045235309"/>後始末：<text:bookmark-end text:name="__RefHeading__30321_2045235309"/></text:h>
      <text:list xml:id="list6284934201965714267" text:style-name="L33">
        <text:list-item>
          <text:p text:style-name="P362">以下のアドオンを有効化する。</text:p>
          <text:list>
            <text:list-item>
              <text:p text:style-name="P362">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3931699671615" text:continue-list="list6284934201965714267" text:style-name="L33">
        <text:list-item text:start-value="1">
          <text:p text:style-name="P646"><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63931286576357" text:continue-list="list163931699671615" text:style-name="L33">
        <text:list-item text:start-value="1">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3931532931493" text:continue-list="list163931286576357" text:style-name="L33">
        <text:list-item text:start-value="1">
          <text:p text:style-name="P161"><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61">テストケースの「<text:span text:style-name="T166">popupblock.html」を開く。</text:span></text:p>
          <text:list>
            <text:list-item>
              <text:p text:style-name="P86">確認項目</text:p>
              <text:list>
                <text:list-item>
                  <text:p text:style-name="P572"><text:span text:style-name="T3">ポップアップブロックの通知が表示される。</text:span><text:span text:style-name="検証項目番号"><text:span text:style-name="T152">(Security-4-1/2/4)</text:span></text:span></text:p>
                  <text:p text:style-name="P573"><text:span text:style-name="T3">または、ポップアップブロックの通知が表示されずに、タブまたはウィンドウが開かれる</text:span><text:span text:style-name="T152">。</text:span><text:span text:style-name="検証項目番号"><text:span text:style-name="T151">(Security-4-3)</text:span></text:span></text:p>
                </text:list-item>
              </text:list>
            </text:list-item>
          </text:list>
        </text:list-item>
        <text:list-item>
          <text:p text:style-name="P477">ポップアップの表示を許可するドメインのページを開く。</text:p>
          <text:list>
            <text:list-item>
              <text:p text:style-name="P87">確認項目</text:p>
              <text:list>
                <text:list-item>
                  <text:p text:style-name="P87">ポップアップブロックの通知が表示されずに、タブまたはウィンドウが開かれる<text:span text:style-name="T152">。</text:span><text:span text:style-name="検証項目番号"><text:span text:style-name="T152">(Security-4-2)</text:span></text:span></text:p>
                </text:list-item>
              </text:list>
            </text:list-item>
          </text:list>
        </text:list-item>
      </text:list>
      <text:h text:style-name="P727" text:outline-level="2"><text:bookmark-start text:name="__RefHeading__30323_2045235309"/>攻撃サイトに対する警告<text:bookmark-end text:name="__RefHeading__30323_2045235309"/></text:h>
      <text:h text:style-name="P801" text:outline-level="3"><text:bookmark-start text:name="__RefHeading__4649_1126139090"/>確認する項目<text:bookmark-end text:name="__RefHeading__4649_1126139090"/></text:h>
      <text:list xml:id="list1170737204757988135" text:style-name="L34">
        <text:list-item>
          <text:p text:style-name="P478"><text:span text:style-name="T147">Security-5</text:span>-*</text:p>
        </text:list-item>
        <text:list-item>
          <text:p text:style-name="P478"><text:span text:style-name="T147">Security-6</text:span>-*</text:p>
        </text:list-item>
      </text:list>
      <text:h text:style-name="P842" text:outline-level="3"><text:bookmark-start text:name="__RefHeading__3276_1620138923"/>準備：<text:bookmark-end text:name="__RefHeading__3276_1620138923"/></text:h>
      <text:list xml:id="list8239752903301115578" text:style-name="L35">
        <text:list-item>
          <text:p text:style-name="P162">前項に引き続き検証するか、または以下の状態を整えておく。</text:p>
          <text:list>
            <text:list-item>
              <text:p text:style-name="P318">カスタマイズ済みFirefoxのインストールが完了した状態にする。</text:p>
            </text:list-item>
          </text:list>
        </text:list-item>
      </text:list>
      <text:h text:style-name="P842" text:outline-level="3"><text:bookmark-start text:name="__RefHeading__1890_19546875151"/>検証：<text:bookmark-end text:name="__RefHeading__1890_19546875151"/></text:h>
      <text:list xml:id="list7363891596580217228" text:style-name="L36">
        <text:list-item text:start-value="1">
          <text:p text:style-name="P163">Firefoxのロケーションバーに「<text:span text:style-name="T164">http://itisatrap.org/firefox/its-a-trap.html</text:span>」と入力し、Enterを押下する。 </text:p>
          <text:list>
            <text:list-item>
              <text:p text:style-name="P652">確認項目</text:p>
              <text:list>
                <text:list-item>
                  <text:p text:style-name="P88">偽装サイトとしてブロックされる。<text:span text:style-name="検証項目番号"><text:span text:style-name="T152">(Security-6-1)</text:span></text:span><text:line-break/>または、ブロックされない。<text:span text:style-name="検証項目番号"><text:span text:style-name="T152">(Security-6-2)</text:span></text:span></text:p>
                </text:list-item>
              </text:list>
            </text:list-item>
          </text:list>
        </text:list-item>
        <text:list-item text:start-value="1">
          <text:p text:style-name="P163">Firefoxのロケーションバーに「<text:span text:style-name="T164">https://itisatrap.org/firefox/its-an-attack.html</text:span>」と入力し、Enterを押下する。 </text:p>
          <text:list>
            <text:list-item>
              <text:p text:style-name="P652">確認項目</text:p>
              <text:list>
                <text:list-item>
                  <text:p text:style-name="P88"><text:span text:style-name="T3">攻撃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item text:start-value="1">
          <text:p text:style-name="P163">Firefoxのロケーションバーに「<text:span text:style-name="T164">http://itisatrap.org/firefox/unwanted.html</text:span>」と入力し、Enterを押下する。 </text:p>
          <text:list>
            <text:list-item>
              <text:p text:style-name="P652">確認項目</text:p>
              <text:list>
                <text:list-item>
                  <text:p text:style-name="P574"><text:span text:style-name="T3">不要なソフトウェアの提供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
      <text:h text:style-name="P728" text:outline-level="2"><text:bookmark-start text:name="__RefHeading__30325_2045235309"/>about:ページの利用制限<text:bookmark-end text:name="__RefHeading__30325_2045235309"/></text:h>
      <text:h text:style-name="P782" text:outline-level="3"><text:bookmark-start text:name="__RefHeading__4609_1126139090"/>確認する項目<text:bookmark-end text:name="__RefHeading__4609_1126139090"/></text:h>
      <text:list xml:id="list1379698481488432585" text:style-name="L37">
        <text:list-item>
          <text:p text:style-name="P460"><text:span text:style-name="T145">Security-8</text:span>-2</text:p>
        </text:list-item>
        <text:list-item>
          <text:p text:style-name="P460"><text:span text:style-name="T145">Security-9</text:span>-<text:span text:style-name="T168">2</text:span></text:p>
        </text:list-item>
      </text:list>
      <text:h text:style-name="P804" text:outline-level="3"><text:bookmark-start text:name="__RefHeading__1800_1954687515157"/><text:soft-page-break/>準備：<text:bookmark-end text:name="__RefHeading__1800_1954687515157"/></text:h>
      <text:list xml:id="list4778713955052563171" text:style-name="L38">
        <text:list-item>
          <text:p text:style-name="P164">前項に引き続き検証するか、または以下の状態を整えておく。</text:p>
          <text:list>
            <text:list-item>
              <text:p text:style-name="P319">カスタマイズ済みFirefoxのインストールが完了した状態にする。</text:p>
            </text:list-item>
          </text:list>
        </text:list-item>
        <text:list-item>
          <text:p text:style-name="P479">Disable About Somethingを用いて<text:span text:style-name="T87"><text:variable-input text:name="DisabledAboutPages" text:description="DisabledAboutPages" office:value-type="string">about:robots</text:variable-input></text:span><text:span text:style-name="T87">の使用を禁止しておく。</text:span></text:p>
        </text:list-item>
      </text:list>
      <text:h text:style-name="P769" text:outline-level="3"><text:bookmark-start text:name="__RefHeading__1800_1954687515"/>検証：<text:bookmark-end text:name="__RefHeading__1800_1954687515"/></text:h>
      <text:list xml:id="list7533031716586388662" text:style-name="L39">
        <text:list-item>
          <text:p text:style-name="P165"><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66">以下の各方法で<text:span text:style-name="T165">about:configへ</text:span>のアクセスを試みる。<text:span text:style-name="検証項目番号"><text:span text:style-name="T152">(Security-9-2)</text:span></text:span></text:p>
          <text:list>
            <text:list-item>
              <text:p text:style-name="P166">確認項目 </text:p>
              <text:list>
                <text:list-item>
                  <text:p text:style-name="P166">ロケーションバーに「about:<text:span text:style-name="T165">config</text:span>」と入力し、Alt-Enterして、タブが開かれない（開かれてもすぐ閉じられる）。 <text:span text:style-name="検証項目番号"><text:span text:style-name="T152">(Security-9-2)</text:span></text:span></text:p>
                </text:list-item>
                <text:list-item>
                  <text:p text:style-name="P166">ロケーションバーに「about:<text:span text:style-name="T165">config</text:span>」と入力し、Enterして、何も起こらない（ページが読み込まれない）。 <text:s/><text:span text:style-name="検証項目番号"><text:span text:style-name="T152">(Security-9-2)</text:span></text:span></text:p>
                </text:list-item>
                <text:list-item>
                  <text:p text:style-name="P166">ロケーションバーに「about:about」と入力しEnterして「about:」一覧を表示する。</text:p>
                </text:list-item>
                <text:list-item>
                  <text:p text:style-name="P166">「about:<text:span text:style-name="T165">config</text:span>」 のリンクを中クリックまたはCtrl-clickし、空白のページがタブで開かれるか、タブが開かれないか、タブが開かれてすぐに閉じられる。<text:span text:style-name="検証項目番号"><text:span text:style-name="T152">(Security-9-2)</text:span></text:span></text:p>
                </text:list-item>
                <text:list-item>
                  <text:p text:style-name="P167">「about:<text:span text:style-name="T165">config</text:span>」 のリンクを左クリックし、空白のページが読み込まれる。 <text:s/><text:span text:style-name="検証項目番号"><text:span text:style-name="T152">(Security-9-2)</text:span></text:span></text:p>
                </text:list-item>
              </text:list>
            </text:list-item>
          </text:list>
        </text:list-item>
        <text:list-item>
          <text:p text:style-name="P32">以下の各方法で<text:variable-get text:name="DisabledAboutPages">about:robots</text:variable-get><text:span text:style-name="T165">へ</text:span>のアクセスを試みる。<text:span text:style-name="検証項目番号"><text:span text:style-name="T152">(Security-8-2)</text:span></text:span></text:p>
          <text:list>
            <text:list-item>
              <text:p text:style-name="P166">確認項目 </text:p>
              <text:list>
                <text:list-item>
                  <text:p text:style-name="P166">ロケーションバーに「<text:variable-get text:name="DisabledAboutPages">about:robots</text:variable-get>」と入力し、Alt-Enterして、タブが開かれない（開かれてもすぐ閉じられる）。 <text:span text:style-name="検証項目番号"><text:span text:style-name="T152">(Security-8-2)</text:span></text:span></text:p>
                </text:list-item>
                <text:list-item>
                  <text:p text:style-name="P166">ロケーションバーに「<text:variable-get text:name="DisabledAboutPages">about:robots</text:variable-get>」と入力し、Enterして、何も起こらない（ページが読み込まれない）。 <text:s/><text:span text:style-name="検証項目番号"><text:span text:style-name="T152">(Security-8-2)</text:span></text:span></text:p>
                </text:list-item>
                <text:list-item>
                  <text:p text:style-name="P166">ロケーションバーに「about:about」と入力しEnterして「about:」一覧を表示する。</text:p>
                </text:list-item>
                <text:list-item>
                  <text:p text:style-name="P16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2">(Security-8-2)</text:span></text:span></text:p>
                </text:list-item>
                <text:list-item>
                  <text:p text:style-name="P33">「<text:variable-get text:name="DisabledAboutPages">about:robots</text:variable-get>」 のリンクを左クリックし、空白のページが読み込まれる。 <text:span text:style-name="検証項目番号"><text:span text:style-name="T152">(Security-8-2)</text:span></text:span></text:p>
                </text:list-item>
              </text:list>
            </text:list-item>
          </text:list>
        </text:list-item>
      </text:list>
      <text:h text:style-name="P733" text:outline-level="2"><text:bookmark-start text:name="__RefHeading__34813_2045235309"/>エラーコンソールの利用制限<text:bookmark-end text:name="__RefHeading__34813_2045235309"/></text:h>
      <text:h text:style-name="P783" text:outline-level="3"><text:bookmark-start text:name="__RefHeading__30319_204523530923"/>確認する項目<text:bookmark-end text:name="__RefHeading__30319_204523530923"/></text:h>
      <text:list xml:id="list163932684081301" text:continue-list="list388407704000864489" text:style-name="L30">
        <text:list-item>
          <text:p text:style-name="P642"><text:span text:style-name="T11">Security-1</text:span><text:span text:style-name="T25">0</text:span><text:span text:style-name="T11">-2</text:span></text:p>
        </text:list-item>
      </text:list>
      <text:h text:style-name="P805" text:outline-level="3"><text:bookmark-start text:name="__RefHeading__1804_195468751523"/>準備：<text:bookmark-end text:name="__RefHeading__1804_195468751523"/></text:h>
      <text:list xml:id="list864717245430133120" text:style-name="L40">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363">以下のアドオンを無効化する。</text:p>
          <text:list>
            <text:list-item>
              <text:p text:style-name="P363">globalChrome.css</text:p>
            </text:list-item>
            <text:list-item>
              <text:p text:style-name="P363">UI <text:span text:style-name="T179">Text Overrider</text:span></text:p>
            </text:list-item>
          </text:list>
        </text:list-item>
      </text:list>
      <text:h text:style-name="P843" text:outline-level="3"><text:bookmark-start text:name="__RefHeading__1806_195468751523"/><text:span text:style-name="T1"><text:s/></text:span><text:span text:style-name="T2">検証：</text:span><text:bookmark-end text:name="__RefHeading__1806_195468751523"/></text:h>
      <text:list xml:id="list3926772549220702896" text:style-name="L41">
        <text:list-item>
          <text:p text:style-name="P169"><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70">パネルメニュー内の「開発ツール」を開く。</text:p>
          <text:list>
            <text:list-item>
              <text:p text:style-name="P89">確認項目</text:p>
              <text:list>
                <text:list-item>
                  <text:p text:style-name="P89">「エラーコンソール」が存在しない。<text:span text:style-name="検証項目番号"><text:span text:style-name="T152">(Security-10-2)</text:span></text:span></text:p>
                </text:list-item>
              </text:list>
            </text:list-item>
          </text:list>
        </text:list-item>
        <text:list-item>
          <text:p text:style-name="P170">メニューバーの「ツール」から「Web開発」を開く。</text:p>
          <text:list>
            <text:list-item>
              <text:p text:style-name="P89">確認項目</text:p>
              <text:list>
                <text:list-item>
                  <text:p text:style-name="P653"><text:span text:style-name="T3">「エラーコンソール」が存在しない。</text:span><text:span text:style-name="検証項目番号"><text:span text:style-name="T15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772185849844078736" text:style-name="L42">
        <text:list-item>
          <text:p text:style-name="P364">以下のアドオンを有効化する。</text:p>
          <text:list>
            <text:list-item>
              <text:p text:style-name="P365">globalChrome.css</text:p>
            </text:list-item>
            <text:list-item>
              <text:p text:style-name="P365">UI <text:span text:style-name="T179">Text Overrider</text:span></text:p>
            </text:list-item>
          </text:list>
        </text:list-item>
      </text:list>
      <text:h text:style-name="P748" text:outline-level="2"><text:bookmark-start text:name="__RefHeading__34817_2045235309"/><text:span text:style-name="T1">SNS連携機能とソーシャルAPIの</text:span><text:span text:style-name="T14">利用制限</text:span><text:bookmark-end text:name="__RefHeading__34817_2045235309"/></text:h>
      <text:h text:style-name="P784" text:outline-level="3"><text:bookmark-start text:name="__RefHeading__30319_20452353092"/>確認する項目<text:bookmark-end text:name="__RefHeading__30319_20452353092"/></text:h>
      <text:list xml:id="list163931578128080" text:continue-list="list163932684081301" text:style-name="L30">
        <text:list-item>
          <text:p text:style-name="P462">Security-11-2</text:p>
        </text:list-item>
      </text:list>
      <text:h text:style-name="P806" text:outline-level="3"><text:bookmark-start text:name="__RefHeading__1804_19546875152"/>準備：<text:bookmark-end text:name="__RefHeading__1804_19546875152"/></text:h>
      <text:list xml:id="list1116317450930822375" text:style-name="L43">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844" text:outline-level="3"><text:bookmark-start text:name="__RefHeading__1806_19546875152"/><text:span text:style-name="T1"><text:s/></text:span><text:span text:style-name="T2">検証：</text:span><text:bookmark-end text:name="__RefHeading__1806_19546875152"/></text:h>
      <text:list xml:id="list475315375755903097" text:style-name="L44">
        <text:list-item>
          <text:p text:style-name="P172"><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73">パネルメニュー内の「カスタマイズ」をクリックしてツールバーのカスタマイズ画面を開く。</text:p>
          <text:list>
            <text:list-item>
              <text:p text:style-name="P90"><text:soft-page-break/>確認項目</text:p>
              <text:list>
                <text:list-item>
                  <text:p text:style-name="P91">「このページを共有」ボタンが存在する。<text:span text:style-name="検証項目番号"><text:span text:style-name="T152">(Security-11-</text:span></text:span><text:span text:style-name="検証項目番号"><text:span text:style-name="T64">1</text:span></text:span><text:span text:style-name="検証項目番号"><text:span text:style-name="T152">)<text:line-break/></text:span></text:span><text:span text:style-name="検証項目番号"><text:span text:style-name="T198">または、</text:span></text:span>存在しない。<text:span text:style-name="検証項目番号"><text:span text:style-name="T152">(Security-11-2)</text:span></text:span></text:p>
                </text:list-item>
              </text:list>
            </text:list-item>
          </text:list>
        </text:list-item>
        <text:list-item>
          <text:p text:style-name="P654"><text:span text:style-name="T3">ロケーションバーに「</text:span><text:span text:style-name="T19">https://activations.cdn.mozilla.net/ja/」と入力し、Enterを押してページを開く。</text:span></text:p>
        </text:list-item>
        <text:list-item>
          <text:p text:style-name="P174">いずれかのサービスの「今すぐ追加」ボタンをクリックする。</text:p>
          <text:list>
            <text:list-item>
              <text:p text:style-name="P90">確認項目</text:p>
              <text:list>
                <text:list-item>
                  <text:p text:style-name="P575"><text:span text:style-name="T3">何も起こらない。</text:span><text:span text:style-name="検証項目番号"><text:span text:style-name="T152">(Security-11-2)</text:span></text:span></text:p>
                </text:list-item>
              </text:list>
            </text:list-item>
          </text:list>
        </text:list-item>
      </text:list>
      <text:h text:style-name="P729" text:outline-level="2"><text:bookmark-start text:name="__RefHeading__34819_2045235309"/>JavaScriptの実行制限<text:bookmark-end text:name="__RefHeading__34819_2045235309"/></text:h>
      <text:h text:style-name="P785" text:outline-level="3"><text:bookmark-start text:name="__RefHeading__30319_204523530922"/>確認する項目<text:bookmark-end text:name="__RefHeading__30319_204523530922"/></text:h>
      <text:list xml:id="list163931833025764" text:continue-list="list163931578128080" text:style-name="L30">
        <text:list-item>
          <text:p text:style-name="P643"><text:span text:style-name="T11">Security-12-2/</text:span><text:span text:style-name="T20">3</text:span></text:p>
        </text:list-item>
      </text:list>
      <text:h text:style-name="P807" text:outline-level="3"><text:bookmark-start text:name="__RefHeading__1804_195468751522"/>準備：<text:bookmark-end text:name="__RefHeading__1804_195468751522"/></text:h>
      <text:list xml:id="list3549875109844156501" text:style-name="L45">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845" text:outline-level="3"><text:bookmark-start text:name="__RefHeading__1806_195468751522"/><text:span text:style-name="T1"><text:s/></text:span><text:span text:style-name="T2">検証：</text:span><text:bookmark-end text:name="__RefHeading__1806_195468751522"/></text:h>
      <text:list xml:id="list3309950160513599878" text:style-name="L46">
        <text:list-item>
          <text:p text:style-name="P176"><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77">テストケースの「<text:span text:style-name="T166">popupblock.html」を開く。</text:span></text:p>
          <text:list>
            <text:list-item>
              <text:p text:style-name="P92">確認項目</text:p>
              <text:list>
                <text:list-item>
                  <text:p text:style-name="P576"><text:span text:style-name="T3">何も起こらない。ポップアップブロックの通知も表示されない。</text:span><text:span text:style-name="検証項目番号"><text:span text:style-name="T152">(Security-12-2/3)</text:span></text:span></text:p>
                </text:list-item>
              </text:list>
            </text:list-item>
          </text:list>
        </text:list-item>
        <text:list-item>
          <text:p text:style-name="P177"><text:span text:style-name="T166">JavaScriptの実行を許可するドメインのページを開く。</text:span><text:span text:style-name="検証項目番号"><text:span text:style-name="T152">(Security-12-2)</text:span></text:span></text:p>
          <text:list>
            <text:list-item>
              <text:p text:style-name="P92">確認項目</text:p>
              <text:list>
                <text:list-item>
                  <text:p text:style-name="P576"><text:span text:style-name="T3">ページ内のスクリプトが動作している（ポップアップブロックの通知が表示される）。</text:span><text:span text:style-name="検証項目番号"><text:span text:style-name="T152">(Security-12-2)</text:span></text:span></text:p>
                </text:list-item>
              </text:list>
            </text:list-item>
          </text:list>
        </text:list-item>
      </text:list>
      <text:p text:style-name="Text_20_body"/>
      <text:h text:style-name="P730" text:outline-level="2"><text:bookmark-start text:name="__RefHeading__34821_2045235309"/>ローカルファイルの読み込みの制限<text:bookmark-end text:name="__RefHeading__34821_2045235309"/></text:h>
      <text:h text:style-name="P786" text:outline-level="3"><text:bookmark-start text:name="__RefHeading__30319_2045235309221"/>確認する項目<text:bookmark-end text:name="__RefHeading__30319_2045235309221"/></text:h>
      <text:list xml:id="list163932477310025" text:continue-list="list163931833025764" text:style-name="L30">
        <text:list-item>
          <text:p text:style-name="P463">Security-14-*</text:p>
        </text:list-item>
      </text:list>
      <text:h text:style-name="P808" text:outline-level="3"><text:bookmark-start text:name="__RefHeading__1804_1954687515221"/>準備：<text:bookmark-end text:name="__RefHeading__1804_1954687515221"/></text:h>
      <text:list xml:id="list1699535044949362190" text:style-name="L47">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846" text:outline-level="3"><text:bookmark-start text:name="__RefHeading__1806_1954687515221"/><text:span text:style-name="T1"><text:s/></text:span><text:span text:style-name="T2">検証：</text:span><text:bookmark-end text:name="__RefHeading__1806_1954687515221"/></text:h>
      <text:list xml:id="list5512306424967102871" text:style-name="L48">
        <text:list-item>
          <text:p text:style-name="P179"><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80">テストケースの「<text:span text:style-name="T167">cross-directory.html」を開く。</text:span></text:p>
          <text:list>
            <text:list-item>
              <text:p text:style-name="P93">確認項目</text:p>
              <text:list>
                <text:list-item>
                  <text:p text:style-name="P577"><text:span text:style-name="T3">「</text:span><text:span text:style-name="T21">./cross-directory.html: 200 」および「../configuration-sheets/constumize-item-list.csv: 200</text:span><text:span text:style-name="T3">」の2つの出力が得られる。</text:span><text:span text:style-name="検証項目番号"><text:span text:style-name="T152">(Security-14-1)</text:span></text:span><text:span text:style-name="T3"><text:line-break/>または、「</text:span><text:span text:style-name="T21">./cross-directory.html: 200 」のみが得られもう片方はエラーが出力される。</text:span><text:span text:style-name="検証項目番号"><text:span text:style-name="T152">(Security-14-2)</text:span></text:span></text:p>
                </text:list-item>
              </text:list>
            </text:list-item>
          </text:list>
        </text:list-item>
      </text:list>
      <text:h text:style-name="P731" text:outline-level="2"><text:bookmark-start text:name="__RefHeading__34823_2045235309"/>バックグラウンドで行われる通信の制限<text:bookmark-end text:name="__RefHeading__34823_2045235309"/></text:h>
      <text:h text:style-name="P787" text:outline-level="3"><text:bookmark-start text:name="__RefHeading__30319_20452353092211"/>確認する項目<text:bookmark-end text:name="__RefHeading__30319_20452353092211"/></text:h>
      <text:list xml:id="list163932529205030" text:continue-list="list163932477310025" text:style-name="L30">
        <text:list-item>
          <text:p text:style-name="P464">Security-5-2</text:p>
        </text:list-item>
        <text:list-item>
          <text:p text:style-name="P480">Security-6-2</text:p>
        </text:list-item>
        <text:list-item>
          <text:p text:style-name="P481">Security-11-2</text:p>
        </text:list-item>
        <text:list-item>
          <text:p text:style-name="P644"><text:span text:style-name="T11">Security-1</text:span><text:span text:style-name="T22">5</text:span><text:span text:style-name="T11">-</text:span><text:span text:style-name="T22">2</text:span></text:p>
        </text:list-item>
        <text:list-item>
          <text:p text:style-name="P482">Privacy-33-3</text:p>
        </text:list-item>
      </text:list>
      <text:h text:style-name="P809" text:outline-level="3"><text:bookmark-start text:name="__RefHeading__1804_19546875152211"/>準備：<text:bookmark-end text:name="__RefHeading__1804_19546875152211"/></text:h>
      <text:list xml:id="list7566800801035127416" text:style-name="L49">
        <text:list-item>
          <text:p text:style-name="P181">前項に引き続き検証するか、または以下の状態を整えておく。</text:p>
          <text:list>
            <text:list-item>
              <text:p text:style-name="P182">カスタマイズ済みFirefoxのインストールが完了した状態にする。</text:p>
            </text:list-item>
          </text:list>
        </text:list-item>
        <text:list-item>
          <text:p text:style-name="P183">Firefoxのユーザープロファイル（<text:variable-get text:name="SpecialProfilePath">%AppData%\Mozilla\Firefox\Profiles</text:variable-get>）を削除する。</text:p>
        </text:list-item>
        <text:list-item>
          <text:p text:style-name="P367">以下のアドオンを無効化する。</text:p>
          <text:list>
            <text:list-item>
              <text:p text:style-name="P367">globalChrome.css</text:p>
            </text:list-item>
            <text:list-item>
              <text:p text:style-name="P483">UI Text Overrider</text:p>
            </text:list-item>
          </text:list>
        </text:list-item>
      </text:list>
      <text:h text:style-name="P847" text:outline-level="3"><text:bookmark-start text:name="__RefHeading__1806_19546875152211"/><text:span text:style-name="T1"><text:s/></text:span><text:span text:style-name="T2">検証：</text:span><text:bookmark-end text:name="__RefHeading__1806_19546875152211"/></text:h>
      <text:list xml:id="list7133194737068913139" text:style-name="L50">
        <text:list-item>
          <text:p text:style-name="P184"><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85">ロケーションバーに「about:blank」と入力し、空のページを開く。</text:p>
        </text:list-item>
        <text:list-item>
          <text:p text:style-name="P185"><text:soft-page-break/>パネルメニューの「開発ツール」→「開発ツールを表示」で開発ツールを表示する。</text:p>
        </text:list-item>
        <text:list-item>
          <text:p text:style-name="P185">開発ツール右上の歯車アイコンをクリックする。</text:p>
        </text:list-item>
        <text:list-item>
          <text:p text:style-name="P185">「ブラウザとアドオンのデバッガを有効」と「リモートデバッガを有効」にチェックを入れる。</text:p>
        </text:list-item>
        <text:list-item>
          <text:p text:style-name="P185">パネルメニューの「開発ツール」→「ブラウザツールボックス」でブラウザツールボックスを開く。途中、リモートデバッグの接続許可を求められるので「OK」をクリックする。</text:p>
        </text:list-item>
        <text:list-item>
          <text:p text:style-name="P185">ブラウザツールボックスで「ネットワーク」を選択する。</text:p>
        </text:list-item>
        <text:list-item>
          <text:p text:style-name="P185">ブラウザツールボックス内の「再読み込み」ボタンをクリックする。</text:p>
        </text:list-item>
        <text:list-item>
          <text:p text:style-name="P185">そのまま10分放置する。</text:p>
          <text:list>
            <text:list-item>
              <text:p text:style-name="P94">確認項目</text:p>
              <text:list>
                <text:list-item>
                  <text:p text:style-name="P578"><text:span text:style-name="T3">一切のネットワーク通信が記録されない。</text:span><text:span text:style-name="検証項目番号"><text:span text:style-name="T152">(Security-5-2)(Security-6-2)(Security-15-2)(Privacy-33-3)</text:span></text:span></text:p>
                </text:list-item>
              </text:list>
            </text:list-item>
          </text:list>
        </text:list-item>
      </text:list>
      <text:h text:style-name="P809" text:outline-level="3"><text:bookmark-start text:name="__RefHeading__34825_2045235309"/>後始末：<text:bookmark-end text:name="__RefHeading__34825_2045235309"/></text:h>
      <text:list xml:id="list6049298141875147805" text:style-name="L51">
        <text:list-item>
          <text:p text:style-name="P368">以下のアドオンを有効化する。</text:p>
          <text:list>
            <text:list-item>
              <text:p text:style-name="P369">globalChrome.css</text:p>
            </text:list-item>
            <text:list-item>
              <text:p text:style-name="P484">UI Text Overrider</text:p>
            </text:list-item>
          </text:list>
        </text:list-item>
      </text:list>
      <text:h text:style-name="P732" text:outline-level="2"><text:bookmark-start text:name="__RefHeading__34827_2045235309"/>外部リソースへのアクセスの制限<text:bookmark-end text:name="__RefHeading__34827_2045235309"/></text:h>
      <text:h text:style-name="P788" text:outline-level="3"><text:bookmark-start text:name="__RefHeading__30319_204523530922111"/>確認する項目<text:bookmark-end text:name="__RefHeading__30319_204523530922111"/></text:h>
      <text:list xml:id="list163931619595545" text:continue-list="list163932529205030" text:style-name="L30">
        <text:list-item>
          <text:p text:style-name="P645"><text:span text:style-name="T23">Security-</text:span><text:span text:style-name="T26">18-2</text:span></text:p>
        </text:list-item>
        <text:list-item>
          <text:p text:style-name="P645"><text:span text:style-name="T24">Security-1</text:span><text:span text:style-name="T26">9-2</text:span></text:p>
        </text:list-item>
        <text:list-item>
          <text:p text:style-name="P645"><text:span text:style-name="T26">Privacy-</text:span><text:span text:style-name="T84">28-2</text:span></text:p>
        </text:list-item>
      </text:list>
      <text:h text:style-name="P810" text:outline-level="3"><text:bookmark-start text:name="__RefHeading__1804_195468751522111"/>準備：<text:bookmark-end text:name="__RefHeading__1804_195468751522111"/></text:h>
      <text:list xml:id="list766487224492278649" text:style-name="L52">
        <text:list-item>
          <text:p text:style-name="P186">前項に引き続き検証するか、または以下の状態を整えておく。</text:p>
          <text:list>
            <text:list-item>
              <text:p text:style-name="P187">カスタマイズ済みFirefoxのインストールが完了した状態にする。</text:p>
            </text:list-item>
          </text:list>
        </text:list-item>
        <text:list-item>
          <text:p text:style-name="P371">以下のアドオンを無効化する。</text:p>
          <text:list>
            <text:list-item>
              <text:p text:style-name="P371">globalChrome.css</text:p>
            </text:list-item>
            <text:list-item>
              <text:p text:style-name="P486">UI Text Overrider</text:p>
            </text:list-item>
          </text:list>
        </text:list-item>
      </text:list>
      <text:h text:style-name="P848" text:outline-level="3"><text:bookmark-start text:name="__RefHeading__1806_195468751522111"/><text:span text:style-name="T1"><text:s/></text:span><text:span text:style-name="T2">検証：</text:span><text:bookmark-end text:name="__RefHeading__1806_195468751522111"/></text:h>
      <text:list xml:id="list2850796724592563917" text:style-name="L53">
        <text:list-item>
          <text:p text:style-name="P188"><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89">パネルメニューからツールバーのカスタマイズ画面を開く。</text:p>
          <text:list>
            <text:list-item>
              <text:p text:style-name="P189">確認項目</text:p>
              <text:list>
                <text:list-item>
                  <text:p text:style-name="P190">「テーマ」内の「その他のテーマを入手」をクリックしても何も起こらない。<text:span text:style-name="検証項目番号"><text:span text:style-name="T152">(Security-18-2)(Privacy-28-2)</text:span></text:span></text:p>
                </text:list-item>
                <text:list-item>
                  <text:p text:style-name="P655"><text:span text:style-name="T3">「テーマ」内の「おすすめ」に何も項目が表示されない。</text:span><text:span text:style-name="検証項目番号"><text:span text:style-name="T152">(Security-19-2)(Privacy-28-2)</text:span></text:span></text:p>
                </text:list-item>
              </text:list>
            </text:list-item>
          </text:list>
        </text:list-item>
        <text:list-item>
          <text:p text:style-name="P191">パネルメニューの「開発ツール」→「<text:span text:style-name="T203">WebIDE</text:span>」で<text:span text:style-name="T203">WebIDE</text:span>を開く。</text:p>
        </text:list-item>
        <text:list-item>
          <text:p text:style-name="P487">メニューの「プロジェクト」→「追加のコンポーネントを管理」を開く。</text:p>
          <text:list>
            <text:list-item>
              <text:p text:style-name="P191">確認項目</text:p>
              <text:list>
                <text:list-item>
                  <text:p text:style-name="P191"><text:span text:style-name="検証項目番号"><text:span text:style-name="T194">ツールアダプタアドオンが準備中になっている。</text:span></text:span><text:span text:style-name="検証項目番号"><text:span text:style-name="T152">(Privacy-28-2)</text:span></text:span></text:p>
                </text:list-item>
              </text:list>
            </text:list-item>
          </text:list>
        </text:list-item>
        <text:list-item>
          <text:p text:style-name="P192">ロケーションバーに「about:config」と入力し、詳細設定一覧を開いて、各設定値を確認する。</text:p>
          <text:list>
            <text:list-item>
              <text:p text:style-name="P415">確認項目</text:p>
              <text:list>
                <text:list-item>
                  <text:p text:style-name="P95"><text:span text:style-name="検証項目番号"><text:span text:style-name="T201">「browser.trackingprotection.gethashURL」の値が空文字である。</text:span></text:span><text:span text:style-name="検証項目番号"><text:span text:style-name="T204">(Privacy-28-2)</text:span></text:span></text:p>
                </text:list-item>
                <text:list-item>
                  <text:p text:style-name="P95"><text:span text:style-name="検証項目番号"><text:span text:style-name="T201">「browser.trackingprotection.updateURL」の値が空文字である。</text:span></text:span><text:span text:style-name="検証項目番号"><text:span text:style-name="T204">(Privacy-28-2)</text:span></text:span></text:p>
                </text:list-item>
                <text:list-item>
                  <text:p text:style-name="P95"><text:span text:style-name="検証項目番号"><text:span text:style-name="T201">「privacy.trackingprotection.introURL」の値が空文字である。</text:span></text:span><text:span text:style-name="検証項目番号"><text:span text:style-name="T204">(Privacy-28-2)</text:span></text:span></text:p>
                </text:list-item>
                <text:list-item>
                  <text:p text:style-name="P95"><text:span text:style-name="検証項目番号"><text:span text:style-name="T201">「services.push.serverURL」の値が空文字である。</text:span></text:span><text:span text:style-name="検証項目番号"><text:span text:style-name="T204">(Privacy-28-2)</text:span></text:span></text:p>
                </text:list-item>
              </text:list>
            </text:list-item>
          </text:list>
        </text:list-item>
      </text:list>
      <text:h text:style-name="P811" text:outline-level="3"><text:bookmark-start text:name="__RefHeading___Toc12043_954817753"/>後始末：<text:bookmark-end text:name="__RefHeading___Toc12043_954817753"/></text:h>
      <text:list xml:id="list163931105619391" text:continue-list="list6049298141875147805" text:style-name="L51">
        <text:list-item>
          <text:p text:style-name="P370">以下のアドオンを有効化する。</text:p>
          <text:list>
            <text:list-item>
              <text:p text:style-name="P370">globalChrome.css</text:p>
            </text:list-item>
            <text:list-item>
              <text:p text:style-name="P485">UI Text Overrider</text:p>
            </text:list-item>
          </text:list>
        </text:list-item>
      </text:list>
      <text:h text:style-name="P734" text:outline-level="2"><text:bookmark-start text:name="__RefHeading__34831_2045235309"/>パーミッション設定の制限<text:bookmark-end text:name="__RefHeading__34831_2045235309"/></text:h>
      <text:h text:style-name="P789" text:outline-level="3"><text:bookmark-start text:name="__RefHeading__30319_2045235309221112"/>確認する項目<text:bookmark-end text:name="__RefHeading__30319_2045235309221112"/></text:h>
      <text:list xml:id="list6965513337253604095" text:style-name="L54">
        <text:list-item>
          <text:p text:style-name="P647"><text:span text:style-name="T11">Security-20</text:span><text:span text:style-name="T26">-2</text:span></text:p>
        </text:list-item>
      </text:list>
      <text:h text:style-name="P812" text:outline-level="3"><text:bookmark-start text:name="__RefHeading__1804_1954687515221112"/>準備：<text:bookmark-end text:name="__RefHeading__1804_1954687515221112"/></text:h>
      <text:list xml:id="list5934987779959263855" text:style-name="L55">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849" text:outline-level="3"><text:bookmark-start text:name="__RefHeading__1806_1954687515221112"/><text:span text:style-name="T1"><text:s/></text:span><text:span text:style-name="T2">検証：</text:span><text:bookmark-end text:name="__RefHeading__1806_1954687515221112"/></text:h>
      <text:list xml:id="list3784540041797845881" text:style-name="L56">
        <text:list-item>
          <text:p text:style-name="P194"><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656"><text:span text:style-name="T3">ロケーションバーに「</text:span><text:span text:style-name="T27">https://addons.mozilla.org/</text:span><text:span text:style-name="T3">」と入力し、ページを開く。</text:span></text:p>
        </text:list-item>
        <text:list-item>
          <text:p text:style-name="P195">ページの読み込みが完了したら、ロケーションバー上の鍵アイコンの箇所をクリックする。</text:p>
          <text:list>
            <text:list-item>
              <text:p text:style-name="P195"><text:soft-page-break/>確認項目</text:p>
              <text:list>
                <text:list-item>
                  <text:p text:style-name="P195">パネル上に「サイト別設定」が表示されない。<text:span text:style-name="検証項目番号"><text:span text:style-name="T152">(Security-20-2)</text:span></text:span></text:p>
                </text:list-item>
                <text:list-item>
                  <text:p text:style-name="P195">パネル右の「&gt;」をクリックした先の画面で「詳細を表示」ボタンが表示されない。<text:span text:style-name="検証項目番号"><text:span text:style-name="T152">(Security-20-2)</text:span></text:span></text:p>
                </text:list-item>
              </text:list>
            </text:list-item>
          </text:list>
        </text:list-item>
        <text:list-item>
          <text:p text:style-name="P195">ページ上のコンテキストメニューから「ページの情報を表示」を選択する。</text:p>
          <text:list>
            <text:list-item>
              <text:p text:style-name="P195">確認項目</text:p>
              <text:list>
                <text:list-item>
                  <text:p text:style-name="P656"><text:span text:style-name="T3">「サイト別設定」タブが表示されない。</text:span><text:span text:style-name="検証項目番号"><text:span text:style-name="T152">(Security-20-2)</text:span></text:span></text:p>
                </text:list-item>
              </text:list>
            </text:list-item>
          </text:list>
        </text:list-item>
      </text:list>
      <text:p text:style-name="P14"/>
      <text:h text:style-name="P716" text:outline-level="1"><text:bookmark-start text:name="__RefHeading__34833_2045235309"/>プライバシー情報に関わるカスタマイズ<text:bookmark-end text:name="__RefHeading__34833_2045235309"/></text:h>
      <text:h text:style-name="P735" text:outline-level="2"><text:bookmark-start text:name="__RefHeading__51515_2045235309"/>プライバシー情報の利用制限<text:bookmark-end text:name="__RefHeading__51515_2045235309"/></text:h>
      <text:h text:style-name="P790" text:outline-level="3"><text:bookmark-start text:name="__RefHeading__30319_20452353092211121"/>確認する項目<text:bookmark-end text:name="__RefHeading__30319_20452353092211121"/></text:h>
      <text:list xml:id="list163932750644773" text:continue-list="list6965513337253604095" text:style-name="L54">
        <text:list-item>
          <text:p text:style-name="P465">Privacy-1-2/3</text:p>
        </text:list-item>
        <text:list-item>
          <text:p text:style-name="P466">Privacy-2-2</text:p>
        </text:list-item>
        <text:list-item>
          <text:p text:style-name="P466">Privacy-3-*</text:p>
        </text:list-item>
        <text:list-item>
          <text:p text:style-name="P657"><text:span text:style-name="T11">P</text:span><text:span text:style-name="T1">rivacy-4-2</text:span></text:p>
        </text:list-item>
        <text:list-item>
          <text:p text:style-name="P466">Privacy-5-2</text:p>
        </text:list-item>
        <text:list-item>
          <text:p text:style-name="P466">Privacy-6-3</text:p>
        </text:list-item>
        <text:list-item>
          <text:p text:style-name="P658"><text:span text:style-name="T11">P</text:span><text:span text:style-name="T1">rivacy-7-*</text:span></text:p>
        </text:list-item>
        <text:list-item>
          <text:p text:style-name="P488">Privacy-8-2</text:p>
        </text:list-item>
        <text:list-item>
          <text:p text:style-name="P489">Privacy-10-2</text:p>
        </text:list-item>
        <text:list-item>
          <text:p text:style-name="P489">Privacy-12-*</text:p>
        </text:list-item>
        <text:list-item>
          <text:p text:style-name="P489">Privacy-15-2</text:p>
        </text:list-item>
        <text:list-item>
          <text:p text:style-name="P490">Privacy-16-*</text:p>
        </text:list-item>
        <text:list-item>
          <text:p text:style-name="P490">Privacy-17-*</text:p>
        </text:list-item>
        <text:list-item>
          <text:p text:style-name="P490">Privacy-18-2</text:p>
        </text:list-item>
        <text:list-item>
          <text:p text:style-name="P491">Privacy-19-2</text:p>
        </text:list-item>
        <text:list-item>
          <text:p text:style-name="P648"><text:span text:style-name="T11">Privacy-20-</text:span><text:span text:style-name="T28">3/4</text:span></text:p>
        </text:list-item>
        <text:list-item>
          <text:p text:style-name="P492">Privacy-21-2</text:p>
        </text:list-item>
        <text:list-item>
          <text:p text:style-name="P492">Privacy-31-2</text:p>
        </text:list-item>
        <text:list-item>
          <text:p text:style-name="P659"><text:span text:style-name="T28">P</text:span><text:span text:style-name="T1">rivacy-33-2/3</text:span></text:p>
        </text:list-item>
      </text:list>
      <text:h text:style-name="P813" text:outline-level="3"><text:bookmark-start text:name="__RefHeading__1804_19546875152211121"/>準備：<text:bookmark-end text:name="__RefHeading__1804_19546875152211121"/></text:h>
      <text:list xml:id="list7490388342145078978" text:style-name="L57">
        <text:list-item>
          <text:p text:style-name="P196">前項に引き続き検証するか、または以下の状態を整えておく。</text:p>
          <text:list>
            <text:list-item>
              <text:p text:style-name="P197">カスタマイズ済みFirefoxのインストールが完了した状態にする。</text:p>
            </text:list-item>
          </text:list>
        </text:list-item>
        <text:list-item>
          <text:p text:style-name="P372">以下のアドオンを無効化する。</text:p>
          <text:list>
            <text:list-item>
              <text:p text:style-name="P373">Disable about:config</text:p>
            </text:list-item>
            <text:list-item>
              <text:p text:style-name="P373">globalChrome.css</text:p>
            </text:list-item>
          </text:list>
        </text:list-item>
      </text:list>
      <text:h text:style-name="P850" text:outline-level="3"><text:bookmark-start text:name="__RefHeading__1806_19546875152211121"/><text:span text:style-name="T1"><text:s/></text:span><text:span text:style-name="T2">検証：</text:span><text:bookmark-end text:name="__RefHeading__1806_19546875152211121"/></text:h>
      <text:list xml:id="list3349333114681569802" text:style-name="L58">
        <text:list-item>
          <text:p text:style-name="P493"><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198">パネルメニューを開き、パネルメニュー内の「オプション」をクリックする。 </text:p>
        </text:list-item>
        <text:list-item>
          <text:p text:style-name="P198">オプション画面の「プライバシー」を開く。 </text:p>
          <text:list>
            <text:list-item>
              <text:p text:style-name="P198">確認項目 </text:p>
              <text:list>
                <text:list-item>
                  <text:p text:style-name="P198">「トラッキング」で「サイトにトラッキングしないよう要求する（トラッキングの拒否をサイトに通知する）」のチェック<text:span text:style-name="T85">が外れて</text:span>いる。 <text:span text:style-name="検証項目番号"><text:span text:style-name="T152">(Privacy-20-3/4)</text:span></text:span></text:p>
                </text:list-item>
                <text:list-item>
                  <text:p text:style-name="P96">「履歴」で「Firefoxに履歴を記憶させる」が選択されているか、「記憶させる履歴を詳細設定」で「常にプライベートブラウジングモード」のチェックが外れて<text:span text:style-name="T85">いて選択不可になっている。</text:span><text:span text:style-name="検証項目番号"><text:span text:style-name="T152">(Privacy-1-</text:span></text:span><text:span text:style-name="検証項目番号"><text:span text:style-name="T64">2</text:span></text:span><text:span text:style-name="検証項目番号"><text:span text:style-name="T152">)</text:span></text:span><text:line-break/>または、「Firefoxに履歴を一切記憶させない」が選択されているか「記憶させる履歴を詳細設定」で「常にプライベートブラウジングモード」のチェックが入ってい<text:span text:style-name="T85">て選択不可になっている。</text:span><text:span text:style-name="検証項目番号"><text:span text:style-name="T152">(Privacy-1-</text:span></text:span><text:span text:style-name="検証項目番号"><text:span text:style-name="T64">3</text:span></text:span><text:span text:style-name="検証項目番号"><text:span text:style-name="T152">)</text:span></text:span></text:p>
                </text:list-item>
              </text:list>
            </text:list-item>
          </text:list>
        </text:list-item>
        <text:list-item>
          <text:p text:style-name="P198">オプション画面の「詳細<text:span text:style-name="T85">」→「ネットワーク」を開く。</text:span></text:p>
          <text:list>
            <text:list-item>
              <text:p text:style-name="P416">確認項目</text:p>
              <text:list>
                <text:list-item>
                  <text:p text:style-name="P660"><text:span text:style-name="T29">「Webサイトがオフライン作業用のデータの保存を求めてきたときに知らせる」のチェックが外れていて選択不可になっている。</text:span><text:span text:style-name="検証項目番号"><text:span text:style-name="T152">(Privacy-6-3)</text:span></text:span></text:p>
                </text:list-item>
              </text:list>
            </text:list-item>
          </text:list>
        </text:list-item>
        <text:list-item>
          <text:p text:style-name="P199">オプション画面の「詳細<text:span text:style-name="T85">」の「データの選択」を開く。</text:span></text:p>
          <text:list>
            <text:list-item>
              <text:p text:style-name="P417">確認項目</text:p>
              <text:list>
                <text:list-item>
                  <text:p text:style-name="P661"><text:span text:style-name="T29">「Firefoxヘルスレポートを有効にする」のチェックが外れている。</text:span><text:span text:style-name="検証項目番号"><text:span text:style-name="T152">(Privacy-18-2)</text:span></text:span></text:p>
                </text:list-item>
                <text:list-item>
                  <text:p text:style-name="P662"><text:span text:style-name="T29">「追加データを共有する（パフォーマンス情報など）」のチェックが外れている。</text:span><text:span text:style-name="検証項目番号"><text:span text:style-name="T152">(Privacy-18-2)</text:span></text:span></text:p>
                </text:list-item>
                <text:list-item>
                  <text:p text:style-name="P662"><text:span text:style-name="T29">「クラッシュレポートの送信を有効にする」のチェックが外れている。</text:span><text:span text:style-name="検証項目番号"><text:span text:style-name="T152">(Privacy-21-2)</text:span></text:span></text:p>
                </text:list-item>
              </text:list>
            </text:list-item>
          </text:list>
        </text:list-item>
        <text:list-item>
          <text:p text:style-name="P200">テストケースの「<text:span text:style-name="T169">password.html」を開く。</text:span></text:p>
        </text:list-item>
        <text:list-item>
          <text:p text:style-name="P200">ユーザID、パスワードを入力して送信する。</text:p>
          <text:list>
            <text:list-item>
              <text:p text:style-name="P418">確認項目</text:p>
              <text:list>
                <text:list-item>
                  <text:p text:style-name="P419">パスワードの保存を尋ねられない。<text:span text:style-name="検証項目番号"><text:span text:style-name="T152">(Privacy-5-2)</text:span></text:span></text:p>
                </text:list-item>
                <text:list-item>
                  <text:p text:style-name="P419">ファイルを再読み込みしてもパスワードが自動入力されない。<text:span text:style-name="検証項目番号"><text:span text:style-name="T152">(Privacy-5-2)</text:span></text:span></text:p>
                </text:list-item>
                <text:list-item>
                  <text:p text:style-name="P420">ユーザID入力欄をダブルクリックしても入力履歴が表示されない。<text:span text:style-name="検証項目番号"><text:span text:style-name="T152">(Privacy-2-2)</text:span></text:span></text:p>
                </text:list-item>
              </text:list>
            </text:list-item>
          </text:list>
        </text:list-item>
        <text:list-item>
          <text:p text:style-name="P201">ファイルに名前を付けて保存し、Firefoxを再起動する。<text:span text:style-name="検証項目番号"><text:span text:style-name="T152">(Privacy-3-2)</text:span></text:span></text:p>
          <text:list>
            <text:list-item>
              <text:p text:style-name="P420">確認項目</text:p>
              <text:list>
                <text:list-item>
                  <text:p text:style-name="P424">「履歴」→「すべての履歴を表示」で「ダウンロード」の一覧に項目が存在する。<text:span text:style-name="検証項目番号"><text:span text:style-name="T152">(Privacy-3-</text:span></text:span><text:span text:style-name="検証項目番号"><text:span text:style-name="T64">1</text:span></text:span><text:span text:style-name="検証項目番号"><text:span text:style-name="T152">)<text:line-break/></text:span></text:span>または、存在しない。<text:span text:style-name="検証項目番号"><text:span text:style-name="T152">(Privacy-3-2)</text:span></text:span></text:p>
                </text:list-item>
              </text:list>
            </text:list-item>
          </text:list>
        </text:list-item>
        <text:list-item>
          <text:p text:style-name="P202">ロケーションバーに「<text:span text:style-name="T170">password」と入力する。</text:span><text:span text:style-name="検証項目番号"><text:span text:style-name="T152">(Privacy-4-2)</text:span></text:span></text:p>
          <text:list>
            <text:list-item>
              <text:p text:style-name="P421"><text:soft-page-break/>確認項目</text:p>
              <text:list>
                <text:list-item>
                  <text:p text:style-name="P421">ロケーションバーのオートコンプリートの項目が表示されない。<text:span text:style-name="検証項目番号"><text:span text:style-name="T152">(Privacy-4-2)</text:span></text:span></text:p>
                </text:list-item>
              </text:list>
            </text:list-item>
          </text:list>
        </text:list-item>
        <text:list-item>
          <text:p text:style-name="P203">ロケーションバーに「about:config」と入力し、詳細設定一覧を開いて、各設定値を確認する。</text:p>
        </text:list-item>
      </text:list>
      <text:list xml:id="list1050408981782780176" text:style-name="L59">
        <text:list-item>
          <text:list>
            <text:list-item>
              <text:p text:style-name="P425">確認項目</text:p>
              <text:list>
                <text:list-item>
                  <text:p text:style-name="P579"><text:span text:style-name="T3">「</text:span><text:span text:style-name="T95">network.prefetch-next</text:span><text:span text:style-name="T30">」の値が「true」である。</text:span><text:span text:style-name="検証項目番号"><text:span text:style-name="T152">(Privacy-7-1)</text:span></text:span><text:span text:style-name="T30"><text:line-break/>または、「false」である。</text:span><text:span text:style-name="検証項目番号"><text:span text:style-name="T152">(Privacy-7-2)</text:span></text:span></text:p>
                </text:list-item>
                <text:list-item>
                  <text:p text:style-name="P579"><text:span text:style-name="T3">「</text:span><text:span text:style-name="T90">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2">(Privacy-8-2)</text:span></text:span></text:p>
                </text:list-item>
                <text:list-item>
                  <text:p text:style-name="P579"><text:span text:style-name="T3">「</text:span><text:span text:style-name="T95">dom.storage.enabled</text:span><text:span text:style-name="T30">」の値が「true」である。</text:span><text:span text:style-name="検証項目番号"><text:span text:style-name="T152">(Privacy-12-1)</text:span></text:span><text:span text:style-name="T30"><text:line-break/>または、「false」である。</text:span><text:span text:style-name="検証項目番号"><text:span text:style-name="T152">(Privacy-12-2)</text:span></text:span></text:p>
                </text:list-item>
                <text:list-item>
                  <text:p text:style-name="P580"><text:span text:style-name="T3">「</text:span><text:span text:style-name="T90">browser.search.geoip.url</text:span><text:span text:style-name="T30">」の値が空文字である。</text:span><text:span text:style-name="検証項目番号"><text:span text:style-name="T152">(Privacy-15-2)</text:span></text:span></text:p>
                </text:list-item>
                <text:list-item>
                  <text:p text:style-name="P97">「<text:span text:style-name="T90">network.dns.disablePrefetch</text:span><text:span text:style-name="T170">」の値が「false」である。</text:span><text:span text:style-name="検証項目番号"><text:span text:style-name="T152">(Privacy-16-1)</text:span></text:span><text:span text:style-name="T170"><text:line-break/>または、「true」である。</text:span><text:span text:style-name="検証項目番号"><text:span text:style-name="T152">(Privacy-16-2)</text:span></text:span></text:p>
                </text:list-item>
                <text:list-item>
                  <text:p text:style-name="P98"><text:span text:style-name="検証項目番号"><text:span text:style-name="T200">「security.ssl.errorReporting.automatic」の値が「false」である。</text:span></text:span><text:span text:style-name="検証項目番号"><text:span text:style-name="T153">(Privacy-1</text:span></text:span><text:span text:style-name="検証項目番号"><text:span text:style-name="T154">9</text:span></text:span><text:span text:style-name="検証項目番号"><text:span text:style-name="T153">-2)</text:span></text:span></text:p>
                </text:list-item>
                <text:list-item>
                  <text:p text:style-name="P98"><text:span text:style-name="検証項目番号"><text:span text:style-name="T200">「security.ssl.errorReporting.enabled」の値が「false」である。</text:span></text:span><text:span text:style-name="検証項目番号"><text:span text:style-name="T153">(Privacy-1</text:span></text:span><text:span text:style-name="検証項目番号"><text:span text:style-name="T154">9</text:span></text:span><text:span text:style-name="検証項目番号"><text:span text:style-name="T153">-2)</text:span></text:span></text:p>
                </text:list-item>
                <text:list-item>
                  <text:p text:style-name="P98"><text:span text:style-name="検証項目番号"><text:span text:style-name="T200">「security.ssl.errorReporting.url」の値が空文字である。</text:span></text:span><text:span text:style-name="検証項目番号"><text:span text:style-name="T153">(Privacy-1</text:span></text:span><text:span text:style-name="検証項目番号"><text:span text:style-name="T154">9</text:span></text:span><text:span text:style-name="検証項目番号"><text:span text:style-name="T153">-2)</text:span></text:span></text:p>
                </text:list-item>
                <text:list-item>
                  <text:p text:style-name="P581"><text:span text:style-name="T3">「</text:span><text:span text:style-name="T89">browser.selfsupport.url</text:span><text:span text:style-name="T30">」の値が空文字である。</text:span><text:span text:style-name="検証項目番号"><text:span text:style-name="T152">(Privacy-31-2)</text:span></text:span></text:p>
                </text:list-item>
                <text:list-item>
                  <text:p text:style-name="P581"><text:span text:style-name="T3">「</text:span><text:span text:style-name="T89">privacy.trackingprotection.enabled</text:span><text:span text:style-name="T30">」の値が「</text:span><text:span text:style-name="T31">true</text:span><text:span text:style-name="T30">」である。</text:span><text:span text:style-name="検証項目番号"><text:span text:style-name="T152">(Privacy-33-2)</text:span></text:span><text:span text:style-name="T30"><text:line-break/>または、「</text:span><text:span text:style-name="T31">false</text:span><text:span text:style-name="T30">」である。</text:span><text:span text:style-name="検証項目番号"><text:span text:style-name="T152">(Privacy-33-3)</text:span></text:span></text:p>
                </text:list-item>
                <text:list-item>
                  <text:p text:style-name="P581"><text:span text:style-name="T3">「</text:span><text:span text:style-name="T88">privacy.trackingprotection.pbmode.enabled</text:span><text:span text:style-name="T30">」の値が「</text:span><text:span text:style-name="T31">true</text:span><text:span text:style-name="T30">」である。</text:span><text:span text:style-name="検証項目番号"><text:span text:style-name="T152">(Privacy-33-2)</text:span></text:span><text:span text:style-name="T30"><text:line-break/>または、「</text:span><text:span text:style-name="T31">false</text:span><text:span text:style-name="T30">」である。</text:span><text:span text:style-name="検証項目番号"><text:span text:style-name="T152">(Privacy-33-3)</text:span></text:span></text:p>
                </text:list-item>
              </text:list>
            </text:list-item>
          </text:list>
        </text:list-item>
      </text:list>
      <text:list xml:id="list163931542535272" text:continue-list="list3349333114681569802" text:style-name="L58">
        <text:list-item>
          <text:p text:style-name="P204">ロケーションバーに「about:」と入力し、Alt-Enterでタブとして開く。</text:p>
        </text:list-item>
        <text:list-item>
          <text:p text:style-name="P204">開かれたタブを閉じる。</text:p>
        </text:list-item>
        <text:list-item>
          <text:p text:style-name="P204">ロケーションバーに「about:」と入力し、Alt-Enterでタブとして開く。</text:p>
        </text:list-item>
        <text:list-item>
          <text:p text:style-name="P204">開かれたタブをドラッグしてウィンドウ外にドロップし、ウィンドウとして開く。</text:p>
        </text:list-item>
        <text:list-item>
          <text:p text:style-name="P204">開かれたウィンドウを閉じる。</text:p>
        </text:list-item>
        <text:list-item>
          <text:p text:style-name="P204">「履歴」メニューを開く。</text:p>
          <text:list>
            <text:list-item>
              <text:p text:style-name="P422">確認項目</text:p>
              <text:list>
                <text:list-item>
                  <text:p text:style-name="P582"><text:span text:style-name="T3">「最近閉じたタブ」が</text:span><text:span text:style-name="T66">表示されない</text:span><text:span text:style-name="T3">。</text:span><text:span text:style-name="検証項目番号"><text:span text:style-name="T152">(Privacy-10-2)</text:span></text:span></text:p>
                </text:list-item>
                <text:list-item>
                  <text:p text:style-name="P663"><text:span text:style-name="T3">「最近閉じたウィンドウ」が表示されない。</text:span><text:span text:style-name="検証項目番号"><text:span text:style-name="T152">(Privacy-10-2)</text:span></text:span></text:p>
                </text:list-item>
              </text:list>
            </text:list-item>
          </text:list>
        </text:list-item>
        <text:list-item>
          <text:p text:style-name="P205">ツールバー上の検索窓にフォーカスし「a」と入力する。</text:p>
          <text:list>
            <text:list-item>
              <text:p text:style-name="P423">確認項目</text:p>
              <text:list>
                <text:list-item>
                  <text:p text:style-name="P583"><text:span text:style-name="T3">「a」の補完候補が表示される。</text:span><text:span text:style-name="検証項目番号"><text:span text:style-name="T152">(Privacy-17-1)</text:span></text:span><text:span text:style-name="T30"><text:line-break/>または、表示されない。</text:span><text:span text:style-name="検証項目番号"><text:span text:style-name="T152">(Privacy-17-2)</text:span></text:span></text:p>
                </text:list-item>
              </text:list>
            </text:list-item>
          </text:list>
        </text:list-item>
        <text:list-item>
          <text:p text:style-name="P494">ツールバー上の<text:span text:style-name="T87">検索窓の</text:span>虫眼鏡のアイコンをクリックし、ポップアップ表示されたパネルの最下部の「検索設定を変更」をクリックする。</text:p>
        </text:list-item>
        <text:list-item>
          <text:p text:style-name="P494">開かれた設定画面の「既定の検索エンジン」欄を見る。</text:p>
          <text:list>
            <text:list-item>
              <text:p text:style-name="P494">確認項目</text:p>
              <text:list>
                <text:list-item>
                  <text:p text:style-name="P497">「検索候補を使用する」にチェックが入って<text:span text:style-name="T87">いて選択不可になっている。</text:span><text:span text:style-name="検証項目番号"><text:span text:style-name="T152">(Privacy-17-1)</text:span></text:span><text:span text:style-name="T87"><text:line-break/>または、</text:span>チェックが<text:span text:style-name="T87">外れていて選択不可になっている。</text:span><text:span text:style-name="検証項目番号"><text:span text:style-name="T152">(Privacy-17-2)</text:span></text:span></text:p>
                </text:list-item>
                <text:list-item>
                  <text:p text:style-name="P498">「ロケーションバーに検索候補を表示する」にチェックが入って<text:span text:style-name="T87">いて選択不可になっている。</text:span><text:span text:style-name="検証項目番号"><text:span text:style-name="T152">(Privacy-17-1)</text:span></text:span><text:span text:style-name="T87"><text:line-break/>または、</text:span>チェックが<text:span text:style-name="T87">外れていて選択不可になっている。</text:span><text:span text:style-name="検証項目番号"><text:span text:style-name="T152">(Privacy-17-2)</text:span></text:span></text:p>
                </text:list-item>
              </text:list>
            </text:list-item>
          </text:list>
        </text:list-item>
        <text:list-item>
          <text:p text:style-name="P374">Firefoxを終了し、以下のアドオンを有効化する。</text:p>
          <text:list>
            <text:list-item>
              <text:p text:style-name="P374"><text:span text:style-name="検証項目番号"><text:span text:style-name="T196">globalChrome.css</text:span></text:span></text:p>
            </text:list-item>
          </text:list>
        </text:list-item>
        <text:list-item>
          <text:p text:style-name="P495">Firefoxを起動し、ツールバー上の検索窓の虫眼鏡のアイコンをクリックし、ポップアップ表示されたパネルの最下部の「検索設定を変更」をクリックする。</text:p>
        </text:list-item>
        <text:list-item>
          <text:p text:style-name="P496">開かれた設定画面の「既定の検索エンジン」欄を見る。</text:p>
          <text:list>
            <text:list-item>
              <text:p text:style-name="P496">確認項目</text:p>
              <text:list>
                <text:list-item>
                  <text:p text:style-name="P375"><text:span text:style-name="T209">「検索候補を使用する」が表示されていない。</text:span><text:span text:style-name="検証項目番号"><text:span text:style-name="T152">(Privacy-17-2)</text:span></text:span></text:p>
                </text:list-item>
                <text:list-item>
                  <text:p text:style-name="P375"><text:span text:style-name="検証項目番号"><text:span text:style-name="T197">「ロケーションバーに検索候補を表示する」が表示されていない</text:span></text:span><text:span text:style-name="検証項目番号"><text:span text:style-name="T194">。</text:span></text:span><text:span text:style-name="検証項目番号"><text:span text:style-name="T211">(Privacy-17-2)</text:span></text:span></text:p>
                </text:list-item>
              </text:list>
            </text:list-item>
          </text:list>
        </text:list-item>
        <text:list-item>
          <text:p text:style-name="P375"><text:span text:style-name="検証項目番号"><text:span text:style-name="T198">「プライバシー」ペインを選択する。</text:span></text:span></text:p>
          <text:list>
            <text:list-item>
              <text:p text:style-name="P375"><text:span text:style-name="検証項目番号"><text:span text:style-name="T198">確認項目</text:span></text:span></text:p>
              <text:list>
                <text:list-item>
                  <text:p text:style-name="P377"><text:span text:style-name="T209">「常にプライベートブラウジングモード」が表示されていない。</text:span><text:span text:style-name="検証項目番号"><text:span text:style-name="T152">(Privacy-1-2)</text:span></text:span></text:p>
                </text:list-item>
                <text:list-item>
                  <text:p text:style-name="P376"><text:span text:style-name="検証項目番号"><text:span text:style-name="T198">「プライベートウィンドウでサイトによるトラッキングをブロックする」が表示されていない。</text:span></text:span><text:span text:style-name="検証項目番号"><text:span text:style-name="T211">(Privacy-</text:span></text:span><text:span text:style-name="検証項目番号"><text:span text:style-name="T212">33-3</text:span></text:span><text:span text:style-name="検証項目番号"><text:span text:style-name="T211">)</text:span></text:span></text:p>
                </text:list-item>
                <text:list-item>
                  <text:p text:style-name="P376"><text:span text:style-name="検証項目番号"><text:span text:style-name="T199">「</text:span></text:span><text:span text:style-name="検証項目番号"><text:span text:style-name="T202">検索エンジンの検索候補の設定を変更</text:span></text:span><text:span text:style-name="検証項目番号"><text:span text:style-name="T199">」</text:span></text:span><text:span text:style-name="検証項目番号"><text:span text:style-name="T197">が表示されていない</text:span></text:span><text:span text:style-name="検証項目番号"><text:span text:style-name="T194">。</text:span></text:span><text:span text:style-name="検証項目番号"><text:span text:style-name="T211">(Privacy-17-2)</text:span></text:span></text:p>
                </text:list-item>
              </text:list>
            </text:list-item>
          </text:list>
        </text:list-item>
      </text:list>
      <text:h text:style-name="P814" text:outline-level="3"><text:bookmark-start text:name="__RefHeading__51517_2045235309"/>後始末：<text:bookmark-end text:name="__RefHeading__51517_2045235309"/></text:h>
      <text:list xml:id="list7720974133554947648" text:style-name="L60">
        <text:list-item>
          <text:p text:style-name="P378">以下のアドオンを有効化する。</text:p>
          <text:list>
            <text:list-item>
              <text:p text:style-name="P378">Disable about:config</text:p>
            </text:list-item>
            <text:list-item>
              <text:p text:style-name="P378">globalChrome.css</text:p>
            </text:list-item>
          </text:list>
        </text:list-item>
      </text:list>
      <text:h text:style-name="P740" text:outline-level="2"><text:bookmark-start text:name="__RefHeading__29670_312387327"/>履歴の保存日数の制御<text:bookmark-end text:name="__RefHeading__29670_312387327"/></text:h>
      <text:list xml:id="list3465238022533721223" text:style-name="L61">
        <text:list-item>
          <text:p text:style-name="P664"><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15" text:outline-level="3"><text:bookmark-start text:name="__RefHeading__4657_1126139090162166168"/>確認する項目<text:bookmark-end text:name="__RefHeading__4657_1126139090162166168"/></text:h>
      <text:list xml:id="list2281942866386184081" text:style-name="L62">
        <text:list-item>
          <text:p text:style-name="P499"><text:span text:style-name="T147">Privacy-9</text:span>-1</text:p>
        </text:list-item>
      </text:list>
      <text:h text:style-name="P851" text:outline-level="3"><text:bookmark-start text:name="__RefHeading__2227_1596304251163167169"/><text:soft-page-break/>準備：<text:bookmark-end text:name="__RefHeading__2227_1596304251163167169"/></text:h>
      <text:list xml:id="list3110959571454097890" text:style-name="L63">
        <text:list-item>
          <text:p text:style-name="P206">前項に引き続き検証するか、または以下の状態を整えておく。</text:p>
          <text:list>
            <text:list-item>
              <text:p text:style-name="P320">カスタマイズ済みFirefoxのインストールが完了した状態にする。</text:p>
            </text:list-item>
          </text:list>
        </text:list-item>
        <text:list-item>
          <text:p text:style-name="P379">以下のアドオンを無効化する。</text:p>
          <text:list>
            <text:list-item>
              <text:p text:style-name="P320">Disable Addons</text:p>
            </text:list-item>
            <text:list-item>
              <text:p text:style-name="P380">Disable about:config</text:p>
            </text:list-item>
          </text:list>
        </text:list-item>
        <text:list-item>
          <text:p text:style-name="P320">十分な日数分の履歴項目を以下の手順で用意する。</text:p>
          <text:list>
            <text:list-item>
              <text:p text:style-name="P321">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21">Windowsのタスクバーの時計を右クリックし、「日付と時刻の調整」を選択する。</text:p>
            </text:list-item>
            <text:list-item>
              <text:p text:style-name="P322">「日付と時刻」ダイアログが開かれるので、「インターネット時刻」タブで「設定の変更」ボタンをクリックし、「インターネット時刻サーバーと同期する」のチェックを外す。（※要：管理者権限）</text:p>
            </text:list-item>
            <text:list-item>
              <text:p text:style-name="P320">「日付と時刻」タブで「日付と時刻の変更」ボタンをクリックする。（※要：管理者権限）</text:p>
            </text:list-item>
            <text:list-item>
              <text:p text:style-name="P320">「日付と時刻の設定」ダイアログが開かれるので、カレンダー上で日付を<text:variable-get text:name="ExpireDays">5</text:variable-get>＋2日以上前の日付に変更し、「OK」をクリックしてダイアログを閉じる。</text:p>
            </text:list-item>
            <text:list-item>
              <text:p text:style-name="P320">Firefox上で何らかのWebページを開き、リンクを辿ってページを遷移する。</text:p>
            </text:list-item>
            <text:list-item>
              <text:p text:style-name="P320">2〜4の操作を、設定する日付を1日ずつ進めながら繰り返す。</text:p>
            </text:list-item>
          </text:list>
        </text:list-item>
      </text:list>
      <text:h text:style-name="P815" text:outline-level="3"><text:bookmark-start text:name="__RefHeading__2229_1596304251164168170"/>検証：<text:bookmark-end text:name="__RefHeading__2229_1596304251164168170"/></text:h>
      <text:list xml:id="list5357790850890399965" text:style-name="L64">
        <text:list-item>
          <text:p text:style-name="P207"><text:variable-get text:name="DesktopShortcutPath">C:\Users\Public\Desktop\Mozilla Firefox.lnk</text:variable-get> がある場合はそれを、なければfirefox.exeをダブルクリックしてFirefoxを起動する。 </text:p>
        </text:list-item>
        <text:list-item>
          <text:p text:style-name="P208">パネルメニューを開き、「アドオン」をクリックする。 </text:p>
        </text:list-item>
        <text:list-item>
          <text:p text:style-name="P208">アドオンマネージャ内の「拡張機能」をクリックする。</text:p>
          <text:list>
            <text:list-item>
              <text:p text:style-name="P208">確認項目 </text:p>
              <text:list>
                <text:list-item>
                  <text:p text:style-name="P209">拡張機能の一覧に「<text:variable-input text:name="ExpireHistoryByDaysVersion" text:description="ExpireHistoryByDaysVersion" office:value-type="string">Flexible Expire History by Days</text:variable-input><text:span text:style-name="T142">」が表示されており、有効になっている。</text:span><text:span text:style-name="検証項目番号"><text:span text:style-name="T152">(Privacy-9-1)</text:span></text:span></text:p>
                </text:list-item>
              </text:list>
            </text:list-item>
          </text:list>
        </text:list-item>
        <text:list-item>
          <text:p text:style-name="P665"><text:span text:style-name="T9"><text:variable-get text:name="ExpireHistoryByDaysVersion">Flexible Expire History by Days</text:variable-get></text:span><text:span text:style-name="T9">の設定画面を開く。</text:span></text:p>
          <text:list>
            <text:list-item>
              <text:p text:style-name="P208">確認項目</text:p>
              <text:list>
                <text:list-item>
                  <text:p text:style-name="P500">「Expire visits older than these days」の値が「<text:variable-get text:name="ExpireDays">5</text:variable-get>」である。<text:span text:style-name="検証項目番号"><text:span text:style-name="T152">(Privacy-9-1)</text:span></text:span></text:p>
                </text:list-item>
                <text:list-item>
                  <text:p text:style-name="P500">「Freq<text:span text:style-name="T142">u</text:span>ency of expiration」で「On the first idle time per a day」が選択されている。<text:span text:style-name="検証項目番号"><text:span text:style-name="T152">(Privacy-9-1)</text:span></text:span></text:p>
                </text:list-item>
              </text:list>
            </text:list-item>
          </text:list>
        </text:list-item>
        <text:list-item>
          <text:p text:style-name="P208">Firefoxのロケーションバーに「about:config」と入力し、ページを開く。</text:p>
        </text:list-item>
        <text:list-item>
          <text:p text:style-name="P665"><text:span text:style-name="T3"><text:s/>「検索」欄に「</text:span><text:span text:style-name="T13">idle.lastDailyNotification</text:span><text:span text:style-name="T3">」と入力し、Enterを押下する。 </text:span></text:p>
        </text:list-item>
        <text:list-item>
          <text:p text:style-name="P208">項目が見つかった場合、項目を右クリックしてメニューから「リセット」を選択する。</text:p>
        </text:list-item>
        <text:list-item>
          <text:p text:style-name="P208">Firefoxを終了する。</text:p>
        </text:list-item>
        <text:list-item>
          <text:p text:style-name="P207"><text:variable-get text:name="DesktopShortcutPath">C:\Users\Public\Desktop\Mozilla Firefox.lnk</text:variable-get> がある場合はそれを、なければfirefox.exeをダブルクリックしてFirefoxを起動する。 </text:p>
        </text:list-item>
        <text:list-item>
          <text:p text:style-name="P323">メニューバーの「履歴」から「すべての履歴」を選択し、「履歴とブックマークの管理」ウィンドウを開く（すべての履歴項目を表示した状態にする）。</text:p>
        </text:list-item>
        <text:list-item>
          <text:p text:style-name="P323">「履歴」配下の「7日以内」、「（前月）月」、または指定の履歴保存期間のしきい値となる日付が含まれる期間を選択する。</text:p>
        </text:list-item>
        <text:list-item>
          <text:p text:style-name="P323">履歴一覧のカラム列を右クリックし、「最近表示した日時」にチェックを入れる。</text:p>
          <text:list>
            <text:list-item>
              <text:p text:style-name="P665">確認項目</text:p>
              <text:list>
                <text:list-item>
                  <text:p text:style-name="P323">当日までの日付の履歴項目が並んでいる。</text:p>
                </text:list-item>
              </text:list>
            </text:list-item>
          </text:list>
        </text:list-item>
        <text:list-item>
          <text:p text:style-name="P501">マウスとキーボードから手を離し、4分以上、何も操作せずに放置する。</text:p>
          <text:list>
            <text:list-item>
              <text:p text:style-name="P501">確認項目</text:p>
              <text:list>
                <text:list-item>
                  <text:p text:style-name="P324">前日を含めて過去<text:variable-get text:name="ExpireDays">5</text:variable-get>日間の履歴が残っており、それよりも古い履歴項目が残っていない。<text:span text:style-name="検証項目番号"><text:span text:style-name="T152">(Privacy-9-1)</text:span></text:span></text:p>
                </text:list-item>
              </text:list>
            </text:list-item>
          </text:list>
        </text:list-item>
      </text:list>
      <text:h text:style-name="P815" text:outline-level="3"><text:bookmark-start text:name="__RefHeading__29672_312387327"/>後始末：<text:bookmark-end text:name="__RefHeading__29672_312387327"/></text:h>
      <text:list xml:id="list8086060294555727700" text:style-name="L65">
        <text:list-item>
          <text:p text:style-name="P325">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25">Windowsのタスクバーの時計を右クリックし、「日付と時刻の調整」を選択する。</text:p>
        </text:list-item>
        <text:list-item>
          <text:p text:style-name="P325">「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81">以下のアドオンを有効化する。</text:p>
          <text:list>
            <text:list-item>
              <text:p text:style-name="P666"><text:span text:style-name="T18">Disable </text:span><text:span text:style-name="T36">Addons</text:span></text:p>
            </text:list-item>
            <text:list-item>
              <text:p text:style-name="P502">Disable about:config</text:p>
            </text:list-item>
          </text:list>
        </text:list-item>
      </text:list>
      <text:h text:style-name="P736" text:outline-level="2"><text:bookmark-start text:name="__RefHeading__51519_2045235309"/>位置情報の利用制限<text:bookmark-end text:name="__RefHeading__51519_2045235309"/></text:h>
      <text:h text:style-name="P791" text:outline-level="3"><text:bookmark-start text:name="__RefHeading__30319_204523530922111211"/>確認する項目<text:bookmark-end text:name="__RefHeading__30319_204523530922111211"/></text:h>
      <text:list xml:id="list163932650528842" text:continue-list="list163932750644773" text:style-name="L54">
        <text:list-item>
          <text:p text:style-name="P467">Privacy-14-3</text:p>
        </text:list-item>
      </text:list>
      <text:h text:style-name="P816" text:outline-level="3"><text:bookmark-start text:name="__RefHeading__1804_195468751522111211"/>準備：<text:bookmark-end text:name="__RefHeading__1804_195468751522111211"/></text:h>
      <text:list xml:id="list4886164905699468243" text:style-name="L66">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852" text:outline-level="3"><text:bookmark-start text:name="__RefHeading__1806_195468751522111211"/><text:span text:style-name="T1"><text:s/></text:span><text:span text:style-name="T2">検証：</text:span><text:bookmark-end text:name="__RefHeading__1806_195468751522111211"/></text:h>
      <text:list xml:id="list3887275281677138413" text:style-name="L67">
        <text:list-item>
          <text:p text:style-name="P503"><text:span text:style-name="T87"><text:variable-get text:name="DesktopShortcutPath">C:\Users\Public\Desktop\Mozilla Firefox.lnk</text:variable-get></text:span><text:span text:style-name="T87"> がある場合はそれを、なければfirefox.exeをダブルク</text:span><text:soft-page-break/><text:span text:style-name="T87">リックしてFirefoxを起動する。 </text:span></text:p>
        </text:list-item>
        <text:list-item>
          <text:p text:style-name="P211">ロケーションバーに「https://developer.mozilla.org/ja/docs/WebAPI/Using_geolocation」と入力し、ページを開く。</text:p>
        </text:list-item>
        <text:list-item>
          <text:p text:style-name="P504">「Geolocationのライブサンプル」欄の「Show my location」ボタンをクリックする。</text:p>
          <text:list>
            <text:list-item>
              <text:p text:style-name="P504">確認項目</text:p>
              <text:list>
                <text:list-item>
                  <text:p text:style-name="P42"><text:span text:style-name="T90">何も表示されない</text:span><text:span text:style-name="T93">か、「Geolocation is not supported by your browser」というエラーメッセージが表示される</text:span><text:span text:style-name="T90">。</text:span><text:span text:style-name="検証項目番号"><text:span text:style-name="T97">(Privacy-</text:span></text:span><text:span text:style-name="検証項目番号"><text:span text:style-name="T98">14-3</text:span></text:span><text:span text:style-name="検証項目番号"><text:span text:style-name="T97">)</text:span></text:span></text:p>
                </text:list-item>
              </text:list>
            </text:list-item>
          </text:list>
        </text:list-item>
      </text:list>
      <text:h text:style-name="P737" text:outline-level="2"><text:bookmark-start text:name="__RefHeading___Toc12045_954817753"/>Firefox Syncの利用制限<text:bookmark-end text:name="__RefHeading___Toc12045_954817753"/></text:h>
      <text:h text:style-name="P792" text:outline-level="3"><text:bookmark-start text:name="__RefHeading__30319_2045235309221112111215"/>確認する項目<text:bookmark-end text:name="__RefHeading__30319_2045235309221112111215"/></text:h>
      <text:list xml:id="list163931691716405" text:continue-list="list163932650528842" text:style-name="L54">
        <text:list-item>
          <text:p text:style-name="P468">Privacy-22-2</text:p>
        </text:list-item>
      </text:list>
      <text:h text:style-name="P817" text:outline-level="3"><text:bookmark-start text:name="__RefHeading__1804_1954687515221112111216"/>準備：<text:bookmark-end text:name="__RefHeading__1804_1954687515221112111216"/></text:h>
      <text:list xml:id="list4809488415331514122" text:style-name="L68">
        <text:list-item>
          <text:p text:style-name="P212">前項に引き続き検証するか、または以下の状態を整えておく。</text:p>
          <text:list>
            <text:list-item>
              <text:p text:style-name="P212">カスタマイズ済みFirefoxのインストールが完了した状態にする。</text:p>
            </text:list-item>
          </text:list>
        </text:list-item>
      </text:list>
      <text:h text:style-name="P853" text:outline-level="3"><text:bookmark-start text:name="__RefHeading__1806_1954687515221112111217"/><text:span text:style-name="T1"><text:s/></text:span><text:span text:style-name="T2">検証：</text:span><text:bookmark-end text:name="__RefHeading__1806_1954687515221112111217"/></text:h>
      <text:list xml:id="list9087443213152399340" text:style-name="L69">
        <text:list-item>
          <text:p text:style-name="P505"><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13">パネルメニューを開き、パネルメニュー内の「オプション」をクリックする。 </text:p>
          <text:list>
            <text:list-item>
              <text:p text:style-name="P213">確認項目</text:p>
              <text:list>
                <text:list-item>
                  <text:p text:style-name="P505"><text:span text:style-name="T87">「Sync」の項目が存在しない。</text:span><text:span text:style-name="検証項目番号"><text:span text:style-name="T97">(Privacy-</text:span></text:span><text:span text:style-name="検証項目番号"><text:span text:style-name="T99">22-2</text:span></text:span><text:span text:style-name="検証項目番号"><text:span text:style-name="T97">)</text:span></text:span></text:p>
                </text:list-item>
              </text:list>
            </text:list-item>
          </text:list>
        </text:list-item>
        <text:list-item>
          <text:p text:style-name="P213">「ツール」メニューを開く。</text:p>
        </text:list-item>
      </text:list>
      <text:list xml:id="list2401993142133249048" text:style-name="L70">
        <text:list-item>
          <text:list>
            <text:list-item>
              <text:p text:style-name="P506">確認項目</text:p>
              <text:list>
                <text:list-item>
                  <text:p text:style-name="P506"><text:span text:style-name="T91">「Syncにログイン」が存在しない。</text:span><text:span text:style-name="検証項目番号"><text:span text:style-name="T97">(Privacy-22-2)</text:span></text:span></text:p>
                </text:list-item>
              </text:list>
            </text:list-item>
          </text:list>
        </text:list-item>
      </text:list>
      <text:list xml:id="list163932385059981" text:continue-list="list9087443213152399340" text:style-name="L69">
        <text:list-item>
          <text:p text:style-name="P213">パネルメニュー内の「カスタマイズ」をクリックしてツールバーのカスタマイズ画面を開く。</text:p>
          <text:list>
            <text:list-item>
              <text:p text:style-name="P99">確認項目</text:p>
              <text:list>
                <text:list-item>
                  <text:p text:style-name="P34"><text:span text:style-name="T90">「Sync」が存在しない。</text:span><text:span text:style-name="検証項目番号"><text:span text:style-name="T97">(Privacy-22-2)</text:span></text:span></text:p>
                </text:list-item>
                <text:list-item>
                  <text:p text:style-name="P45"><text:span text:style-name="T95">「Syncにサインイン」が存在しない。</text:span><text:span text:style-name="検証項目番号"><text:span text:style-name="T97">(Privacy-22-2)</text:span></text:span></text:p>
                </text:list-item>
              </text:list>
            </text:list-item>
          </text:list>
        </text:list-item>
        <text:list-item>
          <text:p text:style-name="P213">以下の各方法で<text:span text:style-name="T165">about:accountsへ</text:span>のアクセスを試みる。</text:p>
          <text:list>
            <text:list-item>
              <text:p text:style-name="P213">確認項目 </text:p>
              <text:list>
                <text:list-item>
                  <text:p text:style-name="P213">ロケーションバーに「about:<text:span text:style-name="T165">accounts</text:span>」と入力し、Alt-Enterして、タブが開かれない（開かれてもすぐ閉じられる）。 <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213">ロケーションバーに「about:<text:span text:style-name="T165">accounts</text:span>」と入力し、Enterして、何も起こらない（ページが読み込まれない）。 <text:s/><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213">ロケーションバーに「about:about」と入力しEnterして「about:」一覧を表示する。</text:p>
                </text:list-item>
                <text:list-item>
                  <text:p text:style-name="P213">「about:<text:span text:style-name="T165">accounts</text:span>」 のリンクを中クリックまたはCtrl-clickし、空白のページがタブで開かれるか、タブが開かれないか、タブが開かれてすぐに閉じられる。<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99"><text:span text:style-name="T107">「about:</text:span><text:span text:style-name="T117">accounts</text:span><text:span text:style-name="T107">」 のリンクを左クリックし、空白のページが読み込まれる。</text:span><text:span text:style-name="検証項目番号"><text:span text:style-name="T97">(Privacy-22-2)</text:span></text:span></text:p>
                </text:list-item>
              </text:list>
            </text:list-item>
          </text:list>
        </text:list-item>
      </text:list>
      <text:h text:style-name="P738" text:outline-level="2"><text:bookmark-start text:name="__RefHeading__51521_2045235309"/>Firefox Account<text:span text:style-name="T180">s</text:span>の利用制限<text:bookmark-end text:name="__RefHeading__51521_2045235309"/></text:h>
      <text:h text:style-name="P793" text:outline-level="3"><text:bookmark-start text:name="__RefHeading__30319_2045235309221112111"/>確認する項目<text:bookmark-end text:name="__RefHeading__30319_2045235309221112111"/></text:h>
      <text:list xml:id="list163932418034668" text:continue-list="list163931691716405" text:style-name="L54">
        <text:list-item>
          <text:p text:style-name="P469">Privacy-2<text:span text:style-name="T180">4</text:span>-2</text:p>
        </text:list-item>
      </text:list>
      <text:h text:style-name="P818" text:outline-level="3"><text:bookmark-start text:name="__RefHeading__1804_1954687515221112111"/>準備：<text:bookmark-end text:name="__RefHeading__1804_1954687515221112111"/></text:h>
      <text:list xml:id="list6508643271405461727" text:style-name="L71">
        <text:list-item>
          <text:p text:style-name="P214">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382">以下のアドオンを無効化する。</text:p>
          <text:list>
            <text:list-item>
              <text:p text:style-name="P382">Disable Sync</text:p>
            </text:list-item>
          </text:list>
        </text:list-item>
      </text:list>
      <text:h text:style-name="P854" text:outline-level="3"><text:bookmark-start text:name="__RefHeading__1806_1954687515221112111"/><text:span text:style-name="T1"><text:s/></text:span><text:span text:style-name="T2">検証：</text:span><text:bookmark-end text:name="__RefHeading__1806_1954687515221112111"/></text:h>
      <text:list xml:id="list5188911556297909937" text:style-name="L72">
        <text:list-item>
          <text:p text:style-name="P66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16">ロケーションバーに「about:accounts」と入力し、ページを開く。</text:p>
        </text:list-item>
        <text:list-item>
          <text:p text:style-name="P217">「始める」をクリックする。</text:p>
          <text:list>
            <text:list-item>
              <text:p text:style-name="P216">確認項目 </text:p>
              <text:list>
                <text:list-item>
                  <text:p text:style-name="P218">画面が空白になり、アカウント登録の画面に遷移しない。 <text:span text:style-name="検証項目番号"><text:span text:style-name="T152">(</text:span></text:span><text:span text:style-name="検証項目番号"><text:span text:style-name="T97">Privacy-2</text:span></text:span><text:span text:style-name="検証項目番号"><text:span text:style-name="T125">4</text:span></text:span><text:span text:style-name="検証項目番号"><text:span text:style-name="T152">-2)</text:span></text:span></text:p>
                </text:list-item>
              </text:list>
            </text:list-item>
          </text:list>
        </text:list-item>
      </text:list>
      <text:h text:style-name="P817" text:outline-level="3"><text:bookmark-start text:name="__RefHeading___Toc12047_954817753"/>後始末：<text:bookmark-end text:name="__RefHeading___Toc12047_954817753"/></text:h>
      <text:list xml:id="list3507769804676581821" text:style-name="L73">
        <text:list-item>
          <text:p text:style-name="P383">以下のアドオンを有効化する。</text:p>
          <text:list>
            <text:list-item>
              <text:p text:style-name="P668"><text:span text:style-name="T18">Disable </text:span><text:span text:style-name="T67">Sync</text:span></text:p>
            </text:list-item>
          </text:list>
        </text:list-item>
      </text:list>
      <text:h text:style-name="P739" text:outline-level="2"><text:bookmark-start text:name="__RefHeading__51523_2045235309"/>プライバシーに関わる機能の利用制限<text:bookmark-end text:name="__RefHeading__51523_2045235309"/></text:h>
      <text:h text:style-name="P794" text:outline-level="3"><text:bookmark-start text:name="__RefHeading__30319_20452353092211121111"/>確認する項目<text:bookmark-end text:name="__RefHeading__30319_20452353092211121111"/></text:h>
      <text:list xml:id="list163931404032406" text:continue-list="list163932418034668" text:style-name="L54">
        <text:list-item>
          <text:p text:style-name="P470">Privacy-25-2</text:p>
        </text:list-item>
        <text:list-item>
          <text:p text:style-name="P470"><text:soft-page-break/>Privacy-26-2</text:p>
        </text:list-item>
        <text:list-item>
          <text:p text:style-name="P470">Privacy-27-2</text:p>
        </text:list-item>
      </text:list>
      <text:h text:style-name="P819" text:outline-level="3"><text:bookmark-start text:name="__RefHeading__1804_19546875152211121111"/>準備：<text:bookmark-end text:name="__RefHeading__1804_19546875152211121111"/></text:h>
      <text:list xml:id="list404291337293510342" text:style-name="L74">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
      <text:h text:style-name="P855" text:outline-level="3"><text:bookmark-start text:name="__RefHeading__1806_19546875152211121111"/><text:span text:style-name="T1"><text:s/></text:span><text:span text:style-name="T2">検証：</text:span><text:bookmark-end text:name="__RefHeading__1806_19546875152211121111"/></text:h>
      <text:list xml:id="list978265533032744844" text:style-name="L75">
        <text:list-item>
          <text:p text:style-name="P507"><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20">パネルメニュー内の「カスタマイズ」をクリックしてツールバーのカスタマイズ画面を開く。</text:p>
          <text:list>
            <text:list-item>
              <text:p text:style-name="P100">確認項目</text:p>
              <text:list>
                <text:list-item>
                  <text:p text:style-name="P35"><text:span text:style-name="T90">「Hello」が存在しない。</text:span><text:span text:style-name="検証項目番号"><text:span text:style-name="T97">(Privacy-25-2)</text:span></text:span></text:p>
                </text:list-item>
                <text:list-item>
                  <text:p text:style-name="P35"><text:span text:style-name="T90">「忘れる」が存在しない。</text:span><text:span text:style-name="検証項目番号"><text:span text:style-name="T97">(Privacy-2</text:span></text:span><text:span text:style-name="検証項目番号"><text:span text:style-name="T125">6</text:span></text:span><text:span text:style-name="検証項目番号"><text:span text:style-name="T97">-2)</text:span></text:span></text:p>
                </text:list-item>
                <text:list-item>
                  <text:p text:style-name="P35"><text:span text:style-name="T90">「Pocket」が存在しない。</text:span><text:span text:style-name="検証項目番号"><text:span text:style-name="T97">(Privacy-2</text:span></text:span><text:span text:style-name="検証項目番号"><text:span text:style-name="T125">7</text:span></text:span><text:span text:style-name="検証項目番号"><text:span text:style-name="T97">-2)</text:span></text:span></text:p>
                </text:list-item>
              </text:list>
            </text:list-item>
          </text:list>
        </text:list-item>
        <text:list-item>
          <text:p text:style-name="P221">メニューバーの「ツール」メニューを開く。</text:p>
          <text:list>
            <text:list-item>
              <text:p text:style-name="P101">確認項目</text:p>
              <text:list>
                <text:list-item>
                  <text:p text:style-name="P221"><text:span text:style-name="T90">「通話を開始」が存在しない。</text:span><text:span text:style-name="検証項目番号"><text:span text:style-name="T97">(Privacy-25-2)</text:span></text:span></text:p>
                </text:list-item>
              </text:list>
            </text:list-item>
          </text:list>
        </text:list-item>
      </text:list>
      <text:h text:style-name="P741" text:outline-level="2"><text:bookmark-start text:name="__RefHeading__29674_312387327"/>アイドル状態での履歴・ブックマーク用データベースの自動最適化<text:bookmark-end text:name="__RefHeading__29674_312387327"/></text:h>
      <text:h text:style-name="P856" text:outline-level="3"><text:bookmark-start text:name="__RefHeading__4378_738874385"/>確認する項目<text:bookmark-end text:name="__RefHeading__4378_738874385"/></text:h>
      <text:list xml:id="list1263419482321280717" text:style-name="L76">
        <text:list-item>
          <text:p text:style-name="P669"><text:span text:style-name="T12">Privacy-29</text:span><text:span text:style-name="T1">-2</text:span></text:p>
        </text:list-item>
      </text:list>
      <text:h text:style-name="P856" text:outline-level="3"><text:bookmark-start text:name="__RefHeading__4380_738874385"/>準備：<text:bookmark-end text:name="__RefHeading__4380_738874385"/></text:h>
      <text:list xml:id="list2949905173317637378" text:style-name="L77">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item>
          <text:p text:style-name="P384">以下のアドオンを無効化する。</text:p>
          <text:list>
            <text:list-item>
              <text:p text:style-name="P384">Disable about:config</text:p>
            </text:list-item>
            <text:list-item>
              <text:p text:style-name="P384">globalChrome.css</text:p>
            </text:list-item>
            <text:list-item>
              <text:p text:style-name="P508">UI Text Overrider</text:p>
            </text:list-item>
          </text:list>
        </text:list-item>
      </text:list>
      <text:h text:style-name="P856" text:outline-level="3"><text:bookmark-start text:name="__RefHeading__4382_738874385"/>検証：<text:bookmark-end text:name="__RefHeading__4382_738874385"/></text:h>
      <text:list xml:id="list1756983991615527027" text:style-name="L78">
        <text:list-item>
          <text:p text:style-name="P223"><text:variable-get text:name="DesktopShortcutPath">C:\Users\Public\Desktop\Mozilla Firefox.lnk</text:variable-get>がある場合はそれを、なければfirefox.exeをダブルクリックしてFirefoxを起動する。 </text:p>
        </text:list-item>
        <text:list-item>
          <text:p text:style-name="P224">Firefoxのロケーションバーに「about:config」と入力し、ページを開く。</text:p>
        </text:list-item>
        <text:list-item>
          <text:p text:style-name="P224">リスト領域を右クリックしてメニューから「新規作成」→整数値<text:span text:style-name="T139">を選択し、設定名「idle.lastDailyNotification」、値「0」で設定項目を登録する。</text:span></text:p>
        </text:list-item>
        <text:list-item>
          <text:p text:style-name="P670"><text:span text:style-name="T3">リスト領域を右クリックしてメニューから「新規作成」→整数値</text:span><text:span text:style-name="T35">を選択し、設定名「 </text:span><text:span text:style-name="T140">places.database.lastMaintenance </text:span><text:span text:style-name="T35">」、値「0」で設定項目を登録する。</text:span></text:p>
        </text:list-item>
        <text:list-item>
          <text:p text:style-name="P510"><text:span text:style-name="T87">F</text:span>irefoxを終了する。</text:p>
        </text:list-item>
        <text:list-item>
          <text:p text:style-name="P223"><text:variable-get text:name="DesktopShortcutPath">C:\Users\Public\Desktop\Mozilla Firefox.lnk</text:variable-get>がある場合はそれを、なければfirefox.exeをダブルクリックしてFirefoxを起動する。 </text:p>
        </text:list-item>
        <text:list-item>
          <text:p text:style-name="P224">パネルメニューを開き、パネルメニュー内の「開発ツール」をクリックして、サブメニューの「ブラウザコンソール」をクリックする。 </text:p>
        </text:list-item>
        <text:list-item>
          <text:p text:style-name="P224">キーボード、マウスから手を離し、4分以上待つ。</text:p>
        </text:list-item>
        <text:list-item>
          <text:p text:style-name="P224">ブラウザコンソールの内容を確認する。</text:p>
          <text:list>
            <text:list-item>
              <text:p text:style-name="P224">確認項目 </text:p>
              <text:list>
                <text:list-item>
                  <text:p text:style-name="P225">以下のメッセージがすべて出力される。<text:span text:style-name="検証項目番号"><text:span text:style-name="T97">(Privacy-29-2)</text:span></text:span></text:p>
                  <text:list>
                    <text:list-item>
                      <text:p text:style-name="P511">「PlacesDBUtils.maintenanceOnIdle() is called and redirected to checkAndFixDatabase().」</text:p>
                    </text:list-item>
                    <text:list-item>
                      <text:p text:style-name="P511">「PlacesDBUtils.checkAndFixDatabase() successfully finished.」</text:p>
                    </text:list-item>
                    <text:list-item>
                      <text:p text:style-name="P511">「Array [ ... ]」</text:p>
                    </text:list-item>
                  </text:list>
                </text:list-item>
                <text:list-item>
                  <text:p text:style-name="P512">「Array [ ... ]」と表示されたメッセージの中に、「&gt; Vacuum」という内容が含まれている。<text:span text:style-name="検証項目番号"><text:span text:style-name="T97">(Privacy-29-2)</text:span></text:span></text:p>
                </text:list-item>
              </text:list>
            </text:list-item>
          </text:list>
        </text:list-item>
      </text:list>
      <text:h text:style-name="P820" text:outline-level="3"><text:bookmark-start text:name="__RefHeading__4384_738874385"/>後始末：<text:bookmark-end text:name="__RefHeading__4384_738874385"/></text:h>
      <text:list xml:id="list6189117853378821189" text:style-name="L79">
        <text:list-item>
          <text:p text:style-name="P385">以下のアドオンを有効化する。</text:p>
          <text:list>
            <text:list-item>
              <text:p text:style-name="P385">Disable about:config</text:p>
            </text:list-item>
            <text:list-item>
              <text:p text:style-name="P385">globalChrome.css</text:p>
            </text:list-item>
            <text:list-item>
              <text:p text:style-name="P509">UI Text Overrider</text:p>
            </text:list-item>
          </text:list>
        </text:list-item>
      </text:list>
      <text:h text:style-name="P742" text:outline-level="2"><text:bookmark-start text:name="__RefHeading__29676_312387327"/><text:s/>ディスクキャッシュのサイズ制限<text:bookmark-end text:name="__RefHeading__29676_312387327"/></text:h>
      <text:list xml:id="list338244506613077284" text:style-name="L80">
        <text:list-item>
          <text:p text:style-name="P671"><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31" text:outline-level="3"><text:bookmark-start text:name="__RefHeading__1852_19546875151"/>確認する項目<text:bookmark-end text:name="__RefHeading__1852_19546875151"/></text:h>
      <text:list xml:id="list747086984093030787" text:style-name="L81">
        <text:list-item>
          <text:p text:style-name="P513"><text:span text:style-name="T147">Privacy-30</text:span>-<text:span text:style-name="T141">2</text:span></text:p>
        </text:list-item>
      </text:list>
      <text:h text:style-name="P831" text:outline-level="3"><text:bookmark-start text:name="__RefHeading__4625_11261390901"/><text:soft-page-break/>準備：<text:bookmark-end text:name="__RefHeading__4625_11261390901"/></text:h>
      <text:list xml:id="list1541234115429776651" text:style-name="L82">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
      <text:h text:style-name="P831" text:outline-level="3"><text:bookmark-start text:name="__RefHeading__1854_19546875152"/>検証：<text:bookmark-end text:name="__RefHeading__1854_19546875152"/></text:h>
      <text:list xml:id="list1829814110982230310" text:style-name="L83">
        <text:list-item>
          <text:p text:style-name="P227"><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28">パネルメニューを開き、パネルメニュー内の「オプション」をクリックする。 </text:p>
        </text:list-item>
        <text:list-item>
          <text:p text:style-name="P228">オプション画面の「詳細」→「ネットワーク」を開く。 </text:p>
          <text:list>
            <text:list-item>
              <text:p text:style-name="P228">確認項目 </text:p>
              <text:list>
                <text:list-item>
                  <text:p text:style-name="P228">「キャッシュサイズを制限する」にチェックが入っていて、選択不可になっている。<text:span text:style-name="検証項目番号"><text:span text:style-name="T97">(Privacy-30-2)</text:span></text:span></text:p>
                </text:list-item>
                <text:list-item>
                  <text:p text:style-name="P228"><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97">(Privacy-30-2)</text:span></text:span></text:p>
                </text:list-item>
              </text:list>
            </text:list-item>
          </text:list>
        </text:list-item>
      </text:list>
      <text:h text:style-name="P720"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95" text:outline-level="3"><text:bookmark-start text:name="__RefHeading__29680_312387327"/>確認する項目<text:bookmark-end text:name="__RefHeading__29680_312387327"/></text:h>
      <text:list xml:id="list163930759553004" text:continue-list="list163931404032406" text:style-name="L54">
        <text:list-item>
          <text:p text:style-name="P471">Websearch-1-*</text:p>
        </text:list-item>
        <text:list-item>
          <text:p text:style-name="P471">Websearch-2-2</text:p>
        </text:list-item>
      </text:list>
      <text:h text:style-name="P832" text:outline-level="3"><text:bookmark-start text:name="__RefHeading__1804_195468751522111211111"/>準備：<text:bookmark-end text:name="__RefHeading__1804_195468751522111211111"/></text:h>
      <text:list xml:id="list3863402565745265040" text:style-name="L84">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857" text:outline-level="3"><text:bookmark-start text:name="__RefHeading__1806_195468751522111211111"/><text:span text:style-name="T1"><text:s/></text:span><text:span text:style-name="T2">検証：</text:span><text:bookmark-end text:name="__RefHeading__1806_195468751522111211111"/></text:h>
      <text:list xml:id="list2907986420397748955" text:style-name="L85">
        <text:list-item>
          <text:p text:style-name="P514"><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30">ロケーションバーに「https://addons.mozilla.org/」と入力し、ページを開く。</text:p>
        </text:list-item>
        <text:list-item>
          <text:p text:style-name="P515">Web検索バーのアイコンをクリックする。</text:p>
          <text:list>
            <text:list-item>
              <text:p text:style-name="P102">確認項目</text:p>
              <text:list>
                <text:list-item>
                  <text:p text:style-name="P36"><text:span text:style-name="T90">Web検索バーのアイコンに「+」のバッジ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バッジが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37"><text:span text:style-name="T90">パネル上に「”Firefoxアドオン”を追加」という項目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37"><text:span text:style-name="T90">パネル上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item>
          <text:p text:style-name="P516">パネル下部の「検索設定を変更」をクリックする。<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
            <text:list-item>
              <text:p text:style-name="P103">確認項目</text:p>
            </text:list-item>
          </text:list>
        </text:list-item>
      </text:list>
      <text:list xml:id="list6264986474211362129" text:style-name="L86">
        <text:list-item>
          <text:list>
            <text:list-item>
              <text:list>
                <text:list-item>
                  <text:p text:style-name="P46"><text:span text:style-name="T95">「既定の検索エンジン」のドロップダウン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item>
                  <text:p text:style-name="P46"><text:span text:style-name="T95">「ワンクリック検索エンジン」の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
      <text:h text:style-name="P749" text:outline-level="2"><text:bookmark-start text:name="__RefHeading__29682_312387327"/>ロケーションバーの表示の制御<text:bookmark-end text:name="__RefHeading__29682_312387327"/></text:h>
      <text:h text:style-name="P796" text:outline-level="3"><text:bookmark-start text:name="__RefHeading__29684_312387327"/>確認する項目<text:bookmark-end text:name="__RefHeading__29684_312387327"/></text:h>
      <text:list xml:id="list163931353238500" text:continue-list="list163930759553004" text:style-name="L54">
        <text:list-item>
          <text:p text:style-name="P472">Location-1-*</text:p>
        </text:list-item>
      </text:list>
      <text:h text:style-name="P833" text:outline-level="3"><text:bookmark-start text:name="__RefHeading__1804_1954687515221112111111"/>準備：<text:bookmark-end text:name="__RefHeading__1804_1954687515221112111111"/></text:h>
      <text:list xml:id="list5140285885807576334" text:style-name="L87">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
      <text:h text:style-name="P858" text:outline-level="3"><text:bookmark-start text:name="__RefHeading__1806_1954687515221112111111"/><text:span text:style-name="T1"><text:s/></text:span><text:span text:style-name="T2">検証：</text:span><text:bookmark-end text:name="__RefHeading__1806_1954687515221112111111"/></text:h>
      <text:list xml:id="list4853244784745555773" text:style-name="L88">
        <text:list-item>
          <text:p text:style-name="P517"><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672"><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04">確認項目</text:p>
              <text:list>
                <text:list-item>
                  <text:p text:style-name="P38"><text:span text:style-name="T90">ロケーションバーのURL表記に「</text:span><text:span text:style-name="T92">http://」が含まれている</text:span><text:span text:style-name="T90">。</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2</text:span></text:span><text:span text:style-name="検証項目番号"><text:span text:style-name="T97">)</text:span></text:span><text:span text:style-name="T90"><text:line-break/>または、含まれていない。</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1">1</text:span></text:span><text:span text:style-name="検証項目番号"><text:span text:style-name="T97">)</text:span></text:span></text:p>
                </text:list-item>
              </text:list>
            </text:list-item>
          </text:list>
        </text:list-item>
      </text:list>
      <text:h text:style-name="P750" text:outline-level="2"><text:bookmark-start text:name="__RefHeading__29686_312387327"/>ダウンロードに関する機能の制御<text:bookmark-end text:name="__RefHeading__29686_312387327"/></text:h>
      <text:h text:style-name="P797" text:outline-level="3"><text:bookmark-start text:name="__RefHeading__29688_312387327"/>確認する項目<text:bookmark-end text:name="__RefHeading__29688_312387327"/></text:h>
      <text:list xml:id="list163932780033324" text:continue-list="list163931353238500" text:style-name="L54">
        <text:list-item>
          <text:p text:style-name="P473">Download-1-*</text:p>
        </text:list-item>
        <text:list-item>
          <text:p text:style-name="P673"><text:span text:style-name="T11">D</text:span><text:span text:style-name="T1">ownload-2-*</text:span></text:p>
        </text:list-item>
        <text:list-item>
          <text:p text:style-name="P518">Download-3-*</text:p>
        </text:list-item>
      </text:list>
      <text:h text:style-name="P834" text:outline-level="3"><text:bookmark-start text:name="__RefHeading__1804_19546875152211121111111"/>準備：<text:bookmark-end text:name="__RefHeading__1804_19546875152211121111111"/></text:h>
      <text:list xml:id="list4554594290385615417" text:style-name="L89">
        <text:list-item>
          <text:p text:style-name="P232">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233">Firefoxのユーザープロファイル（<text:variable-get text:name="SpecialProfilePath">%AppData%\Mozilla\Firefox\Profiles</text:variable-get>）を削除する。</text:p>
        </text:list-item>
        <text:list-item>
          <text:p text:style-name="P234">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59" text:outline-level="3"><text:bookmark-start text:name="__RefHeading__1806_19546875152211121111111"/><text:span text:style-name="T1"><text:s/></text:span><text:span text:style-name="T2">検証：</text:span><text:bookmark-end text:name="__RefHeading__1806_19546875152211121111111"/></text:h>
      <text:list xml:id="list8751895246867991454" text:style-name="L90">
        <text:list-item>
          <text:p text:style-name="P519"><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35">パネルメニュー内の「カスタマイズ」をクリックしてツールバーのカスタマイズ画面を開く。</text:p>
          <text:list>
            <text:list-item>
              <text:p text:style-name="P105">確認項目</text:p>
              <text:list>
                <text:list-item>
                  <text:p text:style-name="P105"><text:soft-page-break/><text:span text:style-name="T90">「ダウンロード」が存在する。</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存在しない。</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2)</text:span></text:span></text:p>
                </text:list-item>
              </text:list>
            </text:list-item>
          </text:list>
        </text:list-item>
        <text:list-item>
          <text:p text:style-name="P326"><text:span text:style-name="T87">ロケーションバーに「</text:span><text:a xlink:type="simple" xlink:href="http://www.clear-code.com/" text:style-name="Internet_20_link"><text:span text:style-name="T87">http://www.clear-code.com/</text:span></text:a><text:span text:style-name="T87">」と入力し、ページを開く。</text:span></text:p>
        </text:list-item>
        <text:list-item>
          <text:p text:style-name="P326">Webページ中の任意のリンクを右クリックし、「名前を付けてリンク先を保存」を選択する。</text:p>
          <text:list>
            <text:list-item>
              <text:p text:style-name="P106">確認項目</text:p>
              <text:list>
                <text:list-item>
                  <text:p text:style-name="P107">ダウンロード先として<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2-</text:span></text:span><text:span text:style-name="検証項目番号"><text:span text:style-name="T109">1/2</text:span></text:span><text:span text:style-name="検証項目番号"><text:span text:style-name="T97">)</text:span></text:span><text:line-break/>または、ホームディレクトリ内の「ダウンロード」が選択された状態でファイル選択ダイアログが開かれる。<text:span text:style-name="検証項目番号"><text:span text:style-name="T97">(</text:span></text:span><text:span text:style-name="検証項目番号"><text:span text:style-name="T108">Download-2-3</text:span></text:span><text:span text:style-name="検証項目番号"><text:span text:style-name="T97">)</text:span></text:span></text:p>
                </text:list-item>
              </text:list>
            </text:list-item>
          </text:list>
        </text:list-item>
        <text:list-item>
          <text:p text:style-name="P108">「subfolder」という名前でフォルダを作成し、そのフォルダを選択してダウンロードを開始する。</text:p>
          <text:list>
            <text:list-item>
              <text:p text:style-name="P108">確認項目</text:p>
              <text:list>
                <text:list-item>
                  <text:p text:style-name="P108">ダウンロードの進行状況を示すポップアップが表示される。<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10">2</text:span></text:span><text:span text:style-name="検証項目番号"><text:span text:style-name="T97">)</text:span></text:span></text:p>
                </text:list-item>
              </text:list>
            </text:list-item>
          </text:list>
        </text:list-item>
        <text:list-item>
          <text:p text:style-name="P675"><text:span text:style-name="T3">ロケーションバーに「http://</text:span><text:span text:style-name="T33">www.</text:span><text:span text:style-name="T34">mozilla.org</text:span><text:span text:style-name="T3">/」と入力し、ページを開く。</text:span></text:p>
        </text:list-item>
        <text:list-item>
          <text:p text:style-name="P327">Webページ中の任意のリンクを右クリックし、「名前を付けてリンク先を保存」を選択する。</text:p>
          <text:list>
            <text:list-item>
              <text:p text:style-name="P109">確認項目</text:p>
              <text:list>
                <text:list-item>
                  <text:p text:style-name="P110">ダウンロード先として<text:variable-get text:name="DownloadDir">C:\?????</text:variable-get>内の「subfolder」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item>
          <text:p text:style-name="P328">パネルメニューを開き、パネルメニュー内の「オプション」をクリックする。 </text:p>
        </text:list-item>
        <text:list-item>
          <text:p text:style-name="P328">オプション画面の「一般」を開く。 </text:p>
          <text:list>
            <text:list-item>
              <text:p text:style-name="P328">確認項目 </text:p>
              <text:list>
                <text:list-item>
                  <text:p text:style-name="P111">「ダウンロード」は「次のフォルダに保存する」が選択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text:span></text:span><text:span text:style-name="検証項目番号"><text:span text:style-name="T97">)</text:span></text:span></text:p>
                </text:list-item>
                <text:list-item>
                  <text:p text:style-name="P110">ダウンロード先として<text:variable-get text:name="DownloadDir">C:\?????</text:variable-get>内の「subfolder」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
      <text:h text:style-name="P751" text:outline-level="2"><text:bookmark-start text:name="__RefHeading__29690_312387327"/>タブの操作に関する機能の制御<text:bookmark-end text:name="__RefHeading__29690_312387327"/></text:h>
      <text:h text:style-name="P798" text:outline-level="3"><text:bookmark-start text:name="__RefHeading__29692_312387327"/>確認する項目<text:bookmark-end text:name="__RefHeading__29692_312387327"/></text:h>
      <text:list xml:id="list163932303442047" text:continue-list="list163932780033324" text:style-name="L54">
        <text:list-item>
          <text:p text:style-name="P474">Tab-1-*</text:p>
        </text:list-item>
        <text:list-item>
          <text:p text:style-name="P674"><text:span text:style-name="T11">Tab</text:span><text:span text:style-name="T1">-2-*</text:span></text:p>
        </text:list-item>
        <text:list-item>
          <text:p text:style-name="P674"><text:span text:style-name="T11">Tab</text:span><text:span text:style-name="T1">-3-*</text:span></text:p>
        </text:list-item>
        <text:list-item>
          <text:p text:style-name="P520">Tab-5-*</text:p>
        </text:list-item>
        <text:list-item>
          <text:p text:style-name="P521">Tab-7-*</text:p>
        </text:list-item>
      </text:list>
      <text:h text:style-name="P835" text:outline-level="3"><text:bookmark-start text:name="__RefHeading__1804_195468751522111211111111"/>準備：<text:bookmark-end text:name="__RefHeading__1804_195468751522111211111111"/></text:h>
      <text:list xml:id="list5880220625404182987" text:style-name="L91">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237">テストケース「<text:span text:style-name="T181">links.html」を用意する。</text:span></text:p>
        </text:list-item>
        <text:list-item>
          <text:p text:style-name="P386">以下のアドオンを無効化する。</text:p>
          <text:list>
            <text:list-item>
              <text:p text:style-name="P386">Disable about:config</text:p>
            </text:list-item>
          </text:list>
        </text:list-item>
      </text:list>
      <text:h text:style-name="P860" text:outline-level="3"><text:bookmark-start text:name="__RefHeading__1806_195468751522111211111111"/><text:span text:style-name="T1"><text:s/></text:span><text:span text:style-name="T2">検証：</text:span><text:bookmark-end text:name="__RefHeading__1806_195468751522111211111111"/></text:h>
      <text:list xml:id="list3964786671628566023" text:style-name="L92">
        <text:list-item>
          <text:p text:style-name="P522"><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38">新しいウィンドウを開く。</text:p>
        </text:list-item>
        <text:list-item>
          <text:p text:style-name="P238">新しいウィンドウ内で新しいタブを2つ以上開く。</text:p>
        </text:list-item>
        <text:list-item>
          <text:p text:style-name="P238">ウィンドウを閉じる操作を行う。</text:p>
          <text:list>
            <text:list-item>
              <text:p text:style-name="P112">確認項目</text:p>
              <text:list>
                <text:list-item>
                  <text:p text:style-name="P113"><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239">タブを1つ選択し、右クリックして「他のタブをすべて閉じる」を選択する。</text:p>
          <text:list>
            <text:list-item>
              <text:p text:style-name="P112">確認項目</text:p>
              <text:list>
                <text:list-item>
                  <text:p text:style-name="P39"><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676"><text:span text:style-name="T3">テストケースの「</text:span><text:span text:style-name="T69">links.html」を開く。リンクからタブを開き</text:span><text:span text:style-name="T3">、15以上のタブが開かれた状態にする。</text:span></text:p>
        </text:list-item>
        <text:list-item>
          <text:p text:style-name="P239">タブの上で右クリックし、メニューから「すべてのタブをブックマーク」を選択する。</text:p>
        </text:list-item>
        <text:list-item>
          <text:p text:style-name="P239">フォルダ名を任意に指定し、ブックマークフォルダとして保存する。</text:p>
        </text:list-item>
        <text:list-item>
          <text:p text:style-name="P240">メニューバーの「ブックマーク」から前の操作で作成されたブックマークフォルダを選択し、最下部の「タブですべて開く」を選択する。</text:p>
          <text:list>
            <text:list-item>
              <text:p text:style-name="P240">確認項目</text:p>
              <text:list>
                <text:list-item>
                  <text:p text:style-name="P114">一度に複数のタブを開いてよいかどうか確認される。<text:span text:style-name="検証項目番号"><text:span text:style-name="T97">(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確認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10">2/</text:span></text:span><text:span text:style-name="検証項目番号"><text:span text:style-name="T126">3</text:span></text:span><text:span text:style-name="検証項目番号"><text:span text:style-name="T97">)</text:span></text:span></text:p>
                </text:list-item>
              </text:list>
            </text:list-item>
          </text:list>
        </text:list-item>
        <text:list-item>
          <text:p text:style-name="P40">タブバー上の「+」ボタンをクリックして新しいタブを開く。またはパネルメニューを開き、パネルメニュー内の「新しいウィンドウ」をクリックする。</text:p>
          <text:list>
            <text:list-item>
              <text:p text:style-name="P40">確認項目</text:p>
              <text:list>
                <text:list-item>
                  <text:p text:style-name="P48">右上に歯車アイコンのある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30">1</text:span></text:span><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右上に歯車アイコンのない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10">2</text:span></text:span><text:span text:style-name="検証項目番号"><text:span text:style-name="T97">)<text:line-break/></text:span></text:span>または、タイル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3">1/3/4/5</text:span></text:span><text:span text:style-name="検証項目番号"><text:span text:style-name="T97">)</text:span></text:span></text:p>
                </text:list-item>
                <text:list-item>
                  <text:p text:style-name="P49"><text:soft-page-break/>タイルの中に未訪問のページが含ま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4</text:span></text:span><text:span text:style-name="検証項目番号"><text:span text:style-name="T97">)</text:span></text:span><text:line-break/>または、既訪問のページのみ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4">3/</text:span></text:span><text:span text:style-name="検証項目番号"><text:span text:style-name="T110">5</text:span></text:span><text:span text:style-name="検証項目番号"><text:span text:style-name="T97">)</text:span></text:span></text:p>
                </text:list-item>
              </text:list>
            </text:list-item>
          </text:list>
        </text:list-item>
        <text:list-item>
          <text:p text:style-name="P41">新しいタブ内の歯車ボタンをクリックする。</text:p>
          <text:list>
            <text:list-item>
              <text:p text:style-name="P41">確認項目</text:p>
              <text:list>
                <text:list-item>
                  <text:p text:style-name="P50">「よく見るサイト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空白ページ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3/4</text:span></text:span><text:span text:style-name="検証項目番号"><text:span text:style-name="T97">)</text:span></text:span></text:p>
                </text:list-item>
                <text:list-item>
                  <text:p text:style-name="P50">「おすすめサイトも表示」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1/4</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6">2/</text:span></text:span><text:span text:style-name="検証項目番号"><text:span text:style-name="T113">3</text:span></text:span><text:span text:style-name="検証項目番号"><text:span text:style-name="T115">/5</text:span></text:span><text:span text:style-name="検証項目番号"><text:span text:style-name="T97">)</text:span></text:span></text:p>
                </text:list-item>
              </text:list>
            </text:list-item>
          </text:list>
        </text:list-item>
        <text:list-item>
          <text:p text:style-name="P329">パネルメニューを開き、パネルメニュー内の「オプション」をクリックする。 </text:p>
        </text:list-item>
        <text:list-item>
          <text:p text:style-name="P329">オプション画面の「一般」を開く。 </text:p>
          <text:list>
            <text:list-item>
              <text:p text:style-name="P329">確認項目 </text:p>
              <text:list>
                <text:list-item>
                  <text:p text:style-name="P115">「タブグループ」配下に「<text:span text:style-name="T186">同時に複数のタブを閉じ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item>
                  <text:p text:style-name="P115">「タブグループ」配下に「<text:span text:style-name="T186">同時に複数のタブを開いて Firefox の動作が遅くな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3</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item>
          <text:p text:style-name="P241">ロケーションバーに「about:config」と入力し、詳細設定一覧を開いて、各設定値を確認する。</text:p>
          <text:list>
            <text:list-item>
              <text:p text:style-name="P426">確認項目</text:p>
              <text:list>
                <text:list-item>
                  <text:p text:style-name="P116"><text:span text:style-name="T107">「</text:span><text:span text:style-name="T94">browser.tabs.warnOnCloseOtherTabs</text:span><text:span text:style-name="T127">」の値がユーザー設定値の「</text:span><text:span text:style-name="T128">false</text:span><text:span text:style-name="T127">」であ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
      <text:h text:style-name="P836" text:outline-level="3"><text:bookmark-start text:name="__RefHeading__11459_138172601"/>後始末：<text:bookmark-end text:name="__RefHeading__11459_138172601"/></text:h>
      <text:list xml:id="list8178799280733141195" text:style-name="L93">
        <text:list-item>
          <text:p text:style-name="P387">以下のアドオンを有効化する。</text:p>
          <text:list>
            <text:list-item>
              <text:p text:style-name="P387">Disable about:config</text:p>
            </text:list-item>
          </text:list>
        </text:list-item>
      </text:list>
      <text:h text:style-name="P743" text:outline-level="2"><text:bookmark-start text:name="__RefHeading__29694_312387327"/>内蔵PDFビューアの使用<text:bookmark-end text:name="__RefHeading__29694_312387327"/></text:h>
      <text:h text:style-name="P837" text:outline-level="3"><text:bookmark-start text:name="__RefHeading__46688_1737097437"/>確認する項目<text:bookmark-end text:name="__RefHeading__46688_1737097437"/></text:h>
      <text:list xml:id="list303891655855504565" text:style-name="L94">
        <text:list-item>
          <text:p text:style-name="P523"><text:span text:style-name="T147">Ui-1</text:span>-*</text:p>
        </text:list-item>
      </text:list>
      <text:h text:style-name="P839" text:outline-level="3"><text:bookmark-start text:name="__RefHeading__46690_1737097437"/>準備：<text:bookmark-end text:name="__RefHeading__46690_1737097437"/></text:h>
      <text:list xml:id="list8506902373223516246" text:style-name="L95">
        <text:list-item>
          <text:p text:style-name="P242">前項に引き続き検証するか、または以下の状態を整えておく。</text:p>
          <text:list>
            <text:list-item>
              <text:p text:style-name="P243">カスタマイズ済みFirefoxのインストールが完了した状態にする。</text:p>
            </text:list-item>
          </text:list>
        </text:list-item>
        <text:list-item>
          <text:p text:style-name="P388">以下のアドオンを無効化する。</text:p>
          <text:list>
            <text:list-item>
              <text:p text:style-name="P388">globalChrome.css</text:p>
            </text:list-item>
          </text:list>
        </text:list-item>
      </text:list>
      <text:h text:style-name="P861" text:outline-level="3"><text:bookmark-start text:name="__RefHeading__46692_1737097437"/>検証：<text:bookmark-end text:name="__RefHeading__46692_1737097437"/></text:h>
      <text:list xml:id="list1794297940146433720" text:style-name="L96">
        <text:list-item>
          <text:p text:style-name="P525"><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30">パネルメニューを開き、パネルメニュー内の「オプション」をクリックする。 </text:p>
        </text:list-item>
        <text:list-item>
          <text:p text:style-name="P330">オプション画面の「プログラム」を開く。 </text:p>
          <text:list>
            <text:list-item>
              <text:p text:style-name="P330">確認項目</text:p>
              <text:list>
                <text:list-item>
                  <text:p text:style-name="P584"><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97">(</text:span></text:span><text:span text:style-name="検証項目番号"><text:span text:style-name="T120">Ui-1</text:span></text:span><text:span text:style-name="検証項目番号"><text:span text:style-name="T119">-1</text:span></text:span><text:span text:style-name="検証項目番号"><text:span text:style-name="T97">)<text:line-break/></text:span></text:span><text:span text:style-name="T6">または、選択肢に「Firefoxでプレビュー表示」が存在しない。</text:span><text:span text:style-name="検証項目番号"><text:span text:style-name="T97">(</text:span></text:span><text:span text:style-name="検証項目番号"><text:span text:style-name="T120">Ui-1</text:span></text:span><text:span text:style-name="検証項目番号"><text:span text:style-name="T119">-2</text:span></text:span><text:span text:style-name="検証項目番号"><text:span text:style-name="T97">)</text:span></text:span></text:p>
                </text:list-item>
              </text:list>
            </text:list-item>
          </text:list>
        </text:list-item>
      </text:list>
      <text:h text:style-name="P821" text:outline-level="3"><text:bookmark-start text:name="__RefHeading__11461_138172601"/>後始末：<text:bookmark-end text:name="__RefHeading__11461_138172601"/></text:h>
      <text:list xml:id="list813469516902225122" text:style-name="L97">
        <text:list-item>
          <text:p text:style-name="P389">以下のアドオンを有効化する。</text:p>
          <text:list>
            <text:list-item>
              <text:p text:style-name="P389">globalChrome.css</text:p>
            </text:list-item>
          </text:list>
        </text:list-item>
      </text:list>
      <text:h text:style-name="P744" text:outline-level="2"><text:bookmark-start text:name="__RefHeading__29696_312387327"/>タブの音声出力インジケータの使用<text:bookmark-end text:name="__RefHeading__29696_312387327"/></text:h>
      <text:h text:style-name="P838" text:outline-level="3"><text:bookmark-start text:name="__RefHeading__46688_17370974371"/>確認する項目<text:bookmark-end text:name="__RefHeading__46688_17370974371"/></text:h>
      <text:list xml:id="list163932469614507" text:continue-list="list303891655855504565" text:style-name="L94">
        <text:list-item>
          <text:p text:style-name="P524"><text:span text:style-name="T147">Ui-3</text:span>-*</text:p>
        </text:list-item>
      </text:list>
      <text:h text:style-name="P840" text:outline-level="3"><text:bookmark-start text:name="__RefHeading__46690_17370974371"/>準備：<text:bookmark-end text:name="__RefHeading__46690_17370974371"/></text:h>
      <text:list xml:id="list4538202198096094602" text:style-name="L98">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
      <text:h text:style-name="P862" text:outline-level="3"><text:bookmark-start text:name="__RefHeading__46692_17370974371"/>検証：<text:bookmark-end text:name="__RefHeading__46692_17370974371"/></text:h>
      <text:list xml:id="list1423042893160687968" text:style-name="L99">
        <text:list-item>
          <text:p text:style-name="P526"><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527">ロケーションバーに「<text:span text:style-name="T171">https://www.youtube.com」と入力し、ページを開く。</text:span></text:p>
        </text:list-item>
        <text:list-item>
          <text:p text:style-name="P331">いずれか1つの動画を開く。 </text:p>
          <text:list>
            <text:list-item>
              <text:p text:style-name="P331">確認項目</text:p>
              <text:list>
                <text:list-item>
                  <text:p text:style-name="P585"><text:span text:style-name="T6">タブ内にスピーカーのアイコンが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6">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item>
                  <text:p text:style-name="P585"><text:span text:style-name="T42">タブを「ピン留め」した状態で、タブのアイコンにスピーカーのバッジが</text:span><text:span text:style-name="T6">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6">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
            </text:list-item>
          </text:list>
        </text:list-item>
      </text:list>
      <text:h text:style-name="P752" text:outline-level="2"><text:bookmark-start text:name="__RefHeading__11765_2013851972"/><text:soft-page-break/>認証プロンプトの重複表示の抑止<text:bookmark-end text:name="__RefHeading__11765_2013851972"/></text:h>
      <text:h text:style-name="P863" text:outline-level="3"><text:bookmark-start text:name="__RefHeading__29700_3123873272"/>確認する項目<text:bookmark-end text:name="__RefHeading__29700_3123873272"/></text:h>
      <text:list xml:id="list163931435810466" text:continue-list="list1263419482321280717" text:style-name="L76">
        <text:list-item>
          <text:p text:style-name="P528">Ui-4-1</text:p>
        </text:list-item>
      </text:list>
      <text:h text:style-name="P863" text:outline-level="3"><text:bookmark-start text:name="__RefHeading__4380_738874385123"/>準備：<text:bookmark-end text:name="__RefHeading__4380_738874385123"/></text:h>
      <text:list xml:id="list7453163266963359913" text:style-name="L100">
        <text:list-item>
          <text:p text:style-name="P245">前項に引き続き検証するか、または以下の状態を整えておく。</text:p>
          <text:list>
            <text:list-item>
              <text:p text:style-name="P245">カスタマイズ済みFirefoxのインストールが完了した状態にする。</text:p>
            </text:list-item>
          </text:list>
        </text:list-item>
        <text:list-item>
          <text:p text:style-name="P246">外部の埋め込みリソースを2つ以上埋め込んだWebページ（例：<text:span text:style-name="T188">http://www.clear-code.com/blog/）をホームページに設定する。ホームページを変更できない場合はスキップする。</text:span></text:p>
        </text:list-item>
        <text:list-item>
          <text:p text:style-name="P390">ユーザー名とパスワードによる認証が必要なHTTP Proxyを用意する。既存のProxyが無い場合は、以下に示す設定例に従い用意する。</text:p>
          <text:list>
            <text:list-item>
              <text:p text:style-name="P390">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90">以下のコマンド列を順に実行し、Apacheをインストールする。</text:p>
              <text:list>
                <text:list-item>
                  <text:p text:style-name="P883">sudo apt-get install apache2 apache2-utils</text:p>
                </text:list-item>
                <text:list-item>
                  <text:p text:style-name="P881">sudo a2enmod proxy_http</text:p>
                </text:list-item>
                <text:list-item>
                  <text:p text:style-name="P881">sudo a2enmod proxy_connect</text:p>
                </text:list-item>
              </text:list>
            </text:list-item>
            <text:list-item>
              <text:p text:style-name="P882">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82">sudo htpasswd -c /etc/apache2/.htpasswd <text:variable-get text:name="ProxyAuthUser">clearcode</text:variable-get></text:p>
                </text:list-item>
              </text:list>
            </text:list-item>
            <text:list-item>
              <text:p text:style-name="P881">/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63931353514702" text:continue-numbering="true" text:style-name="L100">
        <text:list-item>
          <text:list>
            <text:list-header>
              <text:p text:style-name="P881"/>
            </text:list-header>
            <text:list-item>
              <text:p text:style-name="P882">以下のコマンド列を実行し、Apacheを再起動する。</text:p>
              <text:list>
                <text:list-item>
                  <text:p text:style-name="P881">sudo service apache2 restart</text:p>
                </text:list-item>
              </text:list>
            </text:list-item>
          </text:list>
        </text:list-item>
        <text:list-item>
          <text:p text:style-name="P390">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63932451421123" text:continue-numbering="true" text:style-name="L100">
        <text:list-header>
          <text:p text:style-name="P390"/>
        </text:list-header>
      </text:list>
      <text:h text:style-name="P863" text:outline-level="3"><text:bookmark-start text:name="__RefHeading__4382_738874385123"/>検証：<text:bookmark-end text:name="__RefHeading__4382_738874385123"/></text:h>
      <text:list xml:id="list8528506889963863244" text:style-name="L101">
        <text:list-item>
          <text:p text:style-name="P247"><text:variable-get text:name="DesktopShortcutPath">C:\Users\Public\Desktop\Mozilla Firefox.lnk</text:variable-get>がある場合はそれを、なければfirefox.exeをダブルクリックしてFirefoxを起動する。 </text:p>
        </text:list-item>
        <text:list-item>
          <text:p text:style-name="P677">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78">Firefoxを終了し、もう一度起動する。</text:p>
          <text:list>
            <text:list-item>
              <text:p text:style-name="P678">検証項目</text:p>
              <text:list>
                <text:list-item>
                  <text:p text:style-name="P679">HTTP Proxyの認証プロンプトが表示される。<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item>
                  <text:p text:style-name="P679">1つの認証プロンプトで認証した後2つ目以降の認証プロンプトの入力を求められない。<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
            </text:list-item>
          </text:list>
        </text:list-item>
      </text:list>
      <text:h text:style-name="P822" text:outline-level="3"><text:bookmark-start text:name="__RefHeading__11767_2013851972"/>後始末：<text:bookmark-end text:name="__RefHeading__11767_2013851972"/></text:h>
      <text:list xml:id="list4277704090151804592" text:style-name="L102">
        <text:list-item>
          <text:p text:style-name="P680"><text:span text:style-name="T18">Network-2-2の設定</text:span><text:span text:style-name="T76">を元に戻す。</text:span></text:p>
        </text:list-item>
        <text:list-item>
          <text:p text:style-name="P529">用意したHTTP Proxyを停止する。</text:p>
        </text:list-item>
      </text:list>
      <text:h text:style-name="P753" text:outline-level="2"><text:bookmark-start text:name="__RefHeading__11769_2013851972"/>その他のWebアプリ向けAPIの使用制限<text:bookmark-end text:name="__RefHeading__11769_2013851972"/></text:h>
      <text:h text:style-name="P864" text:outline-level="3"><text:bookmark-start text:name="__RefHeading__29700_312387327"/>確認する項目<text:bookmark-end text:name="__RefHeading__29700_312387327"/></text:h>
      <text:list xml:id="list163932562637538" text:continue-list="list163931435810466" text:style-name="L76">
        <text:list-item>
          <text:p text:style-name="P530">Script-2-*</text:p>
        </text:list-item>
        <text:list-item>
          <text:p text:style-name="P530">Script-3-*</text:p>
        </text:list-item>
      </text:list>
      <text:h text:style-name="P864" text:outline-level="3"><text:bookmark-start text:name="__RefHeading__4380_73887438512"/>準備：<text:bookmark-end text:name="__RefHeading__4380_73887438512"/></text:h>
      <text:list xml:id="list8342583765327232554" text:style-name="L103">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item>
          <text:p text:style-name="P391">以下のアドオンを無効化する。</text:p>
          <text:list>
            <text:list-item>
              <text:p text:style-name="P391">Disable about:config</text:p>
            </text:list-item>
          </text:list>
        </text:list-item>
      </text:list>
      <text:h text:style-name="P864" text:outline-level="3"><text:bookmark-start text:name="__RefHeading__4382_73887438512"/><text:soft-page-break/>検証：<text:bookmark-end text:name="__RefHeading__4382_73887438512"/></text:h>
      <text:list xml:id="list5713187363592054533" text:style-name="L104">
        <text:list-item>
          <text:p text:style-name="P249"><text:variable-get text:name="DesktopShortcutPath">C:\Users\Public\Desktop\Mozilla Firefox.lnk</text:variable-get>がある場合はそれを、なければfirefox.exeをダブルクリックしてFirefoxを起動する。 </text:p>
        </text:list-item>
        <text:list-item>
          <text:p text:style-name="P250">ロケーションバーに「<text:span text:style-name="T187">https://labs.othersight.jp/webpushtest/」と入力し、ページを開く。</text:span></text:p>
          <text:list>
            <text:list-item>
              <text:p text:style-name="P251">確認項目</text:p>
              <text:list>
                <text:list-item>
                  <text:p text:style-name="P250">ページ内に「Service Worker not available」と表示されている。<text:span text:style-name="検証項目番号"><text:span text:style-name="T152">(</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2">)</text:span></text:span></text:p>
                </text:list-item>
              </text:list>
            </text:list-item>
          </text:list>
        </text:list-item>
        <text:list-item>
          <text:p text:style-name="P251">ロケーションバーに「about:config」と入力し、詳細設定一覧を開いて、各設定値を確認する。</text:p>
          <text:list>
            <text:list-item>
              <text:p text:style-name="P427">確認項目</text:p>
              <text:list>
                <text:list-item>
                  <text:p text:style-name="P586"><text:span text:style-name="T3">「</text:span><text:span text:style-name="T5">dom.p</text:span><text:span text:style-name="T3">ush.enabled」</text:span><text:span text:style-name="T30">の値が「tru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2">)</text:span></text:span></text:p>
                </text:list-item>
                <text:list-item>
                  <text:p text:style-name="P587"><text:span text:style-name="T3">「</text:span><text:span text:style-name="T74">dom.serviceWorkers.enabled</text:span><text:span text:style-name="T3">」</text:span><text:span text:style-name="T30">の値が「tru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2">)</text:span></text:span></text:p>
                </text:list-item>
                <text:list-item>
                  <text:p text:style-name="P587"><text:span text:style-name="T3">「</text:span><text:span text:style-name="T90">dom.gamepad.enabled</text:span><text:span text:style-name="T30">」の値が「true」である。</text:span><text:span text:style-name="検証項目番号"><text:span text:style-name="T152">(</text:span></text:span><text:span text:style-name="検証項目番号"><text:span text:style-name="T12">Script-3-1</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Script-3-</text:span></text:span><text:span text:style-name="検証項目番号"><text:span text:style-name="T39">2</text:span></text:span><text:span text:style-name="検証項目番号"><text:span text:style-name="T152">)</text:span></text:span></text:p>
                </text:list-item>
              </text:list>
            </text:list-item>
          </text:list>
        </text:list-item>
      </text:list>
      <text:h text:style-name="P823" text:outline-level="3"><text:bookmark-start text:name="__RefHeading__4384_73887438512"/>後始末：<text:bookmark-end text:name="__RefHeading__4384_73887438512"/></text:h>
      <text:list xml:id="list5541496125417029499" text:style-name="L105">
        <text:list-item>
          <text:p text:style-name="P392">以下のアドオンを有効化する。</text:p>
          <text:list>
            <text:list-item>
              <text:p text:style-name="P392">Disable about:config</text:p>
            </text:list-item>
          </text:list>
        </text:list-item>
      </text:list>
      <text:h text:style-name="P754" text:outline-level="2"><text:bookmark-start text:name="__RefHeading__29702_312387327"/>ハードウェアアクセラレーションの使用<text:bookmark-end text:name="__RefHeading__29702_312387327"/></text:h>
      <text:h text:style-name="P865" text:outline-level="3"><text:bookmark-start text:name="__RefHeading__29704_312387327"/>確認する項目<text:bookmark-end text:name="__RefHeading__29704_312387327"/></text:h>
      <text:list xml:id="list163932379015958" text:continue-list="list163932562637538" text:style-name="L76">
        <text:list-item>
          <text:p text:style-name="P531">Stability-1-*</text:p>
        </text:list-item>
      </text:list>
      <text:h text:style-name="P865" text:outline-level="3"><text:bookmark-start text:name="__RefHeading__4380_738874385121"/>準備：<text:bookmark-end text:name="__RefHeading__4380_738874385121"/></text:h>
      <text:list xml:id="list3570579209784178501" text:style-name="L106">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item>
          <text:p text:style-name="P393">以下のアドオンを無効化する。</text:p>
          <text:list>
            <text:list-item>
              <text:p text:style-name="P540">globalChrome.css</text:p>
            </text:list-item>
          </text:list>
        </text:list-item>
      </text:list>
      <text:h text:style-name="P865" text:outline-level="3"><text:bookmark-start text:name="__RefHeading__4382_738874385121"/>検証：<text:bookmark-end text:name="__RefHeading__4382_738874385121"/></text:h>
      <text:list xml:id="list2298173491608080102" text:style-name="L107">
        <text:list-item>
          <text:p text:style-name="P253"><text:variable-get text:name="DesktopShortcutPath">C:\Users\Public\Desktop\Mozilla Firefox.lnk</text:variable-get>がある場合はそれを、なければfirefox.exeをダブルクリックしてFirefoxを起動する。 </text:p>
        </text:list-item>
        <text:list-item>
          <text:p text:style-name="P332">パネルメニューを開き、パネルメニュー内の「オプション」をクリックする。 </text:p>
        </text:list-item>
        <text:list-item>
          <text:p text:style-name="P332">オプション画面の「詳細」→「一般」を開く。 </text:p>
          <text:list>
            <text:list-item>
              <text:p text:style-name="P332">確認項目</text:p>
              <text:list>
                <text:list-item>
                  <text:p text:style-name="P588"><text:span text:style-name="T4">「ハードウェアアクセラレーション機能を使用する」にチェックが入っている。</text:span><text:span text:style-name="検証項目番号"><text:span text:style-name="T152">(Stability-1</text:span></text:span><text:span text:style-name="検証項目番号"><text:span text:style-name="T12">-1</text:span></text:span><text:span text:style-name="検証項目番号"><text:span text:style-name="T152">)</text:span></text:span><text:span text:style-name="T4"><text:line-break/>または、チェックが入っていない。</text:span><text:span text:style-name="検証項目番号"><text:span text:style-name="T152">(Stability-1</text:span></text:span><text:span text:style-name="検証項目番号"><text:span text:style-name="T12">-2</text:span></text:span><text:span text:style-name="検証項目番号"><text:span text:style-name="T152">)</text:span></text:span></text:p>
                </text:list-item>
              </text:list>
            </text:list-item>
          </text:list>
        </text:list-item>
      </text:list>
      <text:h text:style-name="Heading_20_3" text:outline-level="3"><text:bookmark-start text:name="__RefHeading__29706_312387327"/>後始末<text:bookmark-end text:name="__RefHeading__29706_312387327"/></text:h>
      <text:list xml:id="list6532883237456099846" text:style-name="L108">
        <text:list-item>
          <text:p text:style-name="P394">以下のアドオンを有効化する。</text:p>
          <text:list>
            <text:list-item>
              <text:p text:style-name="P541">globalChrome.css</text:p>
            </text:list-item>
          </text:list>
        </text:list-item>
      </text:list>
      <text:h text:style-name="P716" text:outline-level="1"><text:bookmark-start text:name="__RefHeading__29708_312387327"/>ネットワーク処理に関するカスタマイズ<text:bookmark-end text:name="__RefHeading__29708_312387327"/></text:h>
      <text:h text:style-name="P755" text:outline-level="2"><text:bookmark-start text:name="__RefHeading__29710_312387327"/>プロキシの設定<text:bookmark-end text:name="__RefHeading__29710_312387327"/></text:h>
      <text:h text:style-name="P866" text:outline-level="3"><text:bookmark-start text:name="__RefHeading__29712_312387327"/>確認する項目<text:bookmark-end text:name="__RefHeading__29712_312387327"/></text:h>
      <text:list xml:id="list163932289076634" text:continue-list="list163932379015958" text:style-name="L76">
        <text:list-item>
          <text:p text:style-name="P532">Network-2-*</text:p>
        </text:list-item>
      </text:list>
      <text:h text:style-name="P866" text:outline-level="3"><text:bookmark-start text:name="__RefHeading__4380_73887438511"/>準備：<text:bookmark-end text:name="__RefHeading__4380_73887438511"/></text:h>
      <text:list xml:id="list421002932016589999" text:style-name="L109">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395">以下のアドオンを無効化する。</text:p>
          <text:list>
            <text:list-item>
              <text:p text:style-name="P542">globalChrome.css</text:p>
            </text:list-item>
          </text:list>
        </text:list-item>
      </text:list>
      <text:h text:style-name="P866" text:outline-level="3"><text:bookmark-start text:name="__RefHeading__4382_73887438511"/>検証：<text:bookmark-end text:name="__RefHeading__4382_73887438511"/></text:h>
      <text:list xml:id="list172389346081140157" text:style-name="L110">
        <text:list-item>
          <text:p text:style-name="P255"><text:variable-get text:name="DesktopShortcutPath">C:\Users\Public\Desktop\Mozilla Firefox.lnk</text:variable-get>がある場合はそれを、なければfirefox.exeをダブルクリックしてFirefoxを起動する。 </text:p>
        </text:list-item>
        <text:list-item>
          <text:p text:style-name="P333">パネルメニューを開き、パネルメニュー内の「オプション」をクリックする。 </text:p>
        </text:list-item>
        <text:list-item>
          <text:p text:style-name="P333">オプション画面の「詳細」→「ネットワーク」→「接続」→「接続設定」を開く。 </text:p>
          <text:list>
            <text:list-item>
              <text:p text:style-name="P333">確認項目 </text:p>
              <text:list>
                <text:list-item>
                  <text:p text:style-name="P117">「プロキシを使用しない」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手動でプロキシを設定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line-break/>または、「自動プロキシ設定スクリプトURL」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line-break/>または、「このネットワークのプロキシ設定を自動検出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4</text:span></text:span><text:span text:style-name="検証項目番号"><text:span text:style-name="T97">)</text:span></text:span><text:line-break/>または、「システムのプロキシ設定を利用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5</text:span></text:span><text:span text:style-name="検証項目番号"><text:span text:style-name="T97">)</text:span></text:span></text:p>
                </text:list-item>
                <text:list-item>
                  <text:p text:style-name="P117">各プロキシが指定通りに設定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p>
                </text:list-item>
                <text:list-item>
                  <text:p text:style-name="P117">「自動プロキシ設定スクリプトURL」の欄に「<text:variable-input text:name="PacUrl" text:description="PacUrl" office:value-type="string">http://??????/proxy.pac</text:variable-input>」と入力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p>
                </text:list-item>
              </text:list>
            </text:list-item>
          </text:list>
        </text:list-item>
      </text:list>
      <text:h text:style-name="P824" text:outline-level="3"><text:bookmark-start text:name="__RefHeading__4384_73887438511"/>後始末：<text:bookmark-end text:name="__RefHeading__4384_73887438511"/></text:h>
      <text:list xml:id="list4775375042030146554" text:style-name="L111">
        <text:list-item>
          <text:p text:style-name="P396">以下のアドオンを有効化する。</text:p>
          <text:list>
            <text:list-item>
              <text:p text:style-name="P543">globalChrome.css</text:p>
            </text:list-item>
          </text:list>
        </text:list-item>
      </text:list>
      <text:h text:style-name="P756" text:outline-level="2"><text:bookmark-start text:name="__RefHeading__29714_312387327"/>その他のネットワーク関連設定<text:bookmark-end text:name="__RefHeading__29714_312387327"/></text:h>
      <text:h text:style-name="P867" text:outline-level="3"><text:bookmark-start text:name="__RefHeading__29716_312387327"/>確認する項目<text:bookmark-end text:name="__RefHeading__29716_312387327"/></text:h>
      <text:list xml:id="list163932565245041" text:continue-list="list163932289076634" text:style-name="L76">
        <text:list-item>
          <text:p text:style-name="P533">Network-1-1</text:p>
        </text:list-item>
        <text:list-item>
          <text:p text:style-name="P681"><text:span text:style-name="T12">N</text:span><text:span text:style-name="T1">etwork-4-1</text:span></text:p>
        </text:list-item>
        <text:list-item>
          <text:p text:style-name="P682"><text:span text:style-name="T12">N</text:span><text:span text:style-name="T1">etwork-</text:span><text:span text:style-name="T79">5</text:span><text:span text:style-name="T1">-</text:span><text:span text:style-name="T79">2</text:span></text:p>
        </text:list-item>
        <text:list-item>
          <text:p text:style-name="P683"><text:span text:style-name="T12">N</text:span><text:span text:style-name="T1">etwork-6-*</text:span></text:p>
        </text:list-item>
        <text:list-item>
          <text:p text:style-name="P544">Network-7-*</text:p>
        </text:list-item>
      </text:list>
      <text:h text:style-name="P867" text:outline-level="3"><text:bookmark-start text:name="__RefHeading__4380_7388743851"/>準備：<text:bookmark-end text:name="__RefHeading__4380_7388743851"/></text:h>
      <text:list xml:id="list7640213075711684228" text:style-name="L112">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397">以下のアドオンを無効化する。</text:p>
          <text:list>
            <text:list-item>
              <text:p text:style-name="P397">Disable about:config</text:p>
            </text:list-item>
          </text:list>
        </text:list-item>
      </text:list>
      <text:h text:style-name="P867" text:outline-level="3"><text:bookmark-start text:name="__RefHeading__4382_7388743851"/>検証：<text:bookmark-end text:name="__RefHeading__4382_7388743851"/></text:h>
      <text:list xml:id="list8179539793396170432" text:style-name="L113">
        <text:list-item>
          <text:p text:style-name="P257"><text:variable-get text:name="DesktopShortcutPath">C:\Users\Public\Desktop\Mozilla Firefox.lnk</text:variable-get>がある場合はそれを、なければfirefox.exeをダブルクリックしてFirefoxを起動する。 </text:p>
        </text:list-item>
        <text:list-item>
          <text:p text:style-name="P258">ロケーションバーに「about:config」と入力し、詳細設定一覧を開いて、各設定値を確認する。</text:p>
          <text:list>
            <text:list-item>
              <text:p text:style-name="P428">確認項目</text:p>
              <text:list>
                <text:list-item>
                  <text:p text:style-name="P589"><text:span text:style-name="T3">「</text:span><text:span text:style-name="T90">general.useragent.extra.microsoftdotnet</text:span><text:span text:style-name="T30">」が項目として存在しない、もしくは、値が未定義である。</text:span><text:span text:style-name="検証項目番号"><text:span text:style-name="T152">(</text:span></text:span><text:span text:style-name="検証項目番号"><text:span text:style-name="T12">Network-1-1</text:span></text:span><text:span text:style-name="検証項目番号"><text:span text:style-name="T152">)</text:span></text:span></text:p>
                </text:list-item>
                <text:list-item>
                  <text:p text:style-name="P590"><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2">(</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2">)</text:span></text:span></text:p>
                </text:list-item>
                <text:list-item>
                  <text:p text:style-name="P47"><text:span text:style-name="T189">「network.http.max-connections」の値が6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51"><text:span text:style-name="T189">「network.http.max-persistent-connections-per-server」の値が</text:span><text:span text:style-name="T190">2</text:span><text:span text:style-name="T189">である。</text:span><text:span text:style-name="検証項目番号"><text:span text:style-name="T97">(</text:span></text:span><text:span text:style-name="検証項目番号"><text:span text:style-name="T122">Network-</text:span></text:span><text:span text:style-name="検証項目番号"><text:span text:style-name="T131">5-2</text:span></text:span><text:span text:style-name="検証項目番号"><text:span text:style-name="T97">)</text:span></text:span></text:p>
                </text:list-item>
                <text:list-item>
                  <text:p text:style-name="P51"><text:span text:style-name="T189">「network.http.max-persistent-connections-per-proxy」の値が</text:span><text:span text:style-name="T190">2</text:span><text:span text:style-name="T189">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590"><text:span text:style-name="T3">「</text:span><text:span text:style-name="T95">network.http.spdy.enabled</text:span><text:span text:style-name="T30">」の値が「true」である。</text:span><text:span text:style-name="検証項目番号"><text:span text:style-name="T152">(</text:span></text:span><text:span text:style-name="検証項目番号"><text:span text:style-name="T12">Network-6-1</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2">)</text:span></text:span></text:p>
                </text:list-item>
                <text:list-item>
                  <text:p text:style-name="P591"><text:span text:style-name="T3">「</text:span><text:span text:style-name="T90">security.tls.insecure_fallback_hosts</text:span><text:span text:style-name="T30">」の値が未設定または空文字である。</text:span><text:span text:style-name="検証項目番号"><text:span text:style-name="T152">(</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2">)</text:span></text:span></text:p>
                  <text:p text:style-name="P591"><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2">(</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2">)</text:span></text:span></text:p>
                </text:list-item>
              </text:list>
            </text:list-item>
          </text:list>
        </text:list-item>
      </text:list>
      <text:h text:style-name="P825" text:outline-level="3"><text:bookmark-start text:name="__RefHeading__4384_7388743851"/>後始末：<text:bookmark-end text:name="__RefHeading__4384_7388743851"/></text:h>
      <text:list xml:id="list3496550932317792557" text:style-name="L114">
        <text:list-item>
          <text:p text:style-name="P398">以下のアドオンを有効化する。</text:p>
          <text:list>
            <text:list-item>
              <text:p text:style-name="P398">Disable about:config</text:p>
            </text:list-item>
          </text:list>
        </text:list-item>
      </text:list>
      <text:p text:style-name="Text_20_body"><text:soft-page-break/></text:p>
      <text:h text:style-name="P716" text:outline-level="1"><text:bookmark-start text:name="__RefHeading__29718_312387327"/>自動更新のカスタマイズ<text:bookmark-end text:name="__RefHeading__29718_312387327"/></text:h>
      <text:h text:style-name="P745" text:outline-level="2"><text:bookmark-start text:name="__RefHeading__29720_312387327"/>Firefoxおよびアドオンの自動更新の制限<text:bookmark-end text:name="__RefHeading__29720_312387327"/></text:h>
      <text:h text:style-name="P802" text:outline-level="3"><text:bookmark-start text:name="__RefHeading__4655_1126139090"/>確認する項目<text:bookmark-end text:name="__RefHeading__4655_1126139090"/></text:h>
      <text:list xml:id="list5114454524874123389" text:style-name="L115">
        <text:list-item>
          <text:p text:style-name="P545"><text:span text:style-name="T147">Update-1</text:span>-3</text:p>
        </text:list-item>
        <text:list-item>
          <text:p text:style-name="P546">Update-2-2</text:p>
        </text:list-item>
        <text:list-item>
          <text:p text:style-name="P547">Update-3-2</text:p>
        </text:list-item>
      </text:list>
      <text:h text:style-name="P868" text:outline-level="3"><text:bookmark-start text:name="__RefHeading__2682_1126139090"/>準備：<text:bookmark-end text:name="__RefHeading__2682_1126139090"/></text:h>
      <text:list xml:id="list9169305664700555501" text:style-name="L116">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399">以下のアドオンを無効化する。</text:p>
          <text:list>
            <text:list-item>
              <text:p text:style-name="P399">Disable about:config</text:p>
            </text:list-item>
          </text:list>
        </text:list-item>
      </text:list>
      <text:h text:style-name="P868" text:outline-level="3"><text:bookmark-start text:name="__RefHeading__3282_1620138923"/>検証：<text:bookmark-end text:name="__RefHeading__3282_1620138923"/></text:h>
      <text:list xml:id="list1929940370700093933" text:style-name="L117">
        <text:list-item text:start-value="1">
          <text:p text:style-name="P334"><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335"><text:s/>「ヘルプ」→「<text:span text:style-name="T134">Firefoxについて</text:span>」を開く。 <text:s/></text:p>
          <text:list>
            <text:list-item>
              <text:p text:style-name="P335">確認項目 </text:p>
              <text:list>
                <text:list-item>
                  <text:p text:style-name="P336">「ソフトウェアの更新」が表示されない。<text:span text:style-name="検証項目番号"><text:span text:style-name="T152">(Update</text:span></text:span><text:span text:style-name="検証項目番号"><text:span text:style-name="T12">-1-3</text:span></text:span><text:span text:style-name="検証項目番号"><text:span text:style-name="T152">)</text:span></text:span></text:p>
                </text:list-item>
              </text:list>
            </text:list-item>
          </text:list>
        </text:list-item>
        <text:list-item>
          <text:p text:style-name="P260">ロケーションバーに「about:config」と入力し、詳細設定一覧を開いて、各設定値を確認する。</text:p>
          <text:list>
            <text:list-item>
              <text:p text:style-name="P429">確認項目</text:p>
              <text:list>
                <text:list-item>
                  <text:p text:style-name="P592"><text:span text:style-name="T3">「</text:span><text:span text:style-name="T90">app.update.enabled</text:span><text:span text:style-name="T30">」の値が「false」である。</text:span><text:span text:style-name="検証項目番号"><text:span text:style-name="T152">(Update</text:span></text:span><text:span text:style-name="検証項目番号"><text:span text:style-name="T12">-1-3</text:span></text:span><text:span text:style-name="検証項目番号"><text:span text:style-name="T152">)</text:span></text:span></text:p>
                </text:list-item>
                <text:list-item>
                  <text:p text:style-name="P316"><text:span text:style-name="T87">「</text:span><text:span text:style-name="T91">app.update.mode</text:span><text:span text:style-name="T170">」の値が「0」である。</text:span><text:span text:style-name="検証項目番号"><text:span text:style-name="T152">(Update</text:span></text:span><text:span text:style-name="検証項目番号"><text:span text:style-name="T12">-1-3</text:span></text:span><text:span text:style-name="検証項目番号"><text:span text:style-name="T152">)</text:span></text:span></text:p>
                </text:list-item>
                <text:list-item>
                  <text:p text:style-name="P593"><text:span text:style-name="T3">「</text:span><text:span text:style-name="T95">extensions.update.enabled</text:span><text:span text:style-name="T3">」の値が</text:span><text:span text:style-name="T30">「false」</text:span><text:span text:style-name="T3">である。</text:span><text:span text:style-name="検証項目番号"><text:span text:style-name="T152">(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2">)</text:span></text:span></text:p>
                </text:list-item>
                <text:list-item>
                  <text:p text:style-name="P594"><text:span text:style-name="T3">「</text:span><text:span text:style-name="T90">browser.search.update</text:span><text:span text:style-name="T3">」の値が「false」である。</text:span><text:span text:style-name="検証項目番号"><text:span text:style-name="T152">(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2">)</text:span></text:span></text:p>
                </text:list-item>
              </text:list>
            </text:list-item>
          </text:list>
        </text:list-item>
      </text:list>
      <text:h text:style-name="P826" text:outline-level="3"><text:bookmark-start text:name="__RefHeading__29722_312387327"/>後始末：<text:bookmark-end text:name="__RefHeading__29722_312387327"/></text:h>
      <text:list xml:id="list5252160843129976791" text:style-name="L118">
        <text:list-item>
          <text:p text:style-name="P400">以下のアドオンを有効化する。</text:p>
          <text:list>
            <text:list-item>
              <text:p text:style-name="P337">Disable about:config</text:p>
            </text:list-item>
          </text:list>
        </text:list-item>
      </text:list>
      <text:p text:style-name="Text_20_body"/>
      <text:h text:style-name="P716" text:outline-level="1"><text:bookmark-start text:name="__RefHeading__29724_312387327"/>プラグインと外部アプリケーションのカスタマイズ<text:bookmark-end text:name="__RefHeading__29724_312387327"/></text:h>
      <text:h text:style-name="P757" text:outline-level="2"><text:bookmark-start text:name="__RefHeading__29726_312387327"/>プラグインの制御<text:bookmark-end text:name="__RefHeading__29726_312387327"/></text:h>
      <text:h text:style-name="P870" text:outline-level="3"><text:bookmark-start text:name="__RefHeading__29728_312387327"/>確認する項目<text:bookmark-end text:name="__RefHeading__29728_312387327"/></text:h>
      <text:list xml:id="list163932455955938" text:continue-list="list163932565245041" text:style-name="L76">
        <text:list-item>
          <text:p text:style-name="P534">Plugin-1-*</text:p>
        </text:list-item>
        <text:list-item>
          <text:p text:style-name="P692"><text:span text:style-name="T12">Plugin-</text:span><text:span text:style-name="T45">2</text:span><text:span text:style-name="T12">-*</text:span></text:p>
        </text:list-item>
        <text:list-item>
          <text:p text:style-name="P692"><text:span text:style-name="T12">Plugin-</text:span><text:span text:style-name="T45">3</text:span><text:span text:style-name="T12">-*</text:span></text:p>
        </text:list-item>
        <text:list-item>
          <text:p text:style-name="P692"><text:span text:style-name="T12">Plugin-</text:span><text:span text:style-name="T45">4</text:span><text:span text:style-name="T12">-*</text:span></text:p>
        </text:list-item>
        <text:list-item>
          <text:p text:style-name="P692"><text:span text:style-name="T12">Plugin-</text:span><text:span text:style-name="T45">5</text:span><text:span text:style-name="T12">-*</text:span></text:p>
        </text:list-item>
        <text:list-item>
          <text:p text:style-name="P692"><text:span text:style-name="T12">Plugin-</text:span><text:span text:style-name="T45">6</text:span><text:span text:style-name="T12">-*</text:span></text:p>
        </text:list-item>
        <text:list-item>
          <text:p text:style-name="P692"><text:span text:style-name="T12">Plugin-</text:span><text:span text:style-name="T45">7</text:span><text:span text:style-name="T12">-*</text:span></text:p>
        </text:list-item>
        <text:list-item>
          <text:p text:style-name="P693"><text:span text:style-name="T12">P</text:span><text:span text:style-name="T1">lugin-8-*</text:span></text:p>
        </text:list-item>
      </text:list>
      <text:h text:style-name="P870" text:outline-level="3"><text:bookmark-start text:name="__RefHeading__4380_73887438513"/>準備：<text:bookmark-end text:name="__RefHeading__4380_73887438513"/></text:h>
      <text:list xml:id="list2414564061333436713" text:style-name="L119">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item>
          <text:p text:style-name="P262">「<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2">(Plugin-1-*)</text:span></text:span></text:p>
        </text:list-item>
        <text:list-item>
          <text:p text:style-name="P338"><text:span text:style-name="T87">「</text:span><text:span text:style-name="T87"><text:variable-input text:name="FlashDownloadUrl" text:description="FlashDownloadUrl" office:value-type="string">https://get.adobe.com/jp/flashplayer/</text:variable-input></text:span><text:span text:style-name="T87">」からAdobe Flash プラグインのインストーラをダウンロードし、インストールしておく。</text:span><text:span text:style-name="検証項目番号"><text:span text:style-name="T152">(Plugin-2-*)</text:span></text:span></text:p>
        </text:list-item>
        <text:list-item>
          <text:p text:style-name="P338"><text:span text:style-name="T87">「</text:span><text:span text:style-name="T87"><text:variable-input text:name="AcrobatDownloadUrl" text:description="AcrobatDownloadUrl" office:value-type="string">https://get.adobe.com/jp/reader/</text:variable-input></text:span><text:span text:style-name="T87">」からAdobe Acrobat Reader プラグインのインストーラをダウンロードし、インストールしておく。</text:span><text:span text:style-name="検証項目番号"><text:span text:style-name="T152">(Plugin-3-*)</text:span></text:span></text:p>
        </text:list-item>
        <text:list-item>
          <text:p text:style-name="P548"><text:span text:style-name="T87">「</text:span><text:span text:style-name="T87"><text:variable-input text:name="ShockwaveDownloadUrl" text:description="ShockwaveDownloadUrl" office:value-type="string">https://get.adobe.com/jp/shockwave/</text:variable-input></text:span><text:span text:style-name="T87">」からAdobe Shockwave プラグインのインストーラをダウンロードし、インストールしておく。</text:span><text:span text:style-name="検証項目番号"><text:span text:style-name="T152">(Plugin-4-*)</text:span></text:span></text:p>
        </text:list-item>
        <text:list-item>
          <text:p text:style-name="P549"><text:span text:style-name="T87">「</text:span><text:span text:style-name="T87"><text:variable-set text:name="SilverlightDownloadUrl" office:value-type="string">SilverlightDownloadUrl</text:variable-set></text:span><text:span text:style-name="T87"><text:variable-input text:name="SilverlightDownloadUrl" text:description="SilverlightDownloadUrl" office:value-type="string">http://www.microsoft.com/silverlight/resources/install.aspx</text:variable-input></text:span><text:span text:style-name="T87">」からSilverlight プラグインのインストーラをダウンロードし、インストールしておく。</text:span><text:span text:style-name="検証項目番号"><text:span text:style-name="T152">(Plugin-5-*)</text:span></text:span></text:p>
        </text:list-item>
        <text:list-item>
          <text:p text:style-name="P401">「<text:variable-input text:name="WMPDownloadUrl" text:description="WMPDownloadUrl" office:value-type="string">http://www.interoperabilitybridges.com/Windows-Media-Player-Firefox-Plugin-Download</text:variable-input>」からWindows Media Playerプラグインをダウンロードし<text:span text:style-name="T87">、インストールして</text:span>おく。<text:span text:style-name="検証項目番号"><text:span text:style-name="T152">(Plugin-6-*)</text:span></text:span></text:p>
        </text:list-item>
        <text:list-item>
          <text:p text:style-name="P402">Cisco WebExプラグインを入手し<text:span text:style-name="T87">、インストールして</text:span>おく。（※メタインストーラに<text:span text:style-name="T191">npatgpc.dllを含めているときはスキップ</text:span>）<text:span text:style-name="検証項目番号"><text:span text:style-name="T152">(Plugin-7-*)</text:span></text:span></text:p>
        </text:list-item>
        <text:list-item>
          <text:p text:style-name="P402">以下のアドオンを無効化する。</text:p>
          <text:list>
            <text:list-item>
              <text:p text:style-name="P403">Disable Addons</text:p>
            </text:list-item>
          </text:list>
        </text:list-item>
      </text:list>
      <text:h text:style-name="P870" text:outline-level="3"><text:bookmark-start text:name="__RefHeading__4382_73887438513"/>検証：<text:bookmark-end text:name="__RefHeading__4382_73887438513"/></text:h>
      <text:list xml:id="list1536022911378967691" text:style-name="L120">
        <text:list-item>
          <text:p text:style-name="P263"><text:variable-get text:name="DesktopShortcutPath">C:\Users\Public\Desktop\Mozilla Firefox.lnk</text:variable-get>がある場合はそれを、なければfirefox.exeをダブルクリックしてFirefoxを起動する。 </text:p>
        </text:list-item>
        <text:list-item>
          <text:p text:style-name="P118">アドオンマネージャを開き、「プラグイン」を選択する。</text:p>
          <text:list>
            <text:list-item>
              <text:p text:style-name="P118">確認項目</text:p>
              <text:list>
                <text:list-item>
                  <text:p text:style-name="P595"><text:span text:style-name="T3">Javaプラグインの項目が表示されており、「無効化する」が選択されている。</text:span><text:span text:style-name="検証項目番号"><text:span text:style-name="T152">(Plugin-1-1)<text:line-break/></text:span></text:span><text:span text:style-name="T3">または、「常に有効化する」が選択されている。</text:span><text:span text:style-name="検証項目番号"><text:span text:style-name="T152">(Plugin-1-2)</text:span></text:span><text:span text:style-name="T3"><text:line-break/>または、「実行時に確認する」が選択されている。</text:span><text:span text:style-name="検証項目番号"><text:span text:style-name="T152">(Plugin-1-3)</text:span></text:span></text:p>
                </text:list-item>
                <text:list-item>
                  <text:p text:style-name="P595"><text:span text:style-name="T46">Adobe </text:span><text:span text:style-name="T3">Flashプラグインの項目が表示されており、「無効化する」が選択されている。</text:span><text:span text:style-name="検証項目番号"><text:span text:style-name="T152">(Plugin-2-1)<text:line-break/></text:span></text:span><text:span text:style-name="T3">または、「常に有効化する」が選択されている。</text:span><text:span text:style-name="検証項目番号"><text:span text:style-name="T152">(Plugin-2-2)</text:span></text:span><text:span text:style-name="T3"><text:line-break/>または、「実行時に確認する」が選択されている。</text:span><text:span text:style-name="検証項目番号"><text:span text:style-name="T152">(Plugin-2-3)</text:span></text:span></text:p>
                </text:list-item>
                <text:list-item>
                  <text:p text:style-name="P595"><text:span text:style-name="T46">Adobe Reader</text:span><text:span text:style-name="T3">プラグインの項目が表示されており、「無効化する」が選択されている。</text:span><text:span text:style-name="検証項目番号"><text:span text:style-name="T152">(Plugin-3-1)<text:line-break/></text:span></text:span><text:span text:style-name="T3">または、「常に有効化する」が選択されている。</text:span><text:span text:style-name="検証項目番号"><text:span text:style-name="T152">(Plugin-3-2)</text:span></text:span><text:span text:style-name="T3"><text:line-break/>または、「実行時に確認する」が選択されている。</text:span><text:span text:style-name="検証項目番号"><text:span text:style-name="T152">(Plugin-3-3)</text:span></text:span></text:p>
                </text:list-item>
                <text:list-item>
                  <text:p text:style-name="P596"><text:span text:style-name="T47">Adobe Shockwave</text:span><text:span text:style-name="T3">プラグインの項目が表示されており、「無効化する」が選択されている。</text:span><text:span text:style-name="検証項目番号"><text:span text:style-name="T152">(Plugin-4-1)<text:line-break/></text:span></text:span><text:span text:style-name="T3">または、「常に有効化する」が選択されている。</text:span><text:span text:style-name="検証項目番号"><text:span text:style-name="T152">(Plugin-4-2)</text:span></text:span><text:span text:style-name="T3"><text:line-break/>または、「実行時に確認する」が選択されている。</text:span><text:span text:style-name="検証項目番号"><text:span text:style-name="T152">(Plugin-4-3)</text:span></text:span></text:p>
                </text:list-item>
                <text:list-item>
                  <text:p text:style-name="P596"><text:span text:style-name="T47">Silverlight</text:span><text:span text:style-name="T3">プラグインの項目が表示されており、「無効化する」が選択されている。</text:span><text:span text:style-name="検証項目番号"><text:span text:style-name="T152">(Plugin-5-1)<text:line-break/></text:span></text:span><text:span text:style-name="T3">または、「常に有効化する」が選択されている。</text:span><text:span text:style-name="検証項目番号"><text:span text:style-name="T152">(Plugin-5-2)</text:span></text:span><text:span text:style-name="T3"><text:line-break/>または、「実行時に確認する」が選択されている。</text:span><text:span text:style-name="検証項目番号"><text:span text:style-name="T152">(Plugin-5-3)</text:span></text:span></text:p>
                </text:list-item>
                <text:list-item>
                  <text:p text:style-name="P596"><text:span text:style-name="T18">Windows Media Player</text:span><text:span text:style-name="T3">プラグインの項目が表示されており、「無効化する」が選択されている。</text:span><text:span text:style-name="検証項目番号"><text:span text:style-name="T152">(Plugin-6-1)<text:line-break/></text:span></text:span><text:span text:style-name="T3">または、「常に有効化する」が選択されている。</text:span><text:span text:style-name="検証項目番号"><text:span text:style-name="T152">(Plugin-6-2)</text:span></text:span><text:span text:style-name="T3"><text:line-break/>または、「実行時に確認する」が選択されている。</text:span><text:span text:style-name="検証項目番号"><text:span text:style-name="T152">(Plugin-6-3)</text:span></text:span></text:p>
                </text:list-item>
                <text:list-item>
                  <text:p text:style-name="P596"><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2">(Plugin-7-1)<text:line-break/></text:span></text:span><text:span text:style-name="T3">または、「常に有効化する」が選択されている。</text:span><text:span text:style-name="検証項目番号"><text:span text:style-name="T152">(Plugin-7-2)</text:span></text:span><text:span text:style-name="T3"><text:line-break/>または、「実行時に確認する」が選択されている。</text:span><text:span text:style-name="検証項目番号"><text:span text:style-name="T152">(Plugin-7-3)</text:span></text:span></text:p>
                </text:list-item>
                <text:list-item>
                  <text:p text:style-name="P596"><text:span text:style-name="T47">O</text:span><text:span text:style-name="T43">penH264のプラグインが表示される</text:span><text:span text:style-name="T3">。</text:span><text:span text:style-name="検証項目番号"><text:span text:style-name="T152">(Plugin-8-1)</text:span></text:span><text:span text:style-name="T43"><text:line-break/>または、表示されない</text:span><text:span text:style-name="T3">。</text:span><text:span text:style-name="検証項目番号"><text:span text:style-name="T152">(Plugin-8-2)</text:span></text:span></text:p>
                </text:list-item>
                <text:list-item>
                  <text:p text:style-name="P597"><text:span text:style-name="T43">「Primetime Content Decryption Module」が表示される</text:span><text:span text:style-name="T3">。</text:span><text:span text:style-name="検証項目番号"><text:span text:style-name="T152">(Plugin-8-1)</text:span></text:span><text:span text:style-name="T43"><text:line-break/>または、表示されない</text:span><text:span text:style-name="T3">。</text:span><text:span text:style-name="検証項目番号"><text:span text:style-name="T152">(Plugin-8-2)</text:span></text:span></text:p>
                </text:list-item>
              </text:list>
            </text:list-item>
          </text:list>
        </text:list-item>
        <text:list-item>
          <text:p text:style-name="P317"><text:soft-page-break/>パネルメニューを開き、パネルメニュー内の「オプション」をクリックする。 </text:p>
          <text:list>
            <text:list-item>
              <text:p text:style-name="P119">確認項目</text:p>
              <text:list>
                <text:list-item>
                  <text:p text:style-name="P597"><text:span text:style-name="検証項目番号"><text:span text:style-name="T194">「コンテンツ」配下に「DRMコンテンツ」グループがある。</text:span></text:span><text:span text:style-name="検証項目番号"><text:span text:style-name="T152">(Plugin-8-1)<text:line-break/></text:span></text:span><text:span text:style-name="検証項目番号"><text:span text:style-name="T194">または、無い。</text:span></text:span><text:span text:style-name="検証項目番号"><text:span text:style-name="T152">(Plugin-8-2)</text:span></text:span></text:p>
                </text:list-item>
              </text:list>
            </text:list-item>
          </text:list>
        </text:list-item>
      </text:list>
      <text:h text:style-name="P827" text:outline-level="3"><text:bookmark-start text:name="__RefHeading__4384_73887438513"/>後始末：<text:bookmark-end text:name="__RefHeading__4384_73887438513"/></text:h>
      <text:list xml:id="list3916356699658110722" text:style-name="L121">
        <text:list-item>
          <text:p text:style-name="P404">以下のアドオンを有効化する。</text:p>
        </text:list-item>
      </text:list>
      <text:p text:style-name="P8"><text:tab/><text:tab/>Disable Addons</text:p>
      <text:h text:style-name="P758" text:outline-level="2"><text:bookmark-start text:name="__RefHeading__29730_312387327"/>ファイルをダウンロードして外部アプリケーションで開く際の挙動の制御<text:bookmark-end text:name="__RefHeading__29730_312387327"/></text:h>
      <text:h text:style-name="P871" text:outline-level="3"><text:bookmark-start text:name="__RefHeading__29732_312387327"/>確認する項目<text:bookmark-end text:name="__RefHeading__29732_312387327"/></text:h>
      <text:list xml:id="list163931679349276" text:continue-list="list163932455955938" text:style-name="L76">
        <text:list-item>
          <text:p text:style-name="P535">External-1-2</text:p>
        </text:list-item>
      </text:list>
      <text:h text:style-name="P871" text:outline-level="3"><text:bookmark-start text:name="__RefHeading__4380_738874385131"/>準備：<text:bookmark-end text:name="__RefHeading__4380_738874385131"/></text:h>
      <text:list xml:id="list4260068917569730339" text:style-name="L122">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264">エクスプローラを起動して、アドレスバーに「%<text:span text:style-name="T172">temp%」と入力し、システムのテンポラリフォルダを開く。</text:span></text:p>
        </text:list-item>
        <text:list-item>
          <text:p text:style-name="P264">ファイルを更新日時順で並べ替えて、新しいファイルが出現したら分かるようにしておく。</text:p>
        </text:list-item>
        <text:list-item>
          <text:p text:style-name="P264">この検証手順書自体のファイルをWebサーバにアップロードするか、「<text:span text:style-name="T182">odt sample</text:span>」のようなキーワードでWebを検索するなどして、外部アプリケーションで開く必要があるファイルのダウンロード用リンクを用意しておく。</text:p>
        </text:list-item>
      </text:list>
      <text:h text:style-name="P871" text:outline-level="3"><text:bookmark-start text:name="__RefHeading__4382_738874385131"/>検証：<text:bookmark-end text:name="__RefHeading__4382_738874385131"/></text:h>
      <text:list xml:id="list5986371680735167308" text:style-name="L123">
        <text:list-item>
          <text:p text:style-name="P265"><text:variable-get text:name="DesktopShortcutPath">C:\Users\Public\Desktop\Mozilla Firefox.lnk</text:variable-get>がある場合はそれを、なければfirefox.exeをダブルクリックしてFirefoxを起動する。 </text:p>
        </text:list-item>
        <text:list-item>
          <text:p text:style-name="P120">外部アプリケーションで開く必要があるファイルへのリンクをクリックする。</text:p>
        </text:list-item>
        <text:list-item>
          <text:p text:style-name="P121">「次のファイルを開こうとしています」のダイアログが表示されたら、起動する外部アプリケーションを選択して「OK」をクリックする。</text:p>
        </text:list-item>
        <text:list-item>
          <text:p text:style-name="P121">外部アプリケーションを終了し、テンポラリフォルダの内容を確認する。</text:p>
          <text:list>
            <text:list-item>
              <text:p text:style-name="P120">確認項目</text:p>
              <text:list>
                <text:list-item>
                  <text:p text:style-name="P598"><text:span text:style-name="T3">ダウンロードしたファイルがテンポラリフォルダに保存されている。</text:span><text:span text:style-name="検証項目番号"><text:span text:style-name="T152">(External-1-</text:span></text:span><text:span text:style-name="検証項目番号"><text:span text:style-name="T64">2</text:span></text:span><text:span text:style-name="検証項目番号"><text:span text:style-name="T152">)</text:span></text:span></text:p>
                </text:list-item>
                <text:list-item>
                  <text:p text:style-name="P599"><text:span text:style-name="T43">テンポラリファイルのプロパティにおいて、「読み取り専用」にチェックが入っていない。</text:span><text:span text:style-name="検証項目番号"><text:span text:style-name="T152">(External-1-2)</text:span></text:span></text:p>
                </text:list-item>
              </text:list>
            </text:list-item>
          </text:list>
        </text:list-item>
      </text:list>
      <text:p text:style-name="Text_20_body"/>
      <text:h text:style-name="P716"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72" text:outline-level="3"><text:bookmark-start text:name="__RefHeading__41434_312387327"/>確認する項目<text:bookmark-end text:name="__RefHeading__41434_312387327"/></text:h>
      <text:list xml:id="list163931653834787" text:continue-list="list163931679349276" text:style-name="L76">
        <text:list-item>
          <text:p text:style-name="P536">MenuShortcut-1</text:p>
        </text:list-item>
        <text:list-item>
          <text:p text:style-name="P536">MenuShortcut-2</text:p>
        </text:list-item>
        <text:list-item>
          <text:p text:style-name="P536">MenuShortcut-3</text:p>
        </text:list-item>
        <text:list-item>
          <text:p text:style-name="P684"><text:span text:style-name="T12">MenuShortcut-</text:span><text:span text:style-name="T50">4</text:span></text:p>
        </text:list-item>
        <text:list-item>
          <text:p text:style-name="P550">MenuShortcut-5</text:p>
        </text:list-item>
        <text:list-item>
          <text:p text:style-name="P551">MenuShortcut-62</text:p>
        </text:list-item>
      </text:list>
      <text:h text:style-name="P872" text:outline-level="3"><text:bookmark-start text:name="__RefHeading__4380_7388743851311"/>準備：<text:bookmark-end text:name="__RefHeading__4380_7388743851311"/></text:h>
      <text:list xml:id="list5699624596118930218" text:style-name="L124">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
      <text:h text:style-name="P872" text:outline-level="3"><text:bookmark-start text:name="__RefHeading__4382_7388743851311"/>検証：<text:bookmark-end text:name="__RefHeading__4382_7388743851311"/></text:h>
      <text:list xml:id="list5967583891466171240" text:style-name="L125">
        <text:list-item>
          <text:p text:style-name="P267"><text:variable-get text:name="DesktopShortcutPath">C:\Users\Public\Desktop\Mozilla Firefox.lnk</text:variable-get>がある場合はそれを、なければfirefox.exeをダブルクリックしてFirefoxを起動する。 </text:p>
        </text:list-item>
        <text:list-item>
          <text:p text:style-name="P122">ロケーションバーに「about:」と入力し、Alt-Enterでタブとして開く。</text:p>
        </text:list-item>
        <text:list-item>
          <text:p text:style-name="P268">開かれたタブを閉じる。</text:p>
        </text:list-item>
        <text:list-item>
          <text:p text:style-name="P268">ロケーションバーに「about:」と入力し、Alt-Enterでタブとして開く。</text:p>
        </text:list-item>
        <text:list-item>
          <text:p text:style-name="P268">開かれたタブをドラッグしてウィンドウ外にドロップし、ウィンドウとして開く。</text:p>
        </text:list-item>
        <text:list-item>
          <text:p text:style-name="P268">開かれたウィンドウを閉じる。</text:p>
          <text:list>
            <text:list-item>
              <text:p text:style-name="P430">確認項目</text:p>
              <text:list>
                <text:list-item>
                  <text:p text:style-name="P600"><text:span text:style-name="T3">「Ctrl-Shift-T」を押して、閉じたタブが復元され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item>
                  <text:p text:style-name="P694"><text:span text:style-name="T3">「Ctrl-Shift-N」を押して、閉じたウィンドウが復元されない。</text:span><text:span text:style-name="検証項目番号"><text:span text:style-name="T152">(</text:span></text:span><text:span text:style-name="検証項目番号"><text:span text:style-name="T12">MenuShortcut-</text:span></text:span><text:span text:style-name="検証項目番号"><text:span text:style-name="T49">2</text:span></text:span><text:span text:style-name="検証項目番号"><text:span text:style-name="T152">)</text:span></text:span></text:p>
                </text:list-item>
                <text:list-item>
                  <text:p text:style-name="P694"><text:span text:style-name="T3">「</text:span><text:span text:style-name="T90">Ctrl-Shift-P</text:span><text:span text:style-name="T3">」を押して、新しいプライベートウィンドウが開かれない。</text:span><text:span text:style-name="検証項目番号"><text:span text:style-name="T152">(</text:span></text:span><text:span text:style-name="検証項目番号"><text:span text:style-name="T12">MenuShortcut-</text:span></text:span><text:span text:style-name="検証項目番号"><text:span text:style-name="T49">3</text:span></text:span><text:span text:style-name="検証項目番号"><text:span text:style-name="T152">)</text:span></text:span></text:p>
                </text:list-item>
                <text:list-item>
                  <text:p text:style-name="P601"><text:span text:style-name="T3">「Ctrl-T」を押して、</text:span><text:span text:style-name="T82">新しいタブが開かれない</text:span><text:span text:style-name="T3">。</text:span><text:span text:style-name="検証項目番号"><text:span text:style-name="T152">(</text:span></text:span><text:span text:style-name="検証項目番号"><text:span text:style-name="T12">MenuShortcut-</text:span></text:span><text:span text:style-name="検証項目番号"><text:span text:style-name="T82">62</text:span></text:span><text:span text:style-name="検証項目番号"><text:span text:style-name="T152">)</text:span></text:span></text:p>
                </text:list-item>
              </text:list>
            </text:list-item>
          </text:list>
        </text:list-item>
        <text:list-item>
          <text:p text:style-name="P269">「ファイル」メニューを開く。</text:p>
        </text:list-item>
      </text:list>
      <text:list xml:id="list1304816973946812921" text:style-name="L126">
        <text:list-item>
          <text:list>
            <text:list-item>
              <text:p text:style-name="P433">確認項目</text:p>
              <text:list>
                <text:list-item>
                  <text:p text:style-name="P605"><text:span text:style-name="T3">「新しいプライベートウィンドウを開く」が存在しない。</text:span><text:span text:style-name="検証項目番号"><text:span text:style-name="T152">(</text:span></text:span><text:span text:style-name="検証項目番号"><text:span text:style-name="T12">MenuShortcut-3</text:span></text:span><text:span text:style-name="検証項目番号"><text:span text:style-name="T152">)</text:span></text:span></text:p>
                </text:list-item>
                <text:list-item>
                  <text:p text:style-name="P605"><text:span text:style-name="T3">「ページ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0">4</text:span></text:span><text:span text:style-name="検証項目番号"><text:span text:style-name="T152">)</text:span></text:span></text:p>
                </text:list-item>
                <text:list-item>
                  <text:p text:style-name="P605"><text:span text:style-name="T3">「</text:span><text:span text:style-name="T50">オフライン作業</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50">5</text:span></text:span><text:span text:style-name="検証項目番号"><text:span text:style-name="T152">)</text:span></text:span></text:p>
                </text:list-item>
                <text:list-item>
                  <text:p text:style-name="P606"><text:span text:style-name="検証項目番号"><text:span text:style-name="T194">「</text:span></text:span><text:span text:style-name="検証項目番号"><text:span text:style-name="T195">新しいタブ</text:span></text:span><text:span text:style-name="検証項目番号"><text:span text:style-name="T194">」が存在しない。</text:span></text:span><text:span text:style-name="検証項目番号"><text:span text:style-name="T152">(</text:span></text:span><text:span text:style-name="検証項目番号"><text:span text:style-name="T12">MenuShortcut-</text:span></text:span><text:span text:style-name="検証項目番号"><text:span text:style-name="T82">62</text:span></text:span><text:span text:style-name="検証項目番号"><text:span text:style-name="T152">)</text:span></text:span></text:p>
                </text:list-item>
              </text:list>
            </text:list-item>
          </text:list>
        </text:list-item>
      </text:list>
      <text:list xml:id="list163931077117327" text:continue-list="list5967583891466171240" text:style-name="L125">
        <text:list-item>
          <text:p text:style-name="P269">「履歴」メニューを開く。</text:p>
          <text:list>
            <text:list-item>
              <text:p text:style-name="P431">確認項目</text:p>
              <text:list>
                <text:list-item>
                  <text:p text:style-name="P602"><text:span text:style-name="T3">「最近閉じたタブ」が存在し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item>
                  <text:p text:style-name="P602"><text:span text:style-name="T3">「最近閉じたウィンドウ」が存在しない。</text:span><text:span text:style-name="検証項目番号"><text:span text:style-name="T152">(</text:span></text:span><text:span text:style-name="検証項目番号"><text:span text:style-name="T12">MenuShortcut-2</text:span></text:span><text:span text:style-name="検証項目番号"><text:span text:style-name="T152">)</text:span></text:span></text:p>
                </text:list-item>
              </text:list>
            </text:list-item>
          </text:list>
        </text:list-item>
        <text:list-item>
          <text:p text:style-name="P270">タブの上で右クリックする。</text:p>
          <text:list>
            <text:list-item>
              <text:p text:style-name="P432">確認項目</text:p>
              <text:list>
                <text:list-item>
                  <text:p text:style-name="P603"><text:span text:style-name="T3">「閉じたタブを開き直す」が存在し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
            </text:list-item>
          </text:list>
        </text:list-item>
        <text:list-item>
          <text:p text:style-name="P270">タブバーの「+」ボタン上で右クリックする。</text:p>
          <text:list>
            <text:list-item>
              <text:p text:style-name="P432">確認項目</text:p>
              <text:list>
                <text:list-item>
                  <text:p text:style-name="P603"><text:span text:style-name="T3">「閉じたタブを開き直す」が存在し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
            </text:list-item>
          </text:list>
        </text:list-item>
        <text:list-item>
          <text:p text:style-name="P339">パネルメニューを開く。</text:p>
          <text:list>
            <text:list-item>
              <text:p text:style-name="P339">確認項目</text:p>
              <text:list>
                <text:list-item>
                  <text:p text:style-name="P339">「新しいプライベートウィンドウ」が存在しない。<text:span text:style-name="検証項目番号"><text:span text:style-name="T152">(</text:span></text:span><text:span text:style-name="検証項目番号"><text:span text:style-name="T12">MenuShortcut-3</text:span></text:span><text:span text:style-name="検証項目番号"><text:span text:style-name="T152">)</text:span></text:span></text:p>
                </text:list-item>
              </text:list>
            </text:list-item>
          </text:list>
        </text:list-item>
        <text:list-item>
          <text:p text:style-name="P339">パネルメニュー内の「履歴」をクリックする。 <text:s/></text:p>
          <text:list>
            <text:list-item>
              <text:p text:style-name="P340">確認項目</text:p>
              <text:list>
                <text:list-item>
                  <text:p text:style-name="P340">「<text:span text:style-name="T87">最近閉じたタブ</text:span>」 セクションが存在しない。<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item>
                  <text:p text:style-name="P341">「最近閉じたウィンドウ」セクションが存在しない。<text:span text:style-name="検証項目番号"><text:span text:style-name="T152">(</text:span></text:span><text:span text:style-name="検証項目番号"><text:span text:style-name="T12">MenuShortcut-2</text:span></text:span><text:span text:style-name="検証項目番号"><text:span text:style-name="T152">)</text:span></text:span></text:p>
                </text:list-item>
              </text:list>
            </text:list-item>
          </text:list>
        </text:list-item>
        <text:list-item>
          <text:p text:style-name="P341">パネルメニュー内の「開発ツール」をクリックする。 <text:s/></text:p>
          <text:list>
            <text:list-item>
              <text:p text:style-name="P341">確認項目</text:p>
              <text:list>
                <text:list-item>
                  <text:p text:style-name="P341">「<text:span text:style-name="T208">オフライン作業</text:span>」 セクションが存在しない。<text:span text:style-name="検証項目番号"><text:span text:style-name="T152">(</text:span></text:span><text:span text:style-name="検証項目番号"><text:span text:style-name="T12">MenuShortcut-5</text:span></text:span><text:span text:style-name="検証項目番号"><text:span text:style-name="T152">)</text:span></text:span></text:p>
                </text:list-item>
              </text:list>
            </text:list-item>
          </text:list>
        </text:list-item>
        <text:list-item>
          <text:p text:style-name="P271">パネルメニュー内の「カスタマイズ」をクリックしてツールバーのカスタマイズ画面を開く。</text:p>
          <text:list>
            <text:list-item>
              <text:p text:style-name="P123">確認項目</text:p>
              <text:list>
                <text:list-item>
                  <text:p text:style-name="P604"><text:span text:style-name="T3">「</text:span><text:span text:style-name="T90">ページのURLをメールで送信」が存在しない。</text:span><text:span text:style-name="検証項目番号"><text:span text:style-name="T97">(</text:span></text:span><text:span text:style-name="検証項目番号"><text:span text:style-name="T122">MenuShortcut-</text:span></text:span><text:span text:style-name="検証項目番号"><text:span text:style-name="T123">4</text:span></text:span><text:span text:style-name="検証項目番号"><text:span text:style-name="T97">)</text:span></text:span></text:p>
                </text:list-item>
              </text:list>
            </text:list-item>
          </text:list>
        </text:list-item>
      </text:list>
      <text:h text:style-name="P759" text:outline-level="2"><text:bookmark-start text:name="__RefHeading__41436_312387327"/>ツール<text:bookmark-end text:name="__RefHeading__41436_312387327"/></text:h>
      <text:h text:style-name="P873" text:outline-level="3"><text:bookmark-start text:name="__RefHeading__41438_312387327"/>確認する項目<text:bookmark-end text:name="__RefHeading__41438_312387327"/></text:h>
      <text:list xml:id="list163932687369714" text:continue-list="list163931653834787" text:style-name="L76">
        <text:list-item>
          <text:p text:style-name="P537">MenuShortcut-7</text:p>
        </text:list-item>
        <text:list-item>
          <text:p text:style-name="P685"><text:span text:style-name="T12">MenuShortcut-</text:span><text:span text:style-name="T54">10</text:span></text:p>
        </text:list-item>
        <text:list-item>
          <text:p text:style-name="P685"><text:span text:style-name="T12">MenuShortcut-</text:span><text:span text:style-name="T54">11</text:span></text:p>
        </text:list-item>
        <text:list-item>
          <text:p text:style-name="P685"><text:span text:style-name="T12">MenuShortcut-</text:span><text:span text:style-name="T54">12</text:span></text:p>
        </text:list-item>
        <text:list-item>
          <text:p text:style-name="P685"><text:soft-page-break/><text:span text:style-name="T12">MenuShortcut-</text:span><text:span text:style-name="T54">13</text:span></text:p>
        </text:list-item>
        <text:list-item>
          <text:p text:style-name="P685"><text:span text:style-name="T12">MenuShortcut-</text:span><text:span text:style-name="T54">14</text:span></text:p>
        </text:list-item>
        <text:list-item>
          <text:p text:style-name="P685"><text:span text:style-name="T12">MenuShortcut-</text:span><text:span text:style-name="T54">15</text:span></text:p>
        </text:list-item>
        <text:list-item>
          <text:p text:style-name="P685"><text:span text:style-name="T12">MenuShortcut-</text:span><text:span text:style-name="T54">16</text:span></text:p>
        </text:list-item>
        <text:list-item>
          <text:p text:style-name="P685"><text:span text:style-name="T12">MenuShortcut-</text:span><text:span text:style-name="T54">17</text:span></text:p>
        </text:list-item>
        <text:list-item>
          <text:p text:style-name="P685"><text:span text:style-name="T12">MenuShortcut-</text:span><text:span text:style-name="T54">18</text:span></text:p>
        </text:list-item>
        <text:list-item>
          <text:p text:style-name="P685"><text:span text:style-name="T12">MenuShortcut-</text:span><text:span text:style-name="T54">20</text:span></text:p>
        </text:list-item>
        <text:list-item>
          <text:p text:style-name="P685"><text:span text:style-name="T12">MenuShortcut-</text:span><text:span text:style-name="T54">21</text:span></text:p>
        </text:list-item>
        <text:list-item>
          <text:p text:style-name="P685"><text:span text:style-name="T12">MenuShortcut-</text:span><text:span text:style-name="T54">22</text:span></text:p>
        </text:list-item>
        <text:list-item>
          <text:p text:style-name="P685"><text:span text:style-name="T12">MenuShortcut-</text:span><text:span text:style-name="T54">23</text:span></text:p>
        </text:list-item>
        <text:list-item>
          <text:p text:style-name="P685"><text:span text:style-name="T12">MenuShortcut-</text:span><text:span text:style-name="T54">24</text:span></text:p>
        </text:list-item>
        <text:list-item>
          <text:p text:style-name="P685"><text:span text:style-name="T12">MenuShortcut-</text:span><text:span text:style-name="T54">25</text:span></text:p>
        </text:list-item>
        <text:list-item>
          <text:p text:style-name="P685"><text:span text:style-name="T12">MenuShortcut-</text:span><text:span text:style-name="T54">26</text:span></text:p>
        </text:list-item>
        <text:list-item>
          <text:p text:style-name="P685"><text:span text:style-name="T12">MenuShortcut-</text:span><text:span text:style-name="T54">27</text:span></text:p>
        </text:list-item>
        <text:list-item>
          <text:p text:style-name="P685"><text:span text:style-name="T12">MenuShortcut-</text:span><text:span text:style-name="T54">28</text:span></text:p>
        </text:list-item>
        <text:list-item>
          <text:p text:style-name="P685"><text:span text:style-name="T12">MenuShortcut-</text:span><text:span text:style-name="T54">29</text:span></text:p>
        </text:list-item>
      </text:list>
      <text:h text:style-name="P873" text:outline-level="3"><text:bookmark-start text:name="__RefHeading__4380_73887438513111"/>準備：<text:bookmark-end text:name="__RefHeading__4380_73887438513111"/></text:h>
      <text:list xml:id="list1328250282626212388" text:style-name="L127">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
      <text:h text:style-name="P873" text:outline-level="3"><text:bookmark-start text:name="__RefHeading__4382_73887438513111"/>検証：<text:bookmark-end text:name="__RefHeading__4382_73887438513111"/></text:h>
      <text:list xml:id="list1345541491129297648" text:style-name="L128">
        <text:list-item>
          <text:p text:style-name="P273"><text:variable-get text:name="DesktopShortcutPath">C:\Users\Public\Desktop\Mozilla Firefox.lnk</text:variable-get>がある場合はそれを、なければfirefox.exeをダブルクリックしてFirefoxを起動する。 </text:p>
          <text:list>
            <text:list-item>
              <text:p text:style-name="P434">確認項目</text:p>
              <text:list>
                <text:list-item>
                  <text:p text:style-name="P607"><text:span text:style-name="T3">「Ctrl-J」を押して、ダウンロード済みファイル一覧が開かれない。</text:span><text:span text:style-name="検証項目番号"><text:span text:style-name="T152">(</text:span></text:span><text:span text:style-name="検証項目番号"><text:span text:style-name="T12">MenuShortcut-7</text:span></text:span><text:span text:style-name="検証項目番号"><text:span text:style-name="T152">)</text:span></text:span></text:p>
                </text:list-item>
                <text:list-item>
                  <text:p text:style-name="P695"><text:span text:style-name="T3">「Ctrl-Shift-I」を押して、開発ツールが開かれない。</text:span><text:span text:style-name="検証項目番号"><text:span text:style-name="T15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2">)</text:span></text:span></text:p>
                </text:list-item>
                <text:list-item>
                  <text:p text:style-name="P695"><text:span text:style-name="T3">「</text:span><text:span text:style-name="T52">F12</text:span><text:span text:style-name="T3">」を押して、開発ツールが開かれない。</text:span><text:span text:style-name="検証項目番号"><text:span text:style-name="T15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2">)</text:span></text:span></text:p>
                </text:list-item>
                <text:list-item>
                  <text:p text:style-name="P608"><text:span text:style-name="T3">「</text:span><text:span text:style-name="T90">Ctrl-Shift-C</text:span><text:span text:style-name="T3">」を押して、インスペクタが開かれない。</text:span><text:span text:style-name="検証項目番号"><text:span text:style-name="T152">(</text:span></text:span><text:span text:style-name="検証項目番号"><text:span text:style-name="T12">MenuShortcut-</text:span></text:span><text:span text:style-name="検証項目番号"><text:span text:style-name="T53">12</text:span></text:span><text:span text:style-name="検証項目番号"><text:span text:style-name="T152">)</text:span></text:span></text:p>
                </text:list-item>
                <text:list-item>
                  <text:p text:style-name="P608"><text:span text:style-name="T3">「</text:span><text:span text:style-name="T53">Ctrl-Shift-K</text:span><text:span text:style-name="T3">」を押して、Webコンソールが開かれない。</text:span><text:span text:style-name="検証項目番号"><text:span text:style-name="T152">(</text:span></text:span><text:span text:style-name="検証項目番号"><text:span text:style-name="T12">MenuShortcut-13</text:span></text:span><text:span text:style-name="検証項目番号"><text:span text:style-name="T152">)</text:span></text:span></text:p>
                </text:list-item>
                <text:list-item>
                  <text:p text:style-name="P608"><text:span text:style-name="T3">「Ctrl-Shift-S」を押して、デバッガが開かれない。</text:span><text:span text:style-name="検証項目番号"><text:span text:style-name="T152">(</text:span></text:span><text:span text:style-name="検証項目番号"><text:span text:style-name="T12">MenuShortcut-14</text:span></text:span><text:span text:style-name="検証項目番号"><text:span text:style-name="T152">)</text:span></text:span></text:p>
                </text:list-item>
                <text:list-item>
                  <text:p text:style-name="P608"><text:span text:style-name="T3">「Shift-F7」を押して、スタイルエディタが開かれない。</text:span><text:span text:style-name="検証項目番号"><text:span text:style-name="T152">(</text:span></text:span><text:span text:style-name="検証項目番号"><text:span text:style-name="T12">MenuShortcut-15</text:span></text:span><text:span text:style-name="検証項目番号"><text:span text:style-name="T152">)</text:span></text:span></text:p>
                </text:list-item>
                <text:list-item>
                  <text:p text:style-name="P608"><text:span text:style-name="T3">「Shift-F5」を押して、プロファイラが開かれない。</text:span><text:span text:style-name="検証項目番号"><text:span text:style-name="T152">(</text:span></text:span><text:span text:style-name="検証項目番号"><text:span text:style-name="T12">MenuShortcut-16</text:span></text:span><text:span text:style-name="検証項目番号"><text:span text:style-name="T152">)</text:span></text:span></text:p>
                </text:list-item>
                <text:list-item>
                  <text:p text:style-name="P608"><text:span text:style-name="T3">「Ctrl-Shift-Q」を押して、ネットワークモニターが開かれない。</text:span><text:span text:style-name="検証項目番号"><text:span text:style-name="T152">(</text:span></text:span><text:span text:style-name="検証項目番号"><text:span text:style-name="T12">MenuShortcut-17</text:span></text:span><text:span text:style-name="検証項目番号"><text:span text:style-name="T152">)</text:span></text:span></text:p>
                </text:list-item>
                <text:list-item>
                  <text:p text:style-name="P608"><text:span text:style-name="T3">「Shitf-F2」を押して、開発ツールバーが開かれない。</text:span><text:span text:style-name="検証項目番号"><text:span text:style-name="T152">(</text:span></text:span><text:span text:style-name="検証項目番号"><text:span text:style-name="T12">MenuShortcut-18</text:span></text:span><text:span text:style-name="検証項目番号"><text:span text:style-name="T152">)</text:span></text:span></text:p>
                </text:list-item>
                <text:list-item>
                  <text:p text:style-name="P608"><text:span text:style-name="T3">「Shift-F8」を押して、WebIDEが開かれない。</text:span><text:span text:style-name="検証項目番号"><text:span text:style-name="T152">(</text:span></text:span><text:span text:style-name="検証項目番号"><text:span text:style-name="T12">MenuShortcut-</text:span></text:span><text:span text:style-name="検証項目番号"><text:span text:style-name="T53">20</text:span></text:span><text:span text:style-name="検証項目番号"><text:span text:style-name="T152">)</text:span></text:span></text:p>
                </text:list-item>
                <text:list-item>
                  <text:p text:style-name="P609"><text:span text:style-name="T3">「</text:span><text:span text:style-name="T53">Ctrl-Shift-Alt-I</text:span><text:span text:style-name="T3">」を押して、ブラウザツールボックスが開かれない。</text:span><text:span text:style-name="検証項目番号"><text:span text:style-name="T152">(</text:span></text:span><text:span text:style-name="検証項目番号"><text:span text:style-name="T12">MenuShortcut-21</text:span></text:span><text:span text:style-name="検証項目番号"><text:span text:style-name="T152">)</text:span></text:span></text:p>
                </text:list-item>
                <text:list-item>
                  <text:p text:style-name="P609"><text:span text:style-name="T53">「Ctrl-Shift-J</text:span><text:span text:style-name="T3">」を押して、ブラウザコンソールが開かれない。</text:span><text:span text:style-name="検証項目番号"><text:span text:style-name="T152">(</text:span></text:span><text:span text:style-name="検証項目番号"><text:span text:style-name="T12">MenuShortcut-22</text:span></text:span><text:span text:style-name="検証項目番号"><text:span text:style-name="T152">)</text:span></text:span></text:p>
                </text:list-item>
                <text:list-item>
                  <text:p text:style-name="P608"><text:span text:style-name="T3">「Ctrl-Shift-M」を押して、レスポンシブデザインビューが開かれない。</text:span><text:span text:style-name="検証項目番号"><text:span text:style-name="T152">(</text:span></text:span><text:span text:style-name="検証項目番号"><text:span text:style-name="T12">MenuShortcut-23</text:span></text:span><text:span text:style-name="検証項目番号"><text:span text:style-name="T152">)</text:span></text:span></text:p>
                </text:list-item>
                <text:list-item>
                  <text:p text:style-name="P608"><text:span text:style-name="T3">「Shift-F4」を押してスクラッチパッド、が開かれない。</text:span><text:span text:style-name="検証項目番号"><text:span text:style-name="T152">(</text:span></text:span><text:span text:style-name="検証項目番号"><text:span text:style-name="T12">MenuShortcut-25</text:span></text:span><text:span text:style-name="検証項目番号"><text:span text:style-name="T152">)</text:span></text:span></text:p>
                </text:list-item>
                <text:list-item>
                  <text:p text:style-name="P608"><text:span text:style-name="T3">「Ctrl-U」を押して、ページのソースが開かれない。</text:span><text:span text:style-name="検証項目番号"><text:span text:style-name="T152">(</text:span></text:span><text:span text:style-name="検証項目番号"><text:span text:style-name="T12">MenuShortcut-26</text:span></text:span><text:span text:style-name="検証項目番号"><text:span text:style-name="T152">)</text:span></text:span></text:p>
                </text:list-item>
              </text:list>
            </text:list-item>
          </text:list>
        </text:list-item>
        <text:list-item>
          <text:p text:style-name="P274">「ツール」メニューを開く。</text:p>
        </text:list-item>
      </text:list>
      <text:list xml:id="list2984481254567660643" text:style-name="L129">
        <text:list-item>
          <text:list>
            <text:list-item>
              <text:p text:style-name="P435">確認項目</text:p>
              <text:list>
                <text:list-item>
                  <text:p text:style-name="P612"><text:span text:style-name="T3">「ダウンロード」が存在しない。</text:span><text:span text:style-name="検証項目番号"><text:span text:style-name="T152">(</text:span></text:span><text:span text:style-name="検証項目番号"><text:span text:style-name="T12">MenuShortcut-</text:span></text:span><text:span text:style-name="検証項目番号"><text:span text:style-name="T55">7</text:span></text:span><text:span text:style-name="検証項目番号"><text:span text:style-name="T152">)</text:span></text:span></text:p>
                </text:list-item>
                <text:list-item>
                  <text:p text:style-name="P612"><text:span text:style-name="T3">「Web開発」が存在しない。</text:span><text:span text:style-name="検証項目番号"><text:span text:style-name="T152">(</text:span></text:span><text:span text:style-name="検証項目番号"><text:span text:style-name="T12">MenuShortcut-10</text:span></text:span><text:span text:style-name="検証項目番号"><text:span text:style-name="T152">)</text:span></text:span></text:p>
                </text:list-item>
              </text:list>
            </text:list-item>
          </text:list>
        </text:list-item>
        <text:list-item>
          <text:p text:style-name="P275">「ツール」メニュー内の「Web開発」を開く。</text:p>
        </text:list-item>
      </text:list>
      <text:list xml:id="list3925529715436100988" text:style-name="L130">
        <text:list-item>
          <text:list>
            <text:list-item>
              <text:p text:style-name="P436">確認項目</text:p>
              <text:list>
                <text:list-item>
                  <text:p text:style-name="P613"><text:span text:style-name="T3">「開発ツールを表示」が存在しない。</text:span><text:span text:style-name="検証項目番号"><text:span text:style-name="T152">(</text:span></text:span><text:span text:style-name="検証項目番号"><text:span text:style-name="T12">MenuShortcut-11</text:span></text:span><text:span text:style-name="検証項目番号"><text:span text:style-name="T152">)</text:span></text:span></text:p>
                </text:list-item>
                <text:list-item>
                  <text:p text:style-name="P613"><text:span text:style-name="T3">「インスペクタ」が存在しない。</text:span><text:span text:style-name="検証項目番号"><text:span text:style-name="T152">(</text:span></text:span><text:span text:style-name="検証項目番号"><text:span text:style-name="T12">MenuShortcut-</text:span></text:span><text:span text:style-name="検証項目番号"><text:span text:style-name="T56">12</text:span></text:span><text:span text:style-name="検証項目番号"><text:span text:style-name="T152">)</text:span></text:span></text:p>
                </text:list-item>
                <text:list-item>
                  <text:p text:style-name="P613"><text:span text:style-name="T3">「Web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13</text:span></text:span><text:span text:style-name="検証項目番号"><text:span text:style-name="T152">)</text:span></text:span></text:p>
                </text:list-item>
                <text:list-item>
                  <text:p text:style-name="P613"><text:span text:style-name="T3">「デバッガ」が存在しない。</text:span><text:span text:style-name="検証項目番号"><text:span text:style-name="T152">(</text:span></text:span><text:span text:style-name="検証項目番号"><text:span text:style-name="T12">MenuShortcut-</text:span></text:span><text:span text:style-name="検証項目番号"><text:span text:style-name="T56">14</text:span></text:span><text:span text:style-name="検証項目番号"><text:span text:style-name="T152">)</text:span></text:span></text:p>
                </text:list-item>
                <text:list-item>
                  <text:p text:style-name="P613"><text:span text:style-name="T3">「スタイルエディタ」が存在しない。</text:span><text:span text:style-name="検証項目番号"><text:span text:style-name="T152">(</text:span></text:span><text:span text:style-name="検証項目番号"><text:span text:style-name="T12">MenuShortcut-</text:span></text:span><text:span text:style-name="検証項目番号"><text:span text:style-name="T56">15</text:span></text:span><text:span text:style-name="検証項目番号"><text:span text:style-name="T152">)</text:span></text:span></text:p>
                </text:list-item>
                <text:list-item>
                  <text:p text:style-name="P613"><text:span text:style-name="T3">「パフォーマンス」が存在しない。</text:span><text:span text:style-name="検証項目番号"><text:span text:style-name="T152">(</text:span></text:span><text:span text:style-name="検証項目番号"><text:span text:style-name="T12">MenuShortcut-</text:span></text:span><text:span text:style-name="検証項目番号"><text:span text:style-name="T56">16</text:span></text:span><text:span text:style-name="検証項目番号"><text:span text:style-name="T152">)</text:span></text:span></text:p>
                </text:list-item>
                <text:list-item>
                  <text:p text:style-name="P613"><text:span text:style-name="T3">「ネットワーク」が存在しない。</text:span><text:span text:style-name="検証項目番号"><text:span text:style-name="T152">(</text:span></text:span><text:span text:style-name="検証項目番号"><text:span text:style-name="T12">MenuShortcut-</text:span></text:span><text:span text:style-name="検証項目番号"><text:span text:style-name="T56">17</text:span></text:span><text:span text:style-name="検証項目番号"><text:span text:style-name="T152">)</text:span></text:span></text:p>
                </text:list-item>
                <text:list-item>
                  <text:p text:style-name="P613"><text:span text:style-name="T3">「開発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6">18</text:span></text:span><text:span text:style-name="検証項目番号"><text:span text:style-name="T152">)</text:span></text:span></text:p>
                </text:list-item>
                <text:list-item>
                  <text:p text:style-name="P613"><text:span text:style-name="T3">「WebIDE」が存在しない。</text:span><text:span text:style-name="検証項目番号"><text:span text:style-name="T152">(</text:span></text:span><text:span text:style-name="検証項目番号"><text:span text:style-name="T12">MenuShortcut-</text:span></text:span><text:span text:style-name="検証項目番号"><text:span text:style-name="T56">20</text:span></text:span><text:span text:style-name="検証項目番号"><text:span text:style-name="T152">)</text:span></text:span></text:p>
                </text:list-item>
                <text:list-item>
                  <text:p text:style-name="P613"><text:span text:style-name="T3">「ブラウザツールボックス」が存在しない。</text:span><text:span text:style-name="検証項目番号"><text:span text:style-name="T152">(</text:span></text:span><text:span text:style-name="検証項目番号"><text:span text:style-name="T12">MenuShortcut-</text:span></text:span><text:span text:style-name="検証項目番号"><text:span text:style-name="T56">21</text:span></text:span><text:span text:style-name="検証項目番号"><text:span text:style-name="T152">)</text:span></text:span></text:p>
                </text:list-item>
                <text:list-item>
                  <text:p text:style-name="P613"><text:span text:style-name="T3">「ブラウザ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2</text:span></text:span><text:span text:style-name="検証項目番号"><text:span text:style-name="T152">)</text:span></text:span></text:p>
                </text:list-item>
                <text:list-item>
                  <text:p text:style-name="P613"><text:span text:style-name="T3">「レスポンシブデザインビュー」が存在しない。</text:span><text:span text:style-name="検証項目番号"><text:span text:style-name="T152">(</text:span></text:span><text:span text:style-name="検証項目番号"><text:span text:style-name="T12">MenuShortcut-</text:span></text:span><text:span text:style-name="検証項目番号"><text:span text:style-name="T56">23</text:span></text:span><text:span text:style-name="検証項目番号"><text:span text:style-name="T152">)</text:span></text:span></text:p>
                </text:list-item>
                <text:list-item>
                  <text:p text:style-name="P613"><text:span text:style-name="T3">「スポイト」が存在しない。</text:span><text:span text:style-name="検証項目番号"><text:span text:style-name="T152">(</text:span></text:span><text:span text:style-name="検証項目番号"><text:span text:style-name="T12">MenuShortcut-</text:span></text:span><text:span text:style-name="検証項目番号"><text:span text:style-name="T56">24</text:span></text:span><text:span text:style-name="検証項目番号"><text:span text:style-name="T152">)</text:span></text:span></text:p>
                </text:list-item>
                <text:list-item>
                  <text:p text:style-name="P613"><text:span text:style-name="T3">「スクラッチパッド」が存在しない。</text:span><text:span text:style-name="検証項目番号"><text:span text:style-name="T152">(</text:span></text:span><text:span text:style-name="検証項目番号"><text:span text:style-name="T12">MenuShortcut-</text:span></text:span><text:span text:style-name="検証項目番号"><text:span text:style-name="T56">25</text:span></text:span><text:span text:style-name="検証項目番号"><text:span text:style-name="T152">)</text:span></text:span></text:p>
                </text:list-item>
                <text:list-item>
                  <text:p text:style-name="P613"><text:span text:style-name="T3">「ページのソース」が存在しない。</text:span><text:span text:style-name="検証項目番号"><text:span text:style-name="T152">(</text:span></text:span><text:span text:style-name="検証項目番号"><text:span text:style-name="T12">MenuShortcut-</text:span></text:span><text:span text:style-name="検証項目番号"><text:span text:style-name="T56">26</text:span></text:span><text:span text:style-name="検証項目番号"><text:span text:style-name="T152">)</text:span></text:span></text:p>
                </text:list-item>
                <text:list-item>
                  <text:p text:style-name="P613"><text:span text:style-name="T3">「エラー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7</text:span></text:span><text:span text:style-name="検証項目番号"><text:span text:style-name="T152">)</text:span></text:span></text:p>
                </text:list-item>
                <text:list-item>
                  <text:p text:style-name="P613"><text:span text:style-name="T3">「接続」が存在しない。</text:span><text:span text:style-name="検証項目番号"><text:span text:style-name="T152">(</text:span></text:span><text:span text:style-name="検証項目番号"><text:span text:style-name="T12">MenuShortcut-</text:span></text:span><text:span text:style-name="検証項目番号"><text:span text:style-name="T56">28</text:span></text:span><text:span text:style-name="検証項目番号"><text:span text:style-name="T152">)</text:span></text:span></text:p>
                </text:list-item>
                <text:list-item>
                  <text:p text:style-name="P696"><text:span text:style-name="T3">「その他のツールを入手」が存在しない。</text:span><text:span text:style-name="検証項目番号"><text:span text:style-name="T152">(</text:span></text:span><text:span text:style-name="検証項目番号"><text:span text:style-name="T12">MenuShortcut-</text:span></text:span><text:span text:style-name="検証項目番号"><text:span text:style-name="T56">29</text:span></text:span><text:span text:style-name="検証項目番号"><text:span text:style-name="T152">)</text:span></text:span></text:p>
                </text:list-item>
              </text:list>
            </text:list-item>
          </text:list>
        </text:list-item>
      </text:list>
      <text:list xml:id="list163931677143381" text:continue-list="list1345541491129297648" text:style-name="L128">
        <text:list-item>
          <text:p text:style-name="P342">パネルメニューを開き、パネルメニュー内の「開発ツール」をクリックする。 <text:s/></text:p>
        </text:list-item>
      </text:list>
      <text:list xml:id="list7871692517198876799" text:style-name="L131">
        <text:list-item>
          <text:list>
            <text:list-item>
              <text:p text:style-name="P437">確認項目</text:p>
              <text:list>
                <text:list-item>
                  <text:p text:style-name="P614"><text:span text:style-name="T3">「開発ツールを表示」が存在しない。</text:span><text:span text:style-name="検証項目番号"><text:span text:style-name="T152">(</text:span></text:span><text:span text:style-name="検証項目番号"><text:span text:style-name="T12">MenuShortcut-11</text:span></text:span><text:span text:style-name="検証項目番号"><text:span text:style-name="T152">)</text:span></text:span></text:p>
                </text:list-item>
                <text:list-item>
                  <text:p text:style-name="P614"><text:span text:style-name="T3">「インスペクタ」が存在しない。</text:span><text:span text:style-name="検証項目番号"><text:span text:style-name="T152">(</text:span></text:span><text:span text:style-name="検証項目番号"><text:span text:style-name="T12">MenuShortcut-</text:span></text:span><text:span text:style-name="検証項目番号"><text:span text:style-name="T56">12</text:span></text:span><text:span text:style-name="検証項目番号"><text:span text:style-name="T152">)</text:span></text:span></text:p>
                </text:list-item>
                <text:list-item>
                  <text:p text:style-name="P614"><text:soft-page-break/><text:span text:style-name="T3">「Web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13</text:span></text:span><text:span text:style-name="検証項目番号"><text:span text:style-name="T152">)</text:span></text:span></text:p>
                </text:list-item>
                <text:list-item>
                  <text:p text:style-name="P614"><text:span text:style-name="T3">「デバッガ」が存在しない。</text:span><text:span text:style-name="検証項目番号"><text:span text:style-name="T152">(</text:span></text:span><text:span text:style-name="検証項目番号"><text:span text:style-name="T12">MenuShortcut-</text:span></text:span><text:span text:style-name="検証項目番号"><text:span text:style-name="T56">14</text:span></text:span><text:span text:style-name="検証項目番号"><text:span text:style-name="T152">)</text:span></text:span></text:p>
                </text:list-item>
                <text:list-item>
                  <text:p text:style-name="P614"><text:span text:style-name="T3">「スタイルエディタ」が存在しない。</text:span><text:span text:style-name="検証項目番号"><text:span text:style-name="T152">(</text:span></text:span><text:span text:style-name="検証項目番号"><text:span text:style-name="T12">MenuShortcut-</text:span></text:span><text:span text:style-name="検証項目番号"><text:span text:style-name="T56">15</text:span></text:span><text:span text:style-name="検証項目番号"><text:span text:style-name="T152">)</text:span></text:span></text:p>
                </text:list-item>
                <text:list-item>
                  <text:p text:style-name="P614"><text:span text:style-name="T3">「パフォーマンス」が存在しない。</text:span><text:span text:style-name="検証項目番号"><text:span text:style-name="T152">(</text:span></text:span><text:span text:style-name="検証項目番号"><text:span text:style-name="T12">MenuShortcut-</text:span></text:span><text:span text:style-name="検証項目番号"><text:span text:style-name="T56">16</text:span></text:span><text:span text:style-name="検証項目番号"><text:span text:style-name="T152">)</text:span></text:span></text:p>
                </text:list-item>
                <text:list-item>
                  <text:p text:style-name="P614"><text:span text:style-name="T3">「ネットワーク」が存在しない。</text:span><text:span text:style-name="検証項目番号"><text:span text:style-name="T152">(</text:span></text:span><text:span text:style-name="検証項目番号"><text:span text:style-name="T12">MenuShortcut-</text:span></text:span><text:span text:style-name="検証項目番号"><text:span text:style-name="T56">17</text:span></text:span><text:span text:style-name="検証項目番号"><text:span text:style-name="T152">)</text:span></text:span></text:p>
                </text:list-item>
                <text:list-item>
                  <text:p text:style-name="P614"><text:span text:style-name="T3">「開発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6">18</text:span></text:span><text:span text:style-name="検証項目番号"><text:span text:style-name="T152">)</text:span></text:span></text:p>
                </text:list-item>
                <text:list-item>
                  <text:p text:style-name="P614"><text:span text:style-name="T3">「WebIDE」が存在しない。</text:span><text:span text:style-name="検証項目番号"><text:span text:style-name="T152">(</text:span></text:span><text:span text:style-name="検証項目番号"><text:span text:style-name="T12">MenuShortcut-</text:span></text:span><text:span text:style-name="検証項目番号"><text:span text:style-name="T56">20</text:span></text:span><text:span text:style-name="検証項目番号"><text:span text:style-name="T152">)</text:span></text:span></text:p>
                </text:list-item>
                <text:list-item>
                  <text:p text:style-name="P614"><text:span text:style-name="T3">「ブラウザツールボックス」が存在しない。</text:span><text:span text:style-name="検証項目番号"><text:span text:style-name="T152">(</text:span></text:span><text:span text:style-name="検証項目番号"><text:span text:style-name="T12">MenuShortcut-</text:span></text:span><text:span text:style-name="検証項目番号"><text:span text:style-name="T56">21</text:span></text:span><text:span text:style-name="検証項目番号"><text:span text:style-name="T152">)</text:span></text:span></text:p>
                </text:list-item>
                <text:list-item>
                  <text:p text:style-name="P614"><text:span text:style-name="T3">「ブラウザ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2</text:span></text:span><text:span text:style-name="検証項目番号"><text:span text:style-name="T152">)</text:span></text:span></text:p>
                </text:list-item>
                <text:list-item>
                  <text:p text:style-name="P614"><text:span text:style-name="T3">「レスポンシブデザインビュー」が存在しない。</text:span><text:span text:style-name="検証項目番号"><text:span text:style-name="T152">(</text:span></text:span><text:span text:style-name="検証項目番号"><text:span text:style-name="T12">MenuShortcut-</text:span></text:span><text:span text:style-name="検証項目番号"><text:span text:style-name="T56">23</text:span></text:span><text:span text:style-name="検証項目番号"><text:span text:style-name="T152">)</text:span></text:span></text:p>
                </text:list-item>
                <text:list-item>
                  <text:p text:style-name="P614"><text:span text:style-name="T3">「スポイト」が存在しない。</text:span><text:span text:style-name="検証項目番号"><text:span text:style-name="T152">(</text:span></text:span><text:span text:style-name="検証項目番号"><text:span text:style-name="T12">MenuShortcut-</text:span></text:span><text:span text:style-name="検証項目番号"><text:span text:style-name="T56">24</text:span></text:span><text:span text:style-name="検証項目番号"><text:span text:style-name="T152">)</text:span></text:span></text:p>
                </text:list-item>
                <text:list-item>
                  <text:p text:style-name="P614"><text:span text:style-name="T3">「スクラッチパッド」が存在しない。</text:span><text:span text:style-name="検証項目番号"><text:span text:style-name="T152">(</text:span></text:span><text:span text:style-name="検証項目番号"><text:span text:style-name="T12">MenuShortcut-</text:span></text:span><text:span text:style-name="検証項目番号"><text:span text:style-name="T56">25</text:span></text:span><text:span text:style-name="検証項目番号"><text:span text:style-name="T152">)</text:span></text:span></text:p>
                </text:list-item>
                <text:list-item>
                  <text:p text:style-name="P614"><text:span text:style-name="T3">「ページのソース」が存在しない。</text:span><text:span text:style-name="検証項目番号"><text:span text:style-name="T152">(</text:span></text:span><text:span text:style-name="検証項目番号"><text:span text:style-name="T12">MenuShortcut-</text:span></text:span><text:span text:style-name="検証項目番号"><text:span text:style-name="T56">26</text:span></text:span><text:span text:style-name="検証項目番号"><text:span text:style-name="T152">)</text:span></text:span></text:p>
                </text:list-item>
                <text:list-item>
                  <text:p text:style-name="P614"><text:span text:style-name="T3">「エラー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7</text:span></text:span><text:span text:style-name="検証項目番号"><text:span text:style-name="T152">)</text:span></text:span></text:p>
                </text:list-item>
                <text:list-item>
                  <text:p text:style-name="P614"><text:span text:style-name="T3">「接続」が存在しない。</text:span><text:span text:style-name="検証項目番号"><text:span text:style-name="T152">(</text:span></text:span><text:span text:style-name="検証項目番号"><text:span text:style-name="T12">MenuShortcut-</text:span></text:span><text:span text:style-name="検証項目番号"><text:span text:style-name="T56">28</text:span></text:span><text:span text:style-name="検証項目番号"><text:span text:style-name="T152">)</text:span></text:span></text:p>
                </text:list-item>
                <text:list-item>
                  <text:p text:style-name="P343"><text:span text:style-name="T87">「その他のツールを入手」が存在しない。</text:span><text:span text:style-name="検証項目番号"><text:span text:style-name="T152">(</text:span></text:span><text:span text:style-name="検証項目番号"><text:span text:style-name="T12">MenuShortcut-</text:span></text:span><text:span text:style-name="検証項目番号"><text:span text:style-name="T56">29</text:span></text:span><text:span text:style-name="検証項目番号"><text:span text:style-name="T152">)</text:span></text:span></text:p>
                </text:list-item>
              </text:list>
            </text:list-item>
          </text:list>
        </text:list-item>
      </text:list>
      <text:list xml:id="list163932119822232" text:continue-list="list163931677143381" text:style-name="L128">
        <text:list-item>
          <text:p text:style-name="P274">パネルメニュー内の「カスタマイズ」をクリックしてツールバーのカスタマイズ画面を開く。</text:p>
          <text:list>
            <text:list-item>
              <text:p text:style-name="P124">確認項目</text:p>
              <text:list>
                <text:list-item>
                  <text:p text:style-name="P610"><text:span text:style-name="T3">「ダウンロード</text:span><text:span text:style-name="T95">」が存在しない。</text:span><text:span text:style-name="検証項目番号"><text:span text:style-name="T97">(</text:span></text:span><text:span text:style-name="検証項目番号"><text:span text:style-name="T122">MenuShortcut-</text:span></text:span><text:span text:style-name="検証項目番号"><text:span text:style-name="T123">7</text:span></text:span><text:span text:style-name="検証項目番号"><text:span text:style-name="T97">)</text:span></text:span></text:p>
                </text:list-item>
                <text:list-item>
                  <text:p text:style-name="P611"><text:span text:style-name="T3">「開発ツール</text:span><text:span text:style-name="T90">」が存在しない。</text:span><text:span text:style-name="検証項目番号"><text:span text:style-name="T97">(</text:span></text:span><text:span text:style-name="検証項目番号"><text:span text:style-name="T122">MenuShortcut-10</text:span></text:span><text:span text:style-name="検証項目番号"><text:span text:style-name="T97">)</text:span></text:span></text:p>
                </text:list-item>
              </text:list>
            </text:list-item>
          </text:list>
        </text:list-item>
      </text:list>
      <text:h text:style-name="P760" text:outline-level="2"><text:bookmark-start text:name="__RefHeading__41440_312387327"/>ヘルプ<text:bookmark-end text:name="__RefHeading__41440_312387327"/></text:h>
      <text:h text:style-name="P874" text:outline-level="3"><text:bookmark-start text:name="__RefHeading__41442_312387327"/>確認する項目<text:bookmark-end text:name="__RefHeading__41442_312387327"/></text:h>
      <text:list xml:id="list163931825704430" text:continue-list="list163932687369714" text:style-name="L76">
        <text:list-item>
          <text:p text:style-name="P686"><text:span text:style-name="T12">MenuShortcut-</text:span><text:span text:style-name="T57">30</text:span></text:p>
        </text:list-item>
        <text:list-item>
          <text:p text:style-name="P686"><text:span text:style-name="T12">MenuShortcut-</text:span><text:span text:style-name="T57">31</text:span></text:p>
        </text:list-item>
        <text:list-item>
          <text:p text:style-name="P686"><text:span text:style-name="T12">MenuShortcut-</text:span><text:span text:style-name="T57">32</text:span></text:p>
        </text:list-item>
        <text:list-item>
          <text:p text:style-name="P686"><text:span text:style-name="T12">MenuShortcut-</text:span><text:span text:style-name="T57">33</text:span></text:p>
        </text:list-item>
        <text:list-item>
          <text:p text:style-name="P686"><text:span text:style-name="T12">MenuShortcut-</text:span><text:span text:style-name="T57">35</text:span></text:p>
        </text:list-item>
        <text:list-item>
          <text:p text:style-name="P686"><text:span text:style-name="T12">MenuShortcut-</text:span><text:span text:style-name="T57">36</text:span></text:p>
        </text:list-item>
        <text:list-item>
          <text:p text:style-name="P686"><text:span text:style-name="T12">MenuShortcut-</text:span><text:span text:style-name="T57">37</text:span></text:p>
        </text:list-item>
        <text:list-item>
          <text:p text:style-name="P686"><text:span text:style-name="T12">MenuShortcut-</text:span><text:span text:style-name="T57">38</text:span></text:p>
        </text:list-item>
        <text:list-item>
          <text:p text:style-name="P686"><text:span text:style-name="T12">MenuShortcut-</text:span><text:span text:style-name="T57">39</text:span></text:p>
        </text:list-item>
        <text:list-item>
          <text:p text:style-name="P686"><text:span text:style-name="T12">MenuShortcut-</text:span><text:span text:style-name="T57">40</text:span></text:p>
        </text:list-item>
      </text:list>
      <text:h text:style-name="P874" text:outline-level="3"><text:bookmark-start text:name="__RefHeading__4380_738874385131111"/>準備：<text:bookmark-end text:name="__RefHeading__4380_738874385131111"/></text:h>
      <text:list xml:id="list7833936371050306951" text:style-name="L132">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
      <text:h text:style-name="P874" text:outline-level="3"><text:bookmark-start text:name="__RefHeading__4382_738874385131111"/>検証：<text:bookmark-end text:name="__RefHeading__4382_738874385131111"/></text:h>
      <text:list xml:id="list7953573670546349049" text:style-name="L133">
        <text:list-item>
          <text:p text:style-name="P69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7">「ヘルプ」メニューを開く。</text:p>
        </text:list-item>
      </text:list>
      <text:list xml:id="list2868533307257496078" text:style-name="L134">
        <text:list-item>
          <text:list>
            <text:list-item>
              <text:p text:style-name="P438">確認項目</text:p>
              <text:list>
                <text:list-item>
                  <text:p text:style-name="P615"><text:span text:style-name="T3">「Firefoxヘルプ」が存在しない。</text:span><text:span text:style-name="検証項目番号"><text:span text:style-name="T152">(</text:span></text:span><text:span text:style-name="検証項目番号"><text:span text:style-name="T12">MenuShortcut-</text:span></text:span><text:span text:style-name="検証項目番号"><text:span text:style-name="T58">30</text:span></text:span><text:span text:style-name="検証項目番号"><text:span text:style-name="T152">)</text:span></text:span></text:p>
                </text:list-item>
                <text:list-item>
                  <text:p text:style-name="P615"><text:span text:style-name="T3">「Firefoxツアー」が存在しない。</text:span><text:span text:style-name="検証項目番号"><text:span text:style-name="T152">(</text:span></text:span><text:span text:style-name="検証項目番号"><text:span text:style-name="T12">MenuShortcut-</text:span></text:span><text:span text:style-name="検証項目番号"><text:span text:style-name="T58">31</text:span></text:span><text:span text:style-name="検証項目番号"><text:span text:style-name="T152">)</text:span></text:span></text:p>
                </text:list-item>
                <text:list-item>
                  <text:p text:style-name="P615"><text:span text:style-name="T3">「キーボードショートカット」が存在しない。</text:span><text:span text:style-name="検証項目番号"><text:span text:style-name="T152">(</text:span></text:span><text:span text:style-name="検証項目番号"><text:span text:style-name="T12">MenuShortcut-</text:span></text:span><text:span text:style-name="検証項目番号"><text:span text:style-name="T58">32</text:span></text:span><text:span text:style-name="検証項目番号"><text:span text:style-name="T152">)</text:span></text:span></text:p>
                </text:list-item>
                <text:list-item>
                  <text:p text:style-name="P615"><text:span text:style-name="T3">「Firefoxヘルスレポート」が存在しない。</text:span><text:span text:style-name="検証項目番号"><text:span text:style-name="T152">(</text:span></text:span><text:span text:style-name="検証項目番号"><text:span text:style-name="T12">MenuShortcut-</text:span></text:span><text:span text:style-name="検証項目番号"><text:span text:style-name="T58">33</text:span></text:span><text:span text:style-name="検証項目番号"><text:span text:style-name="T152">)</text:span></text:span></text:p>
                </text:list-item>
                <text:list-item>
                  <text:p text:style-name="P615"><text:span text:style-name="T3">「トラブルシューティング情報」が存在しない。</text:span><text:span text:style-name="検証項目番号"><text:span text:style-name="T152">(</text:span></text:span><text:span text:style-name="検証項目番号"><text:span text:style-name="T12">MenuShortcut-</text:span></text:span><text:span text:style-name="検証項目番号"><text:span text:style-name="T58">35</text:span></text:span><text:span text:style-name="検証項目番号"><text:span text:style-name="T152">)</text:span></text:span></text:p>
                </text:list-item>
                <text:list-item>
                  <text:p text:style-name="P615"><text:span text:style-name="T3">「フィードバックを送信」が存在しない。</text:span><text:span text:style-name="検証項目番号"><text:span text:style-name="T152">(</text:span></text:span><text:span text:style-name="検証項目番号"><text:span text:style-name="T12">MenuShortcut-</text:span></text:span><text:span text:style-name="検証項目番号"><text:span text:style-name="T58">36</text:span></text:span><text:span text:style-name="検証項目番号"><text:span text:style-name="T152">)</text:span></text:span></text:p>
                </text:list-item>
                <text:list-item>
                  <text:p text:style-name="P615"><text:span text:style-name="T3">「アドオンを無効にして再起動」が存在しない。</text:span><text:span text:style-name="検証項目番号"><text:span text:style-name="T152">(</text:span></text:span><text:span text:style-name="検証項目番号"><text:span text:style-name="T12">MenuShortcut-</text:span></text:span><text:span text:style-name="検証項目番号"><text:span text:style-name="T58">37</text:span></text:span><text:span text:style-name="検証項目番号"><text:span text:style-name="T152">)</text:span></text:span></text:p>
                </text:list-item>
                <text:list-item>
                  <text:p text:style-name="P615"><text:span text:style-name="T3">「偽装サイトを報告」が存在しない。</text:span><text:span text:style-name="検証項目番号"><text:span text:style-name="T152">(</text:span></text:span><text:span text:style-name="検証項目番号"><text:span text:style-name="T12">MenuShortcut-</text:span></text:span><text:span text:style-name="検証項目番号"><text:span text:style-name="T58">38</text:span></text:span><text:span text:style-name="検証項目番号"><text:span text:style-name="T152">)</text:span></text:span></text:p>
                </text:list-item>
                <text:list-item>
                  <text:p text:style-name="P615"><text:span text:style-name="T3">「誤警告を報告」が存在しない。</text:span><text:span text:style-name="検証項目番号"><text:span text:style-name="T152">(</text:span></text:span><text:span text:style-name="検証項目番号"><text:span text:style-name="T12">MenuShortcut-</text:span></text:span><text:span text:style-name="検証項目番号"><text:span text:style-name="T58">39</text:span></text:span><text:span text:style-name="検証項目番号"><text:span text:style-name="T152">)</text:span></text:span></text:p>
                </text:list-item>
                <text:list-item>
                  <text:p text:style-name="P615"><text:span text:style-name="T3">「Firefoxについて」の前にセパレータが存在しない。</text:span><text:span text:style-name="検証項目番号"><text:span text:style-name="T152">(</text:span></text:span><text:span text:style-name="検証項目番号"><text:span text:style-name="T12">MenuShortcut-</text:span></text:span><text:span text:style-name="検証項目番号"><text:span text:style-name="T58">40</text:span></text:span><text:span text:style-name="検証項目番号"><text:span text:style-name="T152">)</text:span></text:span></text:p>
                </text:list-item>
              </text:list>
            </text:list-item>
          </text:list>
        </text:list-item>
      </text:list>
      <text:list xml:id="list163931451278660" text:continue-list="list7953573670546349049" text:style-name="L133">
        <text:list-item>
          <text:p text:style-name="P344">パネルメニューを開き、パネルメニュー内の「？」をクリックする。 <text:s/></text:p>
        </text:list-item>
      </text:list>
      <text:list xml:id="list1025907510255106250" text:style-name="L135">
        <text:list-item>
          <text:list>
            <text:list-item>
              <text:p text:style-name="P439">確認項目</text:p>
              <text:list>
                <text:list-item>
                  <text:p text:style-name="P616"><text:span text:style-name="T3">「Firefoxヘルプ」が存在しない。</text:span><text:span text:style-name="検証項目番号"><text:span text:style-name="T152">(</text:span></text:span><text:span text:style-name="検証項目番号"><text:span text:style-name="T12">MenuShortcut-</text:span></text:span><text:span text:style-name="検証項目番号"><text:span text:style-name="T58">30</text:span></text:span><text:span text:style-name="検証項目番号"><text:span text:style-name="T152">)</text:span></text:span></text:p>
                </text:list-item>
                <text:list-item>
                  <text:p text:style-name="P616"><text:span text:style-name="T3">「Firefoxツアー」が存在しない。</text:span><text:span text:style-name="検証項目番号"><text:span text:style-name="T152">(</text:span></text:span><text:span text:style-name="検証項目番号"><text:span text:style-name="T12">MenuShortcut-</text:span></text:span><text:span text:style-name="検証項目番号"><text:span text:style-name="T58">31</text:span></text:span><text:span text:style-name="検証項目番号"><text:span text:style-name="T152">)</text:span></text:span></text:p>
                </text:list-item>
                <text:list-item>
                  <text:p text:style-name="P616"><text:span text:style-name="T3">「キーボードショートカット」が存在しない。</text:span><text:span text:style-name="検証項目番号"><text:span text:style-name="T152">(</text:span></text:span><text:span text:style-name="検証項目番号"><text:span text:style-name="T12">MenuShortcut-</text:span></text:span><text:span text:style-name="検証項目番号"><text:span text:style-name="T58">32</text:span></text:span><text:span text:style-name="検証項目番号"><text:span text:style-name="T152">)</text:span></text:span></text:p>
                </text:list-item>
                <text:list-item>
                  <text:p text:style-name="P616"><text:span text:style-name="T3">「Firefoxヘルスレポート」が存在しない。</text:span><text:span text:style-name="検証項目番号"><text:span text:style-name="T152">(</text:span></text:span><text:span text:style-name="検証項目番号"><text:span text:style-name="T12">MenuShortcut-</text:span></text:span><text:span text:style-name="検証項目番号"><text:span text:style-name="T58">33</text:span></text:span><text:span text:style-name="検証項目番号"><text:span text:style-name="T152">)</text:span></text:span></text:p>
                </text:list-item>
                <text:list-item>
                  <text:p text:style-name="P616"><text:span text:style-name="T3">「トラブルシューティング情報」が存在しない。</text:span><text:span text:style-name="検証項目番号"><text:span text:style-name="T152">(</text:span></text:span><text:span text:style-name="検証項目番号"><text:span text:style-name="T12">MenuShortcut-</text:span></text:span><text:span text:style-name="検証項目番号"><text:span text:style-name="T58">35</text:span></text:span><text:span text:style-name="検証項目番号"><text:span text:style-name="T152">)</text:span></text:span></text:p>
                </text:list-item>
                <text:list-item>
                  <text:p text:style-name="P616"><text:span text:style-name="T3">「フィードバックを送信」が存在しない。</text:span><text:span text:style-name="検証項目番号"><text:span text:style-name="T152">(</text:span></text:span><text:span text:style-name="検証項目番号"><text:span text:style-name="T12">MenuShortcut-</text:span></text:span><text:span text:style-name="検証項目番号"><text:span text:style-name="T58">36</text:span></text:span><text:span text:style-name="検証項目番号"><text:span text:style-name="T152">)</text:span></text:span></text:p>
                </text:list-item>
                <text:list-item>
                  <text:p text:style-name="P616"><text:span text:style-name="T3">「アドオンを無効にして再起動」が存在しない。</text:span><text:span text:style-name="検証項目番号"><text:span text:style-name="T152">(</text:span></text:span><text:span text:style-name="検証項目番号"><text:span text:style-name="T12">MenuShortcut-</text:span></text:span><text:span text:style-name="検証項目番号"><text:span text:style-name="T58">37</text:span></text:span><text:span text:style-name="検証項目番号"><text:span text:style-name="T152">)</text:span></text:span></text:p>
                </text:list-item>
                <text:list-item>
                  <text:p text:style-name="P616"><text:span text:style-name="T3">「偽装サイトを報告」が存在しない。</text:span><text:span text:style-name="検証項目番号"><text:span text:style-name="T152">(</text:span></text:span><text:span text:style-name="検証項目番号"><text:span text:style-name="T12">MenuShortcut-</text:span></text:span><text:span text:style-name="検証項目番号"><text:span text:style-name="T58">38</text:span></text:span><text:span text:style-name="検証項目番号"><text:span text:style-name="T152">)</text:span></text:span></text:p>
                </text:list-item>
                <text:list-item>
                  <text:p text:style-name="P616"><text:span text:style-name="T3">「誤警告を報告」が存在しない。</text:span><text:span text:style-name="検証項目番号"><text:span text:style-name="T152">(</text:span></text:span><text:span text:style-name="検証項目番号"><text:span text:style-name="T12">MenuShortcut-</text:span></text:span><text:span text:style-name="検証項目番号"><text:span text:style-name="T58">39</text:span></text:span><text:span text:style-name="検証項目番号"><text:span text:style-name="T152">)</text:span></text:span></text:p>
                </text:list-item>
                <text:list-item>
                  <text:p text:style-name="P616"><text:span text:style-name="T3">「Firefoxについて」の前にセパレータが存在しない。</text:span><text:span text:style-name="検証項目番号"><text:span text:style-name="T152">(</text:span></text:span><text:span text:style-name="検証項目番号"><text:span text:style-name="T12">MenuShortcut-40</text:span></text:span><text:span text:style-name="検証項目番号"><text:span text:style-name="T152">)</text:span></text:span></text:p>
                </text:list-item>
              </text:list>
            </text:list-item>
          </text:list>
        </text:list-item>
      </text:list>
      <text:h text:style-name="P761" text:outline-level="2"><text:bookmark-start text:name="__RefHeading__41444_312387327"/><text:soft-page-break/>書字方向の切り替えの制御<text:bookmark-end text:name="__RefHeading__41444_312387327"/></text:h>
      <text:h text:style-name="P803" text:outline-level="3"><text:bookmark-start text:name="__RefHeading__41446_312387327"/>確認する項目<text:bookmark-end text:name="__RefHeading__41446_312387327"/></text:h>
      <text:list xml:id="list163931954659511" text:continue-list="list5114454524874123389" text:style-name="L115">
        <text:list-item>
          <text:p text:style-name="P539">MenuShortcut-41</text:p>
        </text:list-item>
        <text:list-item>
          <text:p text:style-name="P539">MenuShortcut-42</text:p>
        </text:list-item>
      </text:list>
      <text:h text:style-name="P869" text:outline-level="3"><text:bookmark-start text:name="__RefHeading__2682_11261390901"/>準備：<text:bookmark-end text:name="__RefHeading__2682_11261390901"/></text:h>
      <text:list xml:id="list5368066374162542059" text:style-name="L136">
        <text:list-item>
          <text:p text:style-name="P278">前項に引き続き検証するか、または以下の状態を整えておく。</text:p>
          <text:list>
            <text:list-item>
              <text:p text:style-name="P278">カスタマイズ済みFirefoxのインストールが完了した状態にする。</text:p>
            </text:list-item>
          </text:list>
        </text:list-item>
        <text:list-item>
          <text:p text:style-name="P405">以下のアドオンを無効化する。</text:p>
          <text:list>
            <text:list-item>
              <text:p text:style-name="P405">Disable about:config</text:p>
            </text:list-item>
          </text:list>
        </text:list-item>
      </text:list>
      <text:h text:style-name="P869" text:outline-level="3"><text:bookmark-start text:name="__RefHeading__3282_16201389231"/>検証：<text:bookmark-end text:name="__RefHeading__3282_16201389231"/></text:h>
      <text:list xml:id="list6304278893897667122" text:style-name="L137">
        <text:list-item text:start-value="1">
          <text:p text:style-name="P345"><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279">ロケーションバーに「about:config」と入力し、詳細設定一覧を開いて、「<text:span text:style-name="T173">bidi.browser.ui」の値を「true」に設定する。</text:span></text:p>
        </text:list-item>
        <text:list-item>
          <text:p text:style-name="P279">Firefoxを終了する。</text:p>
        </text:list-item>
        <text:list-item>
          <text:p text:style-name="P280"><text:variable-get text:name="DesktopShortcutPath">C:\Users\Public\Desktop\Mozilla Firefox.lnk</text:variable-get> がある場合はそれを、なければfirefox.exeをダブルクリックしてFirefoxを起動する<text:span text:style-name="T163">。 </text:span></text:p>
        </text:list-item>
        <text:list-item>
          <text:p text:style-name="P698"><text:span text:style-name="T3">「</text:span><text:span text:style-name="T59">https://addons.mozilla.org/</text:span><text:span text:style-name="T3">」など、テキスト入力欄があるWebページを開く。</text:span></text:p>
        </text:list-item>
        <text:list-item>
          <text:p text:style-name="P279">テキスト入力欄をクリックしてフォーカスした状態にする。</text:p>
          <text:list>
            <text:list-item>
              <text:p text:style-name="P440">確認項目</text:p>
              <text:list>
                <text:list-item>
                  <text:p text:style-name="P698"><text:span text:style-name="T3">「</text:span><text:span text:style-name="T90">Ctrl-Shift-X</text:span><text:span text:style-name="T3">」を押して、テキスト入力欄の書字方向が切り替わらない</text:span><text:span text:style-name="検証項目番号"><text:span text:style-name="T152">(</text:span></text:span><text:span text:style-name="検証項目番号"><text:span text:style-name="T12">MenuShortcut-41</text:span></text:span><text:span text:style-name="検証項目番号"><text:span text:style-name="T152">)</text:span></text:span></text:p>
                </text:list-item>
              </text:list>
            </text:list-item>
          </text:list>
        </text:list-item>
        <text:list-item>
          <text:p text:style-name="P279">「編集」メニューを開く。</text:p>
          <text:list>
            <text:list-item>
              <text:p text:style-name="P440">確認項目</text:p>
              <text:list>
                <text:list-item>
                  <text:p text:style-name="P617"><text:span text:style-name="T3">「</text:span><text:span text:style-name="T90">テキストの記述方向を切り替える</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58">41</text:span></text:span><text:span text:style-name="検証項目番号"><text:span text:style-name="T152">)</text:span></text:span></text:p>
                </text:list-item>
              </text:list>
            </text:list-item>
          </text:list>
        </text:list-item>
        <text:list-item>
          <text:p text:style-name="P279">「表示」メニューを開く。</text:p>
          <text:list>
            <text:list-item>
              <text:p text:style-name="P440">確認項目</text:p>
              <text:list>
                <text:list-item>
                  <text:p text:style-name="P617"><text:span text:style-name="T3">「</text:span><text:span text:style-name="T90">ページの記述方向を切り替える</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58">42</text:span></text:span><text:span text:style-name="検証項目番号"><text:span text:style-name="T152">)</text:span></text:span></text:p>
                </text:list-item>
              </text:list>
            </text:list-item>
          </text:list>
        </text:list-item>
      </text:list>
      <text:h text:style-name="P828" text:outline-level="3"><text:bookmark-start text:name="__RefHeading__29722_3123873271"/>後始末：<text:bookmark-end text:name="__RefHeading__29722_3123873271"/></text:h>
      <text:list xml:id="list3033037792947715424" text:style-name="L138">
        <text:list-item>
          <text:p text:style-name="P406">以下のアドオンを有効化する。</text:p>
          <text:list>
            <text:list-item>
              <text:p text:style-name="P346">Disable about:config</text:p>
            </text:list-item>
          </text:list>
        </text:list-item>
      </text:list>
      <text:h text:style-name="P762" text:outline-level="2"><text:bookmark-start text:name="__RefHeading__41448_312387327"/>履歴とブックマーク<text:bookmark-end text:name="__RefHeading__41448_312387327"/></text:h>
      <text:h text:style-name="P875" text:outline-level="3"><text:bookmark-start text:name="__RefHeading__41450_312387327"/>確認する項目<text:bookmark-end text:name="__RefHeading__41450_312387327"/></text:h>
      <text:list xml:id="list163932897144705" text:continue-list="list163931825704430" text:style-name="L76">
        <text:list-item>
          <text:p text:style-name="P687"><text:span text:style-name="T12">MenuShortcut-</text:span><text:span text:style-name="T57">43</text:span></text:p>
        </text:list-item>
        <text:list-item>
          <text:p text:style-name="P687"><text:span text:style-name="T12">MenuShortcut-</text:span><text:span text:style-name="T57">44</text:span></text:p>
        </text:list-item>
      </text:list>
      <text:h text:style-name="P875" text:outline-level="3"><text:bookmark-start text:name="__RefHeading__4380_7388743851311111"/>準備：<text:bookmark-end text:name="__RefHeading__4380_7388743851311111"/></text:h>
      <text:list xml:id="list6124545054919398399" text:style-name="L139">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
      <text:h text:style-name="P875" text:outline-level="3"><text:bookmark-start text:name="__RefHeading__4382_7388743851311111"/>検証：<text:bookmark-end text:name="__RefHeading__4382_7388743851311111"/></text:h>
      <text:list xml:id="list1136207343611716498" text:style-name="L140">
        <text:list-item>
          <text:p text:style-name="P69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2">「履歴」メニューを開く。</text:p>
        </text:list-item>
      </text:list>
      <text:list xml:id="list6375088966149637775" text:style-name="L141">
        <text:list-item>
          <text:list>
            <text:list-item>
              <text:p text:style-name="P441">確認項目</text:p>
              <text:list>
                <text:list-item>
                  <text:p text:style-name="P618"><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3</text:span></text:span><text:span text:style-name="検証項目番号"><text:span text:style-name="T152">)</text:span></text:span></text:p>
                </text:list-item>
              </text:list>
            </text:list-item>
          </text:list>
        </text:list-item>
      </text:list>
      <text:list xml:id="list163931998457925" text:continue-list="list1136207343611716498" text:style-name="L140">
        <text:list-item>
          <text:p text:style-name="P283">「ブックマーク」メニューを開く。</text:p>
        </text:list-item>
      </text:list>
      <text:list xml:id="list5772981606936465179" text:style-name="L142">
        <text:list-item>
          <text:list>
            <text:list-item>
              <text:p text:style-name="P442">確認項目</text:p>
              <text:list>
                <text:list-item>
                  <text:p text:style-name="P619"><text:span text:style-name="T3">「ブックマーク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item>
                  <text:p text:style-name="P620"><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
            </text:list-item>
          </text:list>
        </text:list-item>
        <text:list-item>
          <text:p text:style-name="P347">ツールバー上のブックマークボタンをクリックし、ブックマーク一覧を開く。</text:p>
          <text:list>
            <text:list-item>
              <text:p text:style-name="P443">確認項目</text:p>
              <text:list>
                <text:list-item>
                  <text:p text:style-name="P621"><text:span text:style-name="T3">「ブックマーク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item>
                  <text:p text:style-name="P621"><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
            </text:list-item>
          </text:list>
        </text:list-item>
      </text:list>
      <text:list xml:id="list163931976970677" text:continue-list="list163931998457925" text:style-name="L140">
        <text:list-item>
          <text:p text:style-name="P348">ツールバー上のブックマークボタンの上で右クリックし、「メニューに移動」を選択する。</text:p>
        </text:list-item>
        <text:list-item>
          <text:p text:style-name="P348">パネルメニューを開き、パネルメニュー内の「ブックマーク」をクリックする。 <text:s/></text:p>
        </text:list-item>
      </text:list>
      <text:list xml:id="list1692847504878204206" text:style-name="L143">
        <text:list-item>
          <text:list>
            <text:list-item>
              <text:p text:style-name="P444">確認項目</text:p>
              <text:list>
                <text:list-item>
                  <text:p text:style-name="P622"><text:span text:style-name="T3">「ブックマーク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item>
                  <text:p text:style-name="P622"><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
            </text:list-item>
          </text:list>
        </text:list-item>
      </text:list>
      <text:h text:style-name="P763" text:outline-level="2"><text:bookmark-start text:name="__RefHeading__41452_312387327"/><text:soft-page-break/>コンテンツ領域のコンテキストメニュー<text:bookmark-end text:name="__RefHeading__41452_312387327"/></text:h>
      <text:h text:style-name="P876" text:outline-level="3"><text:bookmark-start text:name="__RefHeading__41454_312387327"/>確認する項目<text:bookmark-end text:name="__RefHeading__41454_312387327"/></text:h>
      <text:list xml:id="list163931689272947" text:continue-list="list163932897144705" text:style-name="L76">
        <text:list-item>
          <text:p text:style-name="P688"><text:span text:style-name="T12">MenuShortcut-</text:span><text:span text:style-name="T57">45</text:span></text:p>
        </text:list-item>
        <text:list-item>
          <text:p text:style-name="P538">MenuShortcut-46</text:p>
        </text:list-item>
        <text:list-item>
          <text:p text:style-name="P688"><text:span text:style-name="T12">MenuShortcut-</text:span><text:span text:style-name="T60">47</text:span></text:p>
        </text:list-item>
        <text:list-item>
          <text:p text:style-name="P688"><text:span text:style-name="T12">MenuShortcut-</text:span><text:span text:style-name="T60">48</text:span></text:p>
        </text:list-item>
        <text:list-item>
          <text:p text:style-name="P688"><text:span text:style-name="T12">MenuShortcut-</text:span><text:span text:style-name="T60">49</text:span></text:p>
        </text:list-item>
        <text:list-item>
          <text:p text:style-name="P688"><text:span text:style-name="T12">MenuShortcut-</text:span><text:span text:style-name="T60">50</text:span></text:p>
        </text:list-item>
        <text:list-item>
          <text:p text:style-name="P688"><text:span text:style-name="T12">MenuShortcut-</text:span><text:span text:style-name="T60">51</text:span></text:p>
        </text:list-item>
        <text:list-item>
          <text:p text:style-name="P688"><text:span text:style-name="T12">MenuShortcut-</text:span><text:span text:style-name="T60">52</text:span></text:p>
        </text:list-item>
        <text:list-item>
          <text:p text:style-name="P688"><text:span text:style-name="T12">MenuShortcut-</text:span><text:span text:style-name="T60">53</text:span></text:p>
        </text:list-item>
        <text:list-item>
          <text:p text:style-name="P688"><text:span text:style-name="T12">MenuShortcut-</text:span><text:span text:style-name="T60">54</text:span></text:p>
        </text:list-item>
        <text:list-item>
          <text:p text:style-name="P688"><text:span text:style-name="T12">MenuShortcut-</text:span><text:span text:style-name="T60">55</text:span></text:p>
        </text:list-item>
        <text:list-item>
          <text:p text:style-name="P688"><text:span text:style-name="T12">MenuShortcut-</text:span><text:span text:style-name="T60">57</text:span></text:p>
        </text:list-item>
        <text:list-item>
          <text:p text:style-name="P689"><text:span text:style-name="T12">MenuShortcut-</text:span><text:span text:style-name="T83">63</text:span></text:p>
        </text:list-item>
      </text:list>
      <text:h text:style-name="P876" text:outline-level="3"><text:bookmark-start text:name="__RefHeading__4380_73887438513111111"/>準備：<text:bookmark-end text:name="__RefHeading__4380_73887438513111111"/></text:h>
      <text:list xml:id="list6982944003493735971" text:style-name="L144">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
      <text:h text:style-name="P876" text:outline-level="3"><text:bookmark-start text:name="__RefHeading__4382_73887438513111111"/>検証：<text:bookmark-end text:name="__RefHeading__4382_73887438513111111"/></text:h>
      <text:list xml:id="list151332979272702546" text:style-name="L145">
        <text:list-item>
          <text:p text:style-name="P70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01"><text:span text:style-name="T3">「</text:span><text:span text:style-name="T60">https://addons.mozilla.org」を開き、何もない所で右クリックする。</text:span></text:p>
          <text:list>
            <text:list-item>
              <text:p text:style-name="P445">確認項目</text:p>
              <text:list>
                <text:list-item>
                  <text:p text:style-name="P623"><text:span text:style-name="T3">「このページを共有」が存在しない。</text:span><text:span text:style-name="検証項目番号"><text:span text:style-name="T152">(</text:span></text:span><text:span text:style-name="検証項目番号"><text:span text:style-name="T12">MenuShortcut-</text:span></text:span><text:span text:style-name="検証項目番号"><text:span text:style-name="T58">52</text:span></text:span><text:span text:style-name="検証項目番号"><text:span text:style-name="T152">)</text:span></text:span></text:p>
                </text:list-item>
                <text:list-item>
                  <text:p text:style-name="P285"><text:span text:style-name="T174">「ページを保存する」が存在しない。</text:span><text:span text:style-name="検証項目番号"><text:span text:style-name="T152">(</text:span></text:span><text:span text:style-name="検証項目番号"><text:span text:style-name="T12">MenuShortcut-</text:span></text:span><text:span text:style-name="検証項目番号"><text:span text:style-name="T58">53</text:span></text:span><text:span text:style-name="検証項目番号"><text:span text:style-name="T152">)</text:span></text:span></text:p>
                </text:list-item>
                <text:list-item>
                  <text:p text:style-name="P285"><text:span text:style-name="T60">「要素を調査」が存在しない。</text:span><text:span text:style-name="検証項目番号"><text:span text:style-name="T152">(</text:span></text:span><text:span text:style-name="検証項目番号"><text:span text:style-name="T12">MenuShortcut-</text:span></text:span><text:span text:style-name="検証項目番号"><text:span text:style-name="T58">57</text:span></text:span><text:span text:style-name="検証項目番号"><text:span text:style-name="T152">)</text:span></text:span></text:p>
                </text:list-item>
              </text:list>
            </text:list-item>
          </text:list>
        </text:list-item>
        <text:list-item>
          <text:p text:style-name="P285">ページ内の文字列を選択して右クリックする。</text:p>
          <text:list>
            <text:list-item>
              <text:p text:style-name="P446">確認項目</text:p>
              <text:list>
                <text:list-item>
                  <text:p text:style-name="P624"><text:span text:style-name="T3">「選択範囲を共有」が存在しない。</text:span><text:span text:style-name="検証項目番号"><text:span text:style-name="T152">(</text:span></text:span><text:span text:style-name="検証項目番号"><text:span text:style-name="T12">MenuShortcut-</text:span></text:span><text:span text:style-name="検証項目番号"><text:span text:style-name="T58">54</text:span></text:span><text:span text:style-name="検証項目番号"><text:span text:style-name="T152">)</text:span></text:span></text:p>
                </text:list-item>
              </text:list>
            </text:list-item>
          </text:list>
        </text:list-item>
        <text:list-item>
          <text:p text:style-name="P285">ページ内のリンクの上で右クリックする。</text:p>
          <text:list>
            <text:list-item>
              <text:p text:style-name="P447">確認項目</text:p>
              <text:list>
                <text:list-item>
                  <text:p text:style-name="P625"><text:span text:style-name="T3">「リンクを保存する」が存在しない。</text:span><text:span text:style-name="検証項目番号"><text:span text:style-name="T152">(</text:span></text:span><text:span text:style-name="検証項目番号"><text:span text:style-name="T12">MenuShortcut-</text:span></text:span><text:span text:style-name="検証項目番号"><text:span text:style-name="T58">45</text:span></text:span><text:span text:style-name="検証項目番号"><text:span text:style-name="T152">)</text:span></text:span></text:p>
                </text:list-item>
                <text:list-item>
                  <text:p text:style-name="P286">「このリンクを共有」が存在しない。<text:span text:style-name="検証項目番号"><text:span text:style-name="T152">(</text:span></text:span><text:span text:style-name="検証項目番号"><text:span text:style-name="T12">MenuShortcut-</text:span></text:span><text:span text:style-name="検証項目番号"><text:span text:style-name="T58">46</text:span></text:span><text:span text:style-name="検証項目番号"><text:span text:style-name="T152">)</text:span></text:span></text:p>
                </text:list-item>
                <text:list-item>
                  <text:p text:style-name="P287"><text:span text:style-name="検証項目番号"><text:span text:style-name="T193">「新しいタブで開く」が存在しない。</text:span></text:span><text:span text:style-name="検証項目番号"><text:span text:style-name="T152">(</text:span></text:span><text:span text:style-name="検証項目番号"><text:span text:style-name="T12">MenuShortcut-</text:span></text:span><text:span text:style-name="検証項目番号"><text:span text:style-name="T83">63</text:span></text:span><text:span text:style-name="検証項目番号"><text:span text:style-name="T152">)</text:span></text:span></text:p>
                </text:list-item>
              </text:list>
            </text:list-item>
          </text:list>
        </text:list-item>
        <text:list-item>
          <text:p text:style-name="P286">ページ内に埋め込まれた画像の上で右クリックする。</text:p>
        </text:list-item>
      </text:list>
      <text:list xml:id="list3747618510923793247" text:style-name="L146">
        <text:list-item>
          <text:list>
            <text:list-item>
              <text:p text:style-name="P448">確認項目</text:p>
              <text:list>
                <text:list-item>
                  <text:p text:style-name="P626"><text:span text:style-name="T3">「画像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8">47</text:span></text:span><text:span text:style-name="検証項目番号"><text:span text:style-name="T152">)</text:span></text:span></text:p>
                </text:list-item>
                <text:list-item>
                  <text:p text:style-name="P627"><text:span text:style-name="T3">「この画像を共有」が存在しない。</text:span><text:span text:style-name="検証項目番号"><text:span text:style-name="T152">(</text:span></text:span><text:span text:style-name="検証項目番号"><text:span text:style-name="T12">MenuShortcut-</text:span></text:span><text:span text:style-name="検証項目番号"><text:span text:style-name="T58">48</text:span></text:span><text:span text:style-name="検証項目番号"><text:span text:style-name="T152">)</text:span></text:span></text:p>
                </text:list-item>
                <text:list-item>
                  <text:p text:style-name="P627"><text:span text:style-name="T3">「デスクトップの背景に設定」が存在しない。</text:span><text:span text:style-name="検証項目番号"><text:span text:style-name="T152">(</text:span></text:span><text:span text:style-name="検証項目番号"><text:span text:style-name="T12">MenuShortcut-</text:span></text:span><text:span text:style-name="検証項目番号"><text:span text:style-name="T58">55</text:span></text:span><text:span text:style-name="検証項目番号"><text:span text:style-name="T152">)</text:span></text:span></text:p>
                </text:list-item>
              </text:list>
            </text:list-item>
          </text:list>
        </text:list-item>
      </text:list>
      <text:list xml:id="list163931881883830" text:continue-list="list151332979272702546" text:style-name="L145">
        <text:list-item>
          <text:p text:style-name="P286">「http://www.w3schools.com/html/html5_video.asp」を開き、ページ内に埋め込まれた動画の上で右クリックする。</text:p>
        </text:list-item>
      </text:list>
      <text:list xml:id="list4246762790626288966" text:style-name="L147">
        <text:list-item>
          <text:list>
            <text:list-item>
              <text:p text:style-name="P449">確認項目</text:p>
              <text:list>
                <text:list-item>
                  <text:p text:style-name="P628"><text:span text:style-name="T3">「動画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8">49</text:span></text:span><text:span text:style-name="検証項目番号"><text:span text:style-name="T152">)</text:span></text:span></text:p>
                </text:list-item>
                <text:list-item>
                  <text:p text:style-name="P629"><text:span text:style-name="T3">「この動画を共有」が存在しない。</text:span><text:span text:style-name="検証項目番号"><text:span text:style-name="T152">(</text:span></text:span><text:span text:style-name="検証項目番号"><text:span text:style-name="T12">MenuShortcut-</text:span></text:span><text:span text:style-name="検証項目番号"><text:span text:style-name="T58">50</text:span></text:span><text:span text:style-name="検証項目番号"><text:span text:style-name="T152">)</text:span></text:span></text:p>
                </text:list-item>
              </text:list>
            </text:list-item>
          </text:list>
        </text:list-item>
        <text:list-item>
          <text:p text:style-name="P349">「<text:span text:style-name="T175">http://www.w3schools.com/html/tryit.asp?filename=tryhtml5_audio_all</text:span>」を開き、ページ内に埋め込まれたオーディオコントロールの上で右クリックする。</text:p>
          <text:list>
            <text:list-item>
              <text:p text:style-name="P449">確認項目</text:p>
              <text:list>
                <text:list-item>
                  <text:p text:style-name="P628"><text:span text:style-name="T3">「オーディオ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8">51</text:span></text:span><text:span text:style-name="検証項目番号"><text:span text:style-name="T152">)</text:span></text:span></text:p>
                </text:list-item>
              </text:list>
            </text:list-item>
          </text:list>
        </text:list-item>
      </text:list>
      <text:h text:style-name="P764" text:outline-level="2"><text:bookmark-start text:name="__RefHeading__41456_312387327"/>ポップアップブロック<text:bookmark-end text:name="__RefHeading__41456_312387327"/></text:h>
      <text:h text:style-name="P877" text:outline-level="3"><text:bookmark-start text:name="__RefHeading__41458_312387327"/>確認する項目<text:bookmark-end text:name="__RefHeading__41458_312387327"/></text:h>
      <text:list xml:id="list163933045781815" text:continue-list="list163931689272947" text:style-name="L76">
        <text:list-item>
          <text:p text:style-name="P690"><text:span text:style-name="T12">MenuShortcut-</text:span><text:span text:style-name="T57">58</text:span></text:p>
        </text:list-item>
        <text:list-item>
          <text:p text:style-name="P690"><text:span text:style-name="T12">MenuShortcut-</text:span><text:span text:style-name="T57">59</text:span></text:p>
        </text:list-item>
      </text:list>
      <text:h text:style-name="P877" text:outline-level="3"><text:bookmark-start text:name="__RefHeading__4380_73887438513111112"/>準備：<text:bookmark-end text:name="__RefHeading__4380_73887438513111112"/></text:h>
      <text:list xml:id="list1167311798125601887" text:style-name="L148">
        <text:list-item>
          <text:p text:style-name="P288">前項に引き続き検証するか、または以下の状態を整えておく。</text:p>
          <text:list>
            <text:list-item>
              <text:p text:style-name="P288">カスタマイズ済みFirefoxのインストールが完了した状態にする。</text:p>
            </text:list-item>
          </text:list>
        </text:list-item>
        <text:list-item>
          <text:p text:style-name="P288">以下のカスタマイズを無効化する。</text:p>
          <text:list>
            <text:list-item>
              <text:p text:style-name="P552">Security-4-2/3/4</text:p>
            </text:list-item>
          </text:list>
        </text:list-item>
      </text:list>
      <text:h text:style-name="P877" text:outline-level="3"><text:bookmark-start text:name="__RefHeading__4382_73887438513111112"/>検証：<text:bookmark-end text:name="__RefHeading__4382_73887438513111112"/></text:h>
      <text:list xml:id="list1363582951477518078" text:style-name="L149">
        <text:list-item>
          <text:p text:style-name="P70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9"><text:soft-page-break/>テストケースの「<text:span text:style-name="T176">popupblock.html</text:span>」を開く。</text:p>
        </text:list-item>
      </text:list>
      <text:list xml:id="list2956154778368449113" text:style-name="L150">
        <text:list-item>
          <text:list>
            <text:list-item>
              <text:p text:style-name="P450">確認項目</text:p>
              <text:list>
                <text:list-item>
                  <text:p text:style-name="P630"><text:span text:style-name="T3">「1個のポップアップがブロックされました」と表示される。</text:span><text:span text:style-name="検証項目番号"><text:span text:style-name="T152">(</text:span></text:span><text:span text:style-name="検証項目番号"><text:span text:style-name="T12">MenuShortcut-</text:span></text:span><text:span text:style-name="検証項目番号"><text:span text:style-name="T61">58/59</text:span></text:span><text:span text:style-name="検証項目番号"><text:span text:style-name="T152">)</text:span></text:span></text:p>
                </text:list-item>
              </text:list>
            </text:list-item>
          </text:list>
        </text:list-item>
      </text:list>
      <text:list xml:id="list163931317891433" text:continue-list="list1363582951477518078" text:style-name="L149">
        <text:list-item>
          <text:p text:style-name="P289">「設定」ボタンをクリックする。</text:p>
        </text:list-item>
      </text:list>
      <text:list xml:id="list5057163543763167972" text:style-name="L151">
        <text:list-item>
          <text:list>
            <text:list-item>
              <text:p text:style-name="P451">確認項目</text:p>
              <text:list>
                <text:list-item>
                  <text:p text:style-name="P631"><text:span text:style-name="T3">「</text:span><text:span text:style-name="T90">このサイトによるポップアッ</text:span><text:span text:style-name="T132">プを許可する</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61">58</text:span></text:span><text:span text:style-name="検証項目番号"><text:span text:style-name="T152">)</text:span></text:span></text:p>
                </text:list-item>
                <text:list-item>
                  <text:p text:style-name="P631"><text:span text:style-name="T3">「</text:span><text:span text:style-name="T90">ポップアップブロック設定を</text:span><text:span text:style-name="T132">変更</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61">59</text:span></text:span><text:span text:style-name="検証項目番号"><text:span text:style-name="T152">)</text:span></text:span></text:p>
                </text:list-item>
              </text:list>
            </text:list-item>
          </text:list>
        </text:list-item>
      </text:list>
      <text:h text:style-name="P829" text:outline-level="3"><text:bookmark-start text:name="__RefHeading___Toc12049_954817753"/>後始末：<text:bookmark-end text:name="__RefHeading___Toc12049_954817753"/></text:h>
      <text:list xml:id="list1908787600472002800" text:style-name="L152">
        <text:list-item>
          <text:p text:style-name="P407">以下のカスタマイズを有効化する。</text:p>
          <text:list>
            <text:list-item>
              <text:p text:style-name="P553">Security-4-2/3/4</text:p>
            </text:list-item>
          </text:list>
        </text:list-item>
      </text:list>
      <text:h text:style-name="P716" text:outline-level="1"><text:bookmark-start text:name="__RefHeading__41460_312387327"/>その他のUIの非表示化<text:bookmark-end text:name="__RefHeading__41460_312387327"/></text:h>
      <text:h text:style-name="P765" text:outline-level="2"><text:bookmark-start text:name="__RefHeading__13950_1965202789"/>設定UIの非表示化<text:bookmark-end text:name="__RefHeading__13950_1965202789"/></text:h>
      <text:h text:style-name="P878" text:outline-level="3"><text:bookmark-start text:name="__RefHeading__13952_1965202789"/>確認する項目<text:bookmark-end text:name="__RefHeading__13952_1965202789"/></text:h>
      <text:list xml:id="list163931517175886" text:continue-list="list163933045781815" text:style-name="L76">
        <text:list-item>
          <text:p text:style-name="P554">Hide-1</text:p>
        </text:list-item>
        <text:list-item>
          <text:p text:style-name="P554">Hide-2</text:p>
        </text:list-item>
        <text:list-item>
          <text:p text:style-name="P556">Hide-3</text:p>
        </text:list-item>
        <text:list-item>
          <text:p text:style-name="P557">Hide-6</text:p>
        </text:list-item>
        <text:list-item>
          <text:p text:style-name="P556">Hide-7</text:p>
        </text:list-item>
        <text:list-item>
          <text:p text:style-name="P556">Hide-9</text:p>
        </text:list-item>
      </text:list>
      <text:h text:style-name="P878" text:outline-level="3"><text:bookmark-start text:name="__RefHeading__4380_738874385131111121"/>準備：<text:bookmark-end text:name="__RefHeading__4380_738874385131111121"/></text:h>
      <text:list xml:id="list3016113508154191687" text:style-name="L153">
        <text:list-item>
          <text:p text:style-name="P290">前項に引き続き検証するか、または以下の状態を整えておく。</text:p>
          <text:list>
            <text:list-item>
              <text:p text:style-name="P291">カスタマイズ済みFirefoxのインストールが完了した状態にする。</text:p>
            </text:list-item>
          </text:list>
        </text:list-item>
      </text:list>
      <text:h text:style-name="P878" text:outline-level="3"><text:bookmark-start text:name="__RefHeading__4382_738874385131111121"/>検証：<text:bookmark-end text:name="__RefHeading__4382_738874385131111121"/></text:h>
      <text:list xml:id="list6047807052707334198" text:style-name="L154">
        <text:list-item>
          <text:p text:style-name="P70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1948919546237459059" text:style-name="L155">
        <text:list-item>
          <text:list>
            <text:list-item>
              <text:p text:style-name="P350">確認項目 </text:p>
              <text:list>
                <text:list-item>
                  <text:p text:style-name="P125">タブバー上に「<text:span text:style-name="T192">+」ボタン（新しいタブを開くボタン）</text:span>が表示されない。<text:span text:style-name="検証項目番号"><text:span text:style-name="T97">(Hide-</text:span></text:span><text:span text:style-name="検証項目番号"><text:span text:style-name="T106">6</text:span></text:span><text:span text:style-name="検証項目番号"><text:span text:style-name="T97">)</text:span></text:span></text:p>
                </text:list-item>
              </text:list>
            </text:list-item>
          </text:list>
        </text:list-item>
      </text:list>
      <text:list xml:id="list163931665551600" text:continue-list="list6047807052707334198" text:style-name="L154">
        <text:list-item>
          <text:p text:style-name="P351">パネルメニューを開き、パネルメニュー内の「オプション」をクリックする。 </text:p>
          <text:list>
            <text:list-item>
              <text:p text:style-name="P351">確認項目 </text:p>
              <text:list>
                <text:list-item>
                  <text:p text:style-name="P126">「セキュリティ」が表示されない。<text:span text:style-name="検証項目番号"><text:span text:style-name="T97">(Hide-1)</text:span></text:span></text:p>
                </text:list-item>
                <text:list-item>
                  <text:p text:style-name="P126">「Sync」が表示されない。<text:span text:style-name="検証項目番号">（Hide-2）</text:span></text:p>
                </text:list-item>
                <text:list-item>
                  <text:p text:style-name="P632"><text:span text:style-name="T3">「？」ボタン（ヘルプボタン）が表示されない。</text:span><text:span text:style-name="検証項目番号"><text:span text:style-name="T97">(</text:span></text:span><text:span text:style-name="検証項目番号"><text:span text:style-name="T108">Hide-3</text:span></text:span><text:span text:style-name="検証項目番号"><text:span text:style-name="T97">)</text:span></text:span></text:p>
                </text:list-item>
              </text:list>
            </text:list-item>
          </text:list>
        </text:list-item>
        <text:list-item>
          <text:p text:style-name="P352">「一般」を選択する。 </text:p>
          <text:list>
            <text:list-item>
              <text:p text:style-name="P352">確認項目 </text:p>
              <text:list>
                <text:list-item>
                  <text:p text:style-name="P633"><text:span text:style-name="T3">「タブグループ」以下に「新しいウィンドウではなく新しいタブで開く」が表示されない。</text:span><text:span text:style-name="検証項目番号"><text:span text:style-name="T97">(Hide-7)</text:span></text:span></text:p>
                </text:list-item>
                <text:list-item>
                  <text:p text:style-name="P633"><text:span text:style-name="T3">「ダウンロード」グループが表示されない。</text:span><text:span text:style-name="検証項目番号"><text:span text:style-name="T97">(Hide-9)</text:span></text:span></text:p>
                </text:list-item>
              </text:list>
            </text:list-item>
          </text:list>
        </text:list-item>
      </text:list>
      <text:h text:style-name="P766" text:outline-level="2"><text:bookmark-start text:name="__RefHeading__13954_1965202789"/>パーミッション設定UIの非表示化<text:bookmark-end text:name="__RefHeading__13954_1965202789"/></text:h>
      <text:h text:style-name="P879" text:outline-level="3"><text:bookmark-start text:name="__RefHeading__13956_1965202789"/>確認する項目<text:bookmark-end text:name="__RefHeading__13956_1965202789"/></text:h>
      <text:list xml:id="list163931392197672" text:continue-list="list163931517175886" text:style-name="L76">
        <text:list-item>
          <text:p text:style-name="P691"><text:span text:style-name="T62">Hide-</text:span><text:span text:style-name="T63">4</text:span></text:p>
        </text:list-item>
      </text:list>
      <text:h text:style-name="P879" text:outline-level="3"><text:bookmark-start text:name="__RefHeading__4380_7388743851311111211"/>準備：<text:bookmark-end text:name="__RefHeading__4380_7388743851311111211"/></text:h>
      <text:list xml:id="list8047694812504657311" text:style-name="L156">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item>
          <text:p text:style-name="P408">以下のアドオンを無効化する。</text:p>
          <text:list>
            <text:list-item>
              <text:p text:style-name="P408">Disable <text:span text:style-name="T177">Addons</text:span></text:p>
            </text:list-item>
          </text:list>
        </text:list-item>
        <text:list-item>
          <text:p text:style-name="P408">以下のカスタマイズを無効化する。</text:p>
          <text:list>
            <text:list-item>
              <text:p text:style-name="P558">Security-4-3（ポップアップブロックを有効化する）：<text:span text:style-name="T184">autoconfig.cfg/autoconfig.jscから項目を削除</text:span></text:p>
            </text:list-item>
            <text:list-item>
              <text:p text:style-name="P366">Privacy-6-3（オフラインキャッシュの設定UIを有効化する）：<text:span text:style-name="T184">globalChrome.cssとautoconfig.cfg/autoconfig.jscから項目を削除</text:span></text:p>
            </text:list-item>
            <text:list-item>
              <text:p text:style-name="P409">Hide-1（「セキュリティ」ペインを有効化する）：<text:span text:style-name="T184">globalChrome.cssから項目を削除</text:span></text:p>
            </text:list-item>
          </text:list>
        </text:list-item>
      </text:list>
      <text:h text:style-name="P879" text:outline-level="3"><text:bookmark-start text:name="__RefHeading__4382_7388743851311111211"/>検証：<text:bookmark-end text:name="__RefHeading__4382_7388743851311111211"/></text:h>
      <text:list xml:id="list5941267446867141377" text:style-name="L157">
        <text:list-item>
          <text:p text:style-name="P70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53">パネルメニューを開き、パネルメニュー内の「オプション」をクリックする。 </text:p>
        </text:list-item>
        <text:list-item>
          <text:p text:style-name="P293">「コンテンツ」ペインを選択し、「ポップアップ」の「許可サイト」ボタンをクリックする。</text:p>
        </text:list-item>
      </text:list>
      <text:list xml:id="list3210614696351648492" text:style-name="L158">
        <text:list-item>
          <text:list>
            <text:list-item>
              <text:p text:style-name="P452">確認項目</text:p>
              <text:list>
                <text:list-item>
                  <text:p text:style-name="P634"><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34"><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34"><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list xml:id="list163932180296561" text:continue-list="list5941267446867141377" text:style-name="L157">
        <text:list-item>
          <text:p text:style-name="P293">「セキュリティ」ペインを選択し、「一般」の「許可サイト」ボタンをクリックする。</text:p>
          <text:list>
            <text:list-item>
              <text:p text:style-name="P453">確認項目</text:p>
              <text:list>
                <text:list-item>
                  <text:p text:style-name="P635"><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35"><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36"><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item>
          <text:p text:style-name="P294">「詳細」ペイン→「ネットワーク」タブを選択し、「例外サイト」ボタンをクリックする。</text:p>
          <text:list>
            <text:list-item>
              <text:p text:style-name="P454">確認項目</text:p>
              <text:list>
                <text:list-item>
                  <text:p text:style-name="P636"><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36"><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36"><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h text:style-name="P830" text:outline-level="3"><text:bookmark-start text:name="__RefHeading__29722_312387327131"/><text:soft-page-break/>後始末：<text:bookmark-end text:name="__RefHeading__29722_312387327131"/></text:h>
      <text:list xml:id="list7972060032875917882" text:style-name="L159">
        <text:list-item>
          <text:p text:style-name="P410">以下のアドオンを有効化する。</text:p>
          <text:list>
            <text:list-item>
              <text:p text:style-name="P455">Disable Addons</text:p>
            </text:list-item>
          </text:list>
        </text:list-item>
        <text:list-item>
          <text:p text:style-name="P410">以下のカスタマイズを有効化する。</text:p>
          <text:list>
            <text:list-item>
              <text:p text:style-name="P456">Security-4-3</text:p>
            </text:list-item>
            <text:list-item>
              <text:p text:style-name="P456">Privacy-6-3</text:p>
            </text:list-item>
            <text:list-item>
              <text:p text:style-name="P457">Hide-1</text:p>
            </text:list-item>
          </text:list>
        </text:list-item>
      </text:list>
      <text:h text:style-name="P767" text:outline-level="2"><text:bookmark-start text:name="__RefHeading__13958_1965202789"/>Webブラウズ用UIの非表示化<text:bookmark-end text:name="__RefHeading__13958_1965202789"/></text:h>
      <text:h text:style-name="P880" text:outline-level="3"><text:bookmark-start text:name="__RefHeading__13960_1965202789"/>確認する項目<text:bookmark-end text:name="__RefHeading__13960_1965202789"/></text:h>
      <text:list xml:id="list163931605945704" text:continue-list="list163931392197672" text:style-name="L76">
        <text:list-item>
          <text:p text:style-name="P555">Hide-6</text:p>
        </text:list-item>
        <text:list-item>
          <text:p text:style-name="P555">Hide-8</text:p>
        </text:list-item>
      </text:list>
      <text:h text:style-name="P880" text:outline-level="3"><text:bookmark-start text:name="__RefHeading__4380_7388743851311111212"/>準備：<text:bookmark-end text:name="__RefHeading__4380_7388743851311111212"/></text:h>
      <text:list xml:id="list8125511945202865245" text:style-name="L160">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
      <text:h text:style-name="P880" text:outline-level="3"><text:bookmark-start text:name="__RefHeading__4382_7388743851311111212"/>検証：<text:bookmark-end text:name="__RefHeading__4382_7388743851311111212"/></text:h>
      <text:list xml:id="list4263639443934613000" text:style-name="L161">
        <text:list-item>
          <text:p text:style-name="P70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54">確認項目 </text:p>
              <text:list>
                <text:list-item>
                  <text:p text:style-name="P637"><text:span text:style-name="T3">タブバー上に「+」が表示されていない。</text:span><text:span text:style-name="検証項目番号"><text:span text:style-name="T97">(Hide-6)</text:span></text:span></text:p>
                </text:list-item>
              </text:list>
            </text:list-item>
          </text:list>
        </text:list-item>
        <text:list-item>
          <text:p text:style-name="P638"><text:span text:style-name="T97">ロケーションバーに「</text:span><text:span text:style-name="T104">about:」と入力し、ページを開く。</text:span></text:p>
        </text:list-item>
        <text:list-item>
          <text:p text:style-name="P706">画像の上で右クリックしてコンテキストメニューを開く。</text:p>
          <text:list>
            <text:list-item>
              <text:p text:style-name="P706">確認項目</text:p>
              <text:list>
                <text:list-item>
                  <text:p text:style-name="P638"><text:span text:style-name="T104">「デスクトップの背景に設定」が表示されない。</text:span><text:span text:style-name="検証項目番号">（Hide-8）</text:span></text:p>
                </text:list-item>
              </text:list>
            </text:list-item>
          </text:list>
        </text:list-item>
      </text:list>
      <text:p text:style-name="P13"><text:span text:style-name="検証項目番号"><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6-10T16:39:30.325120404</dc:date>
    <meta:print-date>2015-08-12T11:28:30.127000000</meta:print-date>
    <dc:language>en-US</dc:language>
    <meta:editing-cycles>1290</meta:editing-cycles>
    <meta:editing-duration>P21DT22H50M49S</meta:editing-duration>
    <meta:document-statistic meta:table-count="2" meta:image-count="0" meta:object-count="0" meta:page-count="42" meta:paragraph-count="1769" meta:word-count="31401" meta:character-count="55119" meta:non-whitespace-character-count="54168"/>
    <meta:user-defined meta:name="Info 1"/>
    <meta:user-defined meta:name="Info 2"/>
    <meta:user-defined meta:name="Info 3"/>
    <meta:user-defined meta:name="Info 4"/>
  </office:meta>
</office:document-meta>
</file>